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271000008E4E6EEFDB5.svm"/>
  <manifest:file-entry manifest:media-type="" manifest:full-path="Pictures/20000007000021490000196E89030C55.svm"/>
  <manifest:file-entry manifest:media-type="" manifest:full-path="Pictures/20000007000016BE00002D11859DA891.svm"/>
  <manifest:file-entry manifest:media-type="" manifest:full-path="Pictures/2000000700002A96000021498845DE14.svm"/>
  <manifest:file-entry manifest:media-type="" manifest:full-path="Pictures/2000000700003FAB00003060F76C4CA7.svm"/>
  <manifest:file-entry manifest:media-type="" manifest:full-path="Pictures/2000000700003F5C00002FDB7DB8EDC2.svm"/>
  <manifest:file-entry manifest:media-type="" manifest:full-path="Pictures/200000070000670C0000063573039CFF.svm"/>
  <manifest:file-entry manifest:media-type="" manifest:full-path="Pictures/200000070000123200000934ECE2B73E.svm"/>
  <manifest:file-entry manifest:media-type="" manifest:full-path="Pictures/200000070000217E0000195328B0EC80.svm"/>
  <manifest:file-entry manifest:media-type="" manifest:full-path="Pictures/2000000700003E04000026DDAE6CB002.svm"/>
  <manifest:file-entry manifest:media-type="" manifest:full-path="Pictures/2000000700003F7600002FA67120DE6D.svm"/>
  <manifest:file-entry manifest:media-type="" manifest:full-path="Pictures/2000000700002149000019D803D6FFFC.svm"/>
  <manifest:file-entry manifest:media-type="" manifest:full-path="Pictures/2000000700001B1500000EAED7AB4DFF.svm"/>
  <manifest:file-entry manifest:media-type="" manifest:full-path="Pictures/20000007000026C300001830F4B5C366.svm"/>
  <manifest:file-entry manifest:media-type="" manifest:full-path="Pictures/2000000700001A0D00000E4422CEE40E.svm"/>
  <manifest:file-entry manifest:media-type="" manifest:full-path="Pictures/20000007000025BA00001478CE981E29.svm"/>
  <manifest:file-entry manifest:media-type="" manifest:full-path="Pictures/200000070000260A00000E94861FD9BF.svm"/>
  <manifest:file-entry manifest:media-type="" manifest:full-path="Pictures/2000000700000AF60000078C9909F8CE.svm"/>
  <manifest:file-entry manifest:media-type="" manifest:full-path="Pictures/20000007000040CE0000349C3F1EDC9F.svm"/>
  <manifest:file-entry manifest:media-type="" manifest:full-path="Pictures/200000070000407F0000313337519C1A.svm"/>
  <manifest:file-entry manifest:media-type="" manifest:full-path="Pictures/20000007000025D500000969CEDE7179.svm"/>
  <manifest:file-entry manifest:media-type="" manifest:full-path="Pictures/2000000700003FC600003045278AD2B5.svm"/>
  <manifest:file-entry manifest:media-type="" manifest:full-path="Pictures/20000007000021E700001904C3A1D651.svm"/>
  <manifest:file-entry manifest:media-type="" manifest:full-path="Pictures/2000000700002149000019882349553E.svm"/>
  <manifest:file-entry manifest:media-type="" manifest:full-path="Pictures/2000000700003EA300002B8437300A58.svm"/>
  <manifest:file-entry manifest:media-type="" manifest:full-path="Pictures/200000070000221C000019D8EE42B64F.svm"/>
  <manifest:file-entry manifest:media-type="" manifest:full-path="Pictures/200000070000211400000D56C57DC10C.svm"/>
  <manifest:file-entry manifest:media-type="" manifest:full-path="Pictures/2000000700004C6200003928E6A1CC87.svm"/>
  <manifest:file-entry manifest:media-type="" manifest:full-path="Pictures/20000007000020F900001988FD61EDD3.svm"/>
  <manifest:file-entry manifest:media-type="" manifest:full-path="Pictures/20000007000023DE00000E5F2AE74C07.svm"/>
  <manifest:file-entry manifest:media-type="" manifest:full-path="Pictures/20000007000030100000208F3EBEC736.svm"/>
  <manifest:file-entry manifest:media-type="" manifest:full-path="Pictures/2000000700003F7600002FF627B0776C.svm"/>
  <manifest:file-entry manifest:media-type="" manifest:full-path="Pictures/20000007000021630000108AB670A025.svm"/>
  <manifest:file-entry manifest:media-type="" manifest:full-path="Pictures/2000000700003FFB00003060344F37B8.svm"/>
  <manifest:file-entry manifest:media-type="" manifest:full-path="Pictures/2000000700003F910000307A82452879.svm"/>
  <manifest:file-entry manifest:media-type="" manifest:full-path="Pictures/2000000700003FE00000332A913B31C1.svm"/>
  <manifest:file-entry manifest:media-type="" manifest:full-path="Pictures/2000000700003FAB00002F8CB036C74C.svm"/>
  <manifest:file-entry manifest:media-type="" manifest:full-path="Pictures/20000007000027470000136FA7101CA4.svm"/>
  <manifest:file-entry manifest:media-type="" manifest:full-path="Pictures/200000070000196E00000DF53452520F.svm"/>
  <manifest:file-entry manifest:media-type="" manifest:full-path="Pictures/2000000700001CA200001F03029DA208.svm"/>
  <manifest:file-entry manifest:media-type="" manifest:full-path="Pictures/200000070000286A000010702F4523DC.svm"/>
  <manifest:file-entry manifest:media-type="" manifest:full-path="Pictures/20000007000020F900001953FA6024F4.svm"/>
  <manifest:file-entry manifest:media-type="" manifest:full-path="Pictures/200000070000407F00003060D9C6D0A5.svm"/>
  <manifest:file-entry manifest:media-type="" manifest:full-path="Pictures/2000000700003F42000030C9F7925999.svm"/>
  <manifest:file-entry manifest:media-type="" manifest:full-path="Pictures/20000007000026F80000145D846E99F0.svm"/>
  <manifest:file-entry manifest:media-type="" manifest:full-path="Pictures/2000000700003FFB000039E2E7F3E312.svm"/>
  <manifest:file-entry manifest:media-type="" manifest:full-path="Pictures/200000070000133A00000C826D0406F1.svm"/>
  <manifest:file-entry manifest:media-type="" manifest:full-path="Pictures/2000000700001CD700002163FF1C89C6.svm"/>
  <manifest:file-entry manifest:media-type="" manifest:full-path="Pictures/200000070000531A0000094E19A62E05.svm"/>
  <manifest:file-entry manifest:media-type="" manifest:full-path="Pictures/20000007000019D800001232FC254FD5.svm"/>
  <manifest:file-entry manifest:media-type="" manifest:full-path="Pictures/2000000700003FFB0000307A3AAA162B.svm"/>
  <manifest:file-entry manifest:media-type="" manifest:full-path="Pictures/200000070000271200001A91ACFD1774.svm"/>
  <manifest:file-entry manifest:media-type="" manifest:full-path="Pictures/2000000700004015000033E3CCE0F304.svm"/>
  <manifest:file-entry manifest:media-type="" manifest:full-path="Pictures/2000000700003F0D00002FC1710AFD90.svm"/>
  <manifest:file-entry manifest:media-type="" manifest:full-path="Pictures/200000070000208F0000195358B510AE.svm"/>
  <manifest:file-entry manifest:media-type="" manifest:full-path="Pictures/2000000700003256000009832DEA058C.svm"/>
  <manifest:file-entry manifest:media-type="" manifest:full-path="Pictures/2000000700003F76000030FED1CF7991.svm"/>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Courier New1" svg:font-family="'Courier New'" style:font-adornments="Tavalline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Preformatted_20_Text">
      <style:paragraph-properties fo:margin-top="0cm" fo:margin-bottom="0.499cm"/>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text-properties fo:font-size="40pt" style:font-size-asian="40pt" style:font-size-complex="40pt"/>
    </style:style>
    <style:style style:name="P6" style:family="paragraph" style:parent-style-name="Standard">
      <style:paragraph-properties fo:text-align="end" style:justify-single-word="false"/>
      <style:text-properties fo:font-size="22pt" style:font-size-asian="22pt" style:font-size-complex="22pt"/>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start" style:justify-single-word="false"/>
    </style:style>
    <style:style style:name="P11" style:family="paragraph" style:parent-style-name="Preformatted_20_Text">
      <style:text-properties fo:font-weight="bold" style:font-weight-asian="bold" style:font-weight-complex="bold"/>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7"/>
    <style:style style:name="P19" style:family="paragraph" style:parent-style-name="Standard" style:list-style-name="L8"/>
    <style:style style:name="P20" style:family="paragraph" style:parent-style-name="Standard" style:list-style-name="L9"/>
    <style:style style:name="P21" style:family="paragraph" style:parent-style-name="Standard" style:list-style-name="L10"/>
    <style:style style:name="P22" style:family="paragraph" style:parent-style-name="Standard" style:list-style-name="L11"/>
    <style:style style:name="P23" style:family="paragraph" style:parent-style-name="Standard" style:list-style-name="L11">
      <style:paragraph-properties fo:text-align="start" style:justify-single-word="false"/>
    </style:style>
    <style:style style:name="P24" style:family="paragraph" style:parent-style-name="Standard" style:list-style-name="L12"/>
    <style:style style:name="P25" style:family="paragraph" style:parent-style-name="Standard" style:list-style-name="L13"/>
    <style:style style:name="P26" style:family="paragraph" style:parent-style-name="Standard" style:list-style-name="L14"/>
    <style:style style:name="P27" style:family="paragraph" style:parent-style-name="Standard" style:list-style-name="L15"/>
    <style:style style:name="P28" style:family="paragraph" style:parent-style-name="Standard" style:list-style-name="L16"/>
    <style:style style:name="P29" style:family="paragraph" style:parent-style-name="Standard" style:list-style-name="L17"/>
    <style:style style:name="P30" style:family="paragraph" style:parent-style-name="Standard" style:list-style-name="L18"/>
    <style:style style:name="P31" style:family="paragraph" style:parent-style-name="Standard" style:list-style-name="L19"/>
    <style:style style:name="P32" style:family="paragraph" style:parent-style-name="Standard" style:list-style-name="L20"/>
    <style:style style:name="P33" style:family="paragraph" style:parent-style-name="Standard" style:list-style-name="L21"/>
    <style:style style:name="P34" style:family="paragraph" style:parent-style-name="Standard" style:list-style-name="L22"/>
    <style:style style:name="P35" style:family="paragraph" style:parent-style-name="Standard" style:list-style-name="L23"/>
    <style:style style:name="P36" style:family="paragraph" style:parent-style-name="Standard" style:list-style-name="L24"/>
    <style:style style:name="P37" style:family="paragraph" style:parent-style-name="Standard" style:list-style-name="L25"/>
    <style:style style:name="P38" style:family="paragraph" style:parent-style-name="Standard" style:list-style-name="L26"/>
    <style:style style:name="P39" style:family="paragraph" style:parent-style-name="Standard" style:list-style-name="L27"/>
    <style:style style:name="P40" style:family="paragraph" style:parent-style-name="Standard" style:list-style-name="L28"/>
    <style:style style:name="P41" style:family="paragraph" style:parent-style-name="Standard" style:list-style-name="L29"/>
    <style:style style:name="P42" style:family="paragraph" style:parent-style-name="Standard" style:list-style-name="L31"/>
    <style:style style:name="P43" style:family="paragraph" style:parent-style-name="Standard" style:list-style-name="L32"/>
    <style:style style:name="P44" style:family="paragraph" style:parent-style-name="Standard" style:list-style-name="L33"/>
    <style:style style:name="P45" style:family="paragraph" style:parent-style-name="Standard" style:list-style-name="L34"/>
    <style:style style:name="P46" style:family="paragraph" style:parent-style-name="Standard" style:list-style-name="L35"/>
    <style:style style:name="P47" style:family="paragraph" style:parent-style-name="Standard" style:list-style-name="L36"/>
    <style:style style:name="P48" style:family="paragraph" style:parent-style-name="Standard" style:list-style-name="L37"/>
    <style:style style:name="P49" style:family="paragraph" style:parent-style-name="Standard" style:list-style-name="L38"/>
    <style:style style:name="P50" style:family="paragraph" style:parent-style-name="Standard" style:list-style-name="L39"/>
    <style:style style:name="P51" style:family="paragraph" style:parent-style-name="Standard" style:list-style-name="L40"/>
    <style:style style:name="P52" style:family="paragraph" style:parent-style-name="Standard" style:list-style-name="L41"/>
    <style:style style:name="P53" style:family="paragraph" style:parent-style-name="Text_20_body" style:list-style-name="L30"/>
    <style:style style:name="P54" style:family="paragraph" style:parent-style-name="Heading_20_1">
      <style:paragraph-properties fo:break-before="page"/>
    </style:style>
    <style:style style:name="P55" style:family="paragraph" style:parent-style-name="Contents_20_1">
      <style:paragraph-properties>
        <style:tab-stops>
          <style:tab-stop style:position="16.999cm" style:type="right" style:leader-style="dotted" style:leader-text="."/>
        </style:tab-stops>
      </style:paragraph-properties>
    </style:style>
    <style:style style:name="P56" style:family="paragraph" style:parent-style-name="Contents_20_2">
      <style:paragraph-properties>
        <style:tab-stops>
          <style:tab-stop style:position="16.499cm" style:type="right" style:leader-style="dotted" style:leader-text="."/>
        </style:tab-stops>
      </style:paragraph-properties>
    </style:style>
    <style:style style:name="P57"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Courier New1" fo:font-size="10.5pt" style:font-size-asian="10.5pt" style:font-size-complex="10.5pt"/>
    </style:style>
    <style:style style:name="T2" style:family="text">
      <style:text-properties style:text-position="sub 58%"/>
    </style:style>
    <style:style style:name="T3" style:family="text">
      <style:text-properties style:text-position="super 5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top" style:vertical-rel="baseline" style:horizontal-pos="center" style:horizontal-rel="paragraph" draw:ole-draw-aspect="1" draw:visible-area-top="0cm" draw:visible-area-width="5.111cm" draw:visible-area-height="5.323cm"/>
    </style:style>
    <style:style style:name="fr6" style:family="graphic" style:parent-style-name="OLE">
      <style:graphic-properties style:vertical-pos="top" style:vertical-rel="baseline" style:horizontal-pos="center" style:horizontal-rel="paragraph" draw:ole-draw-aspect="1" draw:visible-area-top="0cm" draw:visible-area-width="11.488cm" draw:visible-area-height="9.186cm"/>
    </style:style>
    <style:style style:name="fr7" style:family="graphic" style:parent-style-name="OLE">
      <style:graphic-properties style:vertical-pos="from-top" style:horizontal-pos="center" style:horizontal-rel="paragraph" draw:ole-draw-aspect="1" draw:visible-area-top="0cm" draw:visible-area-width="11.25cm" draw:visible-area-height="9.292cm"/>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allinna Ülikool</text:p>
      <text:p text:style-name="P4"/>
      <text:p text:style-name="P4"/>
      <text:p text:style-name="P4"/>
      <text:p text:style-name="P4"/>
      <text:p text:style-name="P4"/>
      <text:p text:style-name="P4"/>
      <text:p text:style-name="P4"/>
      <text:p text:style-name="P4"/>
      <text:p text:style-name="P4"/>
      <text:p text:style-name="P4"/>
      <text:p text:style-name="P5">Veebirakenduste jätkukursus</text:p>
      <text:p text:style-name="Standard"/>
      <text:p text:style-name="Standard"/>
      <text:p text:style-name="Standard"/>
      <text:p text:style-name="Standard"/>
      <text:p text:style-name="Standard"/>
      <text:p text:style-name="P6">Jaagup Kippa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3"/>
      <text:p text:style-name="P7">2013</text:p>
      <text:p text:style-name="Standard"/>
      <text:p text:style-name="P1"/>
      <text:table-of-content text:style-name="Sect1" text:protected="true" text:name="Sisällysluettelo1">
        <text:table-of-content-source text:outline-level="10">
          <text:index-title-template text:style-name="Contents_20_Heading">Sisukor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Sisukord</text:p>
          </text:index-title>
          <text:p text:style-name="P55">Sissejuhatus<text:tab/>4</text:p>
          <text:p text:style-name="P55">Meeldetuletus<text:tab/>5</text:p>
          <text:p text:style-name="P56">Kalkulaator<text:tab/>5</text:p>
          <text:p text:style-name="P57">Ülesandeid<text:tab/>6</text:p>
          <text:p text:style-name="P56">Ristkülik ekraanil<text:tab/>6</text:p>
          <text:p text:style-name="P56">Foor, seisundid<text:tab/>7</text:p>
          <text:p text:style-name="P57">Ülesandeid<text:tab/>8</text:p>
          <text:p text:style-name="P55">Objektid<text:tab/>9</text:p>
          <text:p text:style-name="P56">Tollikalkulaator objektina<text:tab/>9</text:p>
          <text:p text:style-name="P57">Ülesandeid<text:tab/>11</text:p>
          <text:p text:style-name="P56">Mitu kalkulaatorit lehel<text:tab/>11</text:p>
          <text:p text:style-name="P57">Ülesandeid<text:tab/>13</text:p>
          <text:p text:style-name="P56">Kalkulaatorite parameetrid<text:tab/>13</text:p>
          <text:p text:style-name="P57">Ülesandeid<text:tab/>14</text:p>
          <text:p text:style-name="P56">Andmete talletamine objektis<text:tab/>14</text:p>
          <text:p text:style-name="P57">Ülesandeid<text:tab/>15</text:p>
          <text:p text:style-name="P56">Objekti graafiline väljund<text:tab/>15</text:p>
          <text:p text:style-name="P57">Ülesandeid<text:tab/>17</text:p>
          <text:p text:style-name="P56">Kujundite lisamine platsile<text:tab/>17</text:p>
          <text:p text:style-name="P57">Ülesandeid<text:tab/>18</text:p>
          <text:p text:style-name="P56">Mitmesugused kujundid<text:tab/>19</text:p>
          <text:p text:style-name="P56">Ülesandeid<text:tab/>20</text:p>
          <text:p text:style-name="P56">Liikuvad kujundid<text:tab/>20</text:p>
          <text:p text:style-name="P57">Ülesandeid<text:tab/>22</text:p>
          <text:p text:style-name="P56">Hiirele reageeerivad liikuvad kujundid<text:tab/>22</text:p>
          <text:p text:style-name="P57">Ülesandeid<text:tab/>24</text:p>
          <text:p text:style-name="P55">Objektitüübi laiendamine, prototüüp<text:tab/>25</text:p>
          <text:p text:style-name="P56">Käskluse lisamine<text:tab/>25</text:p>
          <text:p text:style-name="P57">Massiivi viimane element<text:tab/>25</text:p>
          <text:p text:style-name="P57">Ülesandeid<text:tab/>26</text:p>
          <text:p text:style-name="P56">Asukoha põhjal ring<text:tab/>26</text:p>
          <text:p text:style-name="P57">Ülesandeid<text:tab/>27</text:p>
          <text:p text:style-name="P56">Ülemklassi väljakutse<text:tab/>27</text:p>
          <text:p text:style-name="P57">Ülesandeid<text:tab/>28</text:p>
          <text:p text:style-name="P56">Käskluse asendamine<text:tab/>28</text:p>
          <text:p text:style-name="P57">Ülesandeid<text:tab/>30</text:p>
          <text:p text:style-name="P56">Klassi prototüübid andmehalduses<text:tab/>30</text:p>
          <text:p text:style-name="P57">Tabelina näitav laiendus<text:tab/>31</text:p>
          <text:p text:style-name="P57">Ülesandeid<text:tab/>32</text:p>
          <text:p text:style-name="P57">Joonisena näitav laiendus<text:tab/>32</text:p>
          <text:p text:style-name="P57">Ülesandeid<text:tab/>34</text:p>
          <text:p text:style-name="P55">Ringjoonega seotud arvutused<text:tab/>34</text:p>
          <text:p text:style-name="P56">Ringjoone parameetriline võrrand<text:tab/>34</text:p>
          <text:p text:style-name="P57">Ülesandeid<text:tab/>35</text:p>
          <text:p text:style-name="P56">Ruudud ringjoonel<text:tab/>35</text:p>
          <text:p text:style-name="P57">Ülesandeid<text:tab/>36</text:p>
          <text:p text:style-name="P56">Hulknurk<text:tab/>36</text:p>
          <text:p text:style-name="P57">Ülesandeid<text:tab/>38</text:p>
          <text:p text:style-name="P56">Keerlev hulknurk<text:tab/>38</text:p>
          <text:p text:style-name="P57"><text:soft-page-break/>Ülesandeid<text:tab/>39</text:p>
          <text:p text:style-name="P56">Nurga määramine<text:tab/>39</text:p>
          <text:p text:style-name="P57">Ülesandeid<text:tab/>40</text:p>
          <text:p text:style-name="P56">Rool<text:tab/>40</text:p>
          <text:p text:style-name="P57">Ülesandeid<text:tab/>42</text:p>
          <text:p text:style-name="P56">Liikur<text:tab/>42</text:p>
          <text:p text:style-name="P57">Ülesandeid<text:tab/>43</text:p>
          <text:p text:style-name="P56">Keerav liikur<text:tab/>43</text:p>
          <text:p text:style-name="P57">Ülesandeid<text:tab/>44</text:p>
          <text:p text:style-name="P56">Rool ja liikur<text:tab/>45</text:p>
          <text:p text:style-name="P57">Ülesandeid<text:tab/>47</text:p>
          <text:p text:style-name="P57">Ringrajasõit<text:tab/>47</text:p>
          <text:p text:style-name="P55">3D<text:tab/>48</text:p>
          <text:p text:style-name="P56">Kaugemal väiksemaks<text:tab/>48</text:p>
          <text:p text:style-name="P56">Ülesandeid<text:tab/>49</text:p>
          <text:p text:style-name="P56">Kasutaja asukoha muutmine<text:tab/>50</text:p>
          <text:p text:style-name="P57">Ülesandeid<text:tab/>52</text:p>
          <text:p text:style-name="P55">Kolmemõõtmeliste andmete objekt<text:tab/>52</text:p>
          <text:p text:style-name="P56">Vektor<text:tab/>52</text:p>
          <text:p text:style-name="P57">Ülesandeid<text:tab/>53</text:p>
          <text:p text:style-name="P56">Kahest punktist joon<text:tab/>53</text:p>
          <text:p text:style-name="P57">Ülesandeid<text:tab/>56</text:p>
          <text:p text:style-name="P56">Joonte kogum<text:tab/>56</text:p>
          <text:p text:style-name="P57">Ülesandeid<text:tab/>59</text:p>
          <text:p text:style-name="P56">Reaalse mõõtkava arvestamine<text:tab/>59</text:p>
          <text:p text:style-name="P55">Andmehaldus<text:tab/>61</text:p>
          <text:p text:style-name="P56">Eesnimede loetelu<text:tab/>61</text:p>
          <text:p text:style-name="P56">Funktsiooni lisaargumendid<text:tab/>62</text:p>
          <text:p text:style-name="P56">Punktide haldus<text:tab/>63</text:p>
          <text:p text:style-name="P56">Sortimine<text:tab/>64</text:p>
          <text:p text:style-name="P57">Ülesandeid<text:tab/>65</text:p>
          <text:p text:style-name="P56">Salvestamine<text:tab/>65</text:p>
          <text:p text:style-name="P57">Ülesandeid<text:tab/>67</text:p>
          <text:p text:style-name="P56">Veebiühenduseta rakendus<text:tab/>67</text:p>
          <text:p text:style-name="P57">Ülesandeid<text:tab/>70</text:p>
          <text:p text:style-name="P55">XMLHttpRequest<text:tab/>70</text:p>
          <text:p text:style-name="P56">Kohene päring<text:tab/>70</text:p>
          <text:p text:style-name="P57">Ülesandeid<text:tab/>71</text:p>
          <text:p text:style-name="P56">Asünkroonne päring<text:tab/>71</text:p>
          <text:p text:style-name="P56">Tervitamine serverist<text:tab/>72</text:p>
          <text:p text:style-name="P56">Post-meetodiga saatmine<text:tab/>73</text:p>
          <text:p text:style-name="P56">Mitu parameetrit päringus<text:tab/>74</text:p>
          <text:p text:style-name="P57">Ülesandeid<text:tab/>75</text:p>
        </text:index-body>
      </text:table-of-content>
      <text:h text:style-name="P54" text:outline-level="1">Sissejuhatus</text:h>
      <text:p text:style-name="Text_20_body"/>
      <text:p text:style-name="Text_20_body">HTML5 ja Javaskripti valis veebi arengut suunav W3C põhilisteks tehnoloogiateks, mille peal võiksid veebirakendused lähemate aastate jooksul töötada. Aegade jooksul oli tarvilikke lisapluginaid juba nõnda palju saanud, et uue viisaka ja enamvähem vajalike omadustega veebilehitseja kokkupanek hakkas liialt keeruliseks minema. Selle peale tehti HTMLile põhjalik uuenduskuur ning vaikselt püüab ka Javaskript ühtseid standardeid järgida. Tulemuseks on loodetavasti veeb, mida mitmesugused seadmed taas viisakalt näidata suudavad ning mille kuvamiseks ei pea muuhulgas ka väiksemad seadmed enesesse mitmesuguseid mitmekümne megabaidiseid pluginate käivituskeskkondi laadima.</text:p>
      <text:p text:style-name="Text_20_body">Javaskript on suhteliselt sarnasena olemas olnud juba 1990ndate keskelt. Samas keerukamaid ja objektorienteeritud lahendusi pole sellega varem kuigi palju kokku pandud. Viimastel aastatel on sedasorti lahendusi hulgem lisandunud ning seetõttu ka vastavad õppematerjalid tarvilikud, et jaguks oskusi ja julgust Javaskripti abil ka keerukamaid veebilahendusi kokku panna.</text:p>
      <text:p text:style-name="Standard"/>
      <text:h text:style-name="P54" text:outline-level="1">Meeldetuletus</text:h>
      <text:p text:style-name="Standard"/>
      <text:p text:style-name="Standard">Alustuseks mõned lihtsad näited Javaskripti abil töötavatest veebirakendustest. Et kelle jaoks </text:p>
      <text:p text:style-name="Standard">tegemist uue keelega või pole lihtsalt kaua kokku puutunud, siis saaks mõningase tunde kätte. </text:p>
      <text:p text:style-name="Standard"/>
      <text:h text:style-name="Heading_20_2" text:outline-level="2">Kalkulaator</text:h>
      <text:p text:style-name="Preformatted_20_Text"/>
      <text:p text:style-name="Standard">Arvutamise jaoks peab ikka olema koht andmete sisse panekuks ning koht tulemuse nägemiseks. Tekstiväli ning div-kiht sobivad selliseks komplektiks küll. Nupuvajutuse peale saab käima panna funktsiooni. Funktsioonid hea defineerida lehe päiseosas, siis nad hilisema kasutuse tarbeks olemas. <text:s/>Elementide poole pöördumiseks sobib käsklus document.getElementById - mida Javaskripti-põhiste lahenduste puhul tuleb päris sageli välja kutsuda. Mõned raamistikud teevad selle käsu küll lühemaks, praegu kasutame pikka kuju.</text:p>
      <text:p text:style-name="Standard"/>
      <text:p text:style-name="Standard">Näite juures arvutatakse poes oleva letihinna põhjal selles sisalduv käibemaksu osa. </text:p>
      <text:p text:style-name="Standard"/>
      <text:p text:style-name="Standard"/>
      <text:p text:style-name="kood">&lt;!DOCTYPE html&gt;</text:p>
      <text:p text:style-name="kood">&lt;html&gt;</text:p>
      <text:p text:style-name="kood"><text:s text:c="2"/>&lt;head&gt;</text:p>
      <text:p text:style-name="kood"><text:s text:c="5"/>&lt;title&gt;Käibemaksu arvutus&lt;/title&gt;</text:p>
      <text:p text:style-name="kood"><text:tab/> &lt;meta charset="UTF-8" /&gt;</text:p>
      <text:p text:style-name="kood"><text:tab/> &lt;script type="text/javascript"&gt;</text:p>
      <text:p text:style-name="kood"><text:tab/> <text:s text:c="3"/>function arvuta(){</text:p>
      <text:p text:style-name="kood"><text:tab/><text:tab/> <text:s text:c="2"/>var letihind=</text:p>
      <text:p text:style-name="kood"><text:s text:c="19"/>parseFloat(document.getElementById("letihind").value);</text:p>
      <text:p text:style-name="kood"><text:tab/><text:tab/> <text:s text:c="2"/>var km=letihind*20/120;</text:p>
      <text:p text:style-name="kood">//<text:tab/><text:tab/> <text:s text:c="2"/>km=Math.round(km*100)/100; //ümardus 2 kohta pärast koma. </text:p>
      <text:p text:style-name="kood"><text:s text:c="15"/>km=km.toFixed(2);</text:p>
      <text:p text:style-name="kood"><text:tab/><text:tab/> <text:s text:c="2"/>document.getElementById("vastus").innerHTML=km;<text:tab/><text:tab/> <text:s text:c="4"/></text:p>
      <text:p text:style-name="kood"><text:tab/><text:tab/>}</text:p>
      <text:p text:style-name="kood"><text:tab/> &lt;/script&gt;</text:p>
      <text:p text:style-name="kood"><text:s text:c="2"/>&lt;/head&gt;</text:p>
      <text:p text:style-name="kood"><text:s text:c="2"/>&lt;body&gt;</text:p>
      <text:p text:style-name="kood"><text:s text:c="5"/>&lt;h1&gt;Katsetuste leht&lt;/h1&gt;</text:p>
      <text:p text:style-name="kood"><text:tab/> Palun sisesta letihind:</text:p>
      <text:p text:style-name="kood"><text:tab/> <text:s/>&lt;input type="text" id="letihind" /&gt;</text:p>
      <text:p text:style-name="kood"><text:tab/> <text:s/>&lt;input type="button" value="OK" onclick="arvuta();" /&gt;</text:p>
      <text:p text:style-name="kood"><text:tab/> <text:s/>&lt;div id="vastus"&gt;</text:p>
      <text:p text:style-name="kood"><text:tab/> <text:s text:c="3"/>Vastuse koht.</text:p>
      <text:p text:style-name="kood"><text:tab/> <text:s/>&lt;/div&gt;</text:p>
      <text:p text:style-name="kood"><text:s text:c="2"/>&lt;/body&gt;</text:p>
      <text:p text:style-name="kood">&lt;/html&gt;</text:p>
      <text:p text:style-name="kood"/>
      <text:p text:style-name="Standard"/>
      <text:p text:style-name="Standard"><draw:frame draw:style-name="fr1" draw:name="grafiikka5" text:anchor-type="as-char" svg:width="9.183cm" svg:height="3.679cm" draw:z-index="1"><draw:image xlink:href="Pictures/20000007000023DE00000E5F2AE74C07.svm" xlink:type="simple" xlink:show="embed" xlink:actuate="onLoad"/></draw:frame></text:p>
      <text:p text:style-name="Standard"/>
      <text:h text:style-name="Heading_20_3" text:outline-level="3"><text:soft-page-break/>Ülesandeid</text:h>
      <text:list xml:id="list27676701" text:style-name="L1">
        <text:list-item>
          <text:p text:style-name="P12">Pane näide käima</text:p>
        </text:list-item>
        <text:list-item>
          <text:p text:style-name="P12">Koosta kalkulaator valuutavahetusel kättesaadava summa arvutamiseks sisseantud summa, kursi ja komisjonitasu järgi.</text:p>
        </text:list-item>
      </text:list>
      <text:h text:style-name="Heading_20_2" text:outline-level="2">Ristkülik ekraanil</text:h>
      <text:p text:style-name="Standard"/>
      <text:p text:style-name="Standard">HTML5ga koos tuli veebilehele joonistamiseks lõuend ehk canvas. Loojate plaanide järgi saab sellest lähiaastate veebigraafika valitseja. Eks aeg näitab, mis tulevik toob. Aga otseste joonistuskäskudega on küll mugavam jooni ja ringe tekitada, kui selleks kavalalt kombineeritud värvitud taustaga kihte veebilehele võluda. Järgneva joonistuskäsu juures küsitakse lõuend-tahvlilt graafiline kontekst (nagu sulepea) ning tekstikastidest ette antud andmete järgi kuvatakse ekraanile ristkülik.</text:p>
      <text:p text:style-name="Standard"/>
      <text:p text:style-name="kood">&lt;!DOCTYPE html&gt;</text:p>
      <text:p text:style-name="kood">&lt;html&gt;</text:p>
      <text:p text:style-name="kood"><text:s text:c="2"/>&lt;head&gt;</text:p>
      <text:p text:style-name="kood"><text:s text:c="4"/>&lt;title&gt;Joonis&lt;/title&gt;</text:p>
      <text:p text:style-name="kood"><text:s text:c="4"/>&lt;script type="text/javascript"&gt;</text:p>
      <text:p text:style-name="kood"><text:s text:c="6"/>function joonista(){</text:p>
      <text:p text:style-name="kood"><text:s text:c="9"/>var g=document.getElementById("tahvel").getContext("2d");</text:p>
      <text:p text:style-name="kood"><text:s text:c="9"/>var laius=parseInt(document.getElementById("laiuskast").value);</text:p>
      <text:p text:style-name="kood"><text:s text:c="9"/>var korgus=parseInt(document.getElementById("korguskast").value);</text:p>
      <text:p text:style-name="kood"><text:s text:c="9"/>var vasakult=parseInt(document.getElementById("vasakkast").value);</text:p>
      <text:p text:style-name="kood"><text:s text:c="9"/>var ylalt=parseInt(document.getElementById("ylakast").value);</text:p>
      <text:p text:style-name="kood"><text:s text:c="9"/>g.fillStyle="yellow";</text:p>
      <text:p text:style-name="kood"><text:s text:c="9"/>g.fillRect(0, 0, 300, 200);</text:p>
      <text:p text:style-name="kood"><text:s text:c="9"/>g.fillStyle="black";</text:p>
      <text:p text:style-name="kood"><text:s text:c="9"/>g.fillRect(vasakult, ylalt, laius, korgus); //x, y, laius, kõrgus</text:p>
      <text:p text:style-name="kood"><text:s text:c="9"/>g.fillText(korgus, vasakult-20, ylalt+20);</text:p>
      <text:p text:style-name="kood"><text:s text:c="9"/>g.fillText(laius, vasakult+20, ylalt-20);</text:p>
      <text:p text:style-name="kood"><text:s text:c="6"/>}</text:p>
      <text:p text:style-name="kood"><text:s text:c="4"/>&lt;/script&gt;</text:p>
      <text:p text:style-name="kood"><text:s text:c="2"/>&lt;/head&gt;</text:p>
      <text:p text:style-name="kood"><text:s text:c="2"/>&lt;body&gt;</text:p>
      <text:p text:style-name="kood"><text:s text:c="4"/>&lt;h1&gt;Joonis&lt;/h1&gt;</text:p>
      <text:p text:style-name="kood"><text:s text:c="4"/>&lt;canvas id="tahvel" width="300" height="200" <text:s/></text:p>
      <text:p text:style-name="kood"><text:s text:c="14"/>style="background-color:yellow"&gt;&lt;/canvas&gt;&lt;br /&gt;</text:p>
      <text:p text:style-name="kood"><text:s text:c="4"/>&lt;input type="text" id="vasakkast" <text:s/>value="40" /&gt;</text:p>
      <text:p text:style-name="kood"><text:tab/>&lt;input type="text" id="ylakast" <text:s/>value="40" /&gt;&lt;br /&gt;</text:p>
      <text:p text:style-name="kood"><text:s text:c="4"/>&lt;input type="text" id="laiuskast" <text:s/>value="40" /&gt; x</text:p>
      <text:p text:style-name="kood"><text:s text:c="4"/>&lt;input type="text" id="korguskast" value="60" /&gt;</text:p>
      <text:p text:style-name="kood"><text:s text:c="4"/>&lt;input type="button" value="Joonista" onclick="joonista()" /&gt; <text:s text:c="3"/></text:p>
      <text:p text:style-name="kood"><text:s text:c="2"/>&lt;/body&gt;</text:p>
      <text:p text:style-name="kood">&lt;/html&gt;</text:p>
      <text:p text:style-name="kood"/>
      <text:p text:style-name="Standard"><text:soft-page-break/><draw:frame draw:style-name="fr1" draw:name="grafiikka4" text:anchor-type="as-char" svg:width="9.62cm" svg:height="6.978cm" draw:z-index="0"><draw:image xlink:href="Pictures/2000000700002A96000021498845DE14.svm" xlink:type="simple" xlink:show="embed" xlink:actuate="onLoad"/></draw:frame></text:p>
      <text:p text:style-name="Standard"/>
      <text:p text:style-name="Standard"/>
      <text:p text:style-name="Standard"/>
      <text:h text:style-name="Heading_20_2" text:outline-level="2">Foor, seisundid</text:h>
      <text:p text:style-name="Standard"/>
      <text:p text:style-name="Standard">Märgatav osa siinsetest materjalidest tutvustab objektidega majandamist veebilehel. Objekti omapäraks on tema juurde kuuluvad andmed ning samuti käsklused, mis oma tööks andmeid kasutada saavad. Lihtsamatel juhtudel võib sarnase tulemuse saada aga ka tavalisel veebilehel toimetades. Lehtki on suhteliselt eraldiseisev üksus, kus globaalmuutujatena võimalik hoida lehe piires kättesaadavaid andmeid ning neid siis oma käskude juures kasutada. Näitena toodud valgusfoor, kus seisundimuutujas parajasti kirjas põlev värv. Muutuja järgi otstustades joonistatakse sobivasse kohta seda värvi ring. Allpool nuppudega valides saab määrata seisundiks sobiva värvi ning selle peale pannakse pildi uuendamiseks tööle joonistuskäsk.</text:p>
      <text:p text:style-name="Standard"/>
      <text:p text:style-name="Preformatted_20_Text"><text:bookmark text:name="line110"/>&lt;!DOCTYPE html&gt;</text:p>
      <text:p text:style-name="Preformatted_20_Text"><text:bookmark text:name="line23"/>&lt;html&gt;</text:p>
      <text:p text:style-name="Preformatted_20_Text"><text:bookmark text:name="line31"/><text:s text:c="2"/>&lt;head&gt;</text:p>
      <text:p text:style-name="Preformatted_20_Text"><text:bookmark text:name="line41"/><text:s text:c="4"/>&lt;title&gt;Joonis&lt;/title&gt;</text:p>
      <text:p text:style-name="Preformatted_20_Text"><text:bookmark text:name="line51"/><text:s text:c="4"/>&lt;script type="text/javascript"&gt;</text:p>
      <text:p text:style-name="Preformatted_20_Text"><text:bookmark text:name="line61"/><text:s text:c="10"/>var seisund="punane";</text:p>
      <text:p text:style-name="Preformatted_20_Text"><text:bookmark text:name="line71"/><text:s text:c="6"/>function joonista(){</text:p>
      <text:p text:style-name="Preformatted_20_Text"><text:bookmark text:name="line81"/><text:s text:c="9"/>var g=document.getElementById("tahvel").getContext("2d");</text:p>
      <text:p text:style-name="Preformatted_20_Text"><text:bookmark text:name="line91"/><text:s text:c="9"/>g.fillStyle="white";</text:p>
      <text:p text:style-name="Preformatted_20_Text"><text:bookmark text:name="line101"/><text:s text:c="9"/>g.fillRect(0, 0, 300, 200);</text:p>
      <text:p text:style-name="Preformatted_20_Text"><text:bookmark text:name="line111"/><text:s text:c="9"/>g.fillStyle="black";</text:p>
      <text:p text:style-name="Preformatted_20_Text"><text:bookmark text:name="line121"/><text:s text:c="9"/>g.fillRect(70, 5, 60, 150);</text:p>
      <text:p text:style-name="Preformatted_20_Text"><text:bookmark text:name="line131"/><text:s text:c="9"/>g.lineWidth=3;</text:p>
      <text:p text:style-name="Preformatted_20_Text"><text:bookmark text:name="line141"/><text:s text:c="9"/>g.strokeStyle="red"; g.fillStyle="red";</text:p>
      <text:p text:style-name="Preformatted_20_Text"><text:bookmark text:name="line151"/><text:s text:c="9"/>g.beginPath();</text:p>
      <text:p text:style-name="Preformatted_20_Text"><text:bookmark text:name="line161"/><text:s text:c="9"/>g.arc(100, 35, 20, 0, 2*Math.PI, true);</text:p>
      <text:p text:style-name="Preformatted_20_Text"><text:bookmark text:name="line171"/><text:s text:c="9"/>if(seisund=="punane"){g.fill()} else {g.stroke();}</text:p>
      <text:p text:style-name="Preformatted_20_Text"><text:bookmark text:name="line181"/><text:s text:c="9"/>g.strokeStyle="yellow"; g.fillStyle="yellow";</text:p>
      <text:p text:style-name="Preformatted_20_Text"><text:bookmark text:name="line191"/><text:s text:c="9"/>g.beginPath();</text:p>
      <text:p text:style-name="Preformatted_20_Text"><text:bookmark text:name="line201"/><text:s text:c="9"/>g.arc(100, 75, 20, 0, 2*Math.PI, true);</text:p>
      <text:p text:style-name="Preformatted_20_Text"><text:bookmark text:name="line211"/><text:s text:c="9"/>if(seisund=="kollane"){g.fill()} else {g.stroke();}</text:p>
      <text:p text:style-name="Preformatted_20_Text"><text:bookmark text:name="line221"/><text:s text:c="9"/>g.strokeStyle="green"; g.fillStyle="green";</text:p>
      <text:p text:style-name="Preformatted_20_Text"><text:bookmark text:name="line231"/><text:s text:c="9"/>g.beginPath();</text:p>
      <text:p text:style-name="Preformatted_20_Text"><text:bookmark text:name="line24"/><text:s text:c="9"/>g.arc(100, 115, 20, 0, 2*Math.PI, true);</text:p>
      <text:p text:style-name="Preformatted_20_Text"><text:bookmark text:name="line25"/><text:s text:c="9"/>if(seisund=="roheline"){g.fill()} else {g.stroke();}</text:p>
      <text:p text:style-name="Preformatted_20_Text"><text:bookmark text:name="line26"/><text:s text:c="6"/>}</text:p>
      <text:p text:style-name="Preformatted_20_Text"><text:bookmark text:name="line27"/><text:s text:c="6"/>function punaseks(){seisund="punane"; joonista();}</text:p>
      <text:p text:style-name="Preformatted_20_Text"><text:bookmark text:name="line28"/><text:soft-page-break/><text:s text:c="6"/>function kollaseks(){seisund="kollane"; joonista();}</text:p>
      <text:p text:style-name="Preformatted_20_Text"><text:bookmark text:name="line29"/><text:s text:c="6"/>function roheliseks(){seisund="roheline"; joonista();}</text:p>
      <text:p text:style-name="Preformatted_20_Text"><text:bookmark text:name="line30"/><text:s text:c="4"/>&lt;/script&gt;</text:p>
      <text:p text:style-name="Preformatted_20_Text"><text:bookmark text:name="line311"/><text:s text:c="2"/>&lt;/head&gt;</text:p>
      <text:p text:style-name="Preformatted_20_Text"><text:bookmark text:name="line32"/><text:s text:c="2"/>&lt;body onload="joonista();"&gt;</text:p>
      <text:p text:style-name="Preformatted_20_Text"><text:bookmark text:name="line33"/><text:s text:c="4"/>&lt;h1&gt;Joonis&lt;/h1&gt;</text:p>
      <text:p text:style-name="Preformatted_20_Text"><text:bookmark text:name="line34"/><text:s text:c="4"/>&lt;canvas id="tahvel" width="300" height="200" <text:s/></text:p>
      <text:p text:style-name="Preformatted_20_Text"><text:bookmark text:name="line35"/><text:s text:c="14"/>style="background-color:yellow"&gt;&lt;/canvas&gt;&lt;br /&gt;</text:p>
      <text:p text:style-name="Preformatted_20_Text"><text:bookmark text:name="line36"/></text:p>
      <text:p text:style-name="Preformatted_20_Text"><text:bookmark text:name="line37"/><text:s text:c="4"/>&lt;input type="button" value="Punaseks" onclick="punaseks()" /&gt; <text:s text:c="3"/></text:p>
      <text:p text:style-name="Preformatted_20_Text"><text:bookmark text:name="line38"/><text:s text:c="4"/>&lt;input type="button" value="Kollaseks" onclick="kollaseks()" /&gt; <text:s text:c="3"/></text:p>
      <text:p text:style-name="Preformatted_20_Text"><text:bookmark text:name="line39"/><text:s text:c="4"/>&lt;input type="button" value="Roheliseks" onclick="roheliseks()" /&gt; <text:s text:c="3"/></text:p>
      <text:p text:style-name="Preformatted_20_Text"><text:bookmark text:name="line40"/><text:s text:c="2"/>&lt;/body&gt;</text:p>
      <text:p text:style-name="P2"><text:bookmark text:name="line411"/>&lt;/html&gt;</text:p>
      <text:p text:style-name="Standard"/>
      <text:p text:style-name="Standard"><draw:frame draw:style-name="fr1" draw:name="grafiikka7" text:anchor-type="as-char" svg:width="7.331cm" svg:height="7.939cm" draw:z-index="2"><draw:image xlink:href="Pictures/2000000700001CA200001F03029DA208.svm" xlink:type="simple" xlink:show="embed" xlink:actuate="onLoad"/></draw:frame> <text:s/><draw:frame draw:style-name="fr1" draw:name="grafiikka6" text:anchor-type="as-char" svg:width="7.384cm" svg:height="8.548cm" draw:z-index="13"><draw:image xlink:href="Pictures/2000000700001CD700002163FF1C89C6.svm" xlink:type="simple" xlink:show="embed" xlink:actuate="onLoad"/></draw:frame></text:p>
      <text:p text:style-name="Standard"/>
      <text:h text:style-name="Heading_20_3" text:outline-level="3">Ülesandeid</text:h>
      <text:list xml:id="list27665400" text:style-name="L2">
        <text:list-item>
          <text:p text:style-name="P13">Pane näide käima</text:p>
        </text:list-item>
        <text:list-item>
          <text:p text:style-name="P13">Koosta taksohinna kalkulaator. Näha on sisseistumistasu ja kilomeetrihind. Väljastatakse sõiduhind vastavalt sisestatud kilomeetrite arvule. </text:p>
        </text:list-item>
        <text:list-item>
          <text:p text:style-name="P13">Lisa kalkulaatorile seisundid öö ja päev. Vastavalt muutub kalkulaatori juures olev pilt. Öösel on hinnad kõrgemad.</text:p>
        </text:list-item>
      </text:list>
      <text:p text:style-name="Standard"/>
      <text:p text:style-name="Standard"/>
      <text:h text:style-name="P54" text:outline-level="1">Objektid</text:h>
      <text:h text:style-name="Heading_20_2" text:outline-level="2">Tollikalkulaator objektina</text:h>
      <text:p text:style-name="Standard"/>
      <text:p text:style-name="Standard">Kõigepealt meeldetuletuseks tavaline lihtne kalkulaator.</text:p>
      <text:p text:style-name="Standard"/>
      <text:p text:style-name="Preformatted_20_Text"><text:bookmark text:name="line112"/>&lt;!doctype html&gt;</text:p>
      <text:p text:style-name="Preformatted_20_Text"><text:bookmark text:name="line210"/>&lt;html&gt;</text:p>
      <text:p text:style-name="Preformatted_20_Text"><text:bookmark text:name="line310"/><text:s text:c="2"/>&lt;head&gt;</text:p>
      <text:p text:style-name="Preformatted_20_Text"><text:bookmark text:name="line42"/><text:s text:c="4"/>&lt;title&gt;Kalkulaator&lt;/title&gt;</text:p>
      <text:p text:style-name="Preformatted_20_Text"><text:bookmark text:name="line52"/><text:s text:c="8"/>&lt;script&gt;</text:p>
      <text:p text:style-name="Preformatted_20_Text"><text:bookmark text:name="line62"/><text:s text:c="10"/>function arvuta(){</text:p>
      <text:p text:style-name="Preformatted_20_Text"><text:bookmark text:name="line72"/><text:s text:c="13"/>var tollidearv=parseFloat(document.getElementById("kast1").value);</text:p>
      <text:p text:style-name="Preformatted_20_Text"><text:bookmark text:name="line82"/><text:s text:c="17"/>document.getElementById("vastus").innerHTML=tollidearv*2.54;</text:p>
      <text:p text:style-name="Preformatted_20_Text"><text:bookmark text:name="line92"/><text:s text:c="10"/>}</text:p>
      <text:p text:style-name="Preformatted_20_Text"><text:bookmark text:name="line102"/><text:s text:c="8"/>&lt;/script&gt;</text:p>
      <text:p text:style-name="Preformatted_20_Text"><text:bookmark text:name="line113"/><text:s text:c="2"/>&lt;/head&gt;</text:p>
      <text:p text:style-name="Preformatted_20_Text"><text:bookmark text:name="line122"/><text:s text:c="2"/>&lt;body&gt;</text:p>
      <text:p text:style-name="Preformatted_20_Text"><text:bookmark text:name="line132"/><text:s text:c="5"/>&lt;h1&gt;Arvutamine&lt;/h1&gt;</text:p>
      <text:p text:style-name="Preformatted_20_Text"><text:bookmark text:name="line142"/><text:s text:c="9"/>Tollid: </text:p>
      <text:p text:style-name="Preformatted_20_Text"><text:bookmark text:name="line152"/><text:s text:c="9"/>&lt;input type="text" <text:s text:c="2"/>id="kast1" /&gt;</text:p>
      <text:p text:style-name="Preformatted_20_Text"><text:bookmark text:name="line162"/><text:s text:c="9"/>&lt;input type="button" value="Sentimeetriteks" onClick="arvuta();" /&gt;</text:p>
      <text:p text:style-name="Preformatted_20_Text"><text:bookmark text:name="line172"/><text:s text:c="9"/>&lt;div id="vastus"&gt;&lt;/div&gt;</text:p>
      <text:p text:style-name="Preformatted_20_Text"><text:bookmark text:name="line182"/><text:s text:c="9"/></text:p>
      <text:p text:style-name="Preformatted_20_Text"><text:bookmark text:name="line192"/><text:s text:c="2"/>&lt;/body&gt;</text:p>
      <text:p text:style-name="P2"><text:bookmark text:name="line202"/>&lt;/html&gt;</text:p>
      <text:p text:style-name="Standard"><draw:frame draw:style-name="fr1" draw:name="grafiikka8" text:anchor-type="as-char" svg:width="8.468cm" svg:height="3.413cm" draw:z-index="3"><draw:image xlink:href="Pictures/200000070000211400000D56C57DC10C.svm" xlink:type="simple" xlink:show="embed" xlink:actuate="onLoad"/></draw:frame></text:p>
      <text:p text:style-name="Standard"/>
      <text:p text:style-name="Standard">Järgmisena tehakse sisestuskastidest ning arvuta-käsklusest komplekt nimega Arvutaja. Nii on arvuta-käsklusel võimalik this-muutuja kaudu tekstiväljade poole pöörduda ning ei pea keerulisemal lehel enam pikemalt muretsema, et kust andmed kätte saab. Siin näites küll on veel kastide nimed otse koodi sisse kirjutatud, kuid ka selle saab tulevikus paindlikumaks muuta. Lehe sisumärgendi body atribuut onload teatab, et lehe avanemisel tuleb käivitada funktsioon lehealgus(). Selle tulemusena luuakse muutujasse a1 Arvutaja-tüüpi objekt ehk eksemplar. All sentimeetriarvutuse nupu juures sobib tulemuse saamiseks käima panna juba käsklus a1.arvuta(), mis juba teab, millised andmed kust võtta ja kuhu vastus panna.</text:p>
      <text:p text:style-name="Standard"/>
      <text:p text:style-name="Preformatted_20_Text"><text:bookmark text:name="line114"/>&lt;!doctype html&gt;</text:p>
      <text:p text:style-name="Preformatted_20_Text"><text:bookmark text:name="line212"/>&lt;html&gt;</text:p>
      <text:p text:style-name="Preformatted_20_Text"><text:bookmark text:name="line312"/><text:s text:c="2"/>&lt;head&gt;</text:p>
      <text:p text:style-name="Preformatted_20_Text"><text:bookmark text:name="line43"/><text:s text:c="4"/>&lt;title&gt;Kalkulaator&lt;/title&gt;</text:p>
      <text:p text:style-name="Preformatted_20_Text"><text:bookmark text:name="line53"/><text:s text:c="8"/>&lt;script&gt;</text:p>
      <text:p text:style-name="Preformatted_20_Text"><text:s text:c="10"/>var a1;</text:p>
      <text:p text:style-name="Preformatted_20_Text"><text:bookmark text:name="line63"/><text:s text:c="10"/>function Arvutaja(){</text:p>
      <text:p text:style-name="Preformatted_20_Text"><text:bookmark text:name="line73"/><text:s text:c="13"/>this.kast=document.getElementById("kast1");</text:p>
      <text:p text:style-name="Preformatted_20_Text"><text:bookmark text:name="line83"/><text:s text:c="13"/>this.vastusekiht=document.getElementById("vastus");</text:p>
      <text:p text:style-name="Preformatted_20_Text"><text:bookmark text:name="line93"/><text:s text:c="13"/>this.arvuta=function(){</text:p>
      <text:p text:style-name="Preformatted_20_Text"><text:bookmark text:name="line103"/><text:s text:c="20"/>this.vastusekiht.innerHTML=parseFloat(this.kast.value)*2.54;</text:p>
      <text:p text:style-name="Preformatted_20_Text"><text:bookmark text:name="line115"/><text:s text:c="13"/>}</text:p>
      <text:p text:style-name="Preformatted_20_Text"><text:bookmark text:name="line123"/><text:soft-page-break/><text:s text:c="10"/>}</text:p>
      <text:p text:style-name="Preformatted_20_Text"><text:bookmark text:name="line133"/><text:s text:c="10"/></text:p>
      <text:p text:style-name="Preformatted_20_Text"><text:bookmark text:name="line143"/><text:s text:c="10"/>var a1;</text:p>
      <text:p text:style-name="Preformatted_20_Text"><text:bookmark text:name="line153"/><text:s text:c="10"/>function lehealgus(){</text:p>
      <text:p text:style-name="Preformatted_20_Text"><text:bookmark text:name="line163"/><text:s text:c="12"/>a1=new Arvutaja();</text:p>
      <text:p text:style-name="Preformatted_20_Text"><text:bookmark text:name="line173"/><text:s text:c="10"/>}</text:p>
      <text:p text:style-name="Preformatted_20_Text"><text:bookmark text:name="line183"/><text:s text:c="8"/>&lt;/script&gt;</text:p>
      <text:p text:style-name="Preformatted_20_Text"><text:bookmark text:name="line193"/><text:s text:c="2"/>&lt;/head&gt;</text:p>
      <text:p text:style-name="Preformatted_20_Text"><text:bookmark text:name="line203"/><text:s text:c="2"/>&lt;body onload="lehealgus();"&gt;</text:p>
      <text:p text:style-name="Preformatted_20_Text"><text:bookmark text:name="line213"/><text:s text:c="5"/>&lt;h1&gt;Arvutamine&lt;/h1&gt;</text:p>
      <text:p text:style-name="Preformatted_20_Text"><text:bookmark text:name="line222"/><text:s text:c="9"/>Tollid: </text:p>
      <text:p text:style-name="Preformatted_20_Text"><text:bookmark text:name="line232"/><text:s text:c="9"/>&lt;input type="text" <text:s text:c="2"/>id="kast1" /&gt;</text:p>
      <text:p text:style-name="Preformatted_20_Text"><text:bookmark text:name="line241"/><text:s text:c="9"/>&lt;input type="button" value="Sentimeetriteks" onClick="a1.arvuta();" /&gt;</text:p>
      <text:p text:style-name="Preformatted_20_Text"><text:bookmark text:name="line251"/><text:s text:c="9"/>&lt;div id="vastus"&gt;&lt;/div&gt;</text:p>
      <text:p text:style-name="Preformatted_20_Text"><text:bookmark text:name="line261"/><text:s text:c="9"/></text:p>
      <text:p text:style-name="Preformatted_20_Text"><text:bookmark text:name="line271"/><text:s text:c="2"/>&lt;/body&gt;</text:p>
      <text:p text:style-name="P2"><text:bookmark text:name="line281"/>&lt;/html&gt;</text:p>
      <text:p text:style-name="Standard">Kalkulaator töötab nii nagu ennegi, lihtsalt koodi sees on nüüd koht Arvutaja-objekt oskuste kirjeldamiseks. </text:p>
      <text:p text:style-name="Standard"/>
      <text:p text:style-name="Standard"><draw:frame draw:style-name="fr1" draw:name="grafiikka9" text:anchor-type="as-char" svg:width="8.468cm" svg:height="3.413cm" draw:z-index="4"><draw:image xlink:href="Pictures/200000070000211400000D56C57DC10C.svm" xlink:type="simple" xlink:show="embed" xlink:actuate="onLoad"/></draw:frame></text:p>
      <text:p text:style-name="Standard"/>
      <text:p text:style-name="Standard">Järgmise sammuga muudame arvutaja iseseisvamaks - lisame ka oskuse ennast ekraanile kuvada. Ehk siis väljastada näitamiseks vajaliku HTMLi. Kõigepealt luuakse Arvutaja sisse funktsioonid nimega algus ning arvuta. Loomise lõpul käivitatakse funktsioon algus(). Võtmesõna this alguse juures näitab, et tegemist pole lihtsalt alguse-nimelise funktsiooniga (mis võiks ka kusagil mujal loodud olla), vaid Arvutaja objekti külge kuuluva funktsiooniga algus(). Hilisema pöördumise lihtsustamiseks luuakse Arvutaja külge muutuja this.kiht ning järgmise käsuga määratakse kihi sisse HTML-kood. Samuti lisanduvad Arvutaja külge muutujad kast ja vastusekiht. Arvutamisfunktsiooniks arvuta, mille juures siis tollidest sentimeetrid tehakse. </text:p>
      <text:p text:style-name="Standard"/>
      <text:p text:style-name="Standard">Lehe avamisele body-elemendi atribuut onload ütleb, et tuleb käivitada funktsioon lehealgus(). Seal antakse väärtus eelnevalt loodud muutujale nimega a1. Väärtuseks saab Arvutaja tüüpi objekt, kellele kihi nimeks antakse ette kiht1. Esialgu kannatab sellisena panna vaid ühe arvutaja lehele, sest muutuja nimi a1 on Arvutaja this.algus-funktsioonis a1.arvuta() juures sisse kirjutatud.</text:p>
      <text:p text:style-name="Standard"/>
      <text:p text:style-name="Preformatted_20_Text"><text:bookmark text:name="line116"/>&lt;!doctype html&gt;</text:p>
      <text:p text:style-name="Preformatted_20_Text"><text:bookmark text:name="line214"/>&lt;html&gt;</text:p>
      <text:p text:style-name="Preformatted_20_Text"><text:bookmark text:name="line313"/><text:s text:c="2"/>&lt;head&gt;</text:p>
      <text:p text:style-name="Preformatted_20_Text"><text:bookmark text:name="line44"/><text:s text:c="4"/>&lt;title&gt;Kalkulaator&lt;/title&gt;</text:p>
      <text:p text:style-name="Preformatted_20_Text"><text:bookmark text:name="line54"/><text:s text:c="8"/>&lt;script&gt;</text:p>
      <text:p text:style-name="Preformatted_20_Text"><text:bookmark text:name="line64"/><text:s text:c="10"/>function Arvutaja(kihinimi){</text:p>
      <text:p text:style-name="Preformatted_20_Text"><text:bookmark text:name="line74"/><text:s text:c="17"/>this.algus=function(){</text:p>
      <text:p text:style-name="Preformatted_20_Text"><text:bookmark text:name="line84"/><text:s text:c="19"/>this.kiht=document.getElementById(kihinimi);</text:p>
      <text:p text:style-name="Preformatted_20_Text"><text:bookmark text:name="line94"/><text:s text:c="19"/>this.kiht.innerHTML=</text:p>
      <text:p text:style-name="Preformatted_20_Text"><text:bookmark text:name="line104"/><text:s text:c="20"/>"Tollid: &lt;input type='text' <text:s text:c="2"/>id='kast1' /&gt; "+</text:p>
      <text:p text:style-name="Preformatted_20_Text"><text:bookmark text:name="line117"/><text:s text:c="20"/>"&lt;input type='button' value='Sentimeetriteks' "+</text:p>
      <text:p text:style-name="Preformatted_20_Text"><text:s text:c="40"/>"onClick='a1.arvuta();' /&gt; "+</text:p>
      <text:p text:style-name="Preformatted_20_Text"><text:bookmark text:name="line124"/><text:s text:c="20"/>"&lt;div id='vastus'&gt;&lt;/div&gt;";</text:p>
      <text:p text:style-name="Preformatted_20_Text"><text:bookmark text:name="line134"/><text:s text:c="20"/>this.kast=document.getElementById("kast1");</text:p>
      <text:p text:style-name="Preformatted_20_Text"><text:bookmark text:name="line144"/><text:s text:c="20"/>this.vastusekiht=document.getElementById("vastus"); <text:s text:c="10"/></text:p>
      <text:p text:style-name="Preformatted_20_Text"><text:bookmark text:name="line154"/><text:soft-page-break/><text:s text:c="17"/>}</text:p>
      <text:p text:style-name="Preformatted_20_Text"><text:bookmark text:name="line164"/><text:s text:c="17"/>this.arvuta=function(){</text:p>
      <text:p text:style-name="Preformatted_20_Text"><text:bookmark text:name="line174"/><text:s text:c="20"/>this.vastusekiht.innerHTML=parseFloat(this.kast.value)*2.54;</text:p>
      <text:p text:style-name="Preformatted_20_Text"><text:bookmark text:name="line184"/><text:s text:c="17"/>}</text:p>
      <text:p text:style-name="Preformatted_20_Text"><text:bookmark text:name="line194"/><text:s text:c="17"/>this.algus();</text:p>
      <text:p text:style-name="Preformatted_20_Text"><text:bookmark text:name="line204"/><text:s text:c="10"/>}</text:p>
      <text:p text:style-name="Preformatted_20_Text"><text:bookmark text:name="line215"/><text:s text:c="10"/></text:p>
      <text:p text:style-name="Preformatted_20_Text"><text:bookmark text:name="line223"/><text:s text:c="10"/>var a1;</text:p>
      <text:p text:style-name="Preformatted_20_Text"><text:bookmark text:name="line233"/><text:s text:c="10"/>function lehealgus(){</text:p>
      <text:p text:style-name="Preformatted_20_Text"><text:bookmark text:name="line242"/><text:s text:c="12"/>a1=new Arvutaja("kiht1");</text:p>
      <text:p text:style-name="Preformatted_20_Text"><text:bookmark text:name="line252"/><text:s text:c="10"/>}</text:p>
      <text:p text:style-name="Preformatted_20_Text"><text:bookmark text:name="line262"/><text:s text:c="8"/>&lt;/script&gt;</text:p>
      <text:p text:style-name="Preformatted_20_Text"><text:bookmark text:name="line272"/><text:s text:c="2"/>&lt;/head&gt;</text:p>
      <text:p text:style-name="Preformatted_20_Text"><text:bookmark text:name="line282"/><text:s text:c="2"/>&lt;body onload="lehealgus();"&gt;</text:p>
      <text:p text:style-name="Preformatted_20_Text"><text:bookmark text:name="line291"/><text:s text:c="5"/>&lt;h1&gt;Arvutamine&lt;/h1&gt;</text:p>
      <text:p text:style-name="Preformatted_20_Text"><text:bookmark text:name="line301"/><text:s text:c="5"/>&lt;div id="kiht1"&gt;&lt;/div&gt;</text:p>
      <text:p text:style-name="Preformatted_20_Text"><text:bookmark text:name="line314"/><text:s text:c="8"/></text:p>
      <text:p text:style-name="Preformatted_20_Text"><text:bookmark text:name="line321"/><text:s text:c="2"/>&lt;/body&gt;</text:p>
      <text:p text:style-name="P2"><text:bookmark text:name="line331"/>&lt;/html&gt;</text:p>
      <text:p text:style-name="Standard"><draw:frame draw:style-name="fr1" draw:name="grafiikka10" text:anchor-type="as-char" svg:width="8.468cm" svg:height="3.413cm" draw:z-index="5"><draw:image xlink:href="Pictures/200000070000211400000D56C57DC10C.svm" xlink:type="simple" xlink:show="embed" xlink:actuate="onLoad"/></draw:frame></text:p>
      <text:p text:style-name="Standard"/>
      <text:p text:style-name="Standard"/>
      <text:h text:style-name="Heading_20_3" text:outline-level="3">Ülesandeid</text:h>
      <text:p text:style-name="Standard"/>
      <text:list xml:id="list27660182" text:style-name="L3">
        <text:list-item>
          <text:p text:style-name="P14">Pane näited käima</text:p>
        </text:list-item>
        <text:list-item>
          <text:p text:style-name="P14">Loo sarnaselt näitele kalkulaator ringi pindala leidmiseks raadiuse järgi. </text:p>
        </text:list-item>
      </text:list>
      <text:p text:style-name="Standard"/>
      <text:h text:style-name="Heading_20_2" text:outline-level="2">Mitu kalkulaatorit lehel</text:h>
      <text:p text:style-name="Standard"/>
      <text:p text:style-name="Standard">Üksiku kalkulaatori saab ka niisama veebilehele kirjutada. Kui neid aga vaja panna hulgem ning mitmesuguste parameetritega, siis on objektide loomisest rohkem kasu. Järgmises näites antakse Arvutajale ette kihi id, kuhu end paigutada ja töökorda sättida. Käsklus</text:p>
      <text:p text:style-name="Standard"/>
      <text:p text:style-name="Preformatted_20_Text"><text:s text:c="19"/>window[kihinimi+"_kalkulaator"]=this;</text:p>
      <text:p text:style-name="Preformatted_20_Text"/>
      <text:p text:style-name="Standard">loob akna ehk lehe peaobjekti külge muutuja, mille nime sees on kihi nimi ja sõna "kalkulaator", ehk siis esimese Arvutaja loomisel</text:p>
      <text:p text:style-name="Standard"/>
      <text:p text:style-name="Preformatted_20_Text"><text:s text:c="12"/>new Arvutaja("kiht1");</text:p>
      <text:p text:style-name="Preformatted_20_Text"/>
      <text:p text:style-name="Standard">saab objekti nimeks nõnda kiht1_kalkulaator. Nupu loomisel öeldakse nupule, et tuleb sellenimelise objekti juures välja kutsuda käsklus arvuta()</text:p>
      <text:p text:style-name="Standard"/>
      <text:p text:style-name="Preformatted_20_Text"><text:s text:c="16"/>"&lt;input type='button' value='Sentimeetriteks'</text:p>
      <text:p text:style-name="Preformatted_20_Text"><text:s text:c="21"/>onClick='"+kihinimi+"_kalkulaator.arvuta();' /&gt; "</text:p>
      <text:p text:style-name="Preformatted_20_Text"/>
      <text:p text:style-name="Standard">Selle järgi teatakse just õigest kohast sisestatud arv võtta, sest </text:p>
      <text:p text:style-name="Standard"><text:soft-page-break/></text:p>
      <text:p text:style-name="Preformatted_20_Text"><text:s text:c="15"/>this.kast=document.getElementById(kihinimi+"_kast1");</text:p>
      <text:p text:style-name="Preformatted_20_Text"/>
      <text:p text:style-name="Standard">paneb arvutaja külge muutuja nimega kast. Pärast arvutuse juures võetakse sealt </text:p>
      <text:p text:style-name="Standard"/>
      <text:p text:style-name="Preformatted_20_Text"><text:s text:c="20"/>this.vastusekiht.innerHTML=parseFloat(this.kast.value)*2.54;</text:p>
      <text:p text:style-name="Preformatted_20_Text"/>
      <text:p text:style-name="Standard"/>
      <text:p text:style-name="Standard"/>
      <text:p text:style-name="Preformatted_20_Text"><text:bookmark text:name="line118"/>&lt;!doctype html&gt;</text:p>
      <text:p text:style-name="Preformatted_20_Text"><text:bookmark text:name="line216"/>&lt;html&gt;</text:p>
      <text:p text:style-name="Preformatted_20_Text"><text:bookmark text:name="line315"/><text:s text:c="2"/>&lt;head&gt;</text:p>
      <text:p text:style-name="Preformatted_20_Text"><text:bookmark text:name="line45"/><text:s text:c="4"/>&lt;title&gt;Kalkulaator&lt;/title&gt;</text:p>
      <text:p text:style-name="Preformatted_20_Text"><text:bookmark text:name="line55"/><text:s text:c="8"/>&lt;script&gt;</text:p>
      <text:p text:style-name="Preformatted_20_Text"><text:bookmark text:name="line65"/><text:s text:c="10"/>function Arvutaja(kihinimi){</text:p>
      <text:p text:style-name="Preformatted_20_Text"><text:bookmark text:name="line75"/><text:s text:c="13"/>this.algus=function(){</text:p>
      <text:p text:style-name="Preformatted_20_Text"><text:bookmark text:name="line85"/><text:s text:c="16"/>this.kiht=document.getElementById(kihinimi);</text:p>
      <text:p text:style-name="Preformatted_20_Text"><text:bookmark text:name="line95"/><text:s text:c="16"/>window[kihinimi+"_kalkulaator"]=this;</text:p>
      <text:p text:style-name="Preformatted_20_Text"><text:bookmark text:name="line105"/><text:s text:c="16"/>this.kiht.innerHTML=</text:p>
      <text:p text:style-name="Preformatted_20_Text"><text:bookmark text:name="line119"/><text:s text:c="20"/>"Tollid: &lt;input type='text' <text:s text:c="2"/>id='"+kihinimi+"_kast1' /&gt; "+</text:p>
      <text:p text:style-name="Preformatted_20_Text"><text:bookmark text:name="line125"/><text:s text:c="20"/>"&lt;input type='button' value='Sentimeetriteks' "+</text:p>
      <text:p text:style-name="Preformatted_20_Text"><text:s text:c="20"/>"onClick='"+kihinimi+"_kalkulaator.arvuta();' /&gt; "+</text:p>
      <text:p text:style-name="Preformatted_20_Text"><text:bookmark text:name="line135"/><text:s text:c="20"/>"&lt;div id='"+kihinimi+"_vastus'&gt;&lt;/div&gt;";</text:p>
      <text:p text:style-name="Preformatted_20_Text"><text:bookmark text:name="line145"/><text:s text:c="16"/>this.kast=document.getElementById(kihinimi+"_kast1");</text:p>
      <text:p text:style-name="Preformatted_20_Text"><text:bookmark text:name="line155"/><text:s text:c="16"/>this.vastusekiht=document.getElementById(kihinimi+"_vastus"); <text:s text:c="16"/></text:p>
      <text:p text:style-name="Preformatted_20_Text"><text:bookmark text:name="line165"/><text:s text:c="13"/>}</text:p>
      <text:p text:style-name="Preformatted_20_Text"><text:bookmark text:name="line175"/><text:s text:c="13"/>this.arvuta=function(){</text:p>
      <text:p text:style-name="Preformatted_20_Text"><text:bookmark text:name="line185"/><text:s text:c="20"/>this.vastusekiht.innerHTML=parseFloat(this.kast.value)*2.54;</text:p>
      <text:p text:style-name="Preformatted_20_Text"><text:bookmark text:name="line195"/><text:s text:c="13"/>}</text:p>
      <text:p text:style-name="Preformatted_20_Text"><text:bookmark text:name="line205"/><text:s text:c="13"/>this.algus();</text:p>
      <text:p text:style-name="Preformatted_20_Text"><text:bookmark text:name="line217"/><text:s text:c="10"/>}</text:p>
      <text:p text:style-name="Preformatted_20_Text"><text:bookmark text:name="line224"/><text:s text:c="10"/></text:p>
      <text:p text:style-name="Preformatted_20_Text"><text:bookmark text:name="line234"/></text:p>
      <text:p text:style-name="Preformatted_20_Text"><text:bookmark text:name="line243"/><text:s text:c="10"/>function lehealgus(){</text:p>
      <text:p text:style-name="Preformatted_20_Text"><text:bookmark text:name="line253"/><text:s text:c="12"/>new Arvutaja("kiht1");</text:p>
      <text:p text:style-name="Preformatted_20_Text"><text:bookmark text:name="line263"/><text:s text:c="12"/>new Arvutaja("kiht2");</text:p>
      <text:p text:style-name="Preformatted_20_Text"><text:bookmark text:name="line273"/><text:s text:c="10"/>}</text:p>
      <text:p text:style-name="Preformatted_20_Text"><text:bookmark text:name="line283"/><text:s text:c="8"/>&lt;/script&gt;</text:p>
      <text:p text:style-name="Preformatted_20_Text"><text:bookmark text:name="line292"/><text:s text:c="2"/>&lt;/head&gt;</text:p>
      <text:p text:style-name="Preformatted_20_Text"><text:bookmark text:name="line302"/><text:s text:c="2"/>&lt;body onload="lehealgus();"&gt;</text:p>
      <text:p text:style-name="Preformatted_20_Text"><text:bookmark text:name="line316"/><text:s text:c="5"/>&lt;h1&gt;Arvutamine&lt;/h1&gt;</text:p>
      <text:p text:style-name="Preformatted_20_Text"><text:bookmark text:name="line322"/><text:s text:c="9"/>&lt;div id="kiht1"&gt;&lt;/div&gt;</text:p>
      <text:p text:style-name="Preformatted_20_Text"><text:bookmark text:name="line332"/><text:s text:c="9"/>&lt;div id="kiht2"&gt;&lt;/div&gt;<text:bookmark text:name="line341"/> <text:s text:c="7"/></text:p>
      <text:p text:style-name="Preformatted_20_Text"><text:bookmark text:name="line351"/><text:s text:c="2"/>&lt;/body&gt;</text:p>
      <text:p text:style-name="P2"><text:bookmark text:name="line361"/>&lt;/html&gt;</text:p>
      <text:p text:style-name="Standard"/>
      <text:p text:style-name="Standard"/>
      <text:p text:style-name="Standard"><draw:frame draw:style-name="fr1" draw:name="grafiikka11" text:anchor-type="as-char" svg:width="8.548cm" svg:height="4.233cm" draw:z-index="6"><draw:image xlink:href="Pictures/20000007000021630000108AB670A025.svm" xlink:type="simple" xlink:show="embed" xlink:actuate="onLoad"/></draw:frame></text:p>
      <text:p text:style-name="Standard"/>
      <text:p text:style-name="Standard"/>
      <text:h text:style-name="Heading_20_3" text:outline-level="3"><text:soft-page-break/>Ülesandeid</text:h>
      <text:list xml:id="list27659960" text:style-name="L4">
        <text:list-item>
          <text:p text:style-name="P15">Pane näide käima</text:p>
        </text:list-item>
        <text:list-item>
          <text:p text:style-name="P15">Loo sarnaselt lehele ka mitu kalkulaatorit ringi pindala leidmiseks raadiuse järgi</text:p>
        </text:list-item>
      </text:list>
      <text:p text:style-name="Standard"/>
      <text:h text:style-name="Heading_20_2" text:outline-level="2">Kalkulaatorite parameetrid</text:h>
      <text:p text:style-name="Standard"/>
      <text:p text:style-name="Standard">Eelnevates näidetes vaadatud kalkulaatorid suutsid hakkama saada vaid ühe operatsiooniga. Kujundus ning arvutuskäik oli juba koodi sisse kirjutatud ning valida sai vaid loodud kalkulaatori asukoha ja nende loomise koguse järgi. Arvutaja saab kirjutada ka paindlikumalt - lisaks kihi nimele <text:s/>antakse järgmises näites ette ka sissestuskasti juurde tulev selgitav tekst, vajutusnupule kuvatav tekst ning arvutuskoefitsient kahe suuruse vahel. </text:p>
      <text:p text:style-name="Standard"/>
      <text:p text:style-name="Preformatted_20_Text"><text:bookmark text:name="line120"/>&lt;!doctype html&gt;</text:p>
      <text:p text:style-name="Preformatted_20_Text"><text:bookmark text:name="line218"/>&lt;html&gt;</text:p>
      <text:p text:style-name="Preformatted_20_Text"><text:bookmark text:name="line317"/><text:s text:c="2"/>&lt;head&gt;</text:p>
      <text:p text:style-name="Preformatted_20_Text"><text:bookmark text:name="line46"/><text:s text:c="4"/>&lt;title&gt;Kalkulaator&lt;/title&gt;</text:p>
      <text:p text:style-name="Preformatted_20_Text"><text:bookmark text:name="line56"/><text:s text:c="8"/>&lt;script&gt;</text:p>
      <text:p text:style-name="Preformatted_20_Text"><text:bookmark text:name="line66"/><text:s text:c="10"/>function Arvutaja(kihinimi, kastitekst, nuputekst, koefitsient){</text:p>
      <text:p text:style-name="Preformatted_20_Text"><text:bookmark text:name="line76"/><text:s text:c="13"/>this.algus=function(){</text:p>
      <text:p text:style-name="Preformatted_20_Text"><text:bookmark text:name="line86"/><text:s text:c="15"/>this.kiht=document.getElementById(kihinimi);</text:p>
      <text:p text:style-name="Preformatted_20_Text"><text:bookmark text:name="line96"/><text:s text:c="15"/>window[kihinimi+"_kalkulaator"]=this;</text:p>
      <text:p text:style-name="Preformatted_20_Text"><text:bookmark text:name="line106"/><text:s text:c="15"/>this.kiht.innerHTML=</text:p>
      <text:p text:style-name="Preformatted_20_Text"><text:bookmark text:name="line1110"/><text:s text:c="16"/>kastitekst+": &lt;input type='text' <text:s text:c="2"/>id='"+kihinimi+"_kast1' /&gt; "+</text:p>
      <text:p text:style-name="Preformatted_20_Text"><text:bookmark text:name="line126"/><text:s text:c="16"/>"&lt;input type='button' value='"+nuputekst+"' onClick='"+</text:p>
      <text:p text:style-name="Preformatted_20_Text"><text:s text:c="19"/>kihinimi+"_kalkulaator.arvuta();' /&gt; "+</text:p>
      <text:p text:style-name="Preformatted_20_Text"><text:bookmark text:name="line136"/><text:s text:c="16"/>"&lt;span id='"+kihinimi+"_vastus'&gt;&lt;/span&gt;";</text:p>
      <text:p text:style-name="Preformatted_20_Text"><text:bookmark text:name="line146"/><text:s text:c="15"/>this.kast=document.getElementById(kihinimi+"_kast1");</text:p>
      <text:p text:style-name="Preformatted_20_Text"><text:bookmark text:name="line156"/><text:s text:c="15"/>this.vastusekiht=document.getElementById(kihinimi+"_vastus"); <text:s text:c="7"/></text:p>
      <text:p text:style-name="Preformatted_20_Text"><text:bookmark text:name="line166"/><text:s text:c="15"/>this.koefitsient=koefitsient; <text:s text:c="18"/></text:p>
      <text:p text:style-name="Preformatted_20_Text"><text:bookmark text:name="line176"/><text:s text:c="13"/>}</text:p>
      <text:p text:style-name="Preformatted_20_Text"><text:bookmark text:name="line186"/><text:s text:c="13"/>this.arvuta=function(){</text:p>
      <text:p text:style-name="Preformatted_20_Text"><text:bookmark text:name="line196"/><text:s text:c="14"/>this.vastusekiht.innerHTML=</text:p>
      <text:p text:style-name="Preformatted_20_Text"><text:s text:c="19"/>parseFloat(this.kast.value)*this.koefitsient;</text:p>
      <text:p text:style-name="Preformatted_20_Text"><text:bookmark text:name="line206"/><text:s text:c="13"/>}</text:p>
      <text:p text:style-name="Preformatted_20_Text"><text:bookmark text:name="line219"/><text:s text:c="13"/>this.algus();</text:p>
      <text:p text:style-name="Preformatted_20_Text"><text:bookmark text:name="line225"/><text:s text:c="10"/>}</text:p>
      <text:p text:style-name="Preformatted_20_Text"><text:bookmark text:name="line235"/><text:s text:c="10"/></text:p>
      <text:p text:style-name="Preformatted_20_Text"><text:bookmark text:name="line244"/></text:p>
      <text:p text:style-name="Preformatted_20_Text"><text:bookmark text:name="line254"/><text:s text:c="10"/>function lehealgus(){</text:p>
      <text:p text:style-name="Preformatted_20_Text"><text:bookmark text:name="line264"/><text:s text:c="12"/>new Arvutaja("kiht1", "Eurod", "Dollariteks", 1.3);</text:p>
      <text:p text:style-name="Preformatted_20_Text"><text:bookmark text:name="line274"/><text:s text:c="12"/>new Arvutaja("kiht2", "Tollid", "Sentimeetriteks", 2.54);</text:p>
      <text:p text:style-name="Preformatted_20_Text"><text:bookmark text:name="line284"/></text:p>
      <text:p text:style-name="Preformatted_20_Text"><text:bookmark text:name="line293"/><text:s text:c="10"/>}</text:p>
      <text:p text:style-name="Preformatted_20_Text"><text:bookmark text:name="line303"/><text:s text:c="8"/>&lt;/script&gt;</text:p>
      <text:p text:style-name="Preformatted_20_Text"><text:bookmark text:name="line318"/><text:s text:c="2"/>&lt;/head&gt;</text:p>
      <text:p text:style-name="Preformatted_20_Text"><text:bookmark text:name="line323"/><text:s text:c="2"/>&lt;body onload="lehealgus();"&gt;</text:p>
      <text:p text:style-name="Preformatted_20_Text"><text:bookmark text:name="line333"/><text:s text:c="5"/>&lt;h1&gt;Arvutamine&lt;/h1&gt;</text:p>
      <text:p text:style-name="Preformatted_20_Text"><text:bookmark text:name="line342"/><text:s text:c="9"/>&lt;div id="kiht1"&gt;&lt;/div&gt;</text:p>
      <text:p text:style-name="Preformatted_20_Text"><text:bookmark text:name="line352"/><text:s text:c="9"/>&lt;div id="kiht2"&gt;&lt;/div&gt;</text:p>
      <text:p text:style-name="Preformatted_20_Text"><text:bookmark text:name="line362"/></text:p>
      <text:p text:style-name="Preformatted_20_Text"><text:bookmark text:name="line371"/><text:s text:c="8"/></text:p>
      <text:p text:style-name="Preformatted_20_Text"><text:bookmark text:name="line381"/><text:s text:c="2"/>&lt;/body&gt;</text:p>
      <text:p text:style-name="P2"><text:bookmark text:name="line391"/>&lt;/html&gt;</text:p>
      <text:p text:style-name="Standard"/>
      <text:p text:style-name="Standard">Tulemusena võib edasi luua juba igasugu kalkulaatoreid, mille puhul arvutus piirdub ühe suhtega ehk korrutus/jagamistehtega.</text:p>
      <text:p text:style-name="Standard"><text:soft-page-break/></text:p>
      <text:p text:style-name="Standard"/>
      <text:p text:style-name="Standard"><draw:frame draw:style-name="fr1" draw:name="grafiikka12" text:anchor-type="as-char" svg:width="9.738cm" svg:height="3.732cm" draw:z-index="7"><draw:image xlink:href="Pictures/200000070000260A00000E94861FD9BF.svm" xlink:type="simple" xlink:show="embed" xlink:actuate="onLoad"/></draw:frame></text:p>
      <text:p text:style-name="Standard"/>
      <text:h text:style-name="Heading_20_3" text:outline-level="3">Ülesandeid</text:h>
      <text:p text:style-name="Standard"/>
      <text:list xml:id="list27666338" text:style-name="L5">
        <text:list-item>
          <text:p text:style-name="P16">Pane näide käima</text:p>
        </text:list-item>
        <text:list-item>
          <text:p text:style-name="P16">Loo sama näite põhjal kalkulaator käibemaksu arvutamiseks letihinna järgi</text:p>
        </text:list-item>
        <text:list-item>
          <text:p text:style-name="P16">Koosta sarnaselt kihile pandav kalkulaator, kus näidatakse soovitud arv tekstikaste ning nupuvajutuse peale väljastatakse neisse sisestatud arvude aritmeetiline keskmine.</text:p>
          <text:p text:style-name="P16"/>
        </text:list-item>
      </text:list>
      <text:h text:style-name="Heading_20_2" text:outline-level="2">Andmete talletamine objektis</text:h>
      <text:p text:style-name="Text_20_body">Eelnevate arvutuste juures anti sisestuse põhjal koheselt vastus ning midagi eraldi säilitada pole vaja. Objekti üheks kasulikuks omaduseks on aga tema olek, ehk siis võime väärtusi oma eluea jooksul säilitada. Siin lihtsama näitena arvuline meelespeetav kogus ning nupud selle koguse suurendamiseks ja vähendamiseks. Tulemuse näitamisks funktsioon kuva() ning nuppude külge kinnitatud funktsioonid suuremaks() ja väiksemaks() soovitud muutuse tarbeks. </text:p>
      <text:p text:style-name="Standard"/>
      <text:p text:style-name="Preformatted_20_Text"><text:bookmark text:name="line127"/>&lt;!doctype html&gt;</text:p>
      <text:p text:style-name="Preformatted_20_Text"><text:bookmark text:name="line220"/>&lt;html&gt;</text:p>
      <text:p text:style-name="Preformatted_20_Text"><text:bookmark text:name="line319"/><text:s text:c="2"/>&lt;head&gt;</text:p>
      <text:p text:style-name="Preformatted_20_Text"><text:bookmark text:name="line47"/><text:s text:c="4"/>&lt;title&gt;Kalkulaator&lt;/title&gt;</text:p>
      <text:p text:style-name="Preformatted_20_Text"><text:bookmark text:name="line57"/><text:s text:c="8"/>&lt;script&gt;</text:p>
      <text:p text:style-name="Preformatted_20_Text"><text:bookmark text:name="line67"/><text:s text:c="10"/>function Laohaldus(kihinimi, kogus){</text:p>
      <text:p text:style-name="Preformatted_20_Text"><text:bookmark text:name="line77"/><text:s text:c="13"/>this.algus=function(){</text:p>
      <text:p text:style-name="Preformatted_20_Text"><text:bookmark text:name="line87"/><text:s text:c="16"/>this.kiht=document.getElementById(kihinimi);</text:p>
      <text:p text:style-name="Preformatted_20_Text"><text:bookmark text:name="line97"/><text:s text:c="16"/>this.kogus=kogus;</text:p>
      <text:p text:style-name="Preformatted_20_Text"><text:bookmark text:name="line107"/><text:s text:c="16"/>window[kihinimi+"_ladu"]=this;</text:p>
      <text:p text:style-name="Preformatted_20_Text"><text:bookmark text:name="line1111"/><text:s text:c="16"/>this.kiht.innerHTML= <text:s text:c="12"/></text:p>
      <text:p text:style-name="Preformatted_20_Text"><text:bookmark text:name="line128"/><text:s text:c="18"/>"&lt;input type='button' value='&amp;lt;' "+ <text:s text:c="18"/></text:p>
      <text:p text:style-name="Preformatted_20_Text"><text:s text:c="21"/>"onClick='"+kihinimi+"_ladu.v2iksemaks();' /&gt; "+</text:p>
      <text:p text:style-name="Preformatted_20_Text"><text:bookmark text:name="line137"/><text:s text:c="18"/>"&lt;input type='text' id='"+kihinimi+"_vastus' "+</text:p>
      <text:p text:style-name="Preformatted_20_Text"><text:s text:c="21"/>"style='width: 50px' disabled /&gt;"+</text:p>
      <text:p text:style-name="Preformatted_20_Text"><text:bookmark text:name="line147"/><text:s text:c="18"/>"&lt;input type='button' value='&amp;gt;' "+</text:p>
      <text:p text:style-name="Preformatted_20_Text"><text:s text:c="18"/>" onClick='"+kihinimi+"_ladu.suuremaks();' /&gt; ";</text:p>
      <text:p text:style-name="Preformatted_20_Text"><text:bookmark text:name="line157"/><text:s text:c="16"/>this.vastusekiht=document.getElementById(kihinimi+"_vastus"); <text:s text:c="7"/></text:p>
      <text:p text:style-name="Preformatted_20_Text"><text:bookmark text:name="line167"/><text:s text:c="16"/>this.kuva();</text:p>
      <text:p text:style-name="Preformatted_20_Text"><text:bookmark text:name="line177"/><text:s text:c="13"/>}</text:p>
      <text:p text:style-name="Preformatted_20_Text"><text:bookmark text:name="line187"/><text:s text:c="13"/>this.kuva=function(){</text:p>
      <text:p text:style-name="Preformatted_20_Text"><text:bookmark text:name="line197"/><text:s text:c="16"/>this.vastusekiht.value=this.kogus;</text:p>
      <text:p text:style-name="Preformatted_20_Text"><text:bookmark text:name="line207"/><text:s text:c="13"/>}</text:p>
      <text:p text:style-name="Preformatted_20_Text"><text:bookmark text:name="line2110"/><text:s text:c="13"/>this.v2iksemaks=function(){</text:p>
      <text:p text:style-name="Preformatted_20_Text"><text:bookmark text:name="line226"/><text:s text:c="16"/>this.kogus--;</text:p>
      <text:p text:style-name="Preformatted_20_Text"><text:bookmark text:name="line236"/><text:s text:c="16"/>this.kuva();</text:p>
      <text:p text:style-name="Preformatted_20_Text"><text:bookmark text:name="line245"/><text:s text:c="13"/>}</text:p>
      <text:p text:style-name="Preformatted_20_Text"><text:bookmark text:name="line255"/><text:s text:c="13"/>this.suuremaks=function(){</text:p>
      <text:p text:style-name="Preformatted_20_Text"><text:bookmark text:name="line265"/><text:s text:c="16"/>this.kogus++;</text:p>
      <text:p text:style-name="Preformatted_20_Text"><text:bookmark text:name="line275"/><text:soft-page-break/><text:s text:c="16"/>this.kuva();</text:p>
      <text:p text:style-name="Preformatted_20_Text"><text:bookmark text:name="line285"/><text:s text:c="13"/>}</text:p>
      <text:p text:style-name="Preformatted_20_Text"><text:bookmark text:name="line294"/><text:s text:c="13"/>this.algus();</text:p>
      <text:p text:style-name="Preformatted_20_Text"><text:bookmark text:name="line304"/><text:s text:c="10"/>}</text:p>
      <text:p text:style-name="Preformatted_20_Text"><text:bookmark text:name="line3110"/><text:s text:c="10"/></text:p>
      <text:p text:style-name="Preformatted_20_Text"><text:bookmark text:name="line324"/></text:p>
      <text:p text:style-name="Preformatted_20_Text"><text:bookmark text:name="line334"/><text:s text:c="10"/>function lehealgus(){</text:p>
      <text:p text:style-name="Preformatted_20_Text"><text:bookmark text:name="line343"/><text:s text:c="12"/>new Laohaldus("kiht1", 100);</text:p>
      <text:p text:style-name="Preformatted_20_Text"><text:bookmark text:name="line353"/><text:s text:c="12"/>new Laohaldus("kiht2", 50);</text:p>
      <text:p text:style-name="Preformatted_20_Text"><text:bookmark text:name="line363"/><text:s text:c="10"/>}</text:p>
      <text:p text:style-name="Preformatted_20_Text"><text:bookmark text:name="line372"/><text:s text:c="8"/>&lt;/script&gt;</text:p>
      <text:p text:style-name="Preformatted_20_Text"><text:bookmark text:name="line382"/><text:s text:c="2"/>&lt;/head&gt;</text:p>
      <text:p text:style-name="Preformatted_20_Text"><text:bookmark text:name="line392"/><text:s text:c="2"/>&lt;body onload="lehealgus();"&gt;</text:p>
      <text:p text:style-name="Preformatted_20_Text"><text:bookmark text:name="line401"/><text:s text:c="5"/>&lt;h1&gt;Arvutamine&lt;/h1&gt;</text:p>
      <text:p text:style-name="Preformatted_20_Text"><text:bookmark text:name="line412"/><text:s text:c="9"/>&lt;div id="kiht1"&gt;&lt;/div&gt;</text:p>
      <text:p text:style-name="Preformatted_20_Text"><text:bookmark text:name="line421"/><text:s text:c="9"/>&lt;div id="kiht2"&gt;&lt;/div&gt; </text:p>
      <text:p text:style-name="Preformatted_20_Text"><text:bookmark text:name="line431"/><text:s text:c="2"/>&lt;/body&gt;</text:p>
      <text:p text:style-name="P2"><text:bookmark text:name="line441"/>&lt;/html&gt;</text:p>
      <text:p text:style-name="Standard"><draw:frame draw:style-name="fr1" draw:name="grafiikka13" text:anchor-type="as-char" svg:width="4.921cm" svg:height="3.201cm" draw:z-index="8"><draw:image xlink:href="Pictures/200000070000133A00000C826D0406F1.svm" xlink:type="simple" xlink:show="embed" xlink:actuate="onLoad"/></draw:frame></text:p>
      <text:p text:style-name="Standard"/>
      <text:p text:style-name="Standard"/>
      <text:h text:style-name="Heading_20_3" text:outline-level="3">Ülesandeid</text:h>
      <text:list xml:id="list27674218" text:style-name="L6">
        <text:list-item>
          <text:p text:style-name="P17">Pane näide käima</text:p>
        </text:list-item>
        <text:list-item>
          <text:p text:style-name="P17">Lisa objekti kujundusse teine tekstiväli, kus saab määrata, millise koguse võrra olemasolevat väärtust kasvatatakse või kahandatakse</text:p>
        </text:list-item>
        <text:list-item>
          <text:p text:style-name="P17">Tekstivälja asemel saab muudetava suuruse valida rippmenüüst</text:p>
        </text:list-item>
        <text:list-item>
          <text:p text:style-name="P17">Lisa nupp laoseisus nullimiseks</text:p>
        </text:list-item>
      </text:list>
      <text:p text:style-name="Standard"/>
      <text:p text:style-name="Standard"/>
      <text:h text:style-name="Heading_20_2" text:outline-level="2">Objekti graafiline väljund</text:h>
      <text:p text:style-name="Standard">HTML5 juurde kuuluvat Canvast saab sarnaselt sisestuse ja väljundi juures kasutada nagu teisigi veebilehe elemente. Lihtsalt siitkaudu on võimalik väljundit märgatavalt värvilisemaks muuta. Kuvamise funktsioonile lisatakse täiendus: lisaks arvu näitamisele tekstiväljas tehakse lõuendile ka vastava pikkusega kast. </text:p>
      <text:p text:style-name="Standard"/>
      <text:p text:style-name="Preformatted_20_Text"><text:bookmark text:name="line129"/>&lt;!doctype html&gt;</text:p>
      <text:p text:style-name="Preformatted_20_Text"><text:bookmark text:name="line227"/>&lt;html&gt;</text:p>
      <text:p text:style-name="Preformatted_20_Text"><text:bookmark text:name="line320"/><text:s text:c="2"/>&lt;head&gt;</text:p>
      <text:p text:style-name="Preformatted_20_Text"><text:bookmark text:name="line48"/><text:s text:c="4"/>&lt;title&gt;Kalkulaator&lt;/title&gt;</text:p>
      <text:p text:style-name="Preformatted_20_Text"><text:bookmark text:name="line58"/><text:s text:c="8"/>&lt;script&gt;</text:p>
      <text:p text:style-name="Preformatted_20_Text"><text:bookmark text:name="line68"/><text:s text:c="10"/>function Laohaldus(kihinimi, kogus){</text:p>
      <text:p text:style-name="Preformatted_20_Text"><text:bookmark text:name="line78"/><text:s text:c="13"/>this.algus=function(){</text:p>
      <text:p text:style-name="Preformatted_20_Text"><text:bookmark text:name="line88"/><text:s text:c="15"/>this.kiht=document.getElementById(kihinimi);</text:p>
      <text:p text:style-name="Preformatted_20_Text"><text:bookmark text:name="line98"/><text:s text:c="15"/>this.kogus=kogus;</text:p>
      <text:p text:style-name="Preformatted_20_Text"><text:bookmark text:name="line108"/><text:s text:c="15"/>window[kihinimi+"_ladu"]=this;</text:p>
      <text:p text:style-name="Preformatted_20_Text"><text:bookmark text:name="line1112"/><text:s text:c="15"/>this.kiht.innerHTML= </text:p>
      <text:p text:style-name="Preformatted_20_Text"><text:bookmark text:name="line1210"/><text:s text:c="17"/>"&lt;canvas id='"+kihinimi+"_joonis' "+</text:p>
      <text:p text:style-name="Preformatted_20_Text"><text:bookmark text:name="line138"/><text:s text:c="20"/>"width='200' height='150' "+</text:p>
      <text:p text:style-name="Preformatted_20_Text"><text:soft-page-break/><text:s text:c="20"/>"style='background-color: yellow' &gt;&lt;/canvas&gt;&lt;br /&gt;"+ <text:s text:c="18"/></text:p>
      <text:p text:style-name="Preformatted_20_Text"><text:bookmark text:name="line148"/><text:s text:c="17"/>"&lt;input type='button' value='&amp;lt;' "</text:p>
      <text:p text:style-name="Preformatted_20_Text"><text:s text:c="19"/>+" onClick='"+kihinimi+"_ladu.v2iksemaks();' /&gt; "+</text:p>
      <text:p text:style-name="Preformatted_20_Text"><text:bookmark text:name="line158"/><text:s text:c="17"/>"&lt;input type='text' id='"+kihinimi+"_vastus'"+ <text:s text:c="2"/></text:p>
      <text:p text:style-name="Preformatted_20_Text"><text:s text:c="19"/>"style='width: 50px' disabled /&gt;"+</text:p>
      <text:p text:style-name="Preformatted_20_Text"><text:bookmark text:name="line168"/><text:s text:c="17"/>"&lt;input type='button' value='&amp;gt;' "</text:p>
      <text:p text:style-name="Preformatted_20_Text"><text:s text:c="21"/>+" onClick='"+kihinimi+"_ladu.suuremaks();' /&gt; ";</text:p>
      <text:p text:style-name="Preformatted_20_Text"><text:bookmark text:name="line178"/><text:s text:c="17"/>this.vastusekiht=document.getElementById(kihinimi+"_vastus"); <text:s text:c="7"/></text:p>
      <text:p text:style-name="Preformatted_20_Text"><text:bookmark text:name="line188"/><text:s text:c="17"/>this.joonis=document.getElementById(kihinimi+"_joonis"); <text:s text:c="4"/></text:p>
      <text:p text:style-name="Preformatted_20_Text"><text:bookmark text:name="line198"/><text:s text:c="17"/>this.kuva();</text:p>
      <text:p text:style-name="Preformatted_20_Text"><text:bookmark text:name="line208"/><text:s text:c="14"/>}</text:p>
      <text:p text:style-name="Preformatted_20_Text"><text:bookmark text:name="line2111"/><text:s text:c="14"/>this.kuva=function(){</text:p>
      <text:p text:style-name="Preformatted_20_Text"><text:bookmark text:name="line228"/><text:s text:c="17"/>this.vastusekiht.value=this.kogus;</text:p>
      <text:p text:style-name="Preformatted_20_Text"><text:bookmark text:name="line237"/><text:s text:c="17"/>var g=this.joonis.getContext("2d");</text:p>
      <text:p text:style-name="Preformatted_20_Text"><text:bookmark text:name="line246"/><text:s text:c="17"/>g.clearRect(0, 0, 200, 150);</text:p>
      <text:p text:style-name="Preformatted_20_Text"><text:bookmark text:name="line256"/><text:s text:c="17"/>g.fillRect(10, 10, this.kogus, 20);</text:p>
      <text:p text:style-name="Preformatted_20_Text"><text:bookmark text:name="line266"/><text:s text:c="14"/>}</text:p>
      <text:p text:style-name="Preformatted_20_Text"><text:bookmark text:name="line276"/><text:s text:c="14"/>this.v2iksemaks=function(){</text:p>
      <text:p text:style-name="Preformatted_20_Text"><text:bookmark text:name="line286"/><text:s text:c="17"/>this.kogus--;</text:p>
      <text:p text:style-name="Preformatted_20_Text"><text:bookmark text:name="line295"/><text:s text:c="17"/>this.kuva();</text:p>
      <text:p text:style-name="Preformatted_20_Text"><text:bookmark text:name="line305"/><text:s text:c="14"/>}</text:p>
      <text:p text:style-name="Preformatted_20_Text"><text:bookmark text:name="line3111"/><text:s text:c="14"/>this.suuremaks=function(){</text:p>
      <text:p text:style-name="Preformatted_20_Text"><text:bookmark text:name="line325"/><text:s text:c="17"/>this.kogus++;</text:p>
      <text:p text:style-name="Preformatted_20_Text"><text:bookmark text:name="line335"/><text:s text:c="17"/>this.kuva();</text:p>
      <text:p text:style-name="Preformatted_20_Text"><text:bookmark text:name="line344"/><text:s text:c="14"/>}</text:p>
      <text:p text:style-name="Preformatted_20_Text"><text:bookmark text:name="line354"/><text:s text:c="14"/>this.algus();</text:p>
      <text:p text:style-name="Preformatted_20_Text"><text:bookmark text:name="line364"/><text:s text:c="10"/>}</text:p>
      <text:p text:style-name="Preformatted_20_Text"><text:bookmark text:name="line373"/><text:s text:c="10"/></text:p>
      <text:p text:style-name="Preformatted_20_Text"><text:bookmark text:name="line383"/></text:p>
      <text:p text:style-name="Preformatted_20_Text"><text:bookmark text:name="line393"/><text:s text:c="10"/>function lehealgus(){</text:p>
      <text:p text:style-name="Preformatted_20_Text"><text:bookmark text:name="line402"/><text:s text:c="12"/>new Laohaldus("kiht1", 100);</text:p>
      <text:p text:style-name="Preformatted_20_Text"><text:bookmark text:name="line413"/><text:s text:c="12"/>new Laohaldus("kiht2", 50);</text:p>
      <text:p text:style-name="Preformatted_20_Text"><text:bookmark text:name="line422"/><text:s text:c="10"/>}</text:p>
      <text:p text:style-name="Preformatted_20_Text"><text:bookmark text:name="line432"/><text:s text:c="8"/>&lt;/script&gt;</text:p>
      <text:p text:style-name="Preformatted_20_Text"><text:bookmark text:name="line442"/><text:s text:c="2"/>&lt;/head&gt;</text:p>
      <text:p text:style-name="Preformatted_20_Text"><text:bookmark text:name="line451"/><text:s text:c="2"/>&lt;body onload="lehealgus();"&gt;</text:p>
      <text:p text:style-name="Preformatted_20_Text"><text:bookmark text:name="line461"/><text:s text:c="5"/>&lt;h1&gt;Arvutamine&lt;/h1&gt;</text:p>
      <text:p text:style-name="Preformatted_20_Text"><text:bookmark text:name="line471"/><text:s text:c="9"/>&lt;div id="kiht1"&gt;&lt;/div&gt;</text:p>
      <text:p text:style-name="Preformatted_20_Text"><text:bookmark text:name="line481"/><text:s text:c="9"/>&lt;div id="kiht2"&gt;&lt;/div&gt; </text:p>
      <text:p text:style-name="Preformatted_20_Text"><text:bookmark text:name="line49"/><text:s text:c="2"/>&lt;/body&gt;</text:p>
      <text:p text:style-name="P2"><text:bookmark text:name="line50"/>&lt;/html&gt;</text:p>
      <text:p text:style-name="Standard"><text:soft-page-break/><draw:frame draw:style-name="fr1" draw:name="grafiikka14" text:anchor-type="as-char" svg:width="5.823cm" svg:height="11.538cm" draw:z-index="9"><draw:image xlink:href="Pictures/20000007000016BE00002D11859DA891.svm" xlink:type="simple" xlink:show="embed" xlink:actuate="onLoad"/></draw:frame></text:p>
      <text:p text:style-name="Standard"/>
      <text:h text:style-name="Heading_20_3" text:outline-level="3">Ülesandeid</text:h>
      <text:list xml:id="list27683110" text:style-name="L7">
        <text:list-item>
          <text:p text:style-name="P18">Pane näide käima</text:p>
        </text:list-item>
        <text:list-item>
          <text:p text:style-name="P18">Lisa tekstiväli näitamaks, mitme ühiku jagu objektis olevat kogust suurendada või vähendada.</text:p>
          <text:p text:style-name="P18"/>
        </text:list-item>
      </text:list>
      <text:h text:style-name="Heading_20_2" text:outline-level="2">Kujundite lisamine platsile</text:h>
      <text:p text:style-name="Standard">Objektitüüpe võib lehel olla mitu. Järgmises näiteks on tüüpideks Pall ja Plats. Pall mõistab oma asukoha meeles pidada ning etteantud graafilise konteksti kaudu joonistada. Plats kuvab end kollase ristkülikuna, tema küljes kujundite massiivis on pallid ning ta suudab nad välja joonistada. Algusnäide koostab platsi kahe palliga ning kuvab nad ekraanile.</text:p>
      <text:p text:style-name="Standard"/>
      <text:p text:style-name="Preformatted_20_Text"><text:bookmark text:name="line190"/>&lt;!doctype html&gt;</text:p>
      <text:p text:style-name="Preformatted_20_Text"><text:bookmark text:name="line280"/>&lt;html&gt;</text:p>
      <text:p text:style-name="Preformatted_20_Text"><text:bookmark text:name="line360"/><text:s text:c="2"/>&lt;head&gt;</text:p>
      <text:p text:style-name="Preformatted_20_Text"><text:bookmark text:name="line420"/><text:s text:c="4"/>&lt;title&gt;Kujundid&lt;/title&gt;</text:p>
      <text:p text:style-name="Preformatted_20_Text"><text:bookmark text:name="line517"/><text:s text:c="4"/>&lt;script&gt;</text:p>
      <text:p text:style-name="Preformatted_20_Text"><text:bookmark text:name="line617"/><text:s text:c="7"/>function Pall(x, y, r){</text:p>
      <text:p text:style-name="Preformatted_20_Text"><text:bookmark text:name="line717"/><text:s text:c="10"/>this.x=x;</text:p>
      <text:p text:style-name="Preformatted_20_Text"><text:bookmark text:name="line816"/><text:s text:c="10"/>this.y=y;</text:p>
      <text:p text:style-name="Preformatted_20_Text"><text:bookmark text:name="line915"/><text:s text:c="10"/>this.r=r;</text:p>
      <text:p text:style-name="Preformatted_20_Text"><text:bookmark text:name="line1015"/><text:s text:c="10"/>this.joonista=function(g){</text:p>
      <text:p text:style-name="Preformatted_20_Text"><text:bookmark text:name="line1119"/><text:s text:c="11"/>g.beginPath();</text:p>
      <text:p text:style-name="Preformatted_20_Text"><text:bookmark text:name="line1217"/><text:s text:c="11"/>g.arc(this.x, this.y, this.r, 0, 2*Math.PI, true);</text:p>
      <text:p text:style-name="Preformatted_20_Text"><text:bookmark text:name="line1415"/><text:s text:c="11"/>g.fill();</text:p>
      <text:p text:style-name="Preformatted_20_Text"><text:bookmark text:name="line1515"/><text:s text:c="10"/>}</text:p>
      <text:p text:style-name="Preformatted_20_Text"><text:bookmark text:name="line1615"/><text:s text:c="7"/>}</text:p>
      <text:p text:style-name="Preformatted_20_Text"><text:bookmark text:name="line1715"/><text:s text:c="7"/>function Plats(kihiId){</text:p>
      <text:p text:style-name="Preformatted_20_Text"><text:bookmark text:name="line1815"/><text:soft-page-break/><text:s text:c="10"/>window[kihiId+"_joonis"]=this;</text:p>
      <text:p text:style-name="Preformatted_20_Text"><text:bookmark text:name="line1915"/><text:s text:c="10"/>this.alusta=function(){</text:p>
      <text:p text:style-name="Preformatted_20_Text"><text:bookmark text:name="line2015"/><text:s text:c="13"/>var sisu=</text:p>
      <text:p text:style-name="Preformatted_20_Text"><text:bookmark text:name="line2118"/><text:s text:c="15"/>"&lt;canvas id='"+kihiId+"_tahvel' width='200' height='150' "+</text:p>
      <text:p text:style-name="Preformatted_20_Text"><text:bookmark text:name="line2216"/><text:s text:c="16"/>" style='background-color: yellow' &gt;&lt;/canvas&gt;&lt;br/&gt;";</text:p>
      <text:p text:style-name="Preformatted_20_Text"><text:bookmark text:name="line2314"/><text:s text:c="13"/>document.getElementById(kihiId).innerHTML=sisu;</text:p>
      <text:p text:style-name="Preformatted_20_Text"><text:bookmark text:name="line2413"/><text:s text:c="13"/>this.kujundid=new Array();</text:p>
      <text:p text:style-name="Preformatted_20_Text"><text:bookmark text:name="line2513"/><text:s text:c="13"/>this.tahvel=document.getElementById(kihiId+"_tahvel");</text:p>
      <text:p text:style-name="Preformatted_20_Text"><text:bookmark text:name="line2613"/><text:s text:c="10"/>}</text:p>
      <text:p text:style-name="Preformatted_20_Text"><text:bookmark text:name="line2713"/><text:s text:c="10"/>this.lisaKujund=function(kujund){</text:p>
      <text:p text:style-name="Preformatted_20_Text"><text:bookmark text:name="line2813"/><text:s text:c="12"/>this.kujundid.push(kujund);</text:p>
      <text:p text:style-name="Preformatted_20_Text"><text:bookmark text:name="line2912"/><text:s text:c="12"/>this.joonista();</text:p>
      <text:p text:style-name="Preformatted_20_Text"><text:bookmark text:name="line3012"/><text:s text:c="10"/>}</text:p>
      <text:p text:style-name="Preformatted_20_Text"><text:bookmark text:name="line3118"/><text:s text:c="10"/>this.joonista=function(){</text:p>
      <text:p text:style-name="Preformatted_20_Text"><text:bookmark text:name="line3214"/><text:s text:c="13"/>var g=this.tahvel.getContext("2d");</text:p>
      <text:p text:style-name="Preformatted_20_Text"><text:bookmark text:name="line3313"/><text:s text:c="13"/>for(var i=0; i&lt;this.kujundid.length; i++){</text:p>
      <text:p text:style-name="Preformatted_20_Text"><text:bookmark text:name="line3411"/><text:s text:c="16"/>this.kujundid[i].joonista(g);</text:p>
      <text:p text:style-name="Preformatted_20_Text"><text:bookmark text:name="line3511"/><text:s text:c="13"/>}</text:p>
      <text:p text:style-name="Preformatted_20_Text"><text:bookmark text:name="line3611"/><text:s text:c="10"/>}</text:p>
      <text:p text:style-name="Preformatted_20_Text"><text:bookmark text:name="line3710"/><text:s text:c="10"/>this.alusta();</text:p>
      <text:p text:style-name="Preformatted_20_Text"><text:bookmark text:name="line3810"/><text:s text:c="7"/>}</text:p>
      <text:p text:style-name="Preformatted_20_Text"><text:bookmark text:name="line398"/><text:s text:c="7"/></text:p>
      <text:p text:style-name="Preformatted_20_Text"><text:bookmark text:name="line405"/><text:s text:c="7"/>function algus(){</text:p>
      <text:p text:style-name="Preformatted_20_Text"><text:bookmark text:name="line4111"/><text:s text:c="9"/>kiht1_joonis=new Plats("kiht1");</text:p>
      <text:p text:style-name="Preformatted_20_Text"><text:bookmark text:name="line425"/><text:s text:c="9"/>kiht1_joonis.lisaKujund(new Pall(50, 30, 10));</text:p>
      <text:p text:style-name="Preformatted_20_Text"><text:bookmark text:name="line435"/><text:s text:c="9"/>kiht1_joonis.lisaKujund(new Pall(80, 30, 10));</text:p>
      <text:p text:style-name="Preformatted_20_Text"><text:bookmark text:name="line445"/><text:s text:c="7"/>}</text:p>
      <text:p text:style-name="Preformatted_20_Text"><text:bookmark text:name="line454"/><text:s text:c="4"/>&lt;/script&gt;</text:p>
      <text:p text:style-name="Preformatted_20_Text"><text:bookmark text:name="line464"/><text:s text:c="2"/>&lt;/head&gt;</text:p>
      <text:p text:style-name="Preformatted_20_Text"><text:bookmark text:name="line474"/><text:s text:c="2"/>&lt;body onload="algus();"&gt;</text:p>
      <text:p text:style-name="Preformatted_20_Text"><text:bookmark text:name="line484"/><text:s text:c="5"/>&lt;div id="kiht1"&gt;&lt;/div&gt;</text:p>
      <text:p text:style-name="Preformatted_20_Text"><text:bookmark text:name="line493"/><text:s text:c="2"/>&lt;/body&gt;</text:p>
      <text:p text:style-name="P2"><text:bookmark text:name="line503"/>&lt;/html&gt;</text:p>
      <text:p text:style-name="Standard"/>
      <text:p text:style-name="Standard"/>
      <text:p text:style-name="Standard"><draw:frame draw:style-name="fr1" draw:name="grafiikka27" text:anchor-type="as-char" svg:width="8.521cm" svg:height="6.616cm" draw:z-index="15"><draw:image xlink:href="Pictures/2000000700002149000019D803D6FFFC.svm" xlink:type="simple" xlink:show="embed" xlink:actuate="onLoad"/></draw:frame></text:p>
      <text:p text:style-name="Standard"/>
      <text:h text:style-name="Heading_20_3" text:outline-level="3">Ülesandeid</text:h>
      <text:list xml:id="list27660697" text:style-name="L8">
        <text:list-item>
          <text:p text:style-name="P19">Pane näide käima</text:p>
        </text:list-item>
        <text:list-item>
          <text:p text:style-name="P19">Katseta mitmesuguste suurustega pallidega</text:p>
        </text:list-item>
        <text:list-item>
          <text:p text:style-name="P19">Koosta tsükkel platsile pallide lisamiseks</text:p>
          <text:p text:style-name="P19"/>
        </text:list-item>
      </text:list>
      <text:p text:style-name="Standard"/>
      <text:h text:style-name="Heading_20_2" text:outline-level="2"><text:soft-page-break/>Mitmesugused kujundid</text:h>
      <text:p text:style-name="Standard"/>
      <text:p text:style-name="Standard">Siin näites lisandub Platsile Palli kõrvale kujundiks Ruut. Et Javaskript massiividesse andmete lisamisel piiranguid ei sea, siis saab siin samasse kujundite massiivi panna läbisegi mõlemaid kujundeid. Ning et neil on mõlemal ühine meetod nimega joonista(), siis saab kujundite massiivi nõnda ka välja kuvada. Selleks kutsutakse Platsi joonista-funktsioonis järgemööda tsükli abil välja kõikide kujundite joonista-funktsioonid.</text:p>
      <text:p text:style-name="Standard"/>
      <text:p text:style-name="Preformatted_20_Text"><text:bookmark text:name="line1100"/>&lt;!doctype html&gt;</text:p>
      <text:p text:style-name="Preformatted_20_Text"><text:bookmark text:name="line290"/>&lt;html&gt;</text:p>
      <text:p text:style-name="Preformatted_20_Text"><text:bookmark text:name="line370"/><text:s text:c="2"/>&lt;head&gt;</text:p>
      <text:p text:style-name="Preformatted_20_Text"><text:bookmark text:name="line426"/><text:s text:c="4"/>&lt;title&gt;Kujundid&lt;/title&gt;</text:p>
      <text:p text:style-name="Preformatted_20_Text"><text:bookmark text:name="line518"/><text:s text:c="4"/>&lt;script&gt;</text:p>
      <text:p text:style-name="Preformatted_20_Text"><text:bookmark text:name="line618"/><text:s text:c="7"/>function Ruut(x, y, a){</text:p>
      <text:p text:style-name="Preformatted_20_Text"><text:bookmark text:name="line718"/><text:s text:c="10"/>this.x=x;</text:p>
      <text:p text:style-name="Preformatted_20_Text"><text:bookmark text:name="line817"/><text:s text:c="10"/>this.y=y;</text:p>
      <text:p text:style-name="Preformatted_20_Text"><text:bookmark text:name="line916"/><text:s text:c="10"/>this.a=a;</text:p>
      <text:p text:style-name="Preformatted_20_Text"><text:bookmark text:name="line1016"/><text:s text:c="10"/>this.joonista=function(g){</text:p>
      <text:p text:style-name="Preformatted_20_Text"><text:bookmark text:name="line1120"/><text:s text:c="13"/>g.fillRect(this.x, this.y, this.a, this.a);</text:p>
      <text:p text:style-name="Preformatted_20_Text"><text:bookmark text:name="line1218"/><text:s text:c="10"/>}</text:p>
      <text:p text:style-name="Preformatted_20_Text"><text:bookmark text:name="line1316"/><text:s text:c="7"/>}</text:p>
      <text:p text:style-name="Preformatted_20_Text"><text:bookmark text:name="line1416"/><text:s text:c="7"/>function Pall(x, y, r){</text:p>
      <text:p text:style-name="Preformatted_20_Text"><text:bookmark text:name="line1516"/><text:s text:c="10"/>this.x=x;</text:p>
      <text:p text:style-name="Preformatted_20_Text"><text:bookmark text:name="line1616"/><text:s text:c="10"/>this.y=y;</text:p>
      <text:p text:style-name="Preformatted_20_Text"><text:bookmark text:name="line1716"/><text:s text:c="10"/>this.r=r;</text:p>
      <text:p text:style-name="Preformatted_20_Text"><text:bookmark text:name="line1816"/><text:s text:c="10"/>this.joonista=function(g){</text:p>
      <text:p text:style-name="Preformatted_20_Text"><text:bookmark text:name="line1916"/><text:s text:c="11"/>g.beginPath();</text:p>
      <text:p text:style-name="Preformatted_20_Text"><text:bookmark text:name="line2016"/><text:s text:c="11"/>g.arc(this.x, this.y, this.r, </text:p>
      <text:p text:style-name="Preformatted_20_Text"><text:bookmark text:name="line2119"/><text:s text:c="26"/>0, 2*Math.PI, true);</text:p>
      <text:p text:style-name="Preformatted_20_Text"><text:bookmark text:name="line2217"/><text:s text:c="11"/>g.fill();</text:p>
      <text:p text:style-name="Preformatted_20_Text"><text:bookmark text:name="line2315"/><text:s text:c="10"/>}</text:p>
      <text:p text:style-name="Preformatted_20_Text"><text:bookmark text:name="line2414"/><text:s text:c="7"/>}</text:p>
      <text:p text:style-name="Preformatted_20_Text"><text:bookmark text:name="line2514"/><text:s text:c="7"/>function Plats(kihiId){</text:p>
      <text:p text:style-name="Preformatted_20_Text"><text:bookmark text:name="line2614"/><text:s text:c="10"/>window[kihiId+"_joonis"]=this;</text:p>
      <text:p text:style-name="Preformatted_20_Text"><text:bookmark text:name="line2714"/><text:s text:c="10"/>this.alusta=function(){</text:p>
      <text:p text:style-name="Preformatted_20_Text"><text:bookmark text:name="line2814"/><text:s text:c="13"/>var sisu=</text:p>
      <text:p text:style-name="Preformatted_20_Text"><text:bookmark text:name="line2913"/><text:s text:c="15"/>"&lt;canvas id='"+kihiId+"_tahvel' width='200' height='150' "+</text:p>
      <text:p text:style-name="Preformatted_20_Text"><text:bookmark text:name="line3013"/><text:s text:c="16"/>" style='background-color: yellow' &gt;&lt;/canvas&gt;&lt;br/&gt;";</text:p>
      <text:p text:style-name="Preformatted_20_Text"><text:bookmark text:name="line3119"/><text:s text:c="13"/>document.getElementById(kihiId).innerHTML=sisu;</text:p>
      <text:p text:style-name="Preformatted_20_Text"><text:bookmark text:name="line3215"/><text:s text:c="13"/>this.kujundid=new Array();</text:p>
      <text:p text:style-name="Preformatted_20_Text"><text:bookmark text:name="line3314"/><text:s text:c="13"/>this.tahvel=document.getElementById(kihiId+"_tahvel");</text:p>
      <text:p text:style-name="Preformatted_20_Text"><text:bookmark text:name="line3412"/><text:s text:c="10"/>}</text:p>
      <text:p text:style-name="Preformatted_20_Text"><text:bookmark text:name="line3512"/><text:s text:c="10"/>this.lisaKujund=function(kujund){</text:p>
      <text:p text:style-name="Preformatted_20_Text"><text:bookmark text:name="line3612"/><text:s text:c="12"/>this.kujundid.push(kujund);</text:p>
      <text:p text:style-name="Preformatted_20_Text"><text:bookmark text:name="line3711"/><text:s text:c="12"/>this.joonista();</text:p>
      <text:p text:style-name="Preformatted_20_Text"><text:bookmark text:name="line3811"/><text:s text:c="10"/>}</text:p>
      <text:p text:style-name="Preformatted_20_Text"><text:bookmark text:name="line399"/><text:s text:c="10"/>this.joonista=function(){</text:p>
      <text:p text:style-name="Preformatted_20_Text"><text:bookmark text:name="line406"/><text:s text:c="13"/>var g=this.tahvel.getContext("2d");</text:p>
      <text:p text:style-name="Preformatted_20_Text"><text:bookmark text:name="line4112"/><text:s text:c="13"/>for(var i=0; i&lt;this.kujundid.length; i++){</text:p>
      <text:p text:style-name="Preformatted_20_Text"><text:bookmark text:name="line427"/><text:s text:c="16"/>this.kujundid[i].joonista(g);</text:p>
      <text:p text:style-name="Preformatted_20_Text"><text:bookmark text:name="line436"/><text:s text:c="13"/>}</text:p>
      <text:p text:style-name="Preformatted_20_Text"><text:bookmark text:name="line446"/><text:s text:c="10"/>}</text:p>
      <text:p text:style-name="Preformatted_20_Text"><text:bookmark text:name="line455"/><text:s text:c="10"/>this.alusta();</text:p>
      <text:p text:style-name="Preformatted_20_Text"><text:bookmark text:name="line465"/><text:s text:c="7"/>}</text:p>
      <text:p text:style-name="Preformatted_20_Text"><text:bookmark text:name="line475"/><text:s text:c="7"/></text:p>
      <text:p text:style-name="Preformatted_20_Text"><text:bookmark text:name="line485"/><text:s text:c="7"/>function algus(){</text:p>
      <text:p text:style-name="Preformatted_20_Text"><text:bookmark text:name="line494"/><text:s text:c="9"/>kiht1_joonis=new Plats("kiht1");</text:p>
      <text:p text:style-name="Preformatted_20_Text"><text:bookmark text:name="line504"/><text:s text:c="9"/>kiht1_joonis.lisaKujund(new Pall(50, 30, 10));</text:p>
      <text:p text:style-name="Preformatted_20_Text"><text:bookmark text:name="line519"/><text:s text:c="9"/>kiht1_joonis.lisaKujund(new Pall(80, 30, 10));</text:p>
      <text:p text:style-name="Preformatted_20_Text"><text:bookmark text:name="line523"/><text:s text:c="9"/>kiht1_joonis.lisaKujund(new Ruut(50, 90, 10));</text:p>
      <text:p text:style-name="Preformatted_20_Text"><text:bookmark text:name="line533"/><text:s text:c="9"/>kiht1_joonis.lisaKujund(new Ruut(80, 90, 10));</text:p>
      <text:p text:style-name="Preformatted_20_Text"><text:bookmark text:name="line543"/><text:soft-page-break/><text:s text:c="7"/>}</text:p>
      <text:p text:style-name="Preformatted_20_Text"><text:bookmark text:name="line553"/><text:s text:c="4"/>&lt;/script&gt;</text:p>
      <text:p text:style-name="Preformatted_20_Text"><text:bookmark text:name="line563"/><text:s text:c="2"/>&lt;/head&gt;</text:p>
      <text:p text:style-name="Preformatted_20_Text"><text:bookmark text:name="line573"/><text:s text:c="2"/>&lt;body onload="algus();"&gt;</text:p>
      <text:p text:style-name="Preformatted_20_Text"><text:bookmark text:name="line583"/><text:s text:c="5"/>&lt;div id="kiht1"&gt;&lt;/div&gt;</text:p>
      <text:p text:style-name="Preformatted_20_Text"><text:bookmark text:name="line593"/><text:s text:c="2"/>&lt;/body&gt;</text:p>
      <text:p text:style-name="P2"><text:bookmark text:name="line602"/>&lt;/html&gt;</text:p>
      <text:p text:style-name="Standard"><draw:frame draw:style-name="fr1" draw:name="grafiikka28" text:anchor-type="as-char" svg:width="8.731cm" svg:height="6.616cm" draw:z-index="17"><draw:image xlink:href="Pictures/200000070000221C000019D8EE42B64F.svm" xlink:type="simple" xlink:show="embed" xlink:actuate="onLoad"/></draw:frame></text:p>
      <text:p text:style-name="Standard"/>
      <text:h text:style-name="Heading_20_2" text:outline-level="2">Ülesandeid</text:h>
      <text:list xml:id="list27655543" text:style-name="L9">
        <text:list-item>
          <text:p text:style-name="P20">Pane näide käima</text:p>
        </text:list-item>
        <text:list-item>
          <text:p text:style-name="P20">Paiguta ruute ja palle mitmesugustesse kohtadesse</text:p>
        </text:list-item>
        <text:list-item>
          <text:p text:style-name="P20">Lisa kujundina Puu, mis koosneb võrast ja tüvest. Ette saab anda võra keskkoha, võra raadiuse, tüve <text:s/>paksuse ning pikkuse</text:p>
        </text:list-item>
      </text:list>
      <text:p text:style-name="Standard"/>
      <text:h text:style-name="Heading_20_2" text:outline-level="2">Liikuvad kujundid</text:h>
      <text:p text:style-name="Standard">Liikumise jaoks lisati mõlemale objektitüübile funktsioon liigu. Ruut suurendab selle peale oma x-koordinaadi väärtust ühe võrra, Pall aga kahendab raadiust 90% peale. Igatahes mõlemad muutuvad liikumise peale nähtavalt. Platsi liikumisfunktsioon käivitab järgemööda kõigi kujundite liikumisfunktsioonid ning edasi Platsi joonistusfunktsiooni, mis omakorda kõik kujundid välja joonistab. </text:p>
      <text:p text:style-name="Standard"/>
      <text:p text:style-name="Preformatted_20_Text"><text:bookmark text:name="line1101"/>&lt;!doctype html&gt;</text:p>
      <text:p text:style-name="Preformatted_20_Text"><text:bookmark text:name="line2100"/>&lt;html&gt;</text:p>
      <text:p text:style-name="Preformatted_20_Text"><text:bookmark text:name="line380"/><text:s text:c="2"/>&lt;head&gt;</text:p>
      <text:p text:style-name="Preformatted_20_Text"><text:bookmark text:name="line428"/><text:s text:c="4"/>&lt;title&gt;Kujundid&lt;/title&gt;</text:p>
      <text:p text:style-name="Preformatted_20_Text"><text:bookmark text:name="line520"/><text:s text:c="4"/>&lt;script&gt;</text:p>
      <text:p text:style-name="Preformatted_20_Text"><text:bookmark text:name="line619"/><text:s text:c="7"/>function Ruut(x, y, a){</text:p>
      <text:p text:style-name="Preformatted_20_Text"><text:bookmark text:name="line719"/><text:s text:c="10"/>this.x=x;</text:p>
      <text:p text:style-name="Preformatted_20_Text"><text:bookmark text:name="line818"/><text:s text:c="10"/>this.y=y;</text:p>
      <text:p text:style-name="Preformatted_20_Text"><text:bookmark text:name="line917"/><text:s text:c="10"/>this.a=a;</text:p>
      <text:p text:style-name="Preformatted_20_Text"><text:bookmark text:name="line1017"/><text:s text:c="10"/>this.joonista=function(g){</text:p>
      <text:p text:style-name="Preformatted_20_Text"><text:bookmark text:name="line1121"/><text:s text:c="13"/>g.fillRect(this.x, this.y, this.a, this.a);</text:p>
      <text:p text:style-name="Preformatted_20_Text"><text:bookmark text:name="line1219"/><text:s text:c="10"/>}</text:p>
      <text:p text:style-name="Preformatted_20_Text"><text:bookmark text:name="line1317"/><text:s text:c="10"/>this.liigu=function(){</text:p>
      <text:p text:style-name="Preformatted_20_Text"><text:bookmark text:name="line1417"/><text:s text:c="12"/>this.x++; <text:s text:c="10"/></text:p>
      <text:p text:style-name="Preformatted_20_Text"><text:bookmark text:name="line1517"/><text:s text:c="10"/>}</text:p>
      <text:p text:style-name="Preformatted_20_Text"><text:bookmark text:name="line1617"/><text:s text:c="7"/>}</text:p>
      <text:p text:style-name="Preformatted_20_Text"><text:bookmark text:name="line1717"/><text:s text:c="7"/>function Pall(x, y, r){</text:p>
      <text:p text:style-name="Preformatted_20_Text"><text:bookmark text:name="line1817"/><text:s text:c="10"/>this.x=x;</text:p>
      <text:p text:style-name="Preformatted_20_Text"><text:bookmark text:name="line1917"/><text:soft-page-break/><text:s text:c="10"/>this.y=y;</text:p>
      <text:p text:style-name="Preformatted_20_Text"><text:bookmark text:name="line2017"/><text:s text:c="10"/>this.r=r;</text:p>
      <text:p text:style-name="Preformatted_20_Text"><text:bookmark text:name="line2120"/><text:s text:c="10"/>this.joonista=function(g){</text:p>
      <text:p text:style-name="Preformatted_20_Text"><text:bookmark text:name="line2218"/><text:s text:c="11"/>g.beginPath();</text:p>
      <text:p text:style-name="Preformatted_20_Text"><text:bookmark text:name="line2316"/><text:s text:c="11"/>g.arc(this.x, this.y, this.r, 0, 2*Math.PI, true);</text:p>
      <text:p text:style-name="Preformatted_20_Text"><text:bookmark text:name="line2515"/><text:s text:c="11"/>g.fill();</text:p>
      <text:p text:style-name="Preformatted_20_Text"><text:bookmark text:name="line2615"/><text:s text:c="10"/>}</text:p>
      <text:p text:style-name="Preformatted_20_Text"><text:bookmark text:name="line2715"/><text:s text:c="10"/>this.liigu=function(){</text:p>
      <text:p text:style-name="Preformatted_20_Text"><text:bookmark text:name="line2815"/><text:s text:c="12"/>this.r*=0.9; <text:s text:c="11"/></text:p>
      <text:p text:style-name="Preformatted_20_Text"><text:bookmark text:name="line2914"/><text:s text:c="10"/>}</text:p>
      <text:p text:style-name="Preformatted_20_Text"><text:bookmark text:name="line3014"/><text:s text:c="7"/>}</text:p>
      <text:p text:style-name="Preformatted_20_Text"><text:bookmark text:name="line3120"/><text:s text:c="7"/>function Plats(kihiId){</text:p>
      <text:p text:style-name="Preformatted_20_Text"><text:bookmark text:name="line3216"/><text:s text:c="10"/>window[kihiId+"_joonis"]=this;</text:p>
      <text:p text:style-name="Preformatted_20_Text"><text:bookmark text:name="line3315"/><text:s text:c="10"/>this.alusta=function(){</text:p>
      <text:p text:style-name="Preformatted_20_Text"><text:bookmark text:name="line3413"/><text:s text:c="13"/>var sisu=</text:p>
      <text:p text:style-name="Preformatted_20_Text"><text:bookmark text:name="line3513"/><text:s text:c="15"/>"&lt;canvas id='"+kihiId+"_tahvel' width='200' height='150' "+</text:p>
      <text:p text:style-name="Preformatted_20_Text"><text:bookmark text:name="line3613"/><text:s text:c="16"/>" style='background-color: yellow' &gt;&lt;/canvas&gt;&lt;br/&gt;";</text:p>
      <text:p text:style-name="Preformatted_20_Text"><text:bookmark text:name="line3712"/><text:s text:c="13"/>document.getElementById(kihiId).innerHTML=sisu;</text:p>
      <text:p text:style-name="Preformatted_20_Text"><text:bookmark text:name="line3812"/><text:s text:c="13"/>this.kujundid=new Array();</text:p>
      <text:p text:style-name="Preformatted_20_Text"><text:bookmark text:name="line3910"/><text:s text:c="13"/>this.tahvel=document.getElementById(kihiId+"_tahvel");</text:p>
      <text:p text:style-name="Preformatted_20_Text"><text:bookmark text:name="line407"/><text:s text:c="13"/>setInterval(kihiId+"_joonis.liigu()", 1000);</text:p>
      <text:p text:style-name="Preformatted_20_Text"><text:bookmark text:name="line4113"/><text:s text:c="10"/>}</text:p>
      <text:p text:style-name="Preformatted_20_Text"><text:bookmark text:name="line429"/><text:s text:c="10"/>this.lisaKujund=function(kujund){</text:p>
      <text:p text:style-name="Preformatted_20_Text"><text:bookmark text:name="line437"/><text:s text:c="12"/>this.kujundid.push(kujund);</text:p>
      <text:p text:style-name="Preformatted_20_Text"><text:bookmark text:name="line447"/><text:s text:c="12"/>this.joonista();</text:p>
      <text:p text:style-name="Preformatted_20_Text"><text:bookmark text:name="line456"/><text:s text:c="10"/>}</text:p>
      <text:p text:style-name="Preformatted_20_Text"><text:bookmark text:name="line466"/><text:s text:c="10"/>this.joonista=function(){</text:p>
      <text:p text:style-name="Preformatted_20_Text"><text:bookmark text:name="line476"/><text:s text:c="13"/>var g=this.tahvel.getContext("2d");</text:p>
      <text:p text:style-name="Preformatted_20_Text"><text:bookmark text:name="line486"/><text:s text:c="13"/>g.clearRect(0, 0, 200, 150);</text:p>
      <text:p text:style-name="Preformatted_20_Text"><text:bookmark text:name="line495"/><text:s text:c="13"/>for(var i=0; i&lt;this.kujundid.length; i++){</text:p>
      <text:p text:style-name="Preformatted_20_Text"><text:bookmark text:name="line505"/><text:s text:c="16"/>this.kujundid[i].joonista(g);</text:p>
      <text:p text:style-name="Preformatted_20_Text"><text:bookmark text:name="line5110"/><text:s text:c="13"/>}</text:p>
      <text:p text:style-name="Preformatted_20_Text"><text:bookmark text:name="line524"/><text:s text:c="10"/>}</text:p>
      <text:p text:style-name="Preformatted_20_Text"><text:bookmark text:name="line534"/><text:s text:c="10"/>this.liigu=function(){</text:p>
      <text:p text:style-name="Preformatted_20_Text"><text:bookmark text:name="line544"/><text:s text:c="13"/>for(var i=0; i&lt;this.kujundid.length; i++){</text:p>
      <text:p text:style-name="Preformatted_20_Text"><text:bookmark text:name="line554"/><text:s text:c="16"/>this.kujundid[i].liigu();</text:p>
      <text:p text:style-name="Preformatted_20_Text"><text:bookmark text:name="line564"/><text:s text:c="13"/>} <text:s/></text:p>
      <text:p text:style-name="Preformatted_20_Text"><text:bookmark text:name="line574"/><text:s text:c="13"/>this.joonista(); <text:s text:c="12"/></text:p>
      <text:p text:style-name="Preformatted_20_Text"><text:bookmark text:name="line584"/><text:s text:c="10"/>}</text:p>
      <text:p text:style-name="Preformatted_20_Text"><text:bookmark text:name="line594"/><text:s text:c="10"/>//Lisage kolmandaks kujundiks kukkuv seest tühi ring.</text:p>
      <text:p text:style-name="Preformatted_20_Text"><text:bookmark text:name="line603"/><text:s text:c="10"/>this.alusta();</text:p>
      <text:p text:style-name="Preformatted_20_Text"><text:bookmark text:name="line6110"/><text:s text:c="7"/>}</text:p>
      <text:p text:style-name="Preformatted_20_Text"><text:bookmark text:name="line623"/><text:s text:c="7"/></text:p>
      <text:p text:style-name="Preformatted_20_Text"><text:bookmark text:name="line633"/><text:s text:c="7"/>function algus(){</text:p>
      <text:p text:style-name="Preformatted_20_Text"><text:bookmark text:name="line643"/><text:s text:c="9"/>kiht1_joonis=new Plats("kiht1");</text:p>
      <text:p text:style-name="Preformatted_20_Text"><text:bookmark text:name="line653"/><text:s text:c="9"/>kiht1_joonis.lisaKujund(new Pall(50, 30, 10));</text:p>
      <text:p text:style-name="Preformatted_20_Text"><text:bookmark text:name="line663"/><text:s text:c="9"/>kiht1_joonis.lisaKujund(new Pall(80, 30, 10));</text:p>
      <text:p text:style-name="Preformatted_20_Text"><text:bookmark text:name="line673"/><text:s text:c="9"/>kiht1_joonis.lisaKujund(new Ruut(50, 90, 10));</text:p>
      <text:p text:style-name="Preformatted_20_Text"><text:bookmark text:name="line683"/><text:s text:c="9"/>kiht1_joonis.lisaKujund(new Ruut(80, 90, 10));</text:p>
      <text:p text:style-name="Preformatted_20_Text"><text:bookmark text:name="line693"/><text:s text:c="7"/>}</text:p>
      <text:p text:style-name="Preformatted_20_Text"><text:bookmark text:name="line702"/><text:s text:c="4"/>&lt;/script&gt;</text:p>
      <text:p text:style-name="Preformatted_20_Text"><text:bookmark text:name="line7110"/><text:s text:c="2"/>&lt;/head&gt;</text:p>
      <text:p text:style-name="Preformatted_20_Text"><text:bookmark text:name="line723"/><text:s text:c="2"/>&lt;body onload="algus();"&gt;</text:p>
      <text:p text:style-name="Preformatted_20_Text"><text:bookmark text:name="line732"/><text:s text:c="5"/>&lt;div id="kiht1"&gt;&lt;/div&gt;</text:p>
      <text:p text:style-name="Preformatted_20_Text"><text:bookmark text:name="line742"/><text:s text:c="2"/>&lt;/body&gt;</text:p>
      <text:p text:style-name="P2"><text:bookmark text:name="line752"/>&lt;/html&gt;</text:p>
      <text:p text:style-name="Standard"><text:soft-page-break/><draw:frame draw:style-name="fr1" draw:name="grafiikka29" text:anchor-type="as-char" svg:width="7.373cm" svg:height="5.189cm" draw:z-index="18"><draw:image xlink:href="Pictures/20000007000021E700001904C3A1D651.svm" xlink:type="simple" xlink:show="embed" xlink:actuate="onLoad"/></draw:frame><draw:frame draw:style-name="fr1" draw:name="grafiikka30" text:anchor-type="as-char" svg:width="7.467cm" svg:height="5.066cm" draw:z-index="21"><draw:image xlink:href="Pictures/2000000700002149000019882349553E.svm" xlink:type="simple" xlink:show="embed" xlink:actuate="onLoad"/></draw:frame></text:p>
      <text:p text:style-name="Standard"/>
      <text:h text:style-name="Heading_20_3" text:outline-level="3">Ülesandeid</text:h>
      <text:list xml:id="list27657642" text:style-name="L10">
        <text:list-item>
          <text:p text:style-name="P21">Pane näide käima</text:p>
        </text:list-item>
        <text:list-item>
          <text:p text:style-name="P21">Pane ruut liikuma vasakule</text:p>
        </text:list-item>
        <text:list-item>
          <text:p text:style-name="P21">Lisa kujundina alla kukkuv tühi ring</text:p>
        </text:list-item>
      </text:list>
      <text:p text:style-name="Standard"/>
      <text:p text:style-name="Standard"/>
      <text:h text:style-name="Heading_20_2" text:outline-level="2">Hiirele reageeerivad liikuvad kujundid</text:h>
      <text:p text:style-name="Standard"/>
      <text:p text:style-name="Standard">Kui kujundid jälgivad ühist käskude struktuuri, siis saab sellise "hulgikaubanduse" abil neile mitmesuguseid oskusi külge pookida. Siin näites kipuvad ruudud aegamisi paremale ekraanilt välja nihkuma ning ringid väga väikeseks minema. Näitena lisati aga oskused, kus saab hiire abil ruudu jälle lähemale kutsuda ning ringi suuremaks tagasi muuta. Ruut kontrollib, et kui hiire asukoha x-koordinaat on ruudust vasakul, siis leitakse x-i suunaline kaugus hiirest ning peegeldatakse ruut sama kaugele vasakule. Palli puhul aga antakse hiirega palli tabamise puhul lihtsalt taas raadiuseks 20 pikslit. Et hiire jälgimine töötaks, selleks taas püüab plats kõigepealt ise hiiresündmuse kinni.</text:p>
      <text:p text:style-name="Standard"/>
      <text:p text:style-name="Preformatted_20_Text"><text:bookmark text:name="line1102"/>&lt;!doctype html&gt;</text:p>
      <text:p text:style-name="Preformatted_20_Text"><text:bookmark text:name="line2101"/>&lt;html&gt;</text:p>
      <text:p text:style-name="Preformatted_20_Text"><text:bookmark text:name="line390"/><text:s text:c="2"/>&lt;head&gt;</text:p>
      <text:p text:style-name="Preformatted_20_Text"><text:bookmark text:name="line430"/><text:s text:c="4"/>&lt;title&gt;Kujundid&lt;/title&gt;</text:p>
      <text:p text:style-name="Preformatted_20_Text"><text:bookmark text:name="line525"/><text:s text:c="4"/>&lt;script&gt;</text:p>
      <text:p text:style-name="Preformatted_20_Text"><text:bookmark text:name="line620"/><text:s text:c="7"/>function Ruut(x, y, a){</text:p>
      <text:p text:style-name="Preformatted_20_Text"><text:bookmark text:name="line720"/><text:s text:c="10"/>this.x=x;</text:p>
      <text:p text:style-name="Preformatted_20_Text"><text:bookmark text:name="line819"/><text:s text:c="10"/>this.y=y;</text:p>
      <text:p text:style-name="Preformatted_20_Text"><text:bookmark text:name="line918"/><text:s text:c="10"/>this.a=a;</text:p>
      <text:p text:style-name="Preformatted_20_Text"><text:bookmark text:name="line1018"/><text:s text:c="10"/>this.joonista=function(g){</text:p>
      <text:p text:style-name="Preformatted_20_Text"><text:bookmark text:name="line1122"/><text:s text:c="13"/>g.fillRect(this.x, this.y, this.a, this.a);</text:p>
      <text:p text:style-name="Preformatted_20_Text"><text:bookmark text:name="line1220"/><text:s text:c="10"/>}</text:p>
      <text:p text:style-name="Preformatted_20_Text"><text:bookmark text:name="line1318"/><text:s text:c="10"/>this.liigu=function(){</text:p>
      <text:p text:style-name="Preformatted_20_Text"><text:bookmark text:name="line1418"/><text:s text:c="12"/>this.x++; <text:s text:c="10"/></text:p>
      <text:p text:style-name="Preformatted_20_Text"><text:bookmark text:name="line1518"/><text:s text:c="10"/>}</text:p>
      <text:p text:style-name="Preformatted_20_Text"><text:bookmark text:name="line1618"/><text:s text:c="10"/>this.hiirAlla=function(hx, hy){</text:p>
      <text:p text:style-name="Preformatted_20_Text"><text:bookmark text:name="line1718"/><text:s text:c="13"/>if(hx&lt;this.x){</text:p>
      <text:p text:style-name="Preformatted_20_Text"><text:bookmark text:name="line1818"/><text:s text:c="15"/>var vahe=this.x-hx;</text:p>
      <text:p text:style-name="Preformatted_20_Text"><text:bookmark text:name="line1918"/><text:s text:c="15"/>this.x=hx-vahe;</text:p>
      <text:p text:style-name="Preformatted_20_Text"><text:bookmark text:name="line2018"/><text:s text:c="13"/>}</text:p>
      <text:p text:style-name="Preformatted_20_Text"><text:bookmark text:name="line2121"/><text:s text:c="10"/>}</text:p>
      <text:p text:style-name="Preformatted_20_Text"><text:bookmark text:name="line2219"/><text:s text:c="7"/>}</text:p>
      <text:p text:style-name="Preformatted_20_Text"><text:bookmark text:name="line2317"/><text:s text:c="7"/>function Pall(x, y, r){</text:p>
      <text:p text:style-name="Preformatted_20_Text"><text:bookmark text:name="line2416"/><text:s text:c="10"/>this.x=x;</text:p>
      <text:p text:style-name="Preformatted_20_Text"><text:bookmark text:name="line2516"/><text:s text:c="10"/>this.y=y;</text:p>
      <text:p text:style-name="Preformatted_20_Text"><text:bookmark text:name="line2616"/><text:s text:c="10"/>this.r=r;</text:p>
      <text:p text:style-name="Preformatted_20_Text"><text:bookmark text:name="line2716"/><text:soft-page-break/><text:s text:c="10"/>this.joonista=function(g){</text:p>
      <text:p text:style-name="Preformatted_20_Text"><text:bookmark text:name="line2816"/><text:s text:c="11"/>g.beginPath();</text:p>
      <text:p text:style-name="Preformatted_20_Text"><text:bookmark text:name="line2915"/><text:s text:c="11"/>g.arc(this.x, this.y, this.r, </text:p>
      <text:p text:style-name="Preformatted_20_Text"><text:bookmark text:name="line3015"/><text:s text:c="26"/>0, 2*Math.PI, true);</text:p>
      <text:p text:style-name="Preformatted_20_Text"><text:bookmark text:name="line3121"/><text:s text:c="11"/>g.fill();</text:p>
      <text:p text:style-name="Preformatted_20_Text"><text:bookmark text:name="line3217"/><text:s text:c="10"/>}</text:p>
      <text:p text:style-name="Preformatted_20_Text"><text:bookmark text:name="line3316"/><text:s text:c="10"/>this.liigu=function(){</text:p>
      <text:p text:style-name="Preformatted_20_Text"><text:bookmark text:name="line3414"/><text:s text:c="12"/>this.r*=0.9; <text:s text:c="11"/></text:p>
      <text:p text:style-name="Preformatted_20_Text"><text:bookmark text:name="line3514"/><text:s text:c="10"/>}</text:p>
      <text:p text:style-name="Preformatted_20_Text"><text:bookmark text:name="line3614"/><text:s text:c="10"/>this.hiirAlla=function(hx, hy){</text:p>
      <text:p text:style-name="Preformatted_20_Text"><text:bookmark text:name="line3713"/><text:s text:c="13"/>var dx=hx-this.x;</text:p>
      <text:p text:style-name="Preformatted_20_Text"><text:bookmark text:name="line3813"/><text:s text:c="13"/>var dy=hy-this.y;</text:p>
      <text:p text:style-name="Preformatted_20_Text"><text:bookmark text:name="line3911"/><text:s text:c="13"/>var kaugus=Math.sqrt(dx*dx+dy*dy);</text:p>
      <text:p text:style-name="Preformatted_20_Text"><text:bookmark text:name="line408"/><text:s text:c="13"/>if(kaugus&lt;this.r){this.r=20;}</text:p>
      <text:p text:style-name="Preformatted_20_Text"><text:bookmark text:name="line4114"/><text:s text:c="10"/>}</text:p>
      <text:p text:style-name="Preformatted_20_Text"><text:bookmark text:name="line4210"/><text:s text:c="7"/>}</text:p>
      <text:p text:style-name="Preformatted_20_Text"><text:bookmark text:name="line438"/><text:s text:c="7"/>function Plats(kihiId){</text:p>
      <text:p text:style-name="Preformatted_20_Text"><text:bookmark text:name="line448"/><text:s text:c="10"/>window[kihiId+"_joonis"]=this;</text:p>
      <text:p text:style-name="Preformatted_20_Text"><text:bookmark text:name="line457"/><text:s text:c="10"/>this.alusta=function(){</text:p>
      <text:p text:style-name="Preformatted_20_Text"><text:bookmark text:name="line467"/><text:s text:c="13"/>var sisu=</text:p>
      <text:p text:style-name="Preformatted_20_Text"><text:bookmark text:name="line477"/><text:s text:c="15"/>"&lt;canvas id='"+kihiId+"_tahvel' width='200' height='150' "+</text:p>
      <text:p text:style-name="Preformatted_20_Text"><text:bookmark text:name="line487"/><text:s text:c="16"/>" style='background-color: yellow' "+</text:p>
      <text:p text:style-name="Preformatted_20_Text"><text:bookmark text:name="line496"/><text:s text:c="16"/>" onmousedown='"+kihiId+</text:p>
      <text:p text:style-name="Preformatted_20_Text"><text:s text:c="29"/>"_joonis.hiirAlla(event)' &gt;&lt;/canvas&gt;&lt;br/&gt;";</text:p>
      <text:p text:style-name="Preformatted_20_Text"><text:bookmark text:name="line506"/><text:s text:c="13"/>document.getElementById(kihiId).innerHTML=sisu;</text:p>
      <text:p text:style-name="Preformatted_20_Text"><text:bookmark text:name="line5111"/><text:s text:c="13"/>this.kujundid=new Array();</text:p>
      <text:p text:style-name="Preformatted_20_Text"><text:bookmark text:name="line526"/><text:s text:c="13"/>this.tahvel=document.getElementById(kihiId+"_tahvel");</text:p>
      <text:p text:style-name="Preformatted_20_Text"><text:bookmark text:name="line535"/><text:s text:c="13"/>setInterval(kihiId+"_joonis.liigu()", 1000);</text:p>
      <text:p text:style-name="Preformatted_20_Text"><text:bookmark text:name="line545"/><text:s text:c="10"/>}</text:p>
      <text:p text:style-name="Preformatted_20_Text"><text:bookmark text:name="line555"/><text:s text:c="10"/>this.lisaKujund=function(kujund){</text:p>
      <text:p text:style-name="Preformatted_20_Text"><text:bookmark text:name="line565"/><text:s text:c="12"/>this.kujundid.push(kujund);</text:p>
      <text:p text:style-name="Preformatted_20_Text"><text:bookmark text:name="line575"/><text:s text:c="12"/>this.joonista();</text:p>
      <text:p text:style-name="Preformatted_20_Text"><text:bookmark text:name="line585"/><text:s text:c="10"/>}</text:p>
      <text:p text:style-name="Preformatted_20_Text"><text:bookmark text:name="line595"/><text:s text:c="10"/>this.joonista=function(){</text:p>
      <text:p text:style-name="Preformatted_20_Text"><text:bookmark text:name="line604"/><text:s text:c="13"/>var g=this.tahvel.getContext("2d");</text:p>
      <text:p text:style-name="Preformatted_20_Text"><text:bookmark text:name="line6111"/><text:s text:c="13"/>g.clearRect(0, 0, 200, 150);</text:p>
      <text:p text:style-name="Preformatted_20_Text"><text:bookmark text:name="line624"/><text:s text:c="13"/>for(var i=0; i&lt;this.kujundid.length; i++){</text:p>
      <text:p text:style-name="Preformatted_20_Text"><text:bookmark text:name="line634"/><text:s text:c="16"/>this.kujundid[i].joonista(g);</text:p>
      <text:p text:style-name="Preformatted_20_Text"><text:bookmark text:name="line644"/><text:s text:c="13"/>}</text:p>
      <text:p text:style-name="Preformatted_20_Text"><text:bookmark text:name="line654"/><text:s text:c="10"/>}</text:p>
      <text:p text:style-name="Preformatted_20_Text"><text:bookmark text:name="line664"/><text:s text:c="10"/>this.liigu=function(){</text:p>
      <text:p text:style-name="Preformatted_20_Text"><text:bookmark text:name="line674"/><text:s text:c="13"/>for(var i=0; i&lt;this.kujundid.length; i++){</text:p>
      <text:p text:style-name="Preformatted_20_Text"><text:bookmark text:name="line684"/><text:s text:c="16"/>this.kujundid[i].liigu();</text:p>
      <text:p text:style-name="Preformatted_20_Text"><text:bookmark text:name="line694"/><text:s text:c="13"/>} <text:s/></text:p>
      <text:p text:style-name="Preformatted_20_Text"><text:bookmark text:name="line703"/><text:s text:c="13"/>this.joonista(); <text:s text:c="12"/></text:p>
      <text:p text:style-name="Preformatted_20_Text"><text:bookmark text:name="line7111"/><text:s text:c="10"/>}</text:p>
      <text:p text:style-name="Preformatted_20_Text"><text:bookmark text:name="line724"/><text:s text:c="10"/>this.hiirAlla=function(e){</text:p>
      <text:p text:style-name="Preformatted_20_Text"><text:bookmark text:name="line733"/><text:s text:c="13"/>var tahvlikoht=this.tahvel.getBoundingClientRect();</text:p>
      <text:p text:style-name="Preformatted_20_Text"><text:bookmark text:name="line743"/><text:s text:c="13"/>var hx=e.clientX-tahvlikoht.left;</text:p>
      <text:p text:style-name="Preformatted_20_Text"><text:bookmark text:name="line753"/><text:s text:c="13"/>var hy=e.clientY-tahvlikoht.top;</text:p>
      <text:p text:style-name="Preformatted_20_Text"><text:bookmark text:name="line762"/><text:s text:c="13"/>for(var i=0; i&lt;this.kujundid.length; i++){</text:p>
      <text:p text:style-name="Preformatted_20_Text"><text:bookmark text:name="line772"/><text:s text:c="16"/>this.kujundid[i].hiirAlla(hx, hy);</text:p>
      <text:p text:style-name="Preformatted_20_Text"><text:bookmark text:name="line782"/><text:s text:c="13"/>} </text:p>
      <text:p text:style-name="Preformatted_20_Text"><text:bookmark text:name="line792"/><text:s text:c="10"/>}</text:p>
      <text:p text:style-name="Preformatted_20_Text"><text:bookmark text:name="line801"/><text:s text:c="10"/>this.alusta();</text:p>
      <text:p text:style-name="Preformatted_20_Text"><text:bookmark text:name="line8110"/><text:s text:c="7"/>}</text:p>
      <text:p text:style-name="Preformatted_20_Text"><text:bookmark text:name="line822"/><text:s text:c="7"/></text:p>
      <text:p text:style-name="Preformatted_20_Text"><text:bookmark text:name="line832"/><text:s text:c="7"/>function algus(){</text:p>
      <text:p text:style-name="Preformatted_20_Text"><text:bookmark text:name="line842"/><text:s text:c="9"/>kiht1_joonis=new Plats("kiht1");</text:p>
      <text:p text:style-name="Preformatted_20_Text"><text:bookmark text:name="line852"/><text:s text:c="9"/>kiht1_joonis.lisaKujund(new Pall(50, 30, 10));</text:p>
      <text:p text:style-name="Preformatted_20_Text"><text:bookmark text:name="line861"/><text:s text:c="9"/>kiht1_joonis.lisaKujund(new Pall(80, 30, 10));</text:p>
      <text:p text:style-name="Preformatted_20_Text"><text:bookmark text:name="line871"/><text:s text:c="9"/>kiht1_joonis.lisaKujund(new Ruut(50, 90, 10));</text:p>
      <text:p text:style-name="Preformatted_20_Text"><text:bookmark text:name="line881"/><text:s text:c="9"/>kiht1_joonis.lisaKujund(new Ruut(80, 90, 10));</text:p>
      <text:p text:style-name="Preformatted_20_Text"><text:bookmark text:name="line891"/><text:s text:c="7"/>}</text:p>
      <text:p text:style-name="Preformatted_20_Text"><text:bookmark text:name="line90"/><text:soft-page-break/><text:s text:c="4"/>&lt;/script&gt;</text:p>
      <text:p text:style-name="Preformatted_20_Text"><text:bookmark text:name="line919"/><text:s text:c="2"/>&lt;/head&gt;</text:p>
      <text:p text:style-name="Preformatted_20_Text"><text:bookmark text:name="line921"/><text:s text:c="2"/>&lt;body onload="algus();"&gt;</text:p>
      <text:p text:style-name="Preformatted_20_Text"><text:bookmark text:name="line931"/><text:s text:c="5"/>&lt;div id="kiht1"&gt;&lt;/div&gt;</text:p>
      <text:p text:style-name="Preformatted_20_Text"><text:bookmark text:name="line941"/><text:s text:c="2"/>&lt;/body&gt;</text:p>
      <text:p text:style-name="P2"><text:bookmark text:name="line951"/>&lt;/html&gt;</text:p>
      <text:p text:style-name="Standard"/>
      <text:p text:style-name="Standard"><draw:frame draw:style-name="fr1" draw:name="grafiikka31" text:anchor-type="as-char" svg:width="7.232cm" svg:height="5.339cm" draw:z-index="22"><draw:image xlink:href="Pictures/200000070000208F0000195358B510AE.svm" xlink:type="simple" xlink:show="embed" xlink:actuate="onLoad"/></draw:frame><draw:frame draw:style-name="fr1" draw:name="grafiikka32" text:anchor-type="as-char" svg:width="7.303cm" svg:height="5.322cm" draw:z-index="24"><draw:image xlink:href="Pictures/20000007000021490000196E89030C55.svm" xlink:type="simple" xlink:show="embed" xlink:actuate="onLoad"/></draw:frame></text:p>
      <text:p text:style-name="Standard"/>
      <text:p text:style-name="P3"><draw:frame draw:style-name="fr1" draw:name="grafiikka33" text:anchor-type="as-char" svg:width="7.396cm" svg:height="5.579cm" draw:z-index="25"><draw:image xlink:href="Pictures/200000070000217E0000195328B0EC80.svm" xlink:type="simple" xlink:show="embed" xlink:actuate="onLoad"/></draw:frame></text:p>
      <text:p text:style-name="P10"/>
      <text:h text:style-name="Heading_20_3" text:outline-level="3">Ülesandeid</text:h>
      <text:p text:style-name="P10"/>
      <text:list xml:id="list27678797" text:style-name="L11">
        <text:list-item>
          <text:p text:style-name="P23">Pane näide käima</text:p>
        </text:list-item>
        <text:list-item>
          <text:p text:style-name="P23">Lisa kujundiks alla kukkuv seest tühi ring. Ringi tabamisel hakkab ta taas tahvli ülaservast kukkuma</text:p>
        </text:list-item>
        <text:list-item>
          <text:p text:style-name="P23">Lisa kujunditele funktsioon kasPihtas(hiireX, hiireY), mis vastab true või false vastavalt sellele, kas <text:s/>etteantud hiire koordinaadid asuvad kujundi seesl. Tee Platsi hiirAlla ümber nõnda, et iga kujundi juures kontrollitakse kõigepealt, et kas hiirega saadi kujundile pihta. Edasi alles hiirega tabamuse puhul kutsutakse välja vastava kujundi kasPihtas. See võimaldab kujundi hiirAlla funktsiooni juurest tabamuse kontrolli välja võtta. </text:p>
          <text:p text:style-name="P22"/>
        </text:list-item>
      </text:list>
      <text:p text:style-name="Standard"/>
      <text:p text:style-name="Standard"/>
      <text:h text:style-name="P54" text:outline-level="1">Objektitüübi laiendamine, prototüüp</text:h>
      <text:p text:style-name="Text_20_body">Küllalt palju saab oma koodi korrastada, kui suhteliselt iseseisvalt toimivad üksused objektitüüpideks ja nende juurde kuuluvateks objektideks kokku koondada. Nii nagu tavalise järjest kirjutatud koodi kokku grupeerimisel funktsioonidesse on võimalik saada mõistlik ülevaade vähemasti kümme korda suuremast lahendusest, nii funktsioonide ja andmete koondamisel objektitüüpidesse ja objektidesse annab see omakorda vähemalt sama suure võidu programmide keerukusega hakkama saamisel. Kuni loodud uusi tüüpe on vaid mõni ning nendest loodud objektid igaüks suhteliselt erisuguste omaduste ja kasutuskohtadega, siis võivad tüübid ise rahumeeli üksteisest erinevad ja sõltumatud olla. Kui aga hakkab tekkima kohti, kus objektid peaksid käituma mõne omaduse suhtes sarnaselt, mõne omas mitte, siis võib koodi ülesehitust otstarbekamaks muuta aidata objektitüübi laiendamine.</text:p>
      <text:h text:style-name="Heading_20_2" text:outline-level="2">Käskluse lisamine</text:h>
      <text:p text:style-name="Standard">Järgnevas näites luuakse kõigepealt vektori tüüp. Isendimuutujateks x ja y ning meetodiks pikkus. Hiljem lisatakse Vektorile prototüübi kaudu käsklus <text:span text:style-name="T1">tekstina()</text:span>, mis siis selle vektori andmed viisakal kujul tekstina tagastab. Vastuskihil näeb funktsiooni töö tulemust.</text:p>
      <text:p text:style-name="Standard"/>
      <text:p text:style-name="Preformatted_20_Text"><text:bookmark text:name="line1103"/>&lt;!doctype html&gt;</text:p>
      <text:p text:style-name="Preformatted_20_Text"><text:bookmark text:name="line2102"/>&lt;html&gt;</text:p>
      <text:p text:style-name="Preformatted_20_Text"><text:bookmark text:name="line3100"/><text:s text:c="2"/>&lt;head&gt;</text:p>
      <text:p text:style-name="Preformatted_20_Text"><text:bookmark text:name="line439"/><text:s text:c="4"/>&lt;title&gt;Laiendamine&lt;/title&gt;</text:p>
      <text:p text:style-name="Preformatted_20_Text"><text:bookmark text:name="line527"/><text:s text:c="4"/>&lt;script&gt;</text:p>
      <text:p text:style-name="Preformatted_20_Text"><text:bookmark text:name="line625"/><text:s text:c="7"/>function Vektor(x, y){</text:p>
      <text:p text:style-name="Preformatted_20_Text"><text:bookmark text:name="line725"/><text:s text:c="10"/>this.x=x;</text:p>
      <text:p text:style-name="Preformatted_20_Text"><text:bookmark text:name="line820"/><text:s text:c="10"/>this.y=y;</text:p>
      <text:p text:style-name="Preformatted_20_Text"><text:bookmark text:name="line920"/><text:s text:c="10"/>this.pikkus=function(){</text:p>
      <text:p text:style-name="Preformatted_20_Text"><text:bookmark text:name="line1019"/><text:s text:c="13"/>return Math.sqrt(this.x*this.x+this.y*this.y);</text:p>
      <text:p text:style-name="Preformatted_20_Text"><text:bookmark text:name="line1123"/><text:s text:c="10"/>}</text:p>
      <text:p text:style-name="Preformatted_20_Text"><text:bookmark text:name="line1221"/><text:s text:c="7"/>}</text:p>
      <text:p text:style-name="Preformatted_20_Text"><text:bookmark text:name="line1319"/><text:s text:c="7"/></text:p>
      <text:p text:style-name="Preformatted_20_Text"><text:bookmark text:name="line1419"/><text:s text:c="7"/>Vektor.prototype.tekstina=function(){</text:p>
      <text:p text:style-name="Preformatted_20_Text"><text:bookmark text:name="line1519"/><text:s text:c="9"/>return "("+this.x+", "+this.y+")";</text:p>
      <text:p text:style-name="Preformatted_20_Text"><text:bookmark text:name="line1619"/><text:s text:c="7"/>}</text:p>
      <text:p text:style-name="Preformatted_20_Text"><text:bookmark text:name="line1719"/><text:s text:c="7"/></text:p>
      <text:p text:style-name="Preformatted_20_Text"><text:bookmark text:name="line1819"/><text:s text:c="7"/>function leheAlgus(){</text:p>
      <text:p text:style-name="Preformatted_20_Text"><text:bookmark text:name="line1919"/><text:s text:c="9"/>var autokiirus=new Vektor(3, 4);</text:p>
      <text:p text:style-name="Preformatted_20_Text"><text:bookmark text:name="line2019"/><text:s text:c="9"/>document.getElementById("vastus").innerHTML=</text:p>
      <text:p text:style-name="Preformatted_20_Text"><text:bookmark text:name="line2122"/><text:s text:c="10"/>"Tekstina: "+autokiirus.tekstina()+</text:p>
      <text:p text:style-name="Preformatted_20_Text"><text:bookmark text:name="line2220"/><text:s text:c="10"/>" kogukiirus "+autokiirus.pikkus();</text:p>
      <text:p text:style-name="Preformatted_20_Text"><text:bookmark text:name="line2318"/><text:s text:c="7"/>}</text:p>
      <text:p text:style-name="Preformatted_20_Text"><text:bookmark text:name="line2417"/><text:s text:c="4"/>&lt;/script&gt;</text:p>
      <text:p text:style-name="Preformatted_20_Text"><text:bookmark text:name="line2517"/><text:s text:c="2"/>&lt;/head&gt;</text:p>
      <text:p text:style-name="Preformatted_20_Text"><text:bookmark text:name="line2617"/><text:s text:c="2"/>&lt;body onload="leheAlgus();"&gt; </text:p>
      <text:p text:style-name="Preformatted_20_Text"><text:bookmark text:name="line2717"/><text:s text:c="4"/>&lt;div id="vastus"&gt;&lt;/div&gt;</text:p>
      <text:p text:style-name="Preformatted_20_Text"><text:bookmark text:name="line2817"/><text:s text:c="2"/>&lt;/body&gt;</text:p>
      <text:p text:style-name="P2"><text:bookmark text:name="line2916"/>&lt;/html&gt;</text:p>
      <text:p text:style-name="Standard"/>
      <text:p text:style-name="Standard">Tekstina: (3, 4) kogukiirus 5 </text:p>
      <text:p text:style-name="Standard"/>
      <text:p text:style-name="Standard"/>
      <text:h text:style-name="Heading_20_3" text:outline-level="3">Massiivi viimane element</text:h>
      <text:p text:style-name="Standard">Tavapärasem on käskluse lisamine juba võõrastele tüüpidele, mida ise muuta ei saa. Näitena <text:soft-page-break/>lisatakse viimase elemendi <text:s/>küsimise käsklus Javaskripti süsteemsele klassile Array. Kui muidu on võimalik massiivist eesnimed küsida elementide arvu käsuga eesnimed.length ning viimast eesnime kujul eesnimed[eesnimed.length-1] (sest elementide lugemine algab nullist), siis funktsioonis objekti enese poole pöördumiseks on sõna this. Ehk siis viimase elemendi väärtuse annab this[this.length-1].</text:p>
      <text:p text:style-name="Standard"/>
      <text:p text:style-name="Preformatted_20_Text"><text:bookmark text:name="line1104"/>&lt;!doctype html&gt;</text:p>
      <text:p text:style-name="Preformatted_20_Text"><text:bookmark text:name="line2103"/>&lt;html&gt;</text:p>
      <text:p text:style-name="Preformatted_20_Text"><text:bookmark text:name="line3101"/><text:s text:c="2"/>&lt;head&gt;</text:p>
      <text:p text:style-name="Preformatted_20_Text"><text:bookmark text:name="line440"/><text:s text:c="4"/>&lt;title&gt;Laiendamine&lt;/title&gt;</text:p>
      <text:p text:style-name="Preformatted_20_Text"><text:bookmark text:name="line528"/><text:s text:c="4"/>&lt;script&gt;</text:p>
      <text:p text:style-name="Preformatted_20_Text"><text:bookmark text:name="line626"/><text:s text:c="7"/>Array.prototype.viimane=function(){</text:p>
      <text:p text:style-name="Preformatted_20_Text"><text:bookmark text:name="line726"/><text:s text:c="10"/>return this[this.length-1];</text:p>
      <text:p text:style-name="Preformatted_20_Text"><text:bookmark text:name="line823"/><text:s text:c="7"/>}</text:p>
      <text:p text:style-name="Preformatted_20_Text"><text:bookmark text:name="line922"/><text:s text:c="7"/>var eesnimed=new Array("Juku", "Kati", "Mati");</text:p>
      <text:p text:style-name="Preformatted_20_Text"><text:bookmark text:name="line1020"/><text:s text:c="7"/>function leheAlgus(){</text:p>
      <text:p text:style-name="Preformatted_20_Text"><text:bookmark text:name="line1124"/><text:s text:c="9"/>document.getElementById("vastus").innerHTML=eesnimed.viimane();</text:p>
      <text:p text:style-name="Preformatted_20_Text"><text:bookmark text:name="line1222"/><text:s text:c="7"/>}</text:p>
      <text:p text:style-name="Preformatted_20_Text"><text:bookmark text:name="line1320"/><text:s text:c="4"/>&lt;/script&gt;</text:p>
      <text:p text:style-name="Preformatted_20_Text"><text:bookmark text:name="line1420"/><text:s text:c="2"/>&lt;/head&gt;</text:p>
      <text:p text:style-name="Preformatted_20_Text"><text:bookmark text:name="line1520"/><text:s text:c="2"/>&lt;body onload="leheAlgus();"&gt; </text:p>
      <text:p text:style-name="Preformatted_20_Text"><text:bookmark text:name="line1620"/><text:s text:c="4"/>&lt;div id="vastus"&gt;&lt;/div&gt;</text:p>
      <text:p text:style-name="Preformatted_20_Text"><text:bookmark text:name="line1720"/><text:s text:c="2"/>&lt;/body&gt;</text:p>
      <text:p text:style-name="P2"><text:bookmark text:name="line1820"/>&lt;/html&gt;</text:p>
      <text:p text:style-name="Standard">Väljund:</text:p>
      <text:p text:style-name="Standard"/>
      <text:p text:style-name="Standard">Mati</text:p>
      <text:p text:style-name="Standard"/>
      <text:h text:style-name="Heading_20_3" text:outline-level="3">Ülesandeid</text:h>
      <text:p text:style-name="Standard"/>
      <text:list xml:id="list27653027" text:style-name="L12">
        <text:list-item>
          <text:p text:style-name="P24">Lisa Vektorile prototüübi kaudu käsklus korruta(arv). Selle tulemusena korrutatakse vektori mõlemad koordinaadid (this.x ja this.y) vastava arvuga. Midagi ei tagastata return-käsuga. Katseta, andes vektorile algväärtused, paludes neid kahega korrutada ning siis küsides tekstina, et mis väärtused vektori sees nüüd on.</text:p>
        </text:list-item>
        <text:list-item>
          <text:p text:style-name="P24">Lisa käsklus korrutaUueks(arv). Korrutusarvutus käib samuti kummagi koordinaadi kohta. Nüüd aga ei muudeta väljakutsuva vektori andmeid, vaid luuakse käsu töö käigus uus vektor oma koordinaatidega - return new Vektor(this.x*arv, this.y*arv); Katseta.</text:p>
        </text:list-item>
        <text:list-item>
          <text:p text:style-name="P24">Uuri Javaskripti standardtüüpi String. Lisa sellele prototüübi abil teatamaks, mitmest sõnast koosneb selles stringis olev lause. Vihje: käsklus split() jagab lause sõnade massiiviks ning siis saab massiivilt pikkust küsida.</text:p>
          <text:p text:style-name="P24"/>
        </text:list-item>
      </text:list>
      <text:p text:style-name="Standard"/>
      <text:p text:style-name="Standard"/>
      <text:h text:style-name="Heading_20_2" text:outline-level="2">Asukoha põhjal ring</text:h>
      <text:p text:style-name="Standard"/>
      <text:p text:style-name="Standard">Järgnevas näites pannakse Ringi prototüübiks Asukoha eksemplar. Ehk siis siin näites tehakse Asukohast muutuja a, mille sees koordinaadid 3 ja 5. Ning käsuga</text:p>
      <text:p text:style-name="Standard"/>
      <text:p text:style-name="Preformatted_20_Text"><text:s text:c="7"/>var a=new Asukoht(3, 5);</text:p>
      <text:p text:style-name="Preformatted_20_Text"><text:s text:c="7"/>Ring.prototype=a;</text:p>
      <text:p text:style-name="Preformatted_20_Text"/>
      <text:p text:style-name="Standard">määratakse, et kõik loodavad ringid saavad oma aluseks Asukoha eksemplari, millest siis ringi <text:soft-page-break/>loomisel koopia tehakse. Tulemusena saavad kõik ringid kasutada konkreetse asukoha koordinaate ning samuti töötab käsklus tekstina(), mis koordinaadid viisakasti sulgude vahel välja kuvab. </text:p>
      <text:p text:style-name="Standard"/>
      <text:p text:style-name="Standard"/>
      <text:p text:style-name="Preformatted_20_Text"><text:bookmark text:name="line1105"/>&lt;!doctype html&gt;</text:p>
      <text:p text:style-name="Preformatted_20_Text"><text:bookmark text:name="line2104"/>&lt;html&gt;</text:p>
      <text:p text:style-name="Preformatted_20_Text"><text:bookmark text:name="line3102"/><text:s text:c="2"/>&lt;head&gt;</text:p>
      <text:p text:style-name="Preformatted_20_Text"><text:bookmark text:name="line449"/><text:s text:c="4"/>&lt;title&gt;Laiendamine&lt;/title&gt;</text:p>
      <text:p text:style-name="Preformatted_20_Text"><text:bookmark text:name="line529"/><text:s text:c="4"/>&lt;script&gt;</text:p>
      <text:p text:style-name="Preformatted_20_Text"><text:bookmark text:name="line627"/><text:s text:c="7"/>function Asukoht(x, y){</text:p>
      <text:p text:style-name="Preformatted_20_Text"><text:bookmark text:name="line727"/><text:s text:c="10"/>this.x=x;</text:p>
      <text:p text:style-name="Preformatted_20_Text"><text:bookmark text:name="line824"/><text:s text:c="10"/>this.y=y;</text:p>
      <text:p text:style-name="Preformatted_20_Text"><text:bookmark text:name="line923"/><text:s text:c="10"/>this.tekstina=function(){</text:p>
      <text:p text:style-name="Preformatted_20_Text"><text:bookmark text:name="line1021"/><text:s text:c="12"/>return "("+this.x+", "+this.y+")";</text:p>
      <text:p text:style-name="Preformatted_20_Text"><text:bookmark text:name="line1125"/><text:s text:c="10"/>}</text:p>
      <text:p text:style-name="Preformatted_20_Text"><text:bookmark text:name="line1223"/><text:s text:c="7"/>}</text:p>
      <text:p text:style-name="Preformatted_20_Text"><text:bookmark text:name="line1321"/><text:s text:c="7"/>var a=new Asukoht(3, 5);</text:p>
      <text:p text:style-name="Preformatted_20_Text"><text:bookmark text:name="line1421"/><text:s text:c="7"/>function Ring(){</text:p>
      <text:p text:style-name="Preformatted_20_Text"><text:bookmark text:name="line1521"/><text:s text:c="10"/>this.raadius=10;</text:p>
      <text:p text:style-name="Preformatted_20_Text"><text:bookmark text:name="line1621"/><text:s text:c="10"/>this.pindala=function(){</text:p>
      <text:p text:style-name="Preformatted_20_Text"><text:bookmark text:name="line1721"/><text:s text:c="13"/>return 3.14*this.raadius*this.raadius;</text:p>
      <text:p text:style-name="Preformatted_20_Text"><text:bookmark text:name="line1821"/><text:s text:c="10"/>}</text:p>
      <text:p text:style-name="Preformatted_20_Text"><text:bookmark text:name="line1920"/><text:s text:c="7"/>}</text:p>
      <text:p text:style-name="Preformatted_20_Text"><text:bookmark text:name="line2020"/><text:s text:c="7"/>Ring.prototype=a;</text:p>
      <text:p text:style-name="Preformatted_20_Text"><text:bookmark text:name="line2123"/><text:s text:c="7"/>var r1=new Ring();</text:p>
      <text:p text:style-name="Preformatted_20_Text"><text:bookmark text:name="line2221"/><text:s text:c="7"/>function leheAlgus(){</text:p>
      <text:p text:style-name="Preformatted_20_Text"><text:bookmark text:name="line2319"/><text:s text:c="9"/>document.getElementById("vastus").innerHTML=</text:p>
      <text:p text:style-name="Preformatted_20_Text"><text:bookmark text:name="line2418"/><text:s text:c="11"/>"Ringi asukoht: "+r1.tekstina()+", pindala "+r1.pindala();</text:p>
      <text:p text:style-name="Preformatted_20_Text"><text:bookmark text:name="line2518"/><text:s text:c="7"/>}</text:p>
      <text:p text:style-name="Preformatted_20_Text"><text:bookmark text:name="line2618"/><text:s text:c="4"/>&lt;/script&gt;</text:p>
      <text:p text:style-name="Preformatted_20_Text"><text:bookmark text:name="line2718"/><text:s text:c="2"/>&lt;/head&gt;</text:p>
      <text:p text:style-name="Preformatted_20_Text"><text:bookmark text:name="line2818"/><text:s text:c="2"/>&lt;body onload="leheAlgus();"&gt; </text:p>
      <text:p text:style-name="Preformatted_20_Text"><text:bookmark text:name="line2917"/><text:s text:c="4"/>&lt;div id="vastus"&gt;&lt;/div&gt;</text:p>
      <text:p text:style-name="Preformatted_20_Text"><text:bookmark text:name="line3016"/><text:s text:c="2"/>&lt;/body&gt;</text:p>
      <text:p text:style-name="P2"><text:bookmark text:name="line3122"/>&lt;/html&gt;</text:p>
      <text:p text:style-name="Standard"/>
      <text:p text:style-name="Standard">Ringi asukoht: (3, 5), pindala 314</text:p>
      <text:p text:style-name="Standard"/>
      <text:h text:style-name="Heading_20_3" text:outline-level="3">Ülesandeid</text:h>
      <text:p text:style-name="Standard"/>
      <text:list xml:id="list27666986" text:style-name="L13">
        <text:list-item>
          <text:p text:style-name="P25">Pane näide tööle. </text:p>
        </text:list-item>
        <text:list-item>
          <text:p text:style-name="P25">Lisa Asukohale käsklus paremale(), mis suurendab x-i väärtust ühe võrra. </text:p>
        </text:list-item>
        <text:list-item>
          <text:p text:style-name="P25">Veendu, et Ringi on võimalik ka selle käskluse abil paremale nihutada, trüki ringi asukoht enne ja pärast nihutamist.</text:p>
        </text:list-item>
      </text:list>
      <text:p text:style-name="Standard"/>
      <text:p text:style-name="Standard"/>
      <text:h text:style-name="Heading_20_2" text:outline-level="2">Ülemklassi väljakutse</text:h>
      <text:p text:style-name="Standard"/>
      <text:p text:style-name="Standard">Eelmises näites oli ringi aluseks alati asukoht koordinaatidega 3 ja 5. Sinna saab küll käsud panna x-i ja y-i asukoha muutmiseks, aga see mõnevõrra tüütu. Hea, kui saab kohe määrata ringi sinna kus ta mõeldud on. Üheks mooduseks on ringi loomise käsu seest välja kutsuda tema aluseks oleva asukoha loomise käsk. Ehk siis luuakse kõigepealt algandmetega asukoht ja määratakse see Ringi protüübiks. Edasi Ringi loomisel antakse x ja y edasi Asukoha konstruktorile, mis hoolitseb uute koordinaatide salvestamise eest. </text:p>
      <text:p text:style-name="Standard"><text:soft-page-break/></text:p>
      <text:p text:style-name="Preformatted_20_Text"><text:s text:c="7"/>var a=new Asukoht(0, 0);</text:p>
      <text:p text:style-name="Preformatted_20_Text"><text:s text:c="7"/>Ring.prototype=a;</text:p>
      <text:p text:style-name="Preformatted_20_Text"><text:bookmark text:name="line14221"/><text:s text:c="7"/>function Ring(x, y, r){</text:p>
      <text:p text:style-name="Preformatted_20_Text"><text:bookmark text:name="line15221"/><text:s text:c="10"/>Asukoht.call(this, x, y);</text:p>
      <text:p text:style-name="Preformatted_20_Text"/>
      <text:p text:style-name="Standard"/>
      <text:p text:style-name="Standard">Näide tervikuna:</text:p>
      <text:p text:style-name="Standard"/>
      <text:p text:style-name="Preformatted_20_Text"><text:bookmark text:name="line1106"/>&lt;!doctype html&gt;</text:p>
      <text:p text:style-name="Preformatted_20_Text"><text:bookmark text:name="line2105"/>&lt;html&gt;</text:p>
      <text:p text:style-name="Preformatted_20_Text"><text:bookmark text:name="line3103"/><text:s text:c="2"/>&lt;head&gt;</text:p>
      <text:p text:style-name="Preformatted_20_Text"><text:bookmark text:name="line450"/><text:s text:c="4"/>&lt;title&gt;Laiendamine&lt;/title&gt;</text:p>
      <text:p text:style-name="Preformatted_20_Text"><text:bookmark text:name="line530"/><text:s text:c="4"/>&lt;script&gt;</text:p>
      <text:p text:style-name="Preformatted_20_Text"><text:bookmark text:name="line628"/><text:s text:c="7"/>function Asukoht(x, y){</text:p>
      <text:p text:style-name="Preformatted_20_Text"><text:bookmark text:name="line728"/><text:s text:c="10"/>this.x=x;</text:p>
      <text:p text:style-name="Preformatted_20_Text"><text:bookmark text:name="line825"/><text:s text:c="10"/>this.y=y;</text:p>
      <text:p text:style-name="Preformatted_20_Text"><text:bookmark text:name="line924"/><text:s text:c="10"/>this.tekstina=function(){</text:p>
      <text:p text:style-name="Preformatted_20_Text"><text:bookmark text:name="line1022"/><text:s text:c="12"/>return "("+this.x+", "+this.y+")";</text:p>
      <text:p text:style-name="Preformatted_20_Text"><text:bookmark text:name="line1126"/><text:s text:c="10"/>}</text:p>
      <text:p text:style-name="Preformatted_20_Text"><text:bookmark text:name="line1224"/><text:s text:c="7"/>}</text:p>
      <text:p text:style-name="Preformatted_20_Text"><text:bookmark text:name="line1322"/><text:s text:c="7"/>var a=new Asukoht(0, 0);</text:p>
      <text:p text:style-name="Preformatted_20_Text"><text:bookmark text:name="line1422"/><text:s text:c="7"/>function Ring(x, y, r){</text:p>
      <text:p text:style-name="Preformatted_20_Text"><text:bookmark text:name="line1522"/><text:s text:c="10"/>Asukoht.call(this, x, y);</text:p>
      <text:p text:style-name="Preformatted_20_Text"><text:bookmark text:name="line1622"/><text:s text:c="10"/>this.raadius=r;</text:p>
      <text:p text:style-name="Preformatted_20_Text"><text:bookmark text:name="line1722"/><text:s text:c="10"/>this.pindala=function(){</text:p>
      <text:p text:style-name="Preformatted_20_Text"><text:bookmark text:name="line1822"/><text:s text:c="13"/>return 3.14*this.raadius*this.raadius;</text:p>
      <text:p text:style-name="Preformatted_20_Text"><text:bookmark text:name="line1921"/><text:s text:c="10"/>}</text:p>
      <text:p text:style-name="Preformatted_20_Text"><text:bookmark text:name="line2021"/><text:s text:c="7"/>}</text:p>
      <text:p text:style-name="Preformatted_20_Text"><text:bookmark text:name="line2124"/><text:s text:c="7"/>Ring.prototype=a;</text:p>
      <text:p text:style-name="Preformatted_20_Text"><text:bookmark text:name="line2222"/><text:s text:c="7"/>var r1=new Ring(2, 4, 7);</text:p>
      <text:p text:style-name="Preformatted_20_Text"><text:bookmark text:name="line2320"/><text:s text:c="7"/>function leheAlgus(){</text:p>
      <text:p text:style-name="Preformatted_20_Text"><text:bookmark text:name="line2419"/><text:s text:c="9"/>document.getElementById("vastus").innerHTML=</text:p>
      <text:p text:style-name="Preformatted_20_Text"><text:bookmark text:name="line2519"/><text:s text:c="11"/>"Ringi asukoht: "+r1.tekstina()+", pindala "+r1.pindala();</text:p>
      <text:p text:style-name="Preformatted_20_Text"><text:bookmark text:name="line2619"/><text:s text:c="7"/>}</text:p>
      <text:p text:style-name="Preformatted_20_Text"><text:bookmark text:name="line2719"/><text:s text:c="4"/>&lt;/script&gt;</text:p>
      <text:p text:style-name="Preformatted_20_Text"><text:bookmark text:name="line2819"/><text:s text:c="2"/>&lt;/head&gt;</text:p>
      <text:p text:style-name="Preformatted_20_Text"><text:bookmark text:name="line2918"/><text:s text:c="2"/>&lt;body onload="leheAlgus();"&gt; </text:p>
      <text:p text:style-name="Preformatted_20_Text"><text:bookmark text:name="line3017"/><text:s text:c="4"/>&lt;div id="vastus"&gt;&lt;/div&gt;</text:p>
      <text:p text:style-name="Preformatted_20_Text"><text:bookmark text:name="line3123"/><text:s text:c="2"/>&lt;/body&gt;</text:p>
      <text:p text:style-name="P2"><text:bookmark text:name="line3218"/>&lt;/html&gt;</text:p>
      <text:p text:style-name="Standard">Ringi asukoht: (2, 4), pindala 153.86</text:p>
      <text:p text:style-name="Standard"/>
      <text:h text:style-name="Heading_20_3" text:outline-level="3">Ülesandeid</text:h>
      <text:p text:style-name="Standard"/>
      <text:list xml:id="list27682660" text:style-name="L14">
        <text:list-item>
          <text:p text:style-name="P26">Pane näide tööle</text:p>
        </text:list-item>
        <text:list-item>
          <text:p text:style-name="P26">Lisage ringile käsklus kasPuutub(teineRing), mis väljastab, et kas üks ring puutub teisega kokku. Katseta toimimist. </text:p>
        </text:list-item>
        <text:list-item>
          <text:p text:style-name="P26">Koosta massiiv viie ringiga. Väljasta, millised ringid puutuvad esimese ringiga kokku.</text:p>
          <text:p text:style-name="P26"/>
        </text:list-item>
      </text:list>
      <text:p text:style-name="Standard"/>
      <text:h text:style-name="Heading_20_2" text:outline-level="2">Käskluse asendamine</text:h>
      <text:p text:style-name="Standard"/>
      <text:p text:style-name="Standard">Objektidega majandamine võimaldab uue objekti aluseks võtta ka objekti, mille mõned omadused sobivad, teised aga mitte. Siin näites luuakse kõigepealt AlusRuut, kel olemas asukoha <text:soft-page-break/>koordinaadid ning kiirusesamm mõlema koordinaadi suunas. Liikumisfunktsiooni käivitusega liigutakse ühe sammu jagu edasi. Joonistuskäsu tulemusena kuvatakse etteantud graafilise konteksti sihtkohale ruut, mille asukohaks alusruudu koordinaadid ning külje pikkuseks viis ühikut. </text:p>
      <text:p text:style-name="Standard"/>
      <text:p text:style-name="Standard">Kui nüüd soovida ringi ehk palli ekraanile joonistada ja seal liigutada, siis alusruudust sobivad kasutada asukoha koordinaadid ja liikumisearvutus, aga joonistamise tulemusena peaks midagi kandilisest ruudust ümaramat ekraanile ilmuma. Nii siin teha saabki. Kukkuva palli juures luuakse joonistuskäsklus uuesti koos ümmarguse ringiga, see asendab ruudu juurest kaasa tulnud kandilise joonistusfunktsiooni.</text:p>
      <text:p text:style-name="Standard"/>
      <text:p text:style-name="Standard">Platsi peale pannakse AlusRuut ja Pall mõlemad. Neil olemas nüüd nii joonistus- kui liikumisoskus. <text:s/>Pall määrab oma liikumissammuks iga kaadriga kaks ühikut allapoole, alusruudul antakse loomisel paremale liikumise andmed. </text:p>
      <text:p text:style-name="Standard"/>
      <text:p text:style-name="Standard"/>
      <text:p text:style-name="Preformatted_20_Text"><text:bookmark text:name="line1107"/>&lt;!doctype html&gt;</text:p>
      <text:p text:style-name="Preformatted_20_Text"><text:bookmark text:name="line2106"/>&lt;html&gt;</text:p>
      <text:p text:style-name="Preformatted_20_Text"><text:bookmark text:name="line3104"/><text:s text:c="2"/>&lt;head&gt;</text:p>
      <text:p text:style-name="Preformatted_20_Text"><text:bookmark text:name="line458"/><text:s text:c="4"/>&lt;title&gt;Kujundid&lt;/title&gt;</text:p>
      <text:p text:style-name="Preformatted_20_Text"><text:bookmark text:name="line536"/><text:s text:c="4"/>&lt;script&gt;</text:p>
      <text:p text:style-name="Preformatted_20_Text"><text:bookmark text:name="line629"/><text:s text:c="7"/>function AlusRuut(x, y, kiirusx, kiirusy){</text:p>
      <text:p text:style-name="Preformatted_20_Text"><text:bookmark text:name="line729"/><text:s text:c="10"/>this.x=x;</text:p>
      <text:p text:style-name="Preformatted_20_Text"><text:bookmark text:name="line826"/><text:s text:c="10"/>this.y=y;</text:p>
      <text:p text:style-name="Preformatted_20_Text"><text:bookmark text:name="line925"/><text:s text:c="10"/>this.kx=kiirusx;</text:p>
      <text:p text:style-name="Preformatted_20_Text"><text:bookmark text:name="line1023"/><text:s text:c="10"/>this.ky=kiirusy;</text:p>
      <text:p text:style-name="Preformatted_20_Text"><text:bookmark text:name="line1127"/><text:s text:c="10"/>this.joonista=function(g){</text:p>
      <text:p text:style-name="Preformatted_20_Text"><text:bookmark text:name="line1225"/><text:s text:c="13"/>g.fillRect(this.x, this.y, 5, 5);</text:p>
      <text:p text:style-name="Preformatted_20_Text"><text:bookmark text:name="line1323"/><text:s text:c="10"/>}</text:p>
      <text:p text:style-name="Preformatted_20_Text"><text:bookmark text:name="line1423"/><text:s text:c="10"/>this.liigu=function(){</text:p>
      <text:p text:style-name="Preformatted_20_Text"><text:bookmark text:name="line1523"/><text:s text:c="12"/>this.x+=this.kx;</text:p>
      <text:p text:style-name="Preformatted_20_Text"><text:bookmark text:name="line1623"/><text:s text:c="12"/>this.y+=this.ky; <text:s text:c="11"/></text:p>
      <text:p text:style-name="Preformatted_20_Text"><text:bookmark text:name="line1723"/><text:s text:c="10"/>}</text:p>
      <text:p text:style-name="Preformatted_20_Text"><text:bookmark text:name="line1823"/><text:s text:c="7"/>}</text:p>
      <text:p text:style-name="Preformatted_20_Text"><text:bookmark text:name="line1922"/><text:s text:c="7"/>KukkuvPall.prototype=new AlusRuut(0, 0, 0, 0);</text:p>
      <text:p text:style-name="Preformatted_20_Text"><text:bookmark text:name="line2022"/><text:s text:c="7"/>function KukkuvPall(x, y, r){</text:p>
      <text:p text:style-name="Preformatted_20_Text"><text:bookmark text:name="line2125"/><text:s text:c="10"/>AlusRuut.call(this, x, y, 0, 2)</text:p>
      <text:p text:style-name="Preformatted_20_Text"><text:bookmark text:name="line2223"/><text:s text:c="10"/>this.r=r;</text:p>
      <text:p text:style-name="Preformatted_20_Text"><text:bookmark text:name="line2321"/><text:s text:c="10"/>this.joonista=function(g){</text:p>
      <text:p text:style-name="Preformatted_20_Text"><text:bookmark text:name="line2420"/><text:s text:c="11"/>g.beginPath();</text:p>
      <text:p text:style-name="Preformatted_20_Text"><text:bookmark text:name="line2520"/><text:s text:c="11"/>g.arc(this.x, this.y, this.r, </text:p>
      <text:p text:style-name="Preformatted_20_Text"><text:bookmark text:name="line2620"/><text:s text:c="26"/>0, 2*Math.PI, true);</text:p>
      <text:p text:style-name="Preformatted_20_Text"><text:bookmark text:name="line2720"/><text:s text:c="11"/>g.fill();</text:p>
      <text:p text:style-name="Preformatted_20_Text"><text:bookmark text:name="line2820"/><text:s text:c="10"/>}</text:p>
      <text:p text:style-name="Preformatted_20_Text"><text:bookmark text:name="line2919"/><text:s text:c="7"/>}</text:p>
      <text:p text:style-name="Preformatted_20_Text"><text:bookmark text:name="line3018"/><text:s text:c="7"/>function Plats(kihiId){</text:p>
      <text:p text:style-name="Preformatted_20_Text"><text:bookmark text:name="line3124"/><text:s text:c="10"/>window[kihiId+"_joonis"]=this;</text:p>
      <text:p text:style-name="Preformatted_20_Text"><text:bookmark text:name="line3219"/><text:s text:c="10"/>this.alusta=function(){</text:p>
      <text:p text:style-name="Preformatted_20_Text"><text:bookmark text:name="line3317"/><text:s text:c="13"/>var sisu=</text:p>
      <text:p text:style-name="Preformatted_20_Text"><text:bookmark text:name="line3415"/><text:s text:c="15"/>"&lt;canvas id='"+kihiId+"_tahvel' width='200' height='150' "+</text:p>
      <text:p text:style-name="Preformatted_20_Text"><text:bookmark text:name="line3515"/><text:s text:c="16"/>" style='background-color: yellow' &gt;&lt;/canvas&gt;&lt;br/&gt;";</text:p>
      <text:p text:style-name="Preformatted_20_Text"><text:bookmark text:name="line3615"/><text:s text:c="13"/>document.getElementById(kihiId).innerHTML=sisu;</text:p>
      <text:p text:style-name="Preformatted_20_Text"><text:bookmark text:name="line3714"/><text:s text:c="13"/>this.kujundid=new Array();</text:p>
      <text:p text:style-name="Preformatted_20_Text"><text:bookmark text:name="line3814"/><text:s text:c="13"/>this.tahvel=document.getElementById(kihiId+"_tahvel");</text:p>
      <text:p text:style-name="Preformatted_20_Text"><text:bookmark text:name="line3912"/><text:s text:c="13"/>setInterval(kihiId+"_joonis.liigu()", 1000);</text:p>
      <text:p text:style-name="Preformatted_20_Text"><text:bookmark text:name="line409"/><text:s text:c="10"/>}</text:p>
      <text:p text:style-name="Preformatted_20_Text"><text:bookmark text:name="line4115"/><text:s text:c="10"/>this.lisaKujund=function(kujund){</text:p>
      <text:p text:style-name="Preformatted_20_Text"><text:bookmark text:name="line4211"/><text:s text:c="12"/>this.kujundid.push(kujund);</text:p>
      <text:p text:style-name="Preformatted_20_Text"><text:bookmark text:name="line4310"/><text:s text:c="12"/>this.joonista();</text:p>
      <text:p text:style-name="Preformatted_20_Text"><text:bookmark text:name="line4410"/><text:s text:c="10"/>}</text:p>
      <text:p text:style-name="Preformatted_20_Text"><text:bookmark text:name="line459"/><text:s text:c="10"/>this.joonista=function(){</text:p>
      <text:p text:style-name="Preformatted_20_Text"><text:bookmark text:name="line468"/><text:soft-page-break/><text:s text:c="13"/>var g=this.tahvel.getContext("2d");</text:p>
      <text:p text:style-name="Preformatted_20_Text"><text:bookmark text:name="line478"/><text:s text:c="13"/>g.clearRect(0, 0, 200, 150);</text:p>
      <text:p text:style-name="Preformatted_20_Text"><text:bookmark text:name="line488"/><text:s text:c="13"/>for(var i=0; i&lt;this.kujundid.length; i++){</text:p>
      <text:p text:style-name="Preformatted_20_Text"><text:bookmark text:name="line497"/><text:s text:c="16"/>this.kujundid[i].joonista(g);</text:p>
      <text:p text:style-name="Preformatted_20_Text"><text:bookmark text:name="line507"/><text:s text:c="13"/>}</text:p>
      <text:p text:style-name="Preformatted_20_Text"><text:bookmark text:name="line5112"/><text:s text:c="10"/>}</text:p>
      <text:p text:style-name="Preformatted_20_Text"><text:bookmark text:name="line5210"/><text:s text:c="10"/>this.liigu=function(){</text:p>
      <text:p text:style-name="Preformatted_20_Text"><text:bookmark text:name="line537"/><text:s text:c="13"/>for(var i=0; i&lt;this.kujundid.length; i++){</text:p>
      <text:p text:style-name="Preformatted_20_Text"><text:bookmark text:name="line546"/><text:s text:c="16"/>this.kujundid[i].liigu();</text:p>
      <text:p text:style-name="Preformatted_20_Text"><text:bookmark text:name="line556"/><text:s text:c="13"/>} <text:s/></text:p>
      <text:p text:style-name="Preformatted_20_Text"><text:bookmark text:name="line566"/><text:s text:c="13"/>this.joonista(); <text:s text:c="12"/></text:p>
      <text:p text:style-name="Preformatted_20_Text"><text:bookmark text:name="line576"/><text:s text:c="10"/>}</text:p>
      <text:p text:style-name="Preformatted_20_Text"><text:bookmark text:name="line586"/><text:s text:c="10"/>this.alusta();</text:p>
      <text:p text:style-name="Preformatted_20_Text"><text:bookmark text:name="line596"/><text:s text:c="7"/>}</text:p>
      <text:p text:style-name="Preformatted_20_Text"><text:bookmark text:name="line605"/><text:s text:c="7"/></text:p>
      <text:p text:style-name="Preformatted_20_Text"><text:bookmark text:name="line6112"/><text:s text:c="7"/>function algus(){</text:p>
      <text:p text:style-name="Preformatted_20_Text"><text:bookmark text:name="line6210"/><text:s text:c="9"/>kiht1_joonis=new Plats("kiht1");</text:p>
      <text:p text:style-name="Preformatted_20_Text"><text:bookmark text:name="line635"/><text:s text:c="9"/>kiht1_joonis.lisaKujund(new KukkuvPall(50, 30, 10));</text:p>
      <text:p text:style-name="Preformatted_20_Text"><text:bookmark text:name="line645"/><text:s text:c="9"/>kiht1_joonis.lisaKujund(new AlusRuut(50, 90, 3, 0));</text:p>
      <text:p text:style-name="Preformatted_20_Text"><text:bookmark text:name="line655"/><text:s text:c="7"/>}</text:p>
      <text:p text:style-name="Preformatted_20_Text"><text:bookmark text:name="line665"/><text:s text:c="4"/>&lt;/script&gt;</text:p>
      <text:p text:style-name="Preformatted_20_Text"><text:bookmark text:name="line675"/><text:s text:c="2"/>&lt;/head&gt;</text:p>
      <text:p text:style-name="Preformatted_20_Text"><text:bookmark text:name="line685"/><text:s text:c="2"/>&lt;body onload="algus();"&gt;</text:p>
      <text:p text:style-name="Preformatted_20_Text"><text:bookmark text:name="line695"/><text:s text:c="5"/>&lt;div id="kiht1"&gt;&lt;/div&gt;</text:p>
      <text:p text:style-name="Preformatted_20_Text"><text:bookmark text:name="line704"/><text:s text:c="2"/>&lt;/body&gt;</text:p>
      <text:p text:style-name="P2"><text:bookmark text:name="line7112"/>&lt;/html&gt;</text:p>
      <text:p text:style-name="Standard"><draw:frame draw:style-name="fr1" draw:name="grafiikka34" text:anchor-type="as-char" svg:width="7.325cm" svg:height="5.484cm" draw:z-index="27"><draw:image xlink:href="Pictures/20000007000020F900001988FD61EDD3.svm" xlink:type="simple" xlink:show="embed" xlink:actuate="onLoad"/></draw:frame> <draw:frame draw:style-name="fr1" draw:name="grafiikka35" text:anchor-type="as-char" svg:width="7.325cm" svg:height="5.338cm" draw:z-index="28"><draw:image xlink:href="Pictures/20000007000020F900001953FA6024F4.svm" xlink:type="simple" xlink:show="embed" xlink:actuate="onLoad"/></draw:frame></text:p>
      <text:p text:style-name="Standard"/>
      <text:h text:style-name="Heading_20_3" text:outline-level="3">Ülesandeid</text:h>
      <text:p text:style-name="Standard"/>
      <text:list xml:id="list27680483" text:style-name="L15">
        <text:list-item>
          <text:p text:style-name="P27">Pane näide tööle</text:p>
        </text:list-item>
        <text:list-item>
          <text:p text:style-name="P27">Lisa mitu ruutu erisuguste kiirustega</text:p>
        </text:list-item>
        <text:list-item>
          <text:p text:style-name="P27">Kukkuva palli juures määra kukkumiskiirus juhuslikult vahemikus 1-5 ühikut kaadri kohta</text:p>
        </text:list-item>
        <text:list-item>
          <text:p text:style-name="P27">Lisa katsetamiseks mitu palli.</text:p>
        </text:list-item>
      </text:list>
      <text:p text:style-name="Standard"/>
      <text:p text:style-name="Standard"/>
      <text:h text:style-name="Heading_20_2" text:outline-level="2">Klassi prototüübid andmehalduses</text:h>
      <text:p text:style-name="Standard"/>
      <text:p text:style-name="Standard">Järgnevalt pikem näide, kus eri tegevused eri objektide vahel jaotatud ning võimaldavad kummalgi tüübil selle jaoks mõeldud tegevusele keskenduda ning sellega koodi paremini loetavana hoida. Alustuseks luuakse AndmeHalduse tüüp, kus talletatakse teksti ja arvu paarid ning kust saab hiljem arvud eraldi funktsiooniga välja küsida. </text:p>
      <text:p text:style-name="Standard"><text:soft-page-break/></text:p>
      <text:p text:style-name="Preformatted_20_Text"><text:bookmark text:name="line1108"/>&lt;!doctype html&gt;</text:p>
      <text:p text:style-name="Preformatted_20_Text"><text:bookmark text:name="line2107"/>&lt;html&gt;</text:p>
      <text:p text:style-name="Preformatted_20_Text"><text:bookmark text:name="line3105"/><text:s text:c="2"/>&lt;head&gt;</text:p>
      <text:p text:style-name="Preformatted_20_Text"><text:bookmark text:name="line460"/><text:s text:c="4"/>&lt;title&gt;Kujundid&lt;/title&gt;</text:p>
      <text:p text:style-name="Preformatted_20_Text"><text:bookmark text:name="line538"/><text:s text:c="4"/>&lt;script&gt;</text:p>
      <text:p text:style-name="Preformatted_20_Text"><text:bookmark text:name="line630"/><text:s text:c="7"/>function AndmeHaldus(){</text:p>
      <text:p text:style-name="Preformatted_20_Text"><text:bookmark text:name="line730"/><text:s text:c="10"/>this.andmed=new Array();</text:p>
      <text:p text:style-name="Preformatted_20_Text"><text:bookmark text:name="line827"/><text:s text:c="10"/>this.lisaKirje=function(tekst, arv){</text:p>
      <text:p text:style-name="Preformatted_20_Text"><text:bookmark text:name="line926"/><text:s text:c="13"/>this.andmed.push({"t": tekst, "a": arv});</text:p>
      <text:p text:style-name="Preformatted_20_Text"><text:bookmark text:name="line1024"/><text:s text:c="10"/>}</text:p>
      <text:p text:style-name="Preformatted_20_Text"><text:bookmark text:name="line1128"/><text:s text:c="10"/>this.kysiArvud=function(){</text:p>
      <text:p text:style-name="Preformatted_20_Text"><text:bookmark text:name="line1226"/><text:s text:c="13"/>var arvud=new Array();</text:p>
      <text:p text:style-name="Preformatted_20_Text"><text:bookmark text:name="line1324"/><text:s text:c="13"/>for(var i=0; i&lt;this.andmed.length; i++){</text:p>
      <text:p text:style-name="Preformatted_20_Text"><text:bookmark text:name="line1424"/><text:s text:c="16"/>arvud.push(this.andmed[i].a);</text:p>
      <text:p text:style-name="Preformatted_20_Text"><text:bookmark text:name="line1524"/><text:s text:c="13"/>}</text:p>
      <text:p text:style-name="Preformatted_20_Text"><text:bookmark text:name="line1624"/><text:s text:c="13"/>return arvud;</text:p>
      <text:p text:style-name="Preformatted_20_Text"><text:bookmark text:name="line1724"/><text:s text:c="10"/>}</text:p>
      <text:p text:style-name="Preformatted_20_Text"><text:bookmark text:name="line1824"/><text:s text:c="7"/>} <text:s text:c="7"/></text:p>
      <text:p text:style-name="Preformatted_20_Text"><text:bookmark text:name="line1923"/></text:p>
      <text:p text:style-name="Preformatted_20_Text"><text:bookmark text:name="line2023"/><text:s text:c="7"/>function algus(){</text:p>
      <text:p text:style-name="Preformatted_20_Text"><text:bookmark text:name="line2126"/><text:s text:c="10"/>var ah=new AndmeHaldus();</text:p>
      <text:p text:style-name="Preformatted_20_Text"><text:bookmark text:name="line2224"/><text:s text:c="10"/>ah.lisaKirje("Juku", 175);</text:p>
      <text:p text:style-name="Preformatted_20_Text"><text:bookmark text:name="line2322"/><text:s text:c="10"/>ah.lisaKirje("Kati", 165);</text:p>
      <text:p text:style-name="Preformatted_20_Text"><text:bookmark text:name="line2421"/><text:s text:c="10"/>document.getElementById("kiht1").innerHTML=ah.kysiArvud();</text:p>
      <text:p text:style-name="Preformatted_20_Text"><text:bookmark text:name="line2521"/><text:s text:c="7"/>}</text:p>
      <text:p text:style-name="Preformatted_20_Text"><text:bookmark text:name="line2621"/><text:s text:c="4"/>&lt;/script&gt;</text:p>
      <text:p text:style-name="Preformatted_20_Text"><text:bookmark text:name="line2721"/><text:s text:c="2"/>&lt;/head&gt;</text:p>
      <text:p text:style-name="Preformatted_20_Text"><text:bookmark text:name="line2821"/><text:s text:c="2"/>&lt;body onload="algus();"&gt;</text:p>
      <text:p text:style-name="Preformatted_20_Text"><text:bookmark text:name="line2920"/><text:s text:c="5"/>&lt;div id="kiht1"&gt;&lt;/div&gt;</text:p>
      <text:p text:style-name="Preformatted_20_Text"><text:bookmark text:name="line3019"/><text:s text:c="2"/>&lt;/body&gt;</text:p>
      <text:p text:style-name="P2"><text:bookmark text:name="line3125"/>&lt;/html&gt;</text:p>
      <text:p text:style-name="Standard">Näite väljundiks siis kaks arvu:</text:p>
      <text:p text:style-name="Standard"/>
      <text:p text:style-name="Standard">175,165</text:p>
      <text:p text:style-name="Standard"/>
      <text:p text:style-name="Standard"/>
      <text:h text:style-name="Heading_20_3" text:outline-level="3">Tabelina näitav laiendus</text:h>
      <text:p text:style-name="Standard"/>
      <text:p text:style-name="Standard">Andmete hoidjale saab vajadust mööda mitmesuguseid andmete kuvajaid peale ehitada. AndmeTabeli objektis jäetakse meelde teksti ja arvu komplektid. Eraldi käsuga saab välja küsida ka ainult arvud. Olemasolevale objektile saab peale ehitada teise. </text:p>
      <text:p text:style-name="Preformatted_20_Text"><text:s text:c="7"/><text:bookmark text:name="line21271"/><text:s text:c="7"/>AndmeTabel.prototype=new AndmeHaldus();</text:p>
      <text:p text:style-name="Standard">ütleb, et igale uuele AndmeTabelile võetakse aluseks AndmeHalduse eksemplar. Ehk siis AndmeTabeli objekt oskab samuti enese sisse teksti ja arvu komplekte koguda ja sealt arve eraldada. Lisaks on tal juures oskus tulemuste kuvamiseks tabelina. </text:p>
      <text:p text:style-name="Standard"/>
      <text:p text:style-name="Preformatted_20_Text"><text:bookmark text:name="line1109"/>&lt;!doctype html&gt;</text:p>
      <text:p text:style-name="Preformatted_20_Text"><text:bookmark text:name="line2108"/>&lt;html&gt;</text:p>
      <text:p text:style-name="Preformatted_20_Text"><text:bookmark text:name="line3106"/><text:s text:c="2"/>&lt;head&gt;</text:p>
      <text:p text:style-name="Preformatted_20_Text"><text:bookmark text:name="line469"/><text:s text:c="4"/>&lt;title&gt;Kujundid&lt;/title&gt;</text:p>
      <text:p text:style-name="Preformatted_20_Text"><text:bookmark text:name="line539"/><text:s text:c="4"/>&lt;script&gt;</text:p>
      <text:p text:style-name="Preformatted_20_Text"><text:bookmark text:name="line636"/><text:s text:c="7"/>function AndmeHaldus(){</text:p>
      <text:p text:style-name="Preformatted_20_Text"><text:bookmark text:name="line734"/><text:s text:c="10"/>this.andmed=new Array();</text:p>
      <text:p text:style-name="Preformatted_20_Text"><text:bookmark text:name="line828"/><text:s text:c="10"/>this.lisaKirje=function(tekst, arv){</text:p>
      <text:p text:style-name="Preformatted_20_Text"><text:bookmark text:name="line927"/><text:s text:c="13"/>this.andmed.push({"t": tekst, "a": arv});</text:p>
      <text:p text:style-name="Preformatted_20_Text"><text:bookmark text:name="line1025"/><text:s text:c="10"/>}</text:p>
      <text:p text:style-name="Preformatted_20_Text"><text:bookmark text:name="line1129"/><text:soft-page-break/><text:s text:c="10"/>this.kysiArvud=function(){</text:p>
      <text:p text:style-name="Preformatted_20_Text"><text:bookmark text:name="line1227"/><text:s text:c="13"/>var arvud=new Array();</text:p>
      <text:p text:style-name="Preformatted_20_Text"><text:bookmark text:name="line1325"/><text:s text:c="13"/>for(var i=0; i&lt;this.andmed.length; i++){</text:p>
      <text:p text:style-name="Preformatted_20_Text"><text:bookmark text:name="line1425"/><text:s text:c="16"/>arvud.push(this.andmed[i].a);</text:p>
      <text:p text:style-name="Preformatted_20_Text"><text:bookmark text:name="line1525"/><text:s text:c="13"/>}</text:p>
      <text:p text:style-name="Preformatted_20_Text"><text:bookmark text:name="line1625"/><text:s text:c="13"/>return arvud;</text:p>
      <text:p text:style-name="Preformatted_20_Text"><text:bookmark text:name="line1725"/><text:s text:c="10"/>}</text:p>
      <text:p text:style-name="Preformatted_20_Text"><text:bookmark text:name="line1825"/><text:s text:c="7"/>} <text:s text:c="7"/></text:p>
      <text:p text:style-name="Preformatted_20_Text"/>
      <text:p text:style-name="Preformatted_20_Text"/>
      <text:p text:style-name="Preformatted_20_Text"/>
      <text:p text:style-name="Preformatted_20_Text"><text:bookmark text:name="line2024"/><text:s text:c="7"/></text:p>
      <text:p text:style-name="Preformatted_20_Text"><text:bookmark text:name="line2127"/><text:s text:c="7"/>AndmeTabel.prototype=new AndmeHaldus();</text:p>
      <text:p text:style-name="Preformatted_20_Text"><text:bookmark text:name="line2225"/><text:s text:c="7"/>function AndmeTabel(){</text:p>
      <text:p text:style-name="Preformatted_20_Text"><text:bookmark text:name="line2323"/><text:s text:c="10"/>this.HTMLTabelina=function(){</text:p>
      <text:p text:style-name="Preformatted_20_Text"><text:bookmark text:name="line2422"/><text:s text:c="13"/>var t="&lt;table&gt;";</text:p>
      <text:p text:style-name="Preformatted_20_Text"><text:bookmark text:name="line2522"/><text:s text:c="13"/>for(var i=0; i&lt;this.andmed.length; i++){</text:p>
      <text:p text:style-name="Preformatted_20_Text"><text:bookmark text:name="line2622"/><text:s text:c="15"/>t+="&lt;tr&gt;&lt;td&gt;"+this.andmed[i].t+"&lt;/td&gt;&lt;td&gt;"+</text:p>
      <text:p text:style-name="Preformatted_20_Text"><text:bookmark text:name="line2722"/><text:s text:c="29"/>this.andmed[i].a+"&lt;/td&gt;&lt;/tr&gt;\n";</text:p>
      <text:p text:style-name="Preformatted_20_Text"><text:bookmark text:name="line2822"/><text:s text:c="13"/>}</text:p>
      <text:p text:style-name="Preformatted_20_Text"><text:bookmark text:name="line2921"/><text:s text:c="13"/>t+="&lt;/table&gt;";</text:p>
      <text:p text:style-name="Preformatted_20_Text"><text:bookmark text:name="line3020"/><text:s text:c="13"/>return t;</text:p>
      <text:p text:style-name="Preformatted_20_Text"><text:bookmark text:name="line3126"/><text:s text:c="10"/>}</text:p>
      <text:p text:style-name="Preformatted_20_Text"><text:bookmark text:name="line3220"/><text:s text:c="7"/>}</text:p>
      <text:p text:style-name="Preformatted_20_Text"><text:bookmark text:name="line3318"/><text:s text:c="7"/></text:p>
      <text:p text:style-name="Preformatted_20_Text"><text:bookmark text:name="line3416"/><text:s text:c="7"/>function algus(){</text:p>
      <text:p text:style-name="Preformatted_20_Text"><text:bookmark text:name="line3516"/><text:s text:c="10"/>var at=new AndmeTabel();</text:p>
      <text:p text:style-name="Preformatted_20_Text"><text:bookmark text:name="line3616"/><text:s text:c="10"/>at.lisaKirje("Juku", 175);</text:p>
      <text:p text:style-name="Preformatted_20_Text"><text:bookmark text:name="line3715"/><text:s text:c="10"/>at.lisaKirje("Kati", 165);</text:p>
      <text:p text:style-name="Preformatted_20_Text"><text:bookmark text:name="line3815"/><text:s text:c="10"/>document.getElementById("kiht1").innerHTML=at.HTMLTabelina();</text:p>
      <text:p text:style-name="Preformatted_20_Text"><text:bookmark text:name="line3913"/><text:s text:c="7"/>}</text:p>
      <text:p text:style-name="Preformatted_20_Text"><text:bookmark text:name="line4010"/><text:s text:c="4"/>&lt;/script&gt;</text:p>
      <text:p text:style-name="Preformatted_20_Text"><text:bookmark text:name="line4116"/><text:s text:c="2"/>&lt;/head&gt;</text:p>
      <text:p text:style-name="Preformatted_20_Text"><text:bookmark text:name="line4212"/><text:s text:c="2"/>&lt;body onload="algus();"&gt;</text:p>
      <text:p text:style-name="Preformatted_20_Text"><text:bookmark text:name="line4311"/><text:s text:c="5"/>&lt;div id="kiht1"&gt;&lt;/div&gt;</text:p>
      <text:p text:style-name="Preformatted_20_Text"><text:bookmark text:name="line4411"/><text:s text:c="2"/>&lt;/body&gt;</text:p>
      <text:p text:style-name="P2"><text:bookmark text:name="line4510"/>&lt;/html&gt;</text:p>
      <text:p text:style-name="Standard">Tabelit võib lehel vaadata</text:p>
      <text:p text:style-name="Standard"/>
      <text:p text:style-name="Standard"><draw:frame draw:style-name="fr1" draw:name="grafiikka36" text:anchor-type="as-char" svg:width="2.806cm" svg:height="1.931cm" draw:z-index="32"><draw:image xlink:href="Pictures/2000000700000AF60000078C9909F8CE.svm" xlink:type="simple" xlink:show="embed" xlink:actuate="onLoad"/></draw:frame></text:p>
      <text:p text:style-name="Standard"/>
      <text:h text:style-name="Heading_20_3" text:outline-level="3">Ülesandeid</text:h>
      <text:p text:style-name="Standard"/>
      <text:list xml:id="list27670222" text:style-name="L16">
        <text:list-item>
          <text:p text:style-name="P28">Pane näide tööle</text:p>
        </text:list-item>
        <text:list-item>
          <text:p text:style-name="P28">Lisa AndmeTabeli juurde käsk arvude loetelu näitamiseks (unordered list)</text:p>
          <text:p text:style-name="P28"/>
        </text:list-item>
      </text:list>
      <text:h text:style-name="Heading_20_3" text:outline-level="3">Joonisena näitav laiendus</text:h>
      <text:p text:style-name="Standard"/>
      <text:p text:style-name="Standard">Samale AndmeHalduse tüübile võimalik peale ehitada teine lahendus, sedakorda joonistusoskusega. Siin kasutatakse arvudena välja küsimise oskust. <text:s/>Joonistustahvel lisatakse funktsioonis etteantud nimega kihile sedakorda Javaskripti DOM-funktsioonide abil. </text:p>
      <text:p text:style-name="Preformatted_20_Text"><text:s text:c="13"/>var tahvel=document.createElement("canvas");</text:p>
      <text:p text:style-name="Preformatted_20_Text"><text:bookmark text:name="line24231"/><text:soft-page-break/><text:s text:c="13"/>tahvel.setAttribute("width", <text:s/>"300");</text:p>
      <text:p text:style-name="Preformatted_20_Text"><text:bookmark text:name="line25231"/><text:s text:c="13"/>tahvel.setAttribute("height", "200");</text:p>
      <text:p text:style-name="Preformatted_20_Text"><text:bookmark text:name="line26231"/><text:s text:c="13"/>tahvel.style.backgroundColor="yellow";</text:p>
      <text:p text:style-name="Preformatted_20_Text"><text:bookmark text:name="line27231"/><text:s text:c="13"/>document.getElementById(kihinimi).appendChild(tahvel);</text:p>
      <text:p text:style-name="Preformatted_20_Text"/>
      <text:p text:style-name="Standard">Üheks mooduseks elementide veebilehele lisamisel on lehe elementide omadus innerHTML, kuhu kirjutatud väärtused teisendatakse brauseri mälus seal olevateks objektideks. Samas on aga võimalik ka objektipuud mööda liikuda ja seal andmeid elemente luua ja ümber paigutada, mis mõnel juhul on mugavam või kiirem. Sõltumata loomismoodusest saab tahvlit ikka ühtemoodi kasutada.</text:p>
      <text:p text:style-name="Standard"/>
      <text:p text:style-name="Preformatted_20_Text"><text:bookmark text:name="line1130"/>&lt;!doctype html&gt;</text:p>
      <text:p text:style-name="Preformatted_20_Text"><text:bookmark text:name="line2109"/>&lt;html&gt;</text:p>
      <text:p text:style-name="Preformatted_20_Text"><text:bookmark text:name="line3107"/><text:s text:c="2"/>&lt;head&gt;</text:p>
      <text:p text:style-name="Preformatted_20_Text"><text:bookmark text:name="line470"/><text:s text:c="4"/>&lt;title&gt;Kujundid&lt;/title&gt;</text:p>
      <text:p text:style-name="Preformatted_20_Text"><text:bookmark text:name="line540"/><text:s text:c="4"/>&lt;script&gt;</text:p>
      <text:p text:style-name="Preformatted_20_Text"><text:bookmark text:name="line637"/><text:s text:c="7"/>function AndmeHaldus(){</text:p>
      <text:p text:style-name="Preformatted_20_Text"><text:bookmark text:name="line735"/><text:s text:c="10"/>this.andmed=new Array();</text:p>
      <text:p text:style-name="Preformatted_20_Text"><text:bookmark text:name="line829"/><text:s text:c="10"/>this.lisaKirje=function(tekst, arv){</text:p>
      <text:p text:style-name="Preformatted_20_Text"><text:bookmark text:name="line928"/><text:s text:c="13"/>this.andmed.push({"t": tekst, "a": arv});</text:p>
      <text:p text:style-name="Preformatted_20_Text"><text:bookmark text:name="line1026"/><text:s text:c="10"/>}</text:p>
      <text:p text:style-name="Preformatted_20_Text"><text:bookmark text:name="line1131"/><text:s text:c="10"/>this.kysiArvud=function(){</text:p>
      <text:p text:style-name="Preformatted_20_Text"><text:bookmark text:name="line1228"/><text:s text:c="13"/>var arvud=new Array();</text:p>
      <text:p text:style-name="Preformatted_20_Text"><text:bookmark text:name="line1326"/><text:s text:c="13"/>for(var i=0; i&lt;this.andmed.length; i++){</text:p>
      <text:p text:style-name="Preformatted_20_Text"><text:bookmark text:name="line1426"/><text:s text:c="16"/>arvud.push(this.andmed[i].a);</text:p>
      <text:p text:style-name="Preformatted_20_Text"><text:bookmark text:name="line1526"/><text:s text:c="13"/>}</text:p>
      <text:p text:style-name="Preformatted_20_Text"><text:bookmark text:name="line1626"/><text:s text:c="13"/>return arvud;</text:p>
      <text:p text:style-name="Preformatted_20_Text"><text:bookmark text:name="line1726"/><text:s text:c="10"/>}</text:p>
      <text:p text:style-name="Preformatted_20_Text"><text:bookmark text:name="line1826"/><text:s text:c="7"/>} <text:s text:c="7"/></text:p>
      <text:p text:style-name="Preformatted_20_Text"><text:bookmark text:name="line1925"/></text:p>
      <text:p text:style-name="Preformatted_20_Text"><text:bookmark text:name="line2025"/><text:s text:c="7"/>AndmeJoonis.prototype=new AndmeHaldus();</text:p>
      <text:p text:style-name="Preformatted_20_Text"><text:bookmark text:name="line2128"/><text:s text:c="7"/>function AndmeJoonis(){</text:p>
      <text:p text:style-name="Preformatted_20_Text"><text:bookmark text:name="line2226"/><text:s text:c="10"/>this.arvudJoonisena=function(kihinimi){</text:p>
      <text:p text:style-name="Preformatted_20_Text"><text:bookmark text:name="line2324"/><text:s text:c="13"/>var tahvel=document.createElement("canvas");</text:p>
      <text:p text:style-name="Preformatted_20_Text"><text:bookmark text:name="line2423"/><text:s text:c="13"/>tahvel.setAttribute("width", <text:s/>"300");</text:p>
      <text:p text:style-name="Preformatted_20_Text"><text:bookmark text:name="line2523"/><text:s text:c="13"/>tahvel.setAttribute("height", "200");</text:p>
      <text:p text:style-name="Preformatted_20_Text"><text:bookmark text:name="line2623"/><text:s text:c="13"/>tahvel.style.backgroundColor="yellow";</text:p>
      <text:p text:style-name="Preformatted_20_Text"><text:bookmark text:name="line2723"/><text:s text:c="13"/>document.getElementById(kihinimi).appendChild(tahvel);</text:p>
      <text:p text:style-name="Preformatted_20_Text"><text:bookmark text:name="line2823"/><text:s text:c="13"/>var g=tahvel.getContext("2d");</text:p>
      <text:p text:style-name="Preformatted_20_Text"><text:bookmark text:name="line2922"/><text:s text:c="13"/>var arvud=this.kysiArvud();</text:p>
      <text:p text:style-name="Preformatted_20_Text"><text:bookmark text:name="line3021"/><text:s text:c="13"/>for(var i=0; i&lt;arvud.length; i++){</text:p>
      <text:p text:style-name="Preformatted_20_Text"><text:bookmark text:name="line3127"/><text:s text:c="16"/>g.fillRect(10, 10+i*20, arvud[i], 10);</text:p>
      <text:p text:style-name="Preformatted_20_Text"><text:bookmark text:name="line3221"/><text:s text:c="13"/>}</text:p>
      <text:p text:style-name="Preformatted_20_Text"><text:bookmark text:name="line3319"/><text:s text:c="10"/>}</text:p>
      <text:p text:style-name="Preformatted_20_Text"><text:bookmark text:name="line3417"/><text:s text:c="7"/>}</text:p>
      <text:p text:style-name="Preformatted_20_Text"><text:bookmark text:name="line3517"/></text:p>
      <text:p text:style-name="Preformatted_20_Text"><text:bookmark text:name="line3617"/><text:s text:c="7"/></text:p>
      <text:p text:style-name="Preformatted_20_Text"><text:bookmark text:name="line3716"/><text:s text:c="7"/>function algus(){</text:p>
      <text:p text:style-name="Preformatted_20_Text"><text:bookmark text:name="line3816"/><text:s text:c="10"/>var aj=new AndmeJoonis();</text:p>
      <text:p text:style-name="Preformatted_20_Text"><text:bookmark text:name="line3914"/><text:s text:c="10"/>aj.lisaKirje("Juku", 175);</text:p>
      <text:p text:style-name="Preformatted_20_Text"><text:bookmark text:name="line4011"/><text:s text:c="10"/>aj.lisaKirje("Kati", 165);</text:p>
      <text:p text:style-name="Preformatted_20_Text"><text:bookmark text:name="line4117"/><text:s text:c="10"/>aj.arvudJoonisena("kiht1");</text:p>
      <text:p text:style-name="Preformatted_20_Text"><text:bookmark text:name="line4213"/>// <text:s text:c="9"/>document.getElementById("kiht1").innerHTML=at.HTMLTabelina();</text:p>
      <text:p text:style-name="Preformatted_20_Text"><text:bookmark text:name="line4312"/><text:s text:c="7"/>}</text:p>
      <text:p text:style-name="Preformatted_20_Text"><text:bookmark text:name="line4412"/><text:s text:c="4"/>&lt;/script&gt;</text:p>
      <text:p text:style-name="Preformatted_20_Text"><text:bookmark text:name="line4511"/><text:s text:c="2"/>&lt;/head&gt;</text:p>
      <text:p text:style-name="Preformatted_20_Text"><text:bookmark text:name="line4610"/><text:s text:c="2"/>&lt;body onload="algus();"&gt;</text:p>
      <text:p text:style-name="Preformatted_20_Text"><text:bookmark text:name="line479"/><text:s text:c="5"/>&lt;div id="kiht1"&gt;&lt;/div&gt;</text:p>
      <text:p text:style-name="Preformatted_20_Text"><text:bookmark text:name="line489"/><text:s text:c="2"/>&lt;/body&gt;</text:p>
      <text:p text:style-name="P2"><text:bookmark text:name="line498"/>&lt;/html&gt;</text:p>
      <text:p text:style-name="Standard">Tulemusena võibki imetleda andmete graafilist väljundit.</text:p>
      <text:p text:style-name="Standard"><text:soft-page-break/><draw:frame draw:style-name="fr1" draw:name="grafiikka37" text:anchor-type="as-char" svg:width="12.303cm" svg:height="8.334cm" draw:z-index="33"><draw:image xlink:href="Pictures/20000007000030100000208F3EBEC736.svm" xlink:type="simple" xlink:show="embed" xlink:actuate="onLoad"/></draw:frame></text:p>
      <text:p text:style-name="Standard"/>
      <text:h text:style-name="Heading_20_3" text:outline-level="3">Ülesandeid</text:h>
      <text:p text:style-name="Standard"/>
      <text:list xml:id="list27676957" text:style-name="L17">
        <text:list-item>
          <text:p text:style-name="P29">Pane näited tööle</text:p>
        </text:list-item>
        <text:list-item>
          <text:p text:style-name="P29">Kuva AndmeJoonise tulpade juurde ka nimetused ja arvud</text:p>
        </text:list-item>
      </text:list>
      <text:p text:style-name="Standard"/>
      <text:p text:style-name="Standard"/>
      <text:p text:style-name="Standard"/>
      <text:h text:style-name="Heading_20_1" text:outline-level="1">Ringjoonega seotud arvutused</text:h>
      <text:p text:style-name="Text_20_body">Ring kipub vähegi graafilisemate lahenduste juures ikka ette tulema. Olgu siis tegemist elementide paigutamise, liikumise või vaatesuundade arvutamisega.</text:p>
      <text:h text:style-name="Heading_20_2" text:outline-level="2">Ringjoone parameetriline võrrand</text:h>
      <text:p text:style-name="Text_20_body">Lisaks mehhaanikas asukoha leidmiseks tarvilikule x=x<text:span text:style-name="T2">0</text:span>+v<text:span text:style-name="T2">0</text:span>t+at<text:span text:style-name="T3">2</text:span>/2 ning kaugusearvutuse<draw:frame draw:style-name="fr4" draw:name="Objekti1" text:anchor-type="as-char" svg:width="1.591cm" svg:height="0.568cm" draw:z-index="35"><draw:object xlink:href="./Object 1" xlink:type="simple" xlink:show="embed" xlink:actuate="onLoad"/><draw:image xlink:href="./ObjectReplacements/Object 1" xlink:type="simple" xlink:show="embed" xlink:actuate="onLoad"/></draw:frame>arvutusele on kolmandaks tähtsaks ettetulevaks arvutustehteks ringjoone parameetriline võrrand: x=x<text:span text:style-name="T2">0</text:span>+r*cos(a), y=y<text:span text:style-name="T2">0</text:span>+r*sin(a). Selle abil saab lihtsamal juhul panna näiteks täpi mööda ekraani ringikujuliselt liikuma. </text:p>
      <text:p text:style-name="Standard"/>
      <text:p text:style-name="Preformatted_20_Text"><text:bookmark text:name="line1132"/>&lt;!doctype html&gt;</text:p>
      <text:p text:style-name="Preformatted_20_Text"><text:bookmark text:name="line2129"/>&lt;html&gt;</text:p>
      <text:p text:style-name="Preformatted_20_Text"><text:bookmark text:name="line3108"/><text:s text:c="2"/>&lt;head&gt;</text:p>
      <text:p text:style-name="Preformatted_20_Text"><text:bookmark text:name="line480"/><text:s text:c="5"/>&lt;title&gt;Ringi arvutused&lt;/title&gt;</text:p>
      <text:p text:style-name="Preformatted_20_Text"><text:bookmark text:name="line547"/><text:s text:c="5"/>&lt;script&gt;</text:p>
      <text:p text:style-name="Preformatted_20_Text"><text:bookmark text:name="line638"/><text:s text:c="7"/>var keskx=200;</text:p>
      <text:p text:style-name="Preformatted_20_Text"><text:bookmark text:name="line736"/><text:s text:c="7"/>var kesky=150;</text:p>
      <text:p text:style-name="Preformatted_20_Text"><text:bookmark text:name="line830"/><text:s text:c="7"/>var ringiraadius=100;</text:p>
      <text:p text:style-name="Preformatted_20_Text"><text:bookmark text:name="line929"/><text:s text:c="7"/>var nurk=0;</text:p>
      <text:p text:style-name="Preformatted_20_Text"><text:bookmark text:name="line1027"/><text:s text:c="7"/>var nurgavahe=0.05; //radiaani</text:p>
      <text:p text:style-name="Preformatted_20_Text"><text:bookmark text:name="line1133"/><text:s text:c="7"/>function liigu(){</text:p>
      <text:p text:style-name="Preformatted_20_Text"><text:bookmark text:name="line1229"/><text:s text:c="10"/>var g=document.getElementById("t1").getContext("2d");</text:p>
      <text:p text:style-name="Preformatted_20_Text"><text:bookmark text:name="line1327"/><text:s text:c="10"/>g.clearRect(0, 0, 400, 300);</text:p>
      <text:p text:style-name="Preformatted_20_Text"><text:bookmark text:name="line1427"/><text:s text:c="10"/>g.fillRect(keskx+ringiraadius*Math.cos(nurk), </text:p>
      <text:p text:style-name="Preformatted_20_Text"><text:bookmark text:name="line1527"/><text:s text:c="21"/>kesky-ringiraadius*Math.sin(nurk), 5, 5);</text:p>
      <text:p text:style-name="Preformatted_20_Text"><text:bookmark text:name="line1627"/><text:soft-page-break/><text:s text:c="10"/>nurk+=nurgavahe;</text:p>
      <text:p text:style-name="Preformatted_20_Text"><text:bookmark text:name="line2227"/><text:s text:c="7"/>}</text:p>
      <text:p text:style-name="Preformatted_20_Text"><text:bookmark text:name="line2325"/><text:s text:c="5"/>&lt;/script&gt;</text:p>
      <text:p text:style-name="Preformatted_20_Text"><text:bookmark text:name="line2424"/><text:s text:c="2"/>&lt;/head&gt;</text:p>
      <text:p text:style-name="Preformatted_20_Text"><text:bookmark text:name="line2524"/><text:s text:c="2"/>&lt;body onload="setInterval('liigu()', 50);"&gt;</text:p>
      <text:p text:style-name="Preformatted_20_Text"><text:bookmark text:name="line2624"/><text:s text:c="5"/>&lt;h1&gt;Ringjoone parameetriline võrrand&lt;/h1&gt;</text:p>
      <text:p text:style-name="Preformatted_20_Text"><text:bookmark text:name="line2724"/><text:s text:c="5"/>&lt;canvas id="t1" width="400" height="300"</text:p>
      <text:p text:style-name="Preformatted_20_Text"><text:bookmark text:name="line2824"/><text:s text:c="7"/>style="background-color: yellow" &gt;&lt;/canvas&gt;</text:p>
      <text:p text:style-name="Preformatted_20_Text"><text:bookmark text:name="line2923"/><text:s text:c="2"/>&lt;/body&gt;</text:p>
      <text:p text:style-name="P2"><text:bookmark text:name="line3022"/>&lt;/html&gt;</text:p>
      <text:p text:style-name="Standard"/>
      <text:h text:style-name="Heading_20_3" text:outline-level="3">Ülesandeid</text:h>
      <text:p text:style-name="Standard"/>
      <text:list xml:id="list27674024" text:style-name="L18">
        <text:list-item>
          <text:p text:style-name="P30">Käivita näide</text:p>
        </text:list-item>
        <text:list-item>
          <text:p text:style-name="P30">Muuda liikumise keskkohta ja raadiust</text:p>
        </text:list-item>
        <text:list-item>
          <text:p text:style-name="P30">Pane ekraanil korraga ringikujuliselt liikuma kaks täppi</text:p>
        </text:list-item>
      </text:list>
      <text:p text:style-name="Standard"/>
      <text:p text:style-name="Standard"><draw:frame draw:style-name="fr2" draw:name="grafiikka38" text:anchor-type="as-char" svg:width="10.264cm" svg:height="6.163cm" draw:z-index="36"><draw:image xlink:href="Pictures/2000000700004C6200003928E6A1CC87.svm" xlink:type="simple" xlink:show="embed" xlink:actuate="onLoad"/></draw:frame></text:p>
      <text:p text:style-name="Standard"><draw:frame draw:style-name="fr1" draw:name="grafiikka39" text:anchor-type="as-char" svg:width="8.426cm" svg:height="4.997cm" draw:z-index="37"><draw:image xlink:href="Pictures/200000070000407F0000313337519C1A.svm" xlink:type="simple" xlink:show="embed" xlink:actuate="onLoad"/></draw:frame><draw:frame draw:style-name="fr1" draw:name="grafiikka40" text:anchor-type="as-char" svg:width="8.068cm" svg:height="4.814cm" draw:z-index="38"><draw:image xlink:href="Pictures/2000000700003FFB0000307A3AAA162B.svm" xlink:type="simple" xlink:show="embed" xlink:actuate="onLoad"/></draw:frame></text:p>
      <text:p text:style-name="Standard"/>
      <text:h text:style-name="Heading_20_2" text:outline-level="2">Ruudud ringjoonel</text:h>
      <text:p text:style-name="Standard">Kui ühekorraga ruudud valmis joonistada ja mitte andmeid muuta ja ekraani tühjendada, siis saab soovitud kujundid ilusti ringi peale paigutada. </text:p>
      <text:p text:style-name="Standard"/>
      <text:p text:style-name="Preformatted_20_Text"><text:bookmark text:name="line1134"/>&lt;!doctype html&gt;</text:p>
      <text:p text:style-name="Preformatted_20_Text"><text:bookmark text:name="line2131"/>&lt;html&gt;</text:p>
      <text:p text:style-name="Preformatted_20_Text"><text:bookmark text:name="line3109"/><text:s text:c="2"/>&lt;head&gt;</text:p>
      <text:p text:style-name="Preformatted_20_Text"><text:bookmark text:name="line490"/><text:s text:c="5"/>&lt;title&gt;Ringi arvutused&lt;/title&gt;</text:p>
      <text:p text:style-name="Preformatted_20_Text"><text:bookmark text:name="line548"/><text:s text:c="5"/>&lt;script&gt;</text:p>
      <text:p text:style-name="Preformatted_20_Text"><text:bookmark text:name="line639"/><text:s text:c="7"/>var keskx=200;</text:p>
      <text:p text:style-name="Preformatted_20_Text"><text:bookmark text:name="line737"/><text:soft-page-break/><text:s text:c="7"/>var kesky=150;</text:p>
      <text:p text:style-name="Preformatted_20_Text"><text:bookmark text:name="line833"/><text:s text:c="7"/>var ringiraadius=100;</text:p>
      <text:p text:style-name="Preformatted_20_Text"><text:bookmark text:name="line930"/><text:s text:c="7"/>var nurk=0;</text:p>
      <text:p text:style-name="Preformatted_20_Text"><text:bookmark text:name="line1028"/><text:s text:c="7"/>var punktidearv=8;</text:p>
      <text:p text:style-name="Preformatted_20_Text"><text:bookmark text:name="line1135"/><text:s text:c="7"/>var nurgavahe=2*Math.PI/punktidearv; </text:p>
      <text:p text:style-name="Preformatted_20_Text"><text:bookmark text:name="line1230"/><text:s text:c="7"/>function joonista(){</text:p>
      <text:p text:style-name="Preformatted_20_Text"><text:bookmark text:name="line1328"/><text:s text:c="10"/>var g=document.getElementById("t1").getContext("2d");</text:p>
      <text:p text:style-name="Preformatted_20_Text"><text:bookmark text:name="line1428"/><text:s text:c="10"/>for(var i=0; i&lt;punktidearv; i++){</text:p>
      <text:p text:style-name="Preformatted_20_Text"><text:bookmark text:name="line1528"/><text:s text:c="12"/>g.fillRect(keskx+ringiraadius*Math.cos(nurk), </text:p>
      <text:p text:style-name="Preformatted_20_Text"><text:bookmark text:name="line1628"/><text:s text:c="21"/>kesky-ringiraadius*Math.sin(nurk), 5, 5);</text:p>
      <text:p text:style-name="Preformatted_20_Text"><text:bookmark text:name="line1728"/><text:s text:c="12"/>nurk+=nurgavahe;</text:p>
      <text:p text:style-name="Preformatted_20_Text"><text:bookmark text:name="line1828"/><text:s text:c="10"/>}</text:p>
      <text:p text:style-name="Preformatted_20_Text"><text:bookmark text:name="line1927"/><text:s text:c="7"/>}</text:p>
      <text:p text:style-name="Preformatted_20_Text"><text:bookmark text:name="line2027"/><text:s text:c="5"/>&lt;/script&gt;</text:p>
      <text:p text:style-name="Preformatted_20_Text"><text:bookmark text:name="line2132"/><text:s text:c="2"/>&lt;/head&gt;</text:p>
      <text:p text:style-name="Preformatted_20_Text"><text:bookmark text:name="line2228"/><text:s text:c="2"/>&lt;body onload="joonista();"&gt;</text:p>
      <text:p text:style-name="Preformatted_20_Text"><text:bookmark text:name="line2326"/><text:s text:c="5"/>&lt;h1&gt;Ruudud ringjoonel&lt;/h1&gt;</text:p>
      <text:p text:style-name="Preformatted_20_Text"><text:bookmark text:name="line2425"/><text:s text:c="5"/>&lt;canvas id="t1" width="400" height="300"</text:p>
      <text:p text:style-name="Preformatted_20_Text"><text:bookmark text:name="line2525"/><text:s text:c="7"/>style="background-color: yellow" &gt;&lt;/canvas&gt;</text:p>
      <text:p text:style-name="Preformatted_20_Text"><text:bookmark text:name="line2625"/><text:s text:c="2"/>&lt;/body&gt;</text:p>
      <text:p text:style-name="P2"><text:bookmark text:name="line2725"/>&lt;/html&gt;</text:p>
      <text:p text:style-name="Standard"/>
      <text:p text:style-name="Standard"/>
      <text:p text:style-name="Standard"><draw:frame draw:style-name="fr1" draw:name="grafiikka41" text:anchor-type="as-char" svg:width="10.541cm" svg:height="8.077cm" draw:z-index="39"><draw:image xlink:href="Pictures/2000000700003FFB000039E2E7F3E312.svm" xlink:type="simple" xlink:show="embed" xlink:actuate="onLoad"/></draw:frame></text:p>
      <text:p text:style-name="Standard"/>
      <text:h text:style-name="Heading_20_3" text:outline-level="3">Ülesandeid</text:h>
      <text:p text:style-name="Standard"/>
      <text:list xml:id="list27681569" text:style-name="L19">
        <text:list-item>
          <text:p text:style-name="P31">Käivita näide</text:p>
        </text:list-item>
        <text:list-item>
          <text:p text:style-name="P31">Koosta kella numbrilaud - ringikujuliselt arvud 1-st 12ni.</text:p>
        </text:list-item>
        <text:list-item>
          <text:p text:style-name="P31">Pane iga numbri juurde ka keskkoha poole suunduv joon.</text:p>
        </text:list-item>
      </text:list>
      <text:p text:style-name="Standard"/>
      <text:list xml:id="list29684273" text:continue-numbering="true" text:style-name="L19">
        <text:list-item>
          <text:p text:style-name="P31">Eelpool olevat ringjoonel liikumise näidet arvestades püüa tööle panna osutitega kell.</text:p>
        </text:list-item>
      </text:list>
      <text:p text:style-name="Standard"/>
      <text:p text:style-name="Standard"/>
      <text:h text:style-name="Heading_20_2" text:outline-level="2">Hulknurk</text:h>
      <text:p text:style-name="Standard"/>
      <text:p text:style-name="Standard"><text:soft-page-break/>Järgnevalt veidi pikem näide, kus üheaegselt tegeldakse mitme punkti keeramisega. Korrapärase hulknurga puhul tuleb teada nurkade arvu ning nende kaugust keskpunktist. Edasi saab selle põhjal juba jooned tõmmata. Esimesse punkti tasub minna moveTo-ga, edasi igasse järgmisse nurka saab lineTo abil joone tõmmata kui tahta ühtlaselt ühendatud hulknurka saada. Ning viimasest punktist sammu võrra edasi minnes jõutakse jälle algusesse tagasi.</text:p>
      <text:p text:style-name="Standard"/>
      <text:p text:style-name="Preformatted_20_Text"><text:bookmark text:name="line1136"/>&lt;!doctype html&gt;</text:p>
      <text:p text:style-name="Preformatted_20_Text"><text:bookmark text:name="line2133"/>&lt;html&gt;</text:p>
      <text:p text:style-name="Preformatted_20_Text"><text:bookmark text:name="line3128"/><text:s text:c="2"/>&lt;head&gt;</text:p>
      <text:p text:style-name="Preformatted_20_Text"><text:bookmark text:name="line499"/><text:s text:c="5"/>&lt;title&gt;Ringi arvutused&lt;/title&gt;</text:p>
      <text:p text:style-name="Preformatted_20_Text"><text:bookmark text:name="line549"/><text:s text:c="5"/>&lt;script&gt;</text:p>
      <text:p text:style-name="Preformatted_20_Text"><text:bookmark text:name="line640"/><text:s text:c="7"/>var keskx=200;</text:p>
      <text:p text:style-name="Preformatted_20_Text"><text:bookmark text:name="line738"/><text:s text:c="7"/>var kesky=150;</text:p>
      <text:p text:style-name="Preformatted_20_Text"><text:bookmark text:name="line834"/><text:s text:c="7"/>var ringiraadius=100;</text:p>
      <text:p text:style-name="Preformatted_20_Text"><text:bookmark text:name="line932"/><text:s text:c="7"/>var nurk=0;</text:p>
      <text:p text:style-name="Preformatted_20_Text"><text:bookmark text:name="line1029"/><text:s text:c="7"/>var punktidearv=8;</text:p>
      <text:p text:style-name="Preformatted_20_Text"><text:bookmark text:name="line1137"/><text:s text:c="7"/>var nurgavahe=2*Math.PI/punktidearv; </text:p>
      <text:p text:style-name="Preformatted_20_Text"><text:bookmark text:name="line1231"/><text:s text:c="7"/>function joonista(){</text:p>
      <text:p text:style-name="Preformatted_20_Text"><text:bookmark text:name="line1329"/><text:s text:c="10"/>var g=document.getElementById("t1").getContext("2d");</text:p>
      <text:p text:style-name="Preformatted_20_Text"><text:bookmark text:name="line1429"/><text:s text:c="10"/>g.beginPath();</text:p>
      <text:p text:style-name="Preformatted_20_Text"><text:bookmark text:name="line1529"/><text:s text:c="10"/>g.moveTo(keskx+ringiraadius*Math.cos(nurk), </text:p>
      <text:p text:style-name="Preformatted_20_Text"><text:bookmark text:name="line1629"/><text:s text:c="19"/>kesky-ringiraadius*Math.sin(nurk));</text:p>
      <text:p text:style-name="Preformatted_20_Text"><text:bookmark text:name="line1729"/><text:s text:c="10"/>nurk+=nurgavahe;</text:p>
      <text:p text:style-name="Preformatted_20_Text"><text:bookmark text:name="line1829"/><text:s text:c="10"/>for(var i=1; i&lt;=punktidearv; i++){</text:p>
      <text:p text:style-name="Preformatted_20_Text"><text:bookmark text:name="line1928"/><text:s text:c="12"/>g.lineTo(keskx+ringiraadius*Math.cos(nurk), </text:p>
      <text:p text:style-name="Preformatted_20_Text"><text:bookmark text:name="line2028"/><text:s text:c="21"/>kesky-ringiraadius*Math.sin(nurk));</text:p>
      <text:p text:style-name="Preformatted_20_Text"><text:bookmark text:name="line2134"/><text:s text:c="12"/>nurk+=nurgavahe;</text:p>
      <text:p text:style-name="Preformatted_20_Text"><text:bookmark text:name="line2229"/><text:s text:c="10"/>}</text:p>
      <text:p text:style-name="Preformatted_20_Text"><text:bookmark text:name="line2327"/><text:s text:c="10"/>g.stroke();</text:p>
      <text:p text:style-name="Preformatted_20_Text"><text:bookmark text:name="line2426"/><text:s text:c="7"/>}</text:p>
      <text:p text:style-name="Preformatted_20_Text"><text:bookmark text:name="line2526"/><text:s text:c="5"/>&lt;/script&gt;</text:p>
      <text:p text:style-name="Preformatted_20_Text"><text:bookmark text:name="line2626"/><text:s text:c="2"/>&lt;/head&gt;</text:p>
      <text:p text:style-name="Preformatted_20_Text"><text:bookmark text:name="line2726"/><text:s text:c="2"/>&lt;body onload="joonista();"&gt;</text:p>
      <text:p text:style-name="Preformatted_20_Text"><text:bookmark text:name="line2825"/><text:s text:c="5"/>&lt;h1&gt;Ruudud ringjoonel&lt;/h1&gt;</text:p>
      <text:p text:style-name="Preformatted_20_Text"><text:bookmark text:name="line2924"/><text:s text:c="5"/>&lt;canvas id="t1" width="400" height="300"</text:p>
      <text:p text:style-name="Preformatted_20_Text"><text:bookmark text:name="line3023"/><text:s text:c="7"/>style="background-color: yellow" &gt;&lt;/canvas&gt;</text:p>
      <text:p text:style-name="Preformatted_20_Text"><text:bookmark text:name="line3129"/><text:s text:c="2"/>&lt;/body&gt;</text:p>
      <text:p text:style-name="P2"><text:bookmark text:name="line3222"/>&lt;/html&gt;</text:p>
      <text:p text:style-name="Standard"><draw:frame draw:style-name="fr1" draw:name="grafiikka42" text:anchor-type="as-char" svg:width="10.871cm" svg:height="7.805cm" draw:z-index="40"><draw:image xlink:href="Pictures/2000000700003F76000030FED1CF7991.svm" xlink:type="simple" xlink:show="embed" xlink:actuate="onLoad"/></draw:frame></text:p>
      <text:p text:style-name="Standard"/>
      <text:h text:style-name="Heading_20_3" text:outline-level="3"><text:soft-page-break/>Ülesandeid</text:h>
      <text:list xml:id="list27659674" text:style-name="L20">
        <text:list-item>
          <text:p text:style-name="P32">Käivita näide</text:p>
        </text:list-item>
        <text:list-item>
          <text:p text:style-name="P32">Muuda nurkade arvu ja raadiust</text:p>
        </text:list-item>
        <text:list-item>
          <text:p text:style-name="P32">Loo lehele slaiderid raadiuse ja nurkade arvu sujuvaks muutmiseks</text:p>
        </text:list-item>
      </text:list>
      <text:p text:style-name="Standard"/>
      <text:p text:style-name="Standard"/>
      <text:h text:style-name="Heading_20_2" text:outline-level="2">Keerlev hulknurk</text:h>
      <text:p text:style-name="Standard"/>
      <text:p text:style-name="Standard">Hulknurga ühtlaselt keerlema panekuks tuleb esimese punkti algusnurka sujuvalt muutma hakata. Kui teised esimese järgi arvutada, siis hakkabki nõnda kogu hulknurk keerlema. </text:p>
      <text:p text:style-name="Standard"/>
      <text:p text:style-name="Preformatted_20_Text"><text:bookmark text:name="line1138"/>&lt;!doctype html&gt;</text:p>
      <text:p text:style-name="Preformatted_20_Text"><text:bookmark text:name="line2135"/>&lt;html&gt;</text:p>
      <text:p text:style-name="Preformatted_20_Text"><text:bookmark text:name="line3130"/><text:s text:c="2"/>&lt;head&gt;</text:p>
      <text:p text:style-name="Preformatted_20_Text"><text:bookmark text:name="line4100"/><text:s text:c="5"/>&lt;title&gt;Ringi arvutused&lt;/title&gt;</text:p>
      <text:p text:style-name="Preformatted_20_Text"><text:bookmark text:name="line550"/><text:s text:c="5"/>&lt;script&gt;</text:p>
      <text:p text:style-name="Preformatted_20_Text"><text:bookmark text:name="line646"/><text:s text:c="7"/>var keskx=200;</text:p>
      <text:p text:style-name="Preformatted_20_Text"><text:bookmark text:name="line739"/><text:s text:c="7"/>var kesky=150;</text:p>
      <text:p text:style-name="Preformatted_20_Text"><text:bookmark text:name="line835"/><text:s text:c="7"/>var ringiraadius=100;</text:p>
      <text:p text:style-name="Preformatted_20_Text"><text:bookmark text:name="line933"/><text:s text:c="7"/>var algnurk=0;</text:p>
      <text:p text:style-name="Preformatted_20_Text"><text:bookmark text:name="line1030"/><text:s text:c="7"/>var keeramissamm=0.1;</text:p>
      <text:p text:style-name="Preformatted_20_Text"><text:bookmark text:name="line1139"/><text:s text:c="7"/>var punktidearv=8;</text:p>
      <text:p text:style-name="Preformatted_20_Text"><text:bookmark text:name="line1232"/><text:s text:c="7"/>var nurgavahe=2*Math.PI/punktidearv; </text:p>
      <text:p text:style-name="Preformatted_20_Text"><text:bookmark text:name="line1330"/><text:s text:c="7"/></text:p>
      <text:p text:style-name="Preformatted_20_Text"><text:bookmark text:name="line1430"/><text:s text:c="7"/>function liigu(){</text:p>
      <text:p text:style-name="Preformatted_20_Text"><text:bookmark text:name="line1530"/><text:s text:c="9"/>algnurk+=keeramissamm;</text:p>
      <text:p text:style-name="Preformatted_20_Text"><text:bookmark text:name="line1630"/><text:s text:c="9"/>joonista();</text:p>
      <text:p text:style-name="Preformatted_20_Text"><text:bookmark text:name="line1730"/><text:s text:c="7"/>}</text:p>
      <text:p text:style-name="Preformatted_20_Text"><text:bookmark text:name="line1830"/><text:s text:c="7"/></text:p>
      <text:p text:style-name="Preformatted_20_Text"><text:bookmark text:name="line1929"/><text:s text:c="7"/>function joonista(){</text:p>
      <text:p text:style-name="Preformatted_20_Text"><text:bookmark text:name="line2029"/><text:s text:c="10"/>var nurk=algnurk;</text:p>
      <text:p text:style-name="Preformatted_20_Text"><text:bookmark text:name="line2136"/><text:s text:c="10"/>var g=document.getElementById("t1").getContext("2d");</text:p>
      <text:p text:style-name="Preformatted_20_Text"><text:bookmark text:name="line2230"/><text:s text:c="10"/>g.clearRect(0, 0, 400, 300);</text:p>
      <text:p text:style-name="Preformatted_20_Text"><text:bookmark text:name="line2328"/><text:s text:c="10"/>g.beginPath();</text:p>
      <text:p text:style-name="Preformatted_20_Text"><text:bookmark text:name="line2427"/><text:s text:c="10"/>g.moveTo(keskx+ringiraadius*Math.cos(nurk), </text:p>
      <text:p text:style-name="Preformatted_20_Text"><text:bookmark text:name="line2527"/><text:s text:c="19"/>kesky-ringiraadius*Math.sin(nurk));</text:p>
      <text:p text:style-name="Preformatted_20_Text"><text:bookmark text:name="line2627"/><text:s text:c="10"/>nurk+=nurgavahe;</text:p>
      <text:p text:style-name="Preformatted_20_Text"><text:bookmark text:name="line2727"/><text:s text:c="10"/>for(var i=1; i&lt;=punktidearv; i++){</text:p>
      <text:p text:style-name="Preformatted_20_Text"><text:bookmark text:name="line2826"/><text:s text:c="12"/>g.lineTo(keskx+ringiraadius*Math.cos(nurk), </text:p>
      <text:p text:style-name="Preformatted_20_Text"><text:bookmark text:name="line2925"/><text:s text:c="21"/>kesky-ringiraadius*Math.sin(nurk));</text:p>
      <text:p text:style-name="Preformatted_20_Text"><text:bookmark text:name="line3024"/><text:s text:c="12"/>nurk+=nurgavahe;</text:p>
      <text:p text:style-name="Preformatted_20_Text"><text:bookmark text:name="line3131"/><text:s text:c="10"/>}</text:p>
      <text:p text:style-name="Preformatted_20_Text"><text:bookmark text:name="line3223"/><text:s text:c="10"/>g.stroke();</text:p>
      <text:p text:style-name="Preformatted_20_Text"><text:bookmark text:name="line3320"/><text:s text:c="7"/>}</text:p>
      <text:p text:style-name="Preformatted_20_Text"><text:bookmark text:name="line3418"/><text:s text:c="5"/>&lt;/script&gt;</text:p>
      <text:p text:style-name="Preformatted_20_Text"><text:bookmark text:name="line3518"/><text:s text:c="2"/>&lt;/head&gt;</text:p>
      <text:p text:style-name="Preformatted_20_Text"><text:bookmark text:name="line3618"/><text:s text:c="2"/>&lt;body onload="setInterval('liigu()', 100);"&gt;</text:p>
      <text:p text:style-name="Preformatted_20_Text"><text:bookmark text:name="line3717"/><text:s text:c="5"/>&lt;h1&gt;Ruudud ringjoonel&lt;/h1&gt;</text:p>
      <text:p text:style-name="Preformatted_20_Text"><text:bookmark text:name="line3817"/><text:s text:c="5"/>&lt;canvas id="t1" width="400" height="300"</text:p>
      <text:p text:style-name="Preformatted_20_Text"><text:bookmark text:name="line3915"/><text:s text:c="7"/>style="background-color: yellow" &gt;&lt;/canvas&gt;</text:p>
      <text:p text:style-name="Preformatted_20_Text"><text:bookmark text:name="line4012"/><text:s text:c="2"/>&lt;/body&gt;</text:p>
      <text:p text:style-name="P2"><text:bookmark text:name="line4118"/>&lt;/html&gt;</text:p>
      <text:p text:style-name="Standard"/>
      <text:p text:style-name="Standard"><text:soft-page-break/><draw:frame draw:style-name="fr1" draw:name="grafiikka43" text:anchor-type="as-char" svg:width="8.116cm" svg:height="6.168cm" draw:z-index="41"><draw:image xlink:href="Pictures/2000000700003FAB00003060F76C4CA7.svm" xlink:type="simple" xlink:show="embed" xlink:actuate="onLoad"/></draw:frame><draw:frame draw:style-name="fr1" draw:name="grafiikka44" text:anchor-type="as-char" svg:width="7.826cm" svg:height="5.969cm" draw:z-index="42"><draw:image xlink:href="Pictures/2000000700003F42000030C9F7925999.svm" xlink:type="simple" xlink:show="embed" xlink:actuate="onLoad"/></draw:frame></text:p>
      <text:p text:style-name="Standard"/>
      <text:p text:style-name="Standard"/>
      <text:h text:style-name="Heading_20_3" text:outline-level="3">Ülesandeid</text:h>
      <text:list xml:id="list27651485" text:style-name="L21">
        <text:list-item>
          <text:p text:style-name="P33">Pane näide käima</text:p>
        </text:list-item>
        <text:list-item>
          <text:p text:style-name="P33">Võimalda hulknurga pöörlemiskiirust slaideri abil muuta. </text:p>
        </text:list-item>
        <text:list-item>
          <text:p text:style-name="P33">Võimalda ta ka teistpidi pöörlema panna</text:p>
        </text:list-item>
      </text:list>
      <text:p text:style-name="Standard"/>
      <text:h text:style-name="Heading_20_2" text:outline-level="2">Nurga määramine</text:h>
      <text:p text:style-name="Standard">Ümmarguste asjade joonistamisel ning ringi ja kaart pidi liigutamisel on hea ringjoone parameetrilise võrrandi abil nurga, keskpunkti ja raadiuse järgi koordinaate leida. Hiirega rakendust juhtides aga tuleb mõnikord kasuks vastupidine - tuleb leida hiire asukohale vastav nurk mõne punkti suhtes, et saaks ekraanil kujundeid sobivalt pöörata ja liikuma panna. Õnneks on Javaskriptis selle tarbeks kohandatud arkustanensi funktsioon Math.atan2(x, y), mis annab etteantud koordinaatidega punkti paiknemise nurga nullpunkti suhtes. Nõnda on asimuudi leidmine lihtsaks tehtud, tuleb vaid rakendusele sobivad andmed ette sööta. Järgnevas näites näeb ekraani peal kahte punkti. Üks püsib paigal, teise paiknemise suunda selle keskpunkti suhtes saab aga hiirega määrata. Hiire asukoha ja keskpunkti kauguse põhjal leitakse keskpunktist hiire poole suunduv nurk. Sinnapoole püsiva raadiuse kaugusele joonistatakse ringjoone parameetrilise võrrandi abil täpp. Nii saabki hiire abil praegu ühte täppi, aga soovi korral ka tunduvalt keerukamat kujundit ümber keskpunkti pöörata.</text:p>
      <text:p text:style-name="Standard"/>
      <text:p text:style-name="Preformatted_20_Text"><text:bookmark text:name="line1140"/>&lt;!doctype html&gt;</text:p>
      <text:p text:style-name="Preformatted_20_Text"><text:bookmark text:name="line2137"/>&lt;html&gt;</text:p>
      <text:p text:style-name="Preformatted_20_Text"><text:bookmark text:name="line3132"/><text:s text:c="2"/>&lt;head&gt;</text:p>
      <text:p text:style-name="Preformatted_20_Text"><text:bookmark text:name="line4101"/><text:s text:c="5"/>&lt;title&gt;Nurga leidmine&lt;/title&gt;</text:p>
      <text:p text:style-name="Preformatted_20_Text"><text:bookmark text:name="line557"/><text:s text:c="5"/>&lt;script&gt;</text:p>
      <text:p text:style-name="Preformatted_20_Text"><text:bookmark text:name="line647"/><text:s text:c="7"/>var keskx=200;</text:p>
      <text:p text:style-name="Preformatted_20_Text"><text:bookmark text:name="line740"/><text:s text:c="7"/>var kesky=150;</text:p>
      <text:p text:style-name="Preformatted_20_Text"><text:bookmark text:name="line836"/><text:s text:c="7"/>var ringiraadius=100;</text:p>
      <text:p text:style-name="Preformatted_20_Text"><text:bookmark text:name="line934"/><text:s text:c="7"/>function hiirLiigub(e){</text:p>
      <text:p text:style-name="Preformatted_20_Text"><text:bookmark text:name="line1031"/><text:s text:c="10"/>var tahvlikoht=document.getElementById("t1").</text:p>
      <text:p text:style-name="Preformatted_20_Text"><text:bookmark text:name="line1141"/><text:s text:c="15"/>getBoundingClientRect();</text:p>
      <text:p text:style-name="Preformatted_20_Text"><text:bookmark text:name="line1233"/><text:s text:c="10"/>var g=document.getElementById("t1").getContext("2d");</text:p>
      <text:p text:style-name="Preformatted_20_Text"><text:bookmark text:name="line1331"/><text:s text:c="10"/>g.clearRect(0, 0, 400, 300);</text:p>
      <text:p text:style-name="Preformatted_20_Text"><text:bookmark text:name="line1431"/><text:s text:c="10"/>g.fillRect(keskx, kesky, 5, 5);</text:p>
      <text:p text:style-name="Preformatted_20_Text"><text:bookmark text:name="line1531"/><text:s text:c="10"/>var hx=e.clientX-tahvlikoht.left;</text:p>
      <text:p text:style-name="Preformatted_20_Text"><text:bookmark text:name="line1631"/><text:s text:c="10"/>var hy=e.clientY-tahvlikoht.top;</text:p>
      <text:p text:style-name="Preformatted_20_Text"><text:bookmark text:name="line1731"/><text:s text:c="10"/>//g.fillRect(hx, hy, 5, 5);</text:p>
      <text:p text:style-name="Preformatted_20_Text"><text:bookmark text:name="line1831"/><text:s text:c="10"/>var nurk=Math.atan2(hy-kesky, hx-keskx);</text:p>
      <text:p text:style-name="Preformatted_20_Text"><text:bookmark text:name="line1930"/><text:s text:c="10"/>g.fillRect(keskx+ringiraadius*Math.cos(nurk), </text:p>
      <text:p text:style-name="Preformatted_20_Text"><text:bookmark text:name="line2030"/><text:soft-page-break/><text:s text:c="21"/>kesky+ringiraadius*Math.sin(nurk), 5, 5);</text:p>
      <text:p text:style-name="Preformatted_20_Text"><text:bookmark text:name="line2138"/><text:s text:c="21"/></text:p>
      <text:p text:style-name="Preformatted_20_Text"><text:bookmark text:name="line2329"/><text:s text:c="7"/>}</text:p>
      <text:p text:style-name="Preformatted_20_Text"><text:bookmark text:name="line2428"/><text:s text:c="5"/>&lt;/script&gt;</text:p>
      <text:p text:style-name="Preformatted_20_Text"><text:bookmark text:name="line2528"/><text:s text:c="2"/>&lt;/head&gt;</text:p>
      <text:p text:style-name="Preformatted_20_Text"><text:bookmark text:name="line2628"/><text:s text:c="2"/>&lt;body&gt;</text:p>
      <text:p text:style-name="Preformatted_20_Text"><text:bookmark text:name="line2728"/><text:s text:c="5"/>&lt;h1&gt;Ruudud ringjoonel&lt;/h1&gt;</text:p>
      <text:p text:style-name="Preformatted_20_Text"><text:bookmark text:name="line2827"/><text:s text:c="5"/>&lt;canvas id="t1" width="400" height="300"</text:p>
      <text:p text:style-name="Preformatted_20_Text"><text:bookmark text:name="line2926"/><text:s text:c="7"/>style="background-color: yellow" </text:p>
      <text:p text:style-name="Preformatted_20_Text"><text:bookmark text:name="line3025"/><text:s text:c="7"/>onmousemove="hiirLiigub(event)"&gt;&lt;/canvas&gt;</text:p>
      <text:p text:style-name="Preformatted_20_Text"><text:bookmark text:name="line3133"/><text:s text:c="2"/>&lt;/body&gt;</text:p>
      <text:p text:style-name="P2"><text:bookmark text:name="line3224"/>&lt;/html&gt;</text:p>
      <text:p text:style-name="Standard"/>
      <text:p text:style-name="Standard"><draw:frame draw:style-name="fr1" draw:name="grafiikka45" text:anchor-type="as-char" svg:width="8.059cm" svg:height="5.724cm" draw:z-index="43"><draw:image xlink:href="Pictures/2000000700003FAB00002F8CB036C74C.svm" xlink:type="simple" xlink:show="embed" xlink:actuate="onLoad"/></draw:frame><draw:frame draw:style-name="fr1" draw:name="grafiikka46" text:anchor-type="as-char" svg:width="7.391cm" svg:height="5.838cm" draw:z-index="44"><draw:image xlink:href="Pictures/2000000700003F7600002FF627B0776C.svm" xlink:type="simple" xlink:show="embed" xlink:actuate="onLoad"/></draw:frame></text:p>
      <text:p text:style-name="Standard"/>
      <text:h text:style-name="Heading_20_3" text:outline-level="3">Ülesandeid</text:h>
      <text:p text:style-name="Standard"/>
      <text:list xml:id="list27670437" text:style-name="L22">
        <text:list-item>
          <text:p text:style-name="P34">Pane näide käima</text:p>
        </text:list-item>
        <text:list-item>
          <text:p text:style-name="P34">Kujunda ekraanile nupp, mida on võimalik koos sellel oleva kriipsuga hiire abil pöörata</text:p>
        </text:list-item>
        <text:list-item>
          <text:p text:style-name="P34">Pane selliseid nuppe ekraanile kaks. Kummagi nupu piires saab just selle nupu pöördenurka sättida.</text:p>
        </text:list-item>
      </text:list>
      <text:p text:style-name="Standard"/>
      <text:p text:style-name="Standard"/>
      <text:h text:style-name="Heading_20_2" text:outline-level="2">Rool</text:h>
      <text:p text:style-name="Text_20_body">Täpi keeramise edasiarenduseks on lihtsa rooli keeramine. Hiire asukohast leitud nurga järgi joonistatakse kaar punktist mõlemale poole. Ringjoone parameetrilise võrrandi abil saab ümmarguse täpi kaare keskele soovitud suunda. Teksti pööramiseks rooli keskosas sobib aga reeperi /koordinaatteljestiku nihutus ja pööre. Salvestuskäsklusega talletatakse algne olek, et selle juurde saaks tagasi minna. Edasi translate nihutab nullpunkti rooli keskkoha juurde. Siis on võimlik tekst selle koha juures sobiva nurga alla keerata ja ekraanile joonistada. Ning lõpuks restore-käsklus taastab endise olukorra, et muud joonistuskäsud jälle arusaadavatesse kohtadesse läheksid. </text:p>
      <text:p text:style-name="Preformatted_20_Text"><text:s text:c="10"/>g.save();</text:p>
      <text:p text:style-name="Preformatted_20_Text"><text:bookmark text:name="line26291"/><text:s text:c="10"/>g.translate(keskx, kesky);</text:p>
      <text:p text:style-name="Preformatted_20_Text"><text:bookmark text:name="line27291"/><text:s text:c="10"/>g.rotate(nurk+(Math.PI/2));</text:p>
      <text:p text:style-name="Preformatted_20_Text"><text:bookmark text:name="line28281"/><text:s text:c="10"/>g.fillText("Rool", 0, 0); <text:s text:c="9"/></text:p>
      <text:p text:style-name="Preformatted_20_Text"><text:bookmark text:name="line29271"/><text:s text:c="10"/>g.restore();</text:p>
      <text:p text:style-name="Preformatted_20_Text"/>
      <text:p text:style-name="Text_20_body"/>
      <text:p text:style-name="Text_20_body">Edasi juba töötav kood tervikuna.</text:p>
      <text:p text:style-name="Standard"><text:soft-page-break/></text:p>
      <text:p text:style-name="Preformatted_20_Text"><text:bookmark text:name="line1142"/>&lt;!doctype html&gt;</text:p>
      <text:p text:style-name="Preformatted_20_Text"><text:bookmark text:name="line2139"/>&lt;html&gt;</text:p>
      <text:p text:style-name="Preformatted_20_Text"><text:bookmark text:name="line3134"/><text:s text:c="2"/>&lt;head&gt;</text:p>
      <text:p text:style-name="Preformatted_20_Text"><text:bookmark text:name="line4102"/><text:s text:c="5"/>&lt;title&gt;Nurga leidmine&lt;/title&gt;</text:p>
      <text:p text:style-name="Preformatted_20_Text"><text:bookmark text:name="line558"/><text:s text:c="5"/>&lt;script&gt;</text:p>
      <text:p text:style-name="Preformatted_20_Text"><text:bookmark text:name="line648"/><text:s text:c="7"/>var keskx=200;</text:p>
      <text:p text:style-name="Preformatted_20_Text"><text:bookmark text:name="line744"/><text:s text:c="7"/>var kesky=150;</text:p>
      <text:p text:style-name="Preformatted_20_Text"><text:bookmark text:name="line837"/><text:s text:c="7"/>var ringiraadius=100;</text:p>
      <text:p text:style-name="Preformatted_20_Text"><text:bookmark text:name="line935"/><text:s text:c="7"/>function hiirLiigub(e){</text:p>
      <text:p text:style-name="Preformatted_20_Text"><text:bookmark text:name="line1032"/><text:s text:c="10"/>var tahvlikoht=document.getElementById("t1").</text:p>
      <text:p text:style-name="Preformatted_20_Text"><text:bookmark text:name="line1143"/><text:s text:c="15"/>getBoundingClientRect();</text:p>
      <text:p text:style-name="Preformatted_20_Text"><text:bookmark text:name="line1234"/><text:s text:c="10"/>var g=document.getElementById("t1").getContext("2d");</text:p>
      <text:p text:style-name="Preformatted_20_Text"><text:bookmark text:name="line1332"/><text:s text:c="10"/>g.clearRect(0, 0, 400, 300);</text:p>
      <text:p text:style-name="Preformatted_20_Text"><text:bookmark text:name="line1432"/><text:s text:c="10"/>g.fillRect(keskx, kesky, 5, 5);</text:p>
      <text:p text:style-name="Preformatted_20_Text"><text:bookmark text:name="line1532"/><text:s text:c="10"/>var hx=e.clientX-tahvlikoht.left;</text:p>
      <text:p text:style-name="Preformatted_20_Text"><text:bookmark text:name="line1632"/><text:s text:c="10"/>var hy=e.clientY-tahvlikoht.top;</text:p>
      <text:p text:style-name="Preformatted_20_Text"><text:bookmark text:name="line1732"/><text:s text:c="10"/>var nurk=Math.atan2(hy-kesky, hx-keskx);</text:p>
      <text:p text:style-name="Preformatted_20_Text"><text:bookmark text:name="line1832"/><text:s text:c="10"/>g.beginPath();</text:p>
      <text:p text:style-name="Preformatted_20_Text"><text:bookmark text:name="line1931"/><text:s text:c="10"/>g.arc(keskx, kesky, ringiraadius, nurk-0.4, nurk+0.4, false);</text:p>
      <text:p text:style-name="Preformatted_20_Text"><text:bookmark text:name="line2031"/><text:s text:c="10"/>g.stroke();</text:p>
      <text:p text:style-name="Preformatted_20_Text"><text:bookmark text:name="line2140"/><text:s text:c="10"/>g.beginPath();</text:p>
      <text:p text:style-name="Preformatted_20_Text"><text:bookmark text:name="line2232"/><text:s text:c="10"/>g.arc(keskx+ringiraadius*Math.cos(nurk), </text:p>
      <text:p text:style-name="Preformatted_20_Text"><text:bookmark text:name="line2330"/><text:s text:c="21"/>kesky+ringiraadius*Math.sin(nurk), 5, 0, 2*Math.PI, false);</text:p>
      <text:p text:style-name="Preformatted_20_Text"><text:bookmark text:name="line2429"/><text:s text:c="10"/>g.stroke();</text:p>
      <text:p text:style-name="Preformatted_20_Text"><text:bookmark text:name="line2529"/><text:s text:c="10"/>g.save();</text:p>
      <text:p text:style-name="Preformatted_20_Text"><text:bookmark text:name="line2629"/><text:s text:c="10"/>g.translate(keskx, kesky);</text:p>
      <text:p text:style-name="Preformatted_20_Text"><text:bookmark text:name="line2729"/><text:s text:c="10"/>g.rotate(nurk+(Math.PI/2));</text:p>
      <text:p text:style-name="Preformatted_20_Text"><text:bookmark text:name="line2828"/><text:s text:c="10"/>g.fillText("Rool", 0, 0); <text:s text:c="9"/></text:p>
      <text:p text:style-name="Preformatted_20_Text"><text:bookmark text:name="line2927"/><text:s text:c="10"/>g.restore();</text:p>
      <text:p text:style-name="Preformatted_20_Text"><text:bookmark text:name="line3026"/><text:s text:c="7"/>}</text:p>
      <text:p text:style-name="Preformatted_20_Text"><text:bookmark text:name="line3135"/><text:s text:c="5"/>&lt;/script&gt;</text:p>
      <text:p text:style-name="Preformatted_20_Text"><text:bookmark text:name="line3225"/><text:s text:c="2"/>&lt;/head&gt;</text:p>
      <text:p text:style-name="Preformatted_20_Text"><text:bookmark text:name="line3321"/><text:s text:c="2"/>&lt;body onload="setInterval('liigu()', 100);"&gt;</text:p>
      <text:p text:style-name="Preformatted_20_Text"><text:bookmark text:name="line3419"/><text:s text:c="5"/>&lt;h1&gt;Ruudud ringjoonel&lt;/h1&gt;</text:p>
      <text:p text:style-name="Preformatted_20_Text"><text:bookmark text:name="line3519"/><text:s text:c="5"/>&lt;canvas id="t1" width="400" height="300"</text:p>
      <text:p text:style-name="Preformatted_20_Text"><text:bookmark text:name="line3619"/><text:s text:c="7"/>style="background-color: yellow" </text:p>
      <text:p text:style-name="Preformatted_20_Text"><text:bookmark text:name="line3718"/><text:s text:c="7"/>onmousemove="hiirLiigub(event)"&gt;&lt;/canvas&gt;</text:p>
      <text:p text:style-name="Preformatted_20_Text"><text:bookmark text:name="line3818"/><text:s text:c="2"/>&lt;/body&gt;</text:p>
      <text:p text:style-name="P2"><text:bookmark text:name="line3916"/>&lt;/html&gt;</text:p>
      <text:p text:style-name="Standard"/>
      <text:p text:style-name="Standard"><draw:frame draw:style-name="fr1" draw:name="grafiikka47" text:anchor-type="as-char" svg:width="9.989cm" svg:height="7.274cm" draw:z-index="45"><draw:image xlink:href="Pictures/2000000700003F910000307A82452879.svm" xlink:type="simple" xlink:show="embed" xlink:actuate="onLoad"/></draw:frame></text:p>
      <text:p text:style-name="Standard"/>
      <text:h text:style-name="Heading_20_3" text:outline-level="3"><text:soft-page-break/>Ülesandeid</text:h>
      <text:list xml:id="list27673341" text:style-name="L23">
        <text:list-item>
          <text:p text:style-name="P35">Pane näide käima</text:p>
        </text:list-item>
        <text:list-item>
          <text:p text:style-name="P35">Asenda rooliratta suunda tähistav ringike sobiva nurga alla keeratud R-tähega</text:p>
        </text:list-item>
      </text:list>
      <text:p text:style-name="Standard"/>
      <text:h text:style-name="Heading_20_2" text:outline-level="2">Liikur</text:h>
      <text:p text:style-name="Standard">Tavapäraselt kipume arvutigraafikas eraldi x- ja y-suunda arvestama ja meeles pidama. Samas nurga all liikumise ja pööramiste puhul on mõnigikord mugavam meeles pidada pigem asukohta ning liikumissuuna nurka. Edasised arvutused saab juba nende andmete põhjal teha. <text:s/>Praegusel juhul arvutatakse iga sammu puhul siinus ka koosiinus uuesti, mis üsnagi töömahukad arvutile. Koodi kiirust võimalik siitkaudu kasvatada, aga ka nii paistab liikume täiesti õnnestuma. </text:p>
      <text:p text:style-name="Standard"/>
      <text:p text:style-name="Preformatted_20_Text"><text:bookmark text:name="line1144"/>&lt;!doctype html&gt;</text:p>
      <text:p text:style-name="Preformatted_20_Text"><text:bookmark text:name="line2141"/>&lt;html&gt;</text:p>
      <text:p text:style-name="Preformatted_20_Text"><text:bookmark text:name="line3136"/><text:s text:c="2"/>&lt;head&gt;</text:p>
      <text:p text:style-name="Preformatted_20_Text"><text:bookmark text:name="line4103"/><text:s text:c="5"/>&lt;title&gt;Ringi arvutused&lt;/title&gt;</text:p>
      <text:p text:style-name="Preformatted_20_Text"><text:bookmark text:name="line559"/><text:s text:c="5"/>&lt;script&gt;</text:p>
      <text:p text:style-name="Preformatted_20_Text"><text:bookmark text:name="line649"/></text:p>
      <text:p text:style-name="Preformatted_20_Text"><text:bookmark text:name="line745"/><text:s text:c="7"/>function Liikur(x, y, kiirus, nurk){</text:p>
      <text:p text:style-name="Preformatted_20_Text"><text:bookmark text:name="line838"/><text:s text:c="9"/>this.algus=function(){</text:p>
      <text:p text:style-name="Preformatted_20_Text"><text:bookmark text:name="line936"/><text:s text:c="10"/>this.x=x;</text:p>
      <text:p text:style-name="Preformatted_20_Text"><text:bookmark text:name="line1033"/><text:s text:c="10"/>this.y=y;</text:p>
      <text:p text:style-name="Preformatted_20_Text"><text:bookmark text:name="line1145"/><text:s text:c="10"/>this.kiirus=kiirus;</text:p>
      <text:p text:style-name="Preformatted_20_Text"><text:bookmark text:name="line1235"/><text:s text:c="10"/>this.nurk=nurk;</text:p>
      <text:p text:style-name="Preformatted_20_Text"><text:bookmark text:name="line1333"/><text:s text:c="9"/>}</text:p>
      <text:p text:style-name="Preformatted_20_Text"><text:bookmark text:name="line1433"/><text:s text:c="9"/>this.liigu=function(){</text:p>
      <text:p text:style-name="Preformatted_20_Text"><text:bookmark text:name="line1533"/><text:s text:c="11"/>this.x+=this.kiirus*Math.cos(this.nurk);</text:p>
      <text:p text:style-name="Preformatted_20_Text"><text:bookmark text:name="line1633"/><text:s text:c="11"/>this.y+=this.kiirus*Math.sin(this.nurk);</text:p>
      <text:p text:style-name="Preformatted_20_Text"><text:bookmark text:name="line1733"/><text:s text:c="9"/>}</text:p>
      <text:p text:style-name="Preformatted_20_Text"><text:bookmark text:name="line1833"/><text:s text:c="9"/>this.muudaNurk=function(uusNurk){</text:p>
      <text:p text:style-name="Preformatted_20_Text"><text:bookmark text:name="line1932"/><text:s text:c="12"/>this.nurk=uusNurk;</text:p>
      <text:p text:style-name="Preformatted_20_Text"><text:bookmark text:name="line2032"/><text:s text:c="9"/>}</text:p>
      <text:p text:style-name="Preformatted_20_Text"><text:bookmark text:name="line2142"/><text:s text:c="9"/>this.joonista=function(g){</text:p>
      <text:p text:style-name="Preformatted_20_Text"><text:bookmark text:name="line2233"/><text:s text:c="12"/>g.beginPath();</text:p>
      <text:p text:style-name="Preformatted_20_Text"><text:bookmark text:name="line2331"/><text:s text:c="12"/>g.arc(this.x, this.y, 10, 0, 2*Math.PI, false);</text:p>
      <text:p text:style-name="Preformatted_20_Text"><text:bookmark text:name="line2430"/><text:s text:c="12"/>g.stroke();</text:p>
      <text:p text:style-name="Preformatted_20_Text"><text:bookmark text:name="line2530"/><text:s text:c="12"/>g.beginPath();</text:p>
      <text:p text:style-name="Preformatted_20_Text"><text:bookmark text:name="line2630"/><text:s text:c="12"/>g.moveTo(this.x,this.y);</text:p>
      <text:p text:style-name="Preformatted_20_Text"><text:bookmark text:name="line2730"/><text:s text:c="12"/>g.lineTo(this.x+5*this.kiirus*Math.cos(this.nurk), </text:p>
      <text:p text:style-name="Preformatted_20_Text"><text:bookmark text:name="line2829"/><text:s text:c="21"/>this.y+5*this.kiirus*Math.sin(this.nurk));</text:p>
      <text:p text:style-name="Preformatted_20_Text"><text:bookmark text:name="line2928"/><text:s text:c="12"/>g.stroke(); <text:s text:c="11"/></text:p>
      <text:p text:style-name="Preformatted_20_Text"><text:bookmark text:name="line3027"/><text:s text:c="9"/>}</text:p>
      <text:p text:style-name="Preformatted_20_Text"><text:bookmark text:name="line3137"/><text:s text:c="9"/>this.algus();</text:p>
      <text:p text:style-name="Preformatted_20_Text"><text:bookmark text:name="line3226"/><text:s text:c="7"/>}</text:p>
      <text:p text:style-name="Preformatted_20_Text"><text:bookmark text:name="line3322"/><text:s text:c="5"/></text:p>
      <text:p text:style-name="Preformatted_20_Text"><text:bookmark text:name="line3420"/><text:s text:c="7"/>var auto1=new Liikur(100, 100, 1, Math.PI/3);</text:p>
      <text:p text:style-name="Preformatted_20_Text"><text:bookmark text:name="line3520"/><text:s text:c="7"/>function liigu(){</text:p>
      <text:p text:style-name="Preformatted_20_Text"><text:bookmark text:name="line3620"/><text:s text:c="10"/>var g=document.getElementById("t1").getContext("2d");</text:p>
      <text:p text:style-name="Preformatted_20_Text"><text:bookmark text:name="line3719"/><text:s text:c="10"/>g.clearRect(0, 0, 400, 300);</text:p>
      <text:p text:style-name="Preformatted_20_Text"><text:bookmark text:name="line3819"/><text:s text:c="10"/>auto1.liigu();</text:p>
      <text:p text:style-name="Preformatted_20_Text"><text:bookmark text:name="line3917"/><text:s text:c="10"/>auto1.joonista(g); <text:s text:c="9"/></text:p>
      <text:p text:style-name="Preformatted_20_Text"><text:bookmark text:name="line4013"/><text:s text:c="7"/>}</text:p>
      <text:p text:style-name="Preformatted_20_Text"><text:bookmark text:name="line4119"/><text:s text:c="5"/>&lt;/script&gt;</text:p>
      <text:p text:style-name="Preformatted_20_Text"><text:bookmark text:name="line4214"/><text:s text:c="2"/>&lt;/head&gt;</text:p>
      <text:p text:style-name="Preformatted_20_Text"><text:bookmark text:name="line4313"/><text:s text:c="2"/>&lt;body onload="setInterval('liigu()', 50);"&gt;</text:p>
      <text:p text:style-name="Preformatted_20_Text"><text:bookmark text:name="line4413"/><text:s text:c="5"/>&lt;h1&gt;Ringjoone parameetriline võrrand&lt;/h1&gt;</text:p>
      <text:p text:style-name="Preformatted_20_Text"><text:bookmark text:name="line4512"/><text:s text:c="5"/>&lt;canvas id="t1" width="400" height="300"</text:p>
      <text:p text:style-name="Preformatted_20_Text"><text:bookmark text:name="line4611"/><text:s text:c="7"/>style="background-color: yellow" &gt;&lt;/canvas&gt;</text:p>
      <text:p text:style-name="Preformatted_20_Text"><text:bookmark text:name="line4710"/><text:s text:c="2"/>&lt;/body&gt;</text:p>
      <text:p text:style-name="P2"><text:bookmark text:name="line4810"/>&lt;/html&gt;</text:p>
      <text:p text:style-name="Standard"><text:soft-page-break/></text:p>
      <text:p text:style-name="Standard"><draw:frame draw:style-name="fr1" draw:name="grafiikka48" text:anchor-type="as-char" svg:width="10.43cm" svg:height="7.586cm" draw:z-index="46"><draw:image xlink:href="Pictures/2000000700003FFB00003060344F37B8.svm" xlink:type="simple" xlink:show="embed" xlink:actuate="onLoad"/></draw:frame></text:p>
      <text:p text:style-name="Standard"/>
      <text:h text:style-name="Heading_20_3" text:outline-level="3">Ülesandeid</text:h>
      <text:list xml:id="list27668094" text:style-name="L24">
        <text:list-item>
          <text:p text:style-name="P36">Pane näide käima</text:p>
        </text:list-item>
        <text:list-item>
          <text:p text:style-name="P36">Lisa ekraanile nupud liikuri keeramiseks päri- ja vastupäeva</text:p>
        </text:list-item>
        <text:list-item>
          <text:p text:style-name="P36">Pane korraga liikuma mitu liikurit</text:p>
        </text:list-item>
        <text:list-item>
          <text:p text:style-name="P36">Joonista joone liikumissuunda näitavasse otsa väike ringike</text:p>
        </text:list-item>
      </text:list>
      <text:p text:style-name="Standard"/>
      <text:h text:style-name="Heading_20_2" text:outline-level="2">Keerav liikur</text:h>
      <text:p text:style-name="Standard">Auto juhtmist jäljendades rooli pööramine ei tähenda mitte korraks sihi muutust, vaid pööratud rool paneb edasisõidu ajal auto pidevalt vastavas suunas pöörama. Sarnast tulemust püütakse ka siin saavutada. Ehk siis kui liikur sõitma pannakse, siis määratakse talle lisaks asukohale, kiirusele ja algnurgale ka nurgamuutus, et kui palju iga sammuga liikur uuesti pöörab. Selliselt tehtud liikur sõidab siis vähegi otsesihist kõrvale kallutatuna mitmesuguse suurusega ringe vastavalt etteantud nurgamuutusele. </text:p>
      <text:p text:style-name="Standard">Pööramissuuna ja -ulatuse paremaks jälgimiseks on sihtjoone otsas kümne ekraanipunkti suurune juhtlõik, mis selgema nägemise huvides kolmekordse võimendusega annab teada, et kui palju ja millises suunas pööratakse. Pööramisjoone arvutamiseks võetakse liikumisjoone ots ning sealt edasi siis arvutatakse vajaliku nurga ja pööramisjoone pikkuse järgi uued koordinaadid.</text:p>
      <text:p text:style-name="Standard"/>
      <text:p text:style-name="Preformatted_20_Text"><text:bookmark text:name="line1146"/>&lt;!doctype html&gt;</text:p>
      <text:p text:style-name="Preformatted_20_Text"><text:bookmark text:name="line2143"/>&lt;html&gt;</text:p>
      <text:p text:style-name="Preformatted_20_Text"><text:bookmark text:name="line3138"/><text:s text:c="2"/>&lt;head&gt;</text:p>
      <text:p text:style-name="Preformatted_20_Text"><text:bookmark text:name="line4104"/><text:s text:c="5"/>&lt;title&gt;Ringi arvutused&lt;/title&gt;</text:p>
      <text:p text:style-name="Preformatted_20_Text"><text:bookmark text:name="line560"/><text:s text:c="5"/>&lt;script&gt;</text:p>
      <text:p text:style-name="Preformatted_20_Text"><text:bookmark text:name="line650"/></text:p>
      <text:p text:style-name="Preformatted_20_Text"><text:bookmark text:name="line746"/><text:s text:c="7"/>function Liikur(x, y, kiirus, nurk, nurgamuutus){</text:p>
      <text:p text:style-name="Preformatted_20_Text"><text:bookmark text:name="line839"/><text:s text:c="9"/>this.algus=function(){</text:p>
      <text:p text:style-name="Preformatted_20_Text"><text:bookmark text:name="line937"/><text:s text:c="10"/>this.x=x;</text:p>
      <text:p text:style-name="Preformatted_20_Text"><text:bookmark text:name="line1034"/><text:s text:c="10"/>this.y=y;</text:p>
      <text:p text:style-name="Preformatted_20_Text"><text:bookmark text:name="line1147"/><text:s text:c="10"/>this.kiirus=kiirus;</text:p>
      <text:p text:style-name="Preformatted_20_Text"><text:bookmark text:name="line1236"/><text:s text:c="10"/>this.nurk=nurk;</text:p>
      <text:p text:style-name="Preformatted_20_Text"><text:bookmark text:name="line1334"/><text:s text:c="10"/>this.nurgamuutus=nurgamuutus;</text:p>
      <text:p text:style-name="Preformatted_20_Text"><text:bookmark text:name="line1434"/><text:s text:c="9"/>}</text:p>
      <text:p text:style-name="Preformatted_20_Text"><text:bookmark text:name="line1534"/><text:s text:c="9"/>this.liigu=function(){</text:p>
      <text:p text:style-name="Preformatted_20_Text"><text:bookmark text:name="line1634"/><text:s text:c="11"/>this.nurk+=this.nurgamuutus;</text:p>
      <text:p text:style-name="Preformatted_20_Text"><text:bookmark text:name="line1734"/><text:soft-page-break/><text:s text:c="11"/>this.x+=this.kiirus*Math.cos(this.nurk);</text:p>
      <text:p text:style-name="Preformatted_20_Text"><text:bookmark text:name="line1834"/><text:s text:c="11"/>this.y+=this.kiirus*Math.sin(this.nurk);</text:p>
      <text:p text:style-name="Preformatted_20_Text"><text:bookmark text:name="line1933"/><text:s text:c="9"/>}</text:p>
      <text:p text:style-name="Preformatted_20_Text"><text:bookmark text:name="line2033"/><text:s text:c="9"/>this.muudaNurk=function(uusNurk){</text:p>
      <text:p text:style-name="Preformatted_20_Text"><text:bookmark text:name="line2144"/><text:s text:c="12"/>this.nurk=uusNurk;</text:p>
      <text:p text:style-name="Preformatted_20_Text"><text:bookmark text:name="line2234"/><text:s text:c="9"/>}</text:p>
      <text:p text:style-name="Preformatted_20_Text"><text:bookmark text:name="line2332"/><text:s text:c="9"/>this.joonista=function(g){</text:p>
      <text:p text:style-name="Preformatted_20_Text"><text:bookmark text:name="line2431"/><text:s text:c="12"/>g.beginPath();</text:p>
      <text:p text:style-name="Preformatted_20_Text"><text:bookmark text:name="line2531"/><text:s text:c="12"/>g.arc(this.x, this.y, 10, 0, 2*Math.PI, false);</text:p>
      <text:p text:style-name="Preformatted_20_Text"><text:bookmark text:name="line2631"/><text:s text:c="12"/>g.stroke();</text:p>
      <text:p text:style-name="Preformatted_20_Text"><text:bookmark text:name="line2731"/><text:s text:c="12"/>g.beginPath();</text:p>
      <text:p text:style-name="Preformatted_20_Text"><text:bookmark text:name="line2830"/><text:s text:c="12"/>g.moveTo(this.x,this.y);</text:p>
      <text:p text:style-name="Preformatted_20_Text"><text:bookmark text:name="line2929"/><text:s text:c="12"/>//Joone ots</text:p>
      <text:p text:style-name="Preformatted_20_Text"><text:bookmark text:name="line3028"/><text:s text:c="12"/>var jotsx=this.x+10*this.kiirus*Math.cos(this.nurk);</text:p>
      <text:p text:style-name="Preformatted_20_Text"><text:bookmark text:name="line3139"/><text:s text:c="12"/>var jotsy=this.y+10*this.kiirus*Math.sin(this.nurk);</text:p>
      <text:p text:style-name="Preformatted_20_Text"><text:bookmark text:name="line3227"/><text:s text:c="12"/>g.lineTo(jotsx, jotsy);</text:p>
      <text:p text:style-name="Preformatted_20_Text"><text:bookmark text:name="line3323"/><text:s text:c="12"/></text:p>
      <text:p text:style-name="Preformatted_20_Text"><text:bookmark text:name="line3421"/><text:s text:c="12"/>var rattapikkus=10;</text:p>
      <text:p text:style-name="Preformatted_20_Text"><text:bookmark text:name="line3521"/><text:s text:c="12"/>var rattanurk=this.nurk+3*this.nurgamuutus;</text:p>
      <text:p text:style-name="Preformatted_20_Text"><text:bookmark text:name="line3621"/><text:s text:c="12"/>var rattaotsx=jotsx+rattapikkus*Math.cos(rattanurk);</text:p>
      <text:p text:style-name="Preformatted_20_Text"><text:bookmark text:name="line3720"/><text:s text:c="12"/>var rattaotsy=jotsy+rattapikkus*Math.sin(rattanurk);</text:p>
      <text:p text:style-name="Preformatted_20_Text"><text:bookmark text:name="line3820"/><text:s text:c="12"/>g.lineTo(rattaotsx, rattaotsy)</text:p>
      <text:p text:style-name="Preformatted_20_Text"><text:bookmark text:name="line3918"/><text:s text:c="12"/>g.stroke(); <text:s text:c="11"/></text:p>
      <text:p text:style-name="Preformatted_20_Text"><text:bookmark text:name="line4014"/><text:s text:c="9"/>}</text:p>
      <text:p text:style-name="Preformatted_20_Text"><text:bookmark text:name="line4120"/><text:s text:c="9"/>this.algus();</text:p>
      <text:p text:style-name="Preformatted_20_Text"><text:bookmark text:name="line4215"/><text:s text:c="7"/>}</text:p>
      <text:p text:style-name="Preformatted_20_Text"><text:bookmark text:name="line4314"/><text:s text:c="5"/></text:p>
      <text:p text:style-name="Preformatted_20_Text"><text:bookmark text:name="line4414"/><text:s text:c="7"/>var auto1=new Liikur(100, 100, 1, Math.PI/3, -0.1);</text:p>
      <text:p text:style-name="Preformatted_20_Text"><text:bookmark text:name="line4513"/><text:s text:c="7"/>function liigu(){</text:p>
      <text:p text:style-name="Preformatted_20_Text"><text:bookmark text:name="line4612"/><text:s text:c="10"/>var g=document.getElementById("t1").getContext("2d");</text:p>
      <text:p text:style-name="Preformatted_20_Text"><text:bookmark text:name="line4711"/><text:s text:c="10"/>g.clearRect(0, 0, 400, 300);</text:p>
      <text:p text:style-name="Preformatted_20_Text"><text:bookmark text:name="line4811"/><text:s text:c="10"/>auto1.liigu();</text:p>
      <text:p text:style-name="Preformatted_20_Text"><text:bookmark text:name="line4910"/><text:s text:c="10"/>auto1.joonista(g); <text:s text:c="9"/></text:p>
      <text:p text:style-name="Preformatted_20_Text"><text:bookmark text:name="line508"/><text:s text:c="7"/>}</text:p>
      <text:p text:style-name="Preformatted_20_Text"><text:bookmark text:name="line5113"/><text:s text:c="5"/>&lt;/script&gt;</text:p>
      <text:p text:style-name="Preformatted_20_Text"><text:bookmark text:name="line5211"/><text:s text:c="2"/>&lt;/head&gt;</text:p>
      <text:p text:style-name="Preformatted_20_Text"><text:bookmark text:name="line5310"/><text:s text:c="2"/>&lt;body onload="setInterval('liigu()', 50);"&gt;</text:p>
      <text:p text:style-name="Preformatted_20_Text"><text:bookmark text:name="line5410"/><text:s text:c="5"/>&lt;h1&gt;Ringjoone parameetriline võrrand&lt;/h1&gt;</text:p>
      <text:p text:style-name="Preformatted_20_Text"><text:bookmark text:name="line5510"/><text:s text:c="5"/>&lt;canvas id="t1" width="400" height="300"</text:p>
      <text:p text:style-name="Preformatted_20_Text"><text:bookmark text:name="line567"/><text:s text:c="7"/>style="background-color: yellow" &gt;&lt;/canvas&gt;</text:p>
      <text:p text:style-name="Preformatted_20_Text"><text:bookmark text:name="line577"/><text:s text:c="2"/>&lt;/body&gt;</text:p>
      <text:p text:style-name="P2"><text:bookmark text:name="line587"/>&lt;/html&gt;</text:p>
      <text:p text:style-name="Standard"><draw:frame draw:style-name="fr1" draw:name="grafiikka49" text:anchor-type="as-char" svg:width="8.336cm" svg:height="5.489cm" draw:z-index="47"><draw:image xlink:href="Pictures/200000070000407F00003060D9C6D0A5.svm" xlink:type="simple" xlink:show="embed" xlink:actuate="onLoad"/></draw:frame><draw:frame draw:style-name="fr1" draw:name="grafiikka50" text:anchor-type="as-char" svg:width="7.881cm" svg:height="5.569cm" draw:z-index="48"><draw:image xlink:href="Pictures/2000000700003EA300002B8437300A58.svm" xlink:type="simple" xlink:show="embed" xlink:actuate="onLoad"/></draw:frame></text:p>
      <text:p text:style-name="Standard"/>
      <text:h text:style-name="Heading_20_3" text:outline-level="3">Ülesandeid</text:h>
      <text:list xml:id="list27666054" text:style-name="L25">
        <text:list-item>
          <text:p text:style-name="P37">Pane näide tööle</text:p>
        </text:list-item>
        <text:list-item>
          <text:p text:style-name="P37">Lisa pööramisnurga suurendamiseks ja vähendamiseks nupud</text:p>
        </text:list-item>
      </text:list>
      <text:p text:style-name="Standard"><text:soft-page-break/></text:p>
      <text:p text:style-name="Standard"/>
      <text:h text:style-name="Heading_20_2" text:outline-level="2">Rool ja liikur</text:h>
      <text:p text:style-name="Standard">Autosõidu puhul saab pidevalt sõiduki pööramist muuta. Nii ka siin püütakse nüüd kaks eraldi loodud lahendust kokku ühendada. Rooli juurest saab küsida, et kui palju peaks keerama ning liikuri ülesandeks on siis need andmed vastu võtta ning nende põhjal sujuvalt mööda ekraani liikuda. Suuremalt jaolt saab Rooli ja Liikuri tüübid kokku kopeerida. Ning lihtsalt liikumise juures siis iga sammu puhul küsida rooli käest selle pööratuse nurk ning määrata see autole uueks rooli asendiks ehk nurgamuutuseks iga sammu juures. </text:p>
      <text:p text:style-name="Standard"/>
      <text:p text:style-name="Preformatted_20_Text"><text:s text:c="10"/>auto1.uusRooliAsend(rool1.kysiNurk()/10);</text:p>
      <text:p text:style-name="Preformatted_20_Text"/>
      <text:p text:style-name="Standard">Katseliselt selgus, et suhteliselt mugav oli autot juhtida praeguste parameetrite järgi siis, kui keeramine sammu juures oli kümnendik rooli tegelikust pöördenurgast. Aga eks selliste suhete paika sättimine olegi rakenduse loomise juures mugavuse tekitamise ja katsetamise küsimus.</text:p>
      <text:p text:style-name="Standard"/>
      <text:p text:style-name="Standard"/>
      <text:p text:style-name="Preformatted_20_Text"><text:bookmark text:name="line1148"/>&lt;!doctype html&gt;</text:p>
      <text:p text:style-name="Preformatted_20_Text"><text:bookmark text:name="line2145"/>&lt;html&gt;</text:p>
      <text:p text:style-name="Preformatted_20_Text"><text:bookmark text:name="line3140"/><text:s text:c="2"/>&lt;head&gt;</text:p>
      <text:p text:style-name="Preformatted_20_Text"><text:bookmark text:name="line4105"/><text:s text:c="5"/>&lt;title&gt;Ringi arvutused&lt;/title&gt;</text:p>
      <text:p text:style-name="Preformatted_20_Text"><text:bookmark text:name="line568"/><text:s text:c="5"/>&lt;script&gt;</text:p>
      <text:p text:style-name="Preformatted_20_Text"><text:bookmark text:name="line656"/></text:p>
      <text:p text:style-name="Preformatted_20_Text"><text:bookmark text:name="line747"/><text:s text:c="7"/>function Liikur(x, y, kiirus, nurk, nurgamuutus){</text:p>
      <text:p text:style-name="Preformatted_20_Text"><text:bookmark text:name="line840"/><text:s text:c="9"/>this.algus=function(){</text:p>
      <text:p text:style-name="Preformatted_20_Text"><text:bookmark text:name="line938"/><text:s text:c="10"/>this.x=x;</text:p>
      <text:p text:style-name="Preformatted_20_Text"><text:bookmark text:name="line1035"/><text:s text:c="10"/>this.y=y;</text:p>
      <text:p text:style-name="Preformatted_20_Text"><text:bookmark text:name="line1149"/><text:s text:c="10"/>this.kiirus=kiirus;</text:p>
      <text:p text:style-name="Preformatted_20_Text"><text:bookmark text:name="line1237"/><text:s text:c="10"/>this.nurk=nurk;</text:p>
      <text:p text:style-name="Preformatted_20_Text"><text:bookmark text:name="line1335"/><text:s text:c="10"/>this.nurgamuutus=nurgamuutus;</text:p>
      <text:p text:style-name="Preformatted_20_Text"><text:bookmark text:name="line1435"/><text:s text:c="9"/>}</text:p>
      <text:p text:style-name="Preformatted_20_Text"><text:bookmark text:name="line1535"/><text:s text:c="9"/>this.liigu=function(){</text:p>
      <text:p text:style-name="Preformatted_20_Text"><text:bookmark text:name="line1635"/><text:s text:c="11"/>this.nurk+=this.nurgamuutus;</text:p>
      <text:p text:style-name="Preformatted_20_Text"><text:bookmark text:name="line1735"/><text:s text:c="11"/>this.x+=this.kiirus*Math.cos(this.nurk);</text:p>
      <text:p text:style-name="Preformatted_20_Text"><text:bookmark text:name="line1835"/><text:s text:c="11"/>this.y+=this.kiirus*Math.sin(this.nurk);</text:p>
      <text:p text:style-name="Preformatted_20_Text"><text:bookmark text:name="line1934"/><text:s text:c="9"/>}</text:p>
      <text:p text:style-name="Preformatted_20_Text"><text:bookmark text:name="line2034"/><text:s text:c="9"/>this.muudaNurk=function(uusNurk){</text:p>
      <text:p text:style-name="Preformatted_20_Text"><text:bookmark text:name="line2146"/><text:s text:c="12"/>this.nurk=uusNurk;</text:p>
      <text:p text:style-name="Preformatted_20_Text"><text:bookmark text:name="line2235"/><text:s text:c="9"/>}</text:p>
      <text:p text:style-name="Preformatted_20_Text"><text:bookmark text:name="line2333"/><text:s text:c="9"/>this.uusRooliAsend=function(uusAsend){</text:p>
      <text:p text:style-name="Preformatted_20_Text"><text:bookmark text:name="line2432"/><text:s text:c="12"/>this.nurgamuutus=uusAsend;</text:p>
      <text:p text:style-name="Preformatted_20_Text"><text:bookmark text:name="line2532"/><text:s text:c="9"/>}</text:p>
      <text:p text:style-name="Preformatted_20_Text"><text:bookmark text:name="line2632"/><text:s text:c="9"/>this.joonista=function(g){</text:p>
      <text:p text:style-name="Preformatted_20_Text"><text:bookmark text:name="line2732"/><text:s text:c="12"/>g.beginPath();</text:p>
      <text:p text:style-name="Preformatted_20_Text"><text:bookmark text:name="line2831"/><text:s text:c="12"/>g.arc(this.x, this.y, 10, 0, 2*Math.PI, false);</text:p>
      <text:p text:style-name="Preformatted_20_Text"><text:bookmark text:name="line2930"/><text:s text:c="12"/>g.stroke();</text:p>
      <text:p text:style-name="Preformatted_20_Text"><text:bookmark text:name="line3029"/><text:s text:c="12"/>g.beginPath();</text:p>
      <text:p text:style-name="Preformatted_20_Text"><text:bookmark text:name="line3141"/><text:s text:c="12"/>g.moveTo(this.x,this.y);</text:p>
      <text:p text:style-name="Preformatted_20_Text"><text:bookmark text:name="line3228"/><text:s text:c="12"/>//Joone ots</text:p>
      <text:p text:style-name="Preformatted_20_Text"><text:bookmark text:name="line3324"/><text:s text:c="12"/>var jotsx=this.x+10*this.kiirus*Math.cos(this.nurk);</text:p>
      <text:p text:style-name="Preformatted_20_Text"><text:bookmark text:name="line3422"/><text:s text:c="12"/>var jotsy=this.y+10*this.kiirus*Math.sin(this.nurk);</text:p>
      <text:p text:style-name="Preformatted_20_Text"><text:bookmark text:name="line3522"/><text:s text:c="12"/>g.lineTo(jotsx, jotsy);</text:p>
      <text:p text:style-name="Preformatted_20_Text"><text:bookmark text:name="line3622"/><text:s text:c="12"/></text:p>
      <text:p text:style-name="Preformatted_20_Text"><text:bookmark text:name="line3721"/><text:s text:c="12"/>var rattapikkus=10;</text:p>
      <text:p text:style-name="Preformatted_20_Text"><text:bookmark text:name="line3821"/><text:s text:c="12"/>var rattanurk=this.nurk+3*this.nurgamuutus;</text:p>
      <text:p text:style-name="Preformatted_20_Text"><text:bookmark text:name="line3919"/><text:s text:c="12"/>var rattaotsx=jotsx+rattapikkus*Math.cos(rattanurk);</text:p>
      <text:p text:style-name="Preformatted_20_Text"><text:bookmark text:name="line4015"/><text:s text:c="12"/>var rattaotsy=jotsy+rattapikkus*Math.sin(rattanurk);</text:p>
      <text:p text:style-name="Preformatted_20_Text"><text:bookmark text:name="line4121"/><text:s text:c="12"/>g.lineTo(rattaotsx, rattaotsy)</text:p>
      <text:p text:style-name="Preformatted_20_Text"><text:bookmark text:name="line4216"/><text:s text:c="12"/>g.stroke(); <text:s text:c="11"/></text:p>
      <text:p text:style-name="Preformatted_20_Text"><text:bookmark text:name="line4315"/><text:soft-page-break/><text:s text:c="9"/>}</text:p>
      <text:p text:style-name="Preformatted_20_Text"><text:bookmark text:name="line4415"/><text:s text:c="9"/>this.algus();</text:p>
      <text:p text:style-name="Preformatted_20_Text"><text:bookmark text:name="line4514"/><text:s text:c="7"/>}</text:p>
      <text:p text:style-name="Preformatted_20_Text"><text:bookmark text:name="line4613"/><text:s text:c="7"/></text:p>
      <text:p text:style-name="Preformatted_20_Text"><text:bookmark text:name="line4712"/><text:s text:c="7"/>function Rool(keskx, kesky, raadius, nurk){</text:p>
      <text:p text:style-name="Preformatted_20_Text"><text:bookmark text:name="line4812"/><text:s text:c="10"/>this.algus=function(){</text:p>
      <text:p text:style-name="Preformatted_20_Text"><text:bookmark text:name="line4911"/><text:s text:c="13"/>this.keskx=keskx;</text:p>
      <text:p text:style-name="Preformatted_20_Text"><text:bookmark text:name="line509"/><text:s text:c="13"/>this.kesky=kesky;</text:p>
      <text:p text:style-name="Preformatted_20_Text"><text:bookmark text:name="line5114"/><text:s text:c="13"/>this.raadius=raadius;</text:p>
      <text:p text:style-name="Preformatted_20_Text"><text:bookmark text:name="line5212"/><text:s text:c="13"/>this.nurk=nurk;</text:p>
      <text:p text:style-name="Preformatted_20_Text"><text:bookmark text:name="line5311"/><text:s text:c="10"/>}</text:p>
      <text:p text:style-name="Preformatted_20_Text"><text:bookmark text:name="line5411"/><text:s text:c="10"/>this.kysiNurk=function(){</text:p>
      <text:p text:style-name="Preformatted_20_Text"><text:bookmark text:name="line5511"/><text:s text:c="13"/>return this.nurk+Math.PI/2;</text:p>
      <text:p text:style-name="Preformatted_20_Text"><text:bookmark text:name="line569"/><text:s text:c="10"/>}</text:p>
      <text:p text:style-name="Preformatted_20_Text"><text:bookmark text:name="line578"/><text:s text:c="10"/>this.joonista=function(g){</text:p>
      <text:p text:style-name="Preformatted_20_Text"><text:bookmark text:name="line588"/><text:s text:c="14"/>g.beginPath();</text:p>
      <text:p text:style-name="Preformatted_20_Text"><text:bookmark text:name="line597"/><text:s text:c="14"/>g.arc(this.keskx, this.kesky, this.raadius, </text:p>
      <text:p text:style-name="Preformatted_20_Text"><text:s text:c="19"/>this.nurk-0.4, this.nurk+0.4, false);</text:p>
      <text:p text:style-name="Preformatted_20_Text"><text:bookmark text:name="line606"/><text:s text:c="14"/>g.stroke();</text:p>
      <text:p text:style-name="Preformatted_20_Text"><text:bookmark text:name="line6113"/><text:s text:c="14"/>g.beginPath();</text:p>
      <text:p text:style-name="Preformatted_20_Text"><text:bookmark text:name="line6211"/><text:s text:c="14"/>g.arc(this.keskx+this.raadius*Math.cos(this.nurk), </text:p>
      <text:p text:style-name="Preformatted_20_Text"><text:bookmark text:name="line6310"/><text:s text:c="20"/>this.kesky+this.raadius*Math.sin(this.nurk), </text:p>
      <text:p text:style-name="Preformatted_20_Text"><text:s text:c="22"/>5, 0, 2*Math.PI, false);</text:p>
      <text:p text:style-name="Preformatted_20_Text"><text:bookmark text:name="line6410"/><text:s text:c="14"/>g.stroke();</text:p>
      <text:p text:style-name="Preformatted_20_Text"><text:bookmark text:name="line657"/><text:s text:c="13"/>g.save();</text:p>
      <text:p text:style-name="Preformatted_20_Text"><text:bookmark text:name="line666"/><text:s text:c="13"/>g.translate(this.keskx, this.kesky);</text:p>
      <text:p text:style-name="Preformatted_20_Text"><text:bookmark text:name="line676"/><text:s text:c="13"/>g.rotate(this.nurk+(Math.PI/2));</text:p>
      <text:p text:style-name="Preformatted_20_Text"><text:bookmark text:name="line686"/><text:s text:c="13"/>g.fillText("Rool", 0, 0); <text:s text:c="9"/></text:p>
      <text:p text:style-name="Preformatted_20_Text"><text:bookmark text:name="line696"/><text:s text:c="13"/>g.restore();</text:p>
      <text:p text:style-name="Preformatted_20_Text"><text:bookmark text:name="line705"/><text:s text:c="10"/>}</text:p>
      <text:p text:style-name="Preformatted_20_Text"><text:bookmark text:name="line7113"/><text:s text:c="10"/>this.uusNurk=function(hx, hy){</text:p>
      <text:p text:style-name="Preformatted_20_Text"><text:bookmark text:name="line7210"/><text:s text:c="13"/>this.nurk=Math.atan2(hy-kesky, hx-keskx);</text:p>
      <text:p text:style-name="Preformatted_20_Text"><text:bookmark text:name="line7310"/><text:s text:c="10"/>}</text:p>
      <text:p text:style-name="Preformatted_20_Text"><text:bookmark text:name="line748"/><text:s text:c="10"/>this.algus();</text:p>
      <text:p text:style-name="Preformatted_20_Text"><text:bookmark text:name="line754"/><text:s text:c="7"/>}</text:p>
      <text:p text:style-name="Preformatted_20_Text"><text:bookmark text:name="line763"/><text:s text:c="5"/></text:p>
      <text:p text:style-name="Preformatted_20_Text"><text:bookmark text:name="line773"/><text:s text:c="7"/>var auto1=new Liikur(100, 100, 1, Math.PI/3, -0.1);</text:p>
      <text:p text:style-name="Preformatted_20_Text"><text:bookmark text:name="line783"/><text:s text:c="7"/>var rool1=new Rool(50, 100, 30, -Math.PI/2);</text:p>
      <text:p text:style-name="Preformatted_20_Text"><text:bookmark text:name="line793"/><text:s text:c="7"/></text:p>
      <text:p text:style-name="Preformatted_20_Text"><text:bookmark text:name="line802"/><text:s text:c="7"/>function hiirLiigub(e){</text:p>
      <text:p text:style-name="Preformatted_20_Text"><text:bookmark text:name="line8111"/><text:s text:c="10"/>var tahvlikoht=document.getElementById("t1").getBoundingClientRect();</text:p>
      <text:p text:style-name="Preformatted_20_Text"><text:bookmark text:name="line8210"/><text:s text:c="10"/>var hx=e.clientX-tahvlikoht.left;</text:p>
      <text:p text:style-name="Preformatted_20_Text"><text:bookmark text:name="line8310"/><text:s text:c="10"/>var hy=e.clientY-tahvlikoht.top;</text:p>
      <text:p text:style-name="Preformatted_20_Text"><text:bookmark text:name="line843"/><text:s text:c="10"/>rool1.uusNurk(hx, hy);</text:p>
      <text:p text:style-name="Preformatted_20_Text"><text:bookmark text:name="line853"/><text:s text:c="7"/>}</text:p>
      <text:p text:style-name="Preformatted_20_Text"><text:bookmark text:name="line862"/><text:s text:c="7"/></text:p>
      <text:p text:style-name="Preformatted_20_Text"><text:bookmark text:name="line872"/><text:s text:c="7"/>function liigu(){</text:p>
      <text:p text:style-name="Preformatted_20_Text"><text:bookmark text:name="line882"/><text:s text:c="10"/>var g=document.getElementById("t1").getContext("2d");</text:p>
      <text:p text:style-name="Preformatted_20_Text"><text:bookmark text:name="line892"/><text:s text:c="10"/>g.clearRect(0, 0, 400, 300);</text:p>
      <text:p text:style-name="Preformatted_20_Text"><text:bookmark text:name="line901"/><text:s text:c="10"/>auto1.uusRooliAsend(rool1.kysiNurk()/10);</text:p>
      <text:p text:style-name="Preformatted_20_Text"><text:bookmark text:name="line9110"/><text:s text:c="10"/>auto1.liigu();</text:p>
      <text:p text:style-name="Preformatted_20_Text"><text:bookmark text:name="line9210"/><text:s text:c="10"/>auto1.joonista(g); </text:p>
      <text:p text:style-name="Preformatted_20_Text"><text:bookmark text:name="line939"/><text:s text:c="10"/>rool1.joonista(g); <text:s text:c="9"/></text:p>
      <text:p text:style-name="Preformatted_20_Text"><text:bookmark text:name="line942"/><text:s text:c="7"/>}</text:p>
      <text:p text:style-name="Preformatted_20_Text"><text:bookmark text:name="line952"/><text:s text:c="5"/>&lt;/script&gt;</text:p>
      <text:p text:style-name="Preformatted_20_Text"><text:bookmark text:name="line961"/><text:s text:c="2"/>&lt;/head&gt;</text:p>
      <text:p text:style-name="Preformatted_20_Text"><text:bookmark text:name="line971"/><text:s text:c="2"/>&lt;body onload="setInterval('liigu()', 50);"&gt;</text:p>
      <text:p text:style-name="Preformatted_20_Text"><text:bookmark text:name="line981"/><text:s text:c="5"/>&lt;h1&gt;Ringjoone parameetriline võrrand&lt;/h1&gt;</text:p>
      <text:p text:style-name="Preformatted_20_Text"><text:bookmark text:name="line991"/><text:s text:c="5"/>&lt;canvas id="t1" width="400" height="300"</text:p>
      <text:p text:style-name="Preformatted_20_Text"><text:bookmark text:name="line100"/><text:s text:c="7"/>style="background-color: yellow"</text:p>
      <text:p text:style-name="Preformatted_20_Text"><text:bookmark text:name="line10110"/><text:s text:c="7"/>onmousemove="hiirLiigub(event)"&gt;&lt;/canvas&gt;</text:p>
      <text:p text:style-name="Preformatted_20_Text"><text:bookmark text:name="line10210"/><text:s text:c="2"/>&lt;/body&gt;</text:p>
      <text:p text:style-name="P2"><text:bookmark text:name="line1036"/>&lt;/html&gt;</text:p>
      <text:p text:style-name="Standard"><text:soft-page-break/>Jooniselt võib näha, kuidas siis saab rooli abil liikurit mitut moodi sättida.</text:p>
      <text:p text:style-name="Standard"/>
      <text:p text:style-name="Standard"><draw:frame draw:style-name="fr1" draw:name="grafiikka51" text:anchor-type="as-char" svg:width="7.234cm" svg:height="4.882cm" draw:z-index="49"><draw:image xlink:href="Pictures/2000000700003F7600002FA67120DE6D.svm" xlink:type="simple" xlink:show="embed" xlink:actuate="onLoad"/></draw:frame> <text:s/><draw:frame draw:style-name="fr1" draw:name="grafiikka52" text:anchor-type="as-char" svg:width="7.895cm" svg:height="4.948cm" draw:z-index="50"><draw:image xlink:href="Pictures/2000000700003E04000026DDAE6CB002.svm" xlink:type="simple" xlink:show="embed" xlink:actuate="onLoad"/></draw:frame></text:p>
      <text:p text:style-name="Standard"/>
      <text:h text:style-name="Heading_20_3" text:outline-level="3">Ülesandeid</text:h>
      <text:list xml:id="list27665981" text:style-name="L26">
        <text:list-item>
          <text:p text:style-name="P38">Pane näide käima</text:p>
        </text:list-item>
        <text:list-item>
          <text:p text:style-name="P38">Muuda pööramise suurust vastavalt rooli asendile. </text:p>
        </text:list-item>
      </text:list>
      <text:p text:style-name="Standard"/>
      <text:h text:style-name="Heading_20_3" text:outline-level="3">Ringrajasõit</text:h>
      <text:p text:style-name="Standard"/>
      <text:list xml:id="list27650663" text:style-name="L27">
        <text:list-item>
          <text:p text:style-name="P39">Pane auto sõitma ümber täpi, loe mitu ringi on läbitud</text:p>
        </text:list-item>
        <text:list-item>
          <text:p text:style-name="P39">Ringi kraadide järgi saab määrata "väravad", kui kaugelt mingi nurk tuleb läbida. Väravad on näha joonisel ning nende õiget läbimist kontrollitakse ringide kohta punktide arvutamisel.</text:p>
        </text:list-item>
      </text:list>
      <text:p text:style-name="Standard"/>
      <text:p text:style-name="P1"/>
      <text:h text:style-name="Heading_20_1" text:outline-level="1">3D</text:h>
      <text:p text:style-name="Standard">Kolmemõõtmeliste lahenduste loomiseks on mitmeid raamistikke loodud, kus kasutajal võimalus kujundid ja kaamera sobivasse kohta sättida ning sealtkaudu meeldivat ruumilist pilti vaadata. Veebigraafika üks abiline näiteks three.js nime all. Samas lihtsamat ruumilisuse efekti kannatab täiesti ka harilike kahemõõtmeliste joonistusvahendite abil tekitada</text:p>
      <text:h text:style-name="Heading_20_2" text:outline-level="2">Kaugemal väiksemaks</text:h>
      <text:p text:style-name="Standard">Arvutijooniste puhul tuleb ikka eristada ekraani- ja maailmakoordinaate. Päris lihtsate jooniste korral võib ette kujutada, et üks piksel ekraanil on üks meeter looduses. Või siis üks piksel vastab inimese pikkuse ühele sentimeetrile. Kõiksugu muude suurenduste puhul aga peab väärtused sobiva koefitsiendiga läbi korrutama. Samuti ei pruugi me tahta arve lugeda joonistusala vasakust ülanurgast, vaid mugavam võib olla arvutada mõnest rohkem joonise keskel olevast punktist - selle väärtuse saab arvutuste juures juurde liita. Matemaatikaõpikus oleme harjunud, et y-telg suundub üles, arvutiekraanil suundub see esmalt alla. Ka selle saab märgimuutusega paika sättida. Kolmanda mõõtme juures tuleb maailmakoordinaatidest ekraanikoordinaatideks arvutades lihtsalt üks tehe juurde - x ja y tuleb kaugusega (z) läbi jagada. Ehk siis sama suur asi kaks korda kaugemal näeb kaks korda väiksem välja. Sobivaks nägemiseks tulevad arvud suurenduskordajaga läbi korrutada. Siin puhul selleks valitud kümme. Muutujad keskx ja kesky tähistavad koordinaatide alguspunkti joonisel. Funktsioone ex ja ey kasutatakse ekraani x-i ja y-i arvutamiseks vastavalt maailmakoordinaatides punkti kolme mõõtme väärtustele.</text:p>
      <text:p text:style-name="Standard"/>
      <text:p text:style-name="kood"><text:s text:c="7"/>var keskx=200;</text:p>
      <text:p text:style-name="Preformatted_20_Text"><text:s text:c="7"/>var kesky=150;</text:p>
      <text:p text:style-name="Preformatted_20_Text"><text:bookmark text:name="line8441"/><text:s text:c="7"/>var suurendus=10;</text:p>
      <text:p text:style-name="Preformatted_20_Text"><text:bookmark text:name="line9401"/><text:s text:c="7"/>function ex(px, py, pz){ //x ekraanil</text:p>
      <text:p text:style-name="Preformatted_20_Text"><text:bookmark text:name="line10371"/><text:s text:c="10"/>return keskx+suurendus*px/pz;</text:p>
      <text:p text:style-name="Preformatted_20_Text"><text:bookmark text:name="line11511"/><text:s text:c="7"/>}</text:p>
      <text:p text:style-name="Preformatted_20_Text"><text:bookmark text:name="line12381"/><text:s text:c="7"/></text:p>
      <text:p text:style-name="Preformatted_20_Text"><text:bookmark text:name="line13361"/><text:s text:c="7"/>function ey(px, py, pz){</text:p>
      <text:p text:style-name="Preformatted_20_Text"><text:bookmark text:name="line14361"/><text:s text:c="10"/>return kesky-suurendus*py/pz;</text:p>
      <text:p text:style-name="Preformatted_20_Text"><text:bookmark text:name="line15361"/><text:s text:c="7"/>}</text:p>
      <text:p text:style-name="Preformatted_20_Text"><text:s text:c="6"/></text:p>
      <text:p text:style-name="Standard">Joonistamise puhul tuleb siis iga kord sobivas kohas lihtsalt vastavad funktsioonid välja kutsuda</text:p>
      <text:p text:style-name="Standard"/>
      <text:p text:style-name="Preformatted_20_Text"><text:s text:c="12"/>g.lineTo(ex(x, y, z), ey(x, y, z));</text:p>
      <text:p text:style-name="Preformatted_20_Text"/>
      <text:p text:style-name="Standard">Ehk siis leitakse kolmemõõtmelistele algandmetele vastavad kahemõõtmelised punktid ekraanil. Joonisele tehakse tsükli abil postirida. Posti alumise otsa y on 0, ülemise oma 40 ühikut. Kaugused viiest viiekümne ühikuni. </text:p>
      <text:p text:style-name="Standard"/>
      <text:p text:style-name="Standard"/>
      <text:p text:style-name="Preformatted_20_Text"><text:bookmark text:name="line1150"/>&lt;!doctype html&gt;</text:p>
      <text:p text:style-name="Preformatted_20_Text"><text:bookmark text:name="line2147"/>&lt;html&gt;</text:p>
      <text:p text:style-name="Preformatted_20_Text"><text:bookmark text:name="line3142"/><text:s text:c="2"/>&lt;head&gt;</text:p>
      <text:p text:style-name="Preformatted_20_Text"><text:bookmark text:name="line4106"/><text:s text:c="4"/>&lt;title&gt;3D&lt;/title&gt;</text:p>
      <text:p text:style-name="Preformatted_20_Text"><text:bookmark text:name="line570"/><text:s text:c="4"/>&lt;script&gt; <text:s text:c="6"/></text:p>
      <text:p text:style-name="Preformatted_20_Text"><text:bookmark text:name="line658"/><text:s text:c="7"/>var keskx=200;</text:p>
      <text:p text:style-name="Preformatted_20_Text"><text:bookmark text:name="line749"/><text:s text:c="7"/>var kesky=150;</text:p>
      <text:p text:style-name="Preformatted_20_Text"><text:bookmark text:name="line844"/><text:s text:c="7"/>var suurendus=10;</text:p>
      <text:p text:style-name="Preformatted_20_Text"><text:bookmark text:name="line940"/><text:s text:c="7"/>function ex(px, py, pz){ //x ekraanil</text:p>
      <text:p text:style-name="Preformatted_20_Text"><text:bookmark text:name="line1037"/><text:s text:c="10"/>return keskx+suurendus*px/pz;</text:p>
      <text:p text:style-name="Preformatted_20_Text"><text:bookmark text:name="line1151"/><text:s text:c="7"/>}</text:p>
      <text:p text:style-name="Preformatted_20_Text"><text:bookmark text:name="line1238"/><text:s text:c="7"/></text:p>
      <text:p text:style-name="Preformatted_20_Text"><text:bookmark text:name="line1336"/><text:s text:c="7"/>function ey(px, py, pz){</text:p>
      <text:p text:style-name="Preformatted_20_Text"><text:bookmark text:name="line1436"/><text:soft-page-break/><text:s text:c="10"/>return kesky-suurendus*py/pz;</text:p>
      <text:p text:style-name="Preformatted_20_Text"><text:bookmark text:name="line1536"/><text:s text:c="7"/>}</text:p>
      <text:p text:style-name="Preformatted_20_Text"><text:bookmark text:name="line1636"/><text:s text:c="7"/></text:p>
      <text:p text:style-name="Preformatted_20_Text"><text:bookmark text:name="line1736"/><text:s text:c="7"/>function joonista(){</text:p>
      <text:p text:style-name="Preformatted_20_Text"><text:bookmark text:name="line1836"/><text:s text:c="9"/>var g=document.getElementById("tahvel1").getContext("2d");</text:p>
      <text:p text:style-name="Preformatted_20_Text"><text:bookmark text:name="line1935"/><text:s text:c="9"/>g.beginPath();</text:p>
      <text:p text:style-name="Preformatted_20_Text"><text:bookmark text:name="line2035"/><text:s text:c="9"/>var x=-20;</text:p>
      <text:p text:style-name="Preformatted_20_Text"><text:bookmark text:name="line2148"/><text:s text:c="9"/>var y=40;</text:p>
      <text:p text:style-name="Preformatted_20_Text"><text:bookmark text:name="line2236"/><text:s text:c="9"/>for(var z=5; z&lt;50; z+=5){</text:p>
      <text:p text:style-name="Preformatted_20_Text"><text:bookmark text:name="line2334"/><text:s text:c="12"/>g.moveTo(ex(x, 0, z), ey(x, 0, z));</text:p>
      <text:p text:style-name="Preformatted_20_Text"><text:bookmark text:name="line2433"/><text:s text:c="12"/>g.lineTo(ex(x, y, z), ey(x, y, z));</text:p>
      <text:p text:style-name="Preformatted_20_Text"><text:bookmark text:name="line2533"/><text:s text:c="9"/>}</text:p>
      <text:p text:style-name="Preformatted_20_Text"><text:bookmark text:name="line2733"/><text:s text:c="9"/>g.stroke();</text:p>
      <text:p text:style-name="Preformatted_20_Text"><text:bookmark text:name="line2832"/><text:s text:c="7"/>}</text:p>
      <text:p text:style-name="Preformatted_20_Text"><text:bookmark text:name="line2931"/><text:s text:c="4"/>&lt;/script&gt;</text:p>
      <text:p text:style-name="Preformatted_20_Text"><text:bookmark text:name="line3030"/><text:s text:c="2"/>&lt;/head&gt;</text:p>
      <text:p text:style-name="Preformatted_20_Text"><text:bookmark text:name="line3143"/><text:s text:c="2"/>&lt;body onload="joonista();"&gt;</text:p>
      <text:p text:style-name="Preformatted_20_Text"><text:bookmark text:name="line3229"/><text:s text:c="5"/>&lt;canvas id="tahvel1" width="400" height="300" </text:p>
      <text:p text:style-name="Preformatted_20_Text"><text:bookmark text:name="line3325"/><text:s text:c="6"/>style="background-color: yellow"/&gt;&lt;/canvas&gt;</text:p>
      <text:p text:style-name="Preformatted_20_Text"><text:bookmark text:name="line3423"/><text:s text:c="2"/>&lt;/body&gt;</text:p>
      <text:p text:style-name="P2"><text:bookmark text:name="line3523"/>&lt;/html&gt;</text:p>
      <text:p text:style-name="Standard">Väikese ettekujutuse tulemusena võib lehel täiesti viisakat postirida näha.</text:p>
      <text:p text:style-name="Standard"><draw:frame draw:style-name="fr1" draw:name="grafiikka53" text:anchor-type="as-char" svg:width="16.221cm" svg:height="12.25cm" draw:z-index="51"><draw:image xlink:href="Pictures/2000000700003F5C00002FDB7DB8EDC2.svm" xlink:type="simple" xlink:show="embed" xlink:actuate="onLoad"/></draw:frame></text:p>
      <text:p text:style-name="Standard"/>
      <text:h text:style-name="Heading_20_2" text:outline-level="2">Ülesandeid</text:h>
      <text:p text:style-name="Standard"/>
      <text:list xml:id="list27665642" text:style-name="L28">
        <text:list-item>
          <text:p text:style-name="P40">Pane näide tööle</text:p>
        </text:list-item>
        <text:list-item>
          <text:p text:style-name="P40">Katseta postide mitmesuguste kõrguste ja vahedega</text:p>
        </text:list-item>
        <text:list-item>
          <text:p text:style-name="P40">Loo sarnane postirida ka vaatajast paremale</text:p>
        </text:list-item>
        <text:list-item>
          <text:p text:style-name="P40"><text:soft-page-break/>Paiguta postide otsa väikesed ringid nagu tänavalaternad</text:p>
        </text:list-item>
      </text:list>
      <text:p text:style-name="Standard"/>
      <text:h text:style-name="Heading_20_2" text:outline-level="2">Kasutaja asukoha muutmine</text:h>
      <text:p text:style-name="Standard"/>
      <text:p text:style-name="Standard">Kolmemõõtmelises graafikas võivad liikuda kujundid, võib liikuda ka aga kaamera ehk vaataja ise. Kui vaatesuund jääb otse ette, siis polegi arvutamisel muud muret, kui tuleb ainult kasutaja asukoht kujundite asukohast maha lahutada. Ekraani x-koordinaadi arvutamine siis:</text:p>
      <text:p text:style-name="Standard"/>
      <text:p text:style-name="Preformatted_20_Text"><text:s text:c="7"/>function ex(px, py, pz){ //x ekraanil</text:p>
      <text:p text:style-name="Preformatted_20_Text"><text:bookmark text:name="line14381"/><text:s text:c="10"/>return keskx+suurendus*(px-vaatajax)/(pz-vaatajaz);</text:p>
      <text:p text:style-name="Preformatted_20_Text"><text:bookmark text:name="line15381"/><text:s text:c="7"/>}</text:p>
      <text:p text:style-name="Preformatted_20_Text"/>
      <text:p text:style-name="Standard">Ehk siis nii x- kui z- koordinaadi puhul on vastav tehe tehtud. Mida ettepoole ise liikuda, seda lähemale tulevad kujundid. Mida ülespoole minna, seda enam paistavad kujundid allpool. Vaataja sammu muutuja näitab, kui pikkade hüpetega ta liigub. Juurde nupuriba vaataja andmete muutmiseks ning tekibki juba julgem ruumilise vaatamise tunne.</text:p>
      <text:p text:style-name="Standard"/>
      <text:p text:style-name="Preformatted_20_Text"><text:bookmark text:name="line1154"/>&lt;!doctype html&gt;</text:p>
      <text:p text:style-name="Preformatted_20_Text"><text:bookmark text:name="line2151"/>&lt;html&gt;</text:p>
      <text:p text:style-name="Preformatted_20_Text"><text:bookmark text:name="line3146"/><text:s text:c="2"/>&lt;head&gt;</text:p>
      <text:p text:style-name="Preformatted_20_Text"><text:bookmark text:name="line4108"/><text:s text:c="4"/>&lt;title&gt;3D&lt;/title&gt;</text:p>
      <text:p text:style-name="Preformatted_20_Text"><text:bookmark text:name="line580"/><text:s text:c="4"/>&lt;script&gt; <text:s text:c="6"/></text:p>
      <text:p text:style-name="Preformatted_20_Text"><text:bookmark text:name="line660"/><text:s text:c="7"/>var keskx=200;</text:p>
      <text:p text:style-name="Preformatted_20_Text"><text:bookmark text:name="line755"/><text:s text:c="7"/>var kesky=150;</text:p>
      <text:p text:style-name="Preformatted_20_Text"><text:bookmark text:name="line846"/><text:s text:c="7"/>var suurendus=10;</text:p>
      <text:p text:style-name="Preformatted_20_Text"><text:bookmark text:name="line944"/><text:s text:c="7"/>var vaatajax=0;</text:p>
      <text:p text:style-name="Preformatted_20_Text"><text:bookmark text:name="line1039"/><text:s text:c="7"/>var vaatajay=0;</text:p>
      <text:p text:style-name="Preformatted_20_Text"><text:bookmark text:name="line1155"/><text:s text:c="7"/>var vaatajaz=-30;</text:p>
      <text:p text:style-name="Preformatted_20_Text"><text:bookmark text:name="line1240"/><text:s text:c="7"/>var vaatajasamm=5;</text:p>
      <text:p text:style-name="Preformatted_20_Text"><text:bookmark text:name="line1338"/><text:s text:c="7"/>function ex(px, py, pz){ //x ekraanil</text:p>
      <text:p text:style-name="Preformatted_20_Text"><text:bookmark text:name="line1438"/><text:s text:c="10"/>return keskx+suurendus*(px-vaatajax)/(pz-vaatajaz);</text:p>
      <text:p text:style-name="Preformatted_20_Text"><text:bookmark text:name="line1538"/><text:s text:c="7"/>}</text:p>
      <text:p text:style-name="Preformatted_20_Text"><text:bookmark text:name="line1638"/><text:s text:c="7"/></text:p>
      <text:p text:style-name="Preformatted_20_Text"><text:bookmark text:name="line1738"/><text:s text:c="7"/>function ey(px, py, pz){</text:p>
      <text:p text:style-name="Preformatted_20_Text"><text:bookmark text:name="line1838"/><text:s text:c="10"/>return kesky-suurendus*(py-vaatajay)/(pz-vaatajaz);</text:p>
      <text:p text:style-name="Preformatted_20_Text"><text:bookmark text:name="line1937"/><text:s text:c="7"/>}</text:p>
      <text:p text:style-name="Preformatted_20_Text"><text:bookmark text:name="line2037"/><text:s text:c="7"/></text:p>
      <text:p text:style-name="Preformatted_20_Text"><text:bookmark text:name="line2152"/><text:s text:c="7"/>function joonista(){</text:p>
      <text:p text:style-name="Preformatted_20_Text"><text:bookmark text:name="line2238"/><text:s text:c="9"/>var g=document.getElementById("tahvel1").getContext("2d");</text:p>
      <text:p text:style-name="Preformatted_20_Text"><text:bookmark text:name="line2336"/><text:s text:c="9"/>g.clearRect(0, 0, 400, 300);</text:p>
      <text:p text:style-name="Preformatted_20_Text"><text:bookmark text:name="line2435"/><text:s text:c="9"/>g.beginPath();</text:p>
      <text:p text:style-name="Preformatted_20_Text"><text:bookmark text:name="line2535"/><text:s text:c="9"/>var x=-20;</text:p>
      <text:p text:style-name="Preformatted_20_Text"><text:bookmark text:name="line2635"/><text:s text:c="9"/>var y=40;</text:p>
      <text:p text:style-name="Preformatted_20_Text"><text:bookmark text:name="line2735"/><text:s text:c="9"/>for(var z=5; z&lt;50; z+=5){</text:p>
      <text:p text:style-name="Preformatted_20_Text"><text:bookmark text:name="line2834"/><text:s text:c="12"/>g.moveTo(ex(x, 0, z), ey(x, 0, z));</text:p>
      <text:p text:style-name="Preformatted_20_Text"><text:bookmark text:name="line2933"/><text:s text:c="12"/>g.lineTo(ex(x, y, z), ey(x, y, z));</text:p>
      <text:p text:style-name="Preformatted_20_Text"><text:bookmark text:name="line3032"/><text:s text:c="9"/>}</text:p>
      <text:p text:style-name="Preformatted_20_Text"><text:bookmark text:name="line3147"/><text:s text:c="9"/>//Parema poole postid</text:p>
      <text:p text:style-name="Preformatted_20_Text"><text:bookmark text:name="line3231"/><text:s text:c="9"/>x=20;</text:p>
      <text:p text:style-name="Preformatted_20_Text"><text:bookmark text:name="line3327"/><text:s text:c="9"/>for(var z=5; z&lt;50; z+=5){</text:p>
      <text:p text:style-name="Preformatted_20_Text"><text:bookmark text:name="line3425"/><text:s text:c="12"/>g.moveTo(ex(x, 0, z), ey(x, 0, z));</text:p>
      <text:p text:style-name="Preformatted_20_Text"><text:bookmark text:name="line3525"/><text:s text:c="12"/>g.lineTo(ex(x, y, z), ey(x, y, z));</text:p>
      <text:p text:style-name="Preformatted_20_Text"><text:bookmark text:name="line3624"/><text:s text:c="9"/>}</text:p>
      <text:p text:style-name="Preformatted_20_Text"><text:bookmark text:name="line3723"/><text:s text:c="9"/>g.stroke();</text:p>
      <text:p text:style-name="Preformatted_20_Text"><text:bookmark text:name="line3823"/><text:s text:c="7"/>}</text:p>
      <text:p text:style-name="Preformatted_20_Text"><text:bookmark text:name="line3921"/><text:s text:c="7"/></text:p>
      <text:p text:style-name="Preformatted_20_Text"><text:bookmark text:name="line4017"/><text:s text:c="7"/>function vasakule(){vaatajax-=vaatajasamm; joonista();}</text:p>
      <text:p text:style-name="Preformatted_20_Text"><text:bookmark text:name="line4122"/><text:s text:c="7"/>function paremale(){vaatajax+=vaatajasamm; joonista();}</text:p>
      <text:p text:style-name="Preformatted_20_Text"><text:bookmark text:name="line4217"/><text:s text:c="7"/>function yles(){vaatajay+=vaatajasamm; <text:s text:c="4"/>joonista();}</text:p>
      <text:p text:style-name="Preformatted_20_Text"><text:bookmark text:name="line4316"/><text:soft-page-break/><text:s text:c="7"/>function alla(){vaatajay-=vaatajasamm; <text:s text:c="4"/>joonista();}</text:p>
      <text:p text:style-name="Preformatted_20_Text"><text:bookmark text:name="line4416"/><text:s text:c="7"/>function edasi(){vaatajaz+=vaatajasamm; <text:s text:c="3"/>joonista();}</text:p>
      <text:p text:style-name="Preformatted_20_Text"><text:bookmark text:name="line4515"/><text:s text:c="7"/>function tagasi(){vaatajaz-=vaatajasamm; <text:s text:c="2"/>joonista();}</text:p>
      <text:p text:style-name="Preformatted_20_Text"><text:bookmark text:name="line4614"/><text:s text:c="4"/>&lt;/script&gt;</text:p>
      <text:p text:style-name="Preformatted_20_Text"><text:bookmark text:name="line4713"/><text:s text:c="2"/>&lt;/head&gt;</text:p>
      <text:p text:style-name="Preformatted_20_Text"><text:bookmark text:name="line4813"/><text:s text:c="2"/>&lt;body onload="joonista();"&gt;</text:p>
      <text:p text:style-name="Preformatted_20_Text"><text:bookmark text:name="line4912"/><text:s text:c="5"/>&lt;canvas id="tahvel1" width="400" height="300" </text:p>
      <text:p text:style-name="Preformatted_20_Text"><text:bookmark text:name="line5010"/><text:s text:c="6"/>style="background-color: yellow"/&gt;&lt;/canvas&gt;&lt;br /&gt;</text:p>
      <text:p text:style-name="Preformatted_20_Text"><text:bookmark text:name="line5115"/><text:s text:c="5"/>&lt;input type="button" onclick="edasi()" value="+"/&gt;</text:p>
      <text:p text:style-name="Preformatted_20_Text"><text:bookmark text:name="line5213"/><text:s text:c="5"/>&lt;input type="button" onclick="tagasi()" value="-"/&gt;</text:p>
      <text:p text:style-name="Preformatted_20_Text"><text:bookmark text:name="line5312"/><text:s text:c="5"/>&lt;input type="button" onclick="yles()" value="^"/&gt;</text:p>
      <text:p text:style-name="Preformatted_20_Text"><text:bookmark text:name="line5412"/><text:s text:c="5"/>&lt;input type="button" onclick="alla()" value="v"/&gt;</text:p>
      <text:p text:style-name="Preformatted_20_Text"><text:bookmark text:name="line5512"/><text:s text:c="5"/>&lt;input type="button" onclick="vasakule()" value="&amp;lt;-"/&gt;</text:p>
      <text:p text:style-name="Preformatted_20_Text"><text:bookmark text:name="line5610"/><text:s text:c="5"/>&lt;input type="button" onclick="paremale()" value="-&amp;gt;"/&gt;</text:p>
      <text:p text:style-name="Preformatted_20_Text"><text:bookmark text:name="line5710"/><text:s text:c="5"/></text:p>
      <text:p text:style-name="Preformatted_20_Text"><text:bookmark text:name="line589"/><text:s text:c="2"/>&lt;/body&gt;</text:p>
      <text:p text:style-name="P2"><text:bookmark text:name="line598"/>&lt;/html&gt;</text:p>
      <text:p text:style-name="Standard"/>
      <text:p text:style-name="Standard">Vaade eest</text:p>
      <text:p text:style-name="Standard"><draw:frame draw:style-name="fr1" draw:name="grafiikka55" text:anchor-type="as-char" svg:width="14.513cm" svg:height="9.98cm" draw:z-index="52"><draw:image xlink:href="Pictures/20000007000040CE0000349C3F1EDC9F.svm" xlink:type="simple" xlink:show="embed" xlink:actuate="onLoad"/></draw:frame></text:p>
      <text:p text:style-name="Standard"/>
      <text:p text:style-name="Standard">ning vaade pärast mõningast üles- ja vasakule poole liikumist.</text:p>
      <text:p text:style-name="Standard"/>
      <text:p text:style-name="Standard"><text:soft-page-break/><draw:frame draw:style-name="fr1" draw:name="grafiikka56" text:anchor-type="as-char" svg:width="14.631cm" svg:height="10.873cm" draw:z-index="53"><draw:image xlink:href="Pictures/2000000700004015000033E3CCE0F304.svm" xlink:type="simple" xlink:show="embed" xlink:actuate="onLoad"/></draw:frame></text:p>
      <text:p text:style-name="Standard"/>
      <text:h text:style-name="Heading_20_3" text:outline-level="3">Ülesandeid</text:h>
      <text:list xml:id="list27668085" text:style-name="L29">
        <text:list-item>
          <text:p text:style-name="P41">Pane näide tööle</text:p>
        </text:list-item>
        <text:list-item>
          <text:p text:style-name="P41">Koosta kujundiks nelinurkse varjualuse sõrestik - postid ja katusepüramiid. Vaata seda mitmest asukohast</text:p>
        </text:list-item>
        <text:list-item>
          <text:p text:style-name="P41">Koosta kujundiks kuuenurkse varjualuse sõrestik, vaata</text:p>
        </text:list-item>
        <text:list-item>
          <text:p text:style-name="P41">Koosta kujundiks kasutaja määratud nurkade arvuga varjualuse sõrestik</text:p>
        </text:list-item>
      </text:list>
      <text:p text:style-name="Standard"/>
      <text:h text:style-name="Heading_20_1" text:outline-level="1">Kolmemõõtmeliste andmete objekt</text:h>
      <text:p text:style-name="Standard">Üksikuid punkte ja jooni arvutada ja kuvada saab täiesti tavaliste muutujatega. Kui aga vaja koos hakata liigutama hulgast punktidest koosnevaid kujundeid, siis tekib üksikuid punkte tülikalt suurel hulgal. Objektitüüpide ja objektide abil aga on võimalik neid mugavamalt hallata, neile ühekorraga käsklusi jagada. Samuti saab niimoodi mitmemõõtmelised arvutustehted nõnda koodi sisse ära peita, et hilisema töö juures ei pea nii palju arvutusvigade pärast muretsema, kui kood algul korralikult üle kontrollitud sai. </text:p>
      <text:p text:style-name="Standard"/>
      <text:h text:style-name="Heading_20_2" text:outline-level="2">Vektor</text:h>
      <text:p text:style-name="Standard">Punkt ja vektor mõnevõrra sarnased nähtused. Esimesega küll oleme ehk enam harjunud tähistama asukohta ning teisega liikumist. Aga iseenesest mõlemal on vajalik arv mõõtmeid ning saab külge panna arvutusteks vajalikud käsud, nii et otsest põhjust eraldi tüüpide loomiseks ei ole. Mõistet asukohavektor ka täiesti kasutatakse, nii et las siis siingi piirdutakse ühe tüübiga kolme koordinaadiga määratud suuruse tähistamiseks. Juurde levinud funktsioonid liitmise ja lahutamise kohta. Samuti sisu tekstina väljastamiseks. Kusjuures tähele tasub panna, et praeguse kahe vektori liitmisel tekib uus, kolmas vektor, esialsete vektorite koordinaadid ei muutu. </text:p>
      <text:p text:style-name="Standard"/>
      <text:p text:style-name="Standard"><text:soft-page-break/>Objektidest andmete tekstina välja küsimiseks on Javaskriptil olemas mugav JSON (JavaScript Object Notation) - vorming. Andmed paigutatakse looksulgude vahele. Sinna sisse järgemööda tunnuse nimi(võti) ning kooloni taga järgnev väärtus. Nagu näiteks siin algandmed</text:p>
      <text:p text:style-name="Standard"/>
      <text:p text:style-name="kood">{"x":2,"y":4,"z":6}</text:p>
      <text:p text:style-name="Standard"/>
      <text:p text:style-name="Standard">Käsklus JSON.stringify() teeb objektist sarnase andmetega stringi. Kui mõnikord on vaja andmeid tekstist tagasi terviklikuks objektiks muuta, siis selleks sobib käsklus JSON.parse().</text:p>
      <text:p text:style-name="Standard"/>
      <text:p text:style-name="Standard">Nüüd aga kolmemõõtmelise vektori kood</text:p>
      <text:p text:style-name="Standard"/>
      <text:p text:style-name="Preformatted_20_Text"><text:bookmark text:name="line1156"/>&lt;!doctype html&gt;</text:p>
      <text:p text:style-name="Preformatted_20_Text"><text:bookmark text:name="line2153"/>&lt;html&gt;</text:p>
      <text:p text:style-name="Preformatted_20_Text"><text:bookmark text:name="line3148"/><text:s text:c="2"/>&lt;head&gt;</text:p>
      <text:p text:style-name="Preformatted_20_Text"><text:bookmark text:name="line4109"/><text:s text:c="4"/>&lt;title&gt;3D&lt;/title&gt;</text:p>
      <text:p text:style-name="Preformatted_20_Text"><text:bookmark text:name="line590"/><text:s text:c="4"/>&lt;script&gt;</text:p>
      <text:p text:style-name="Preformatted_20_Text"><text:bookmark text:name="line667"/><text:s text:c="7"/>function Vektor3D(x, y, z){</text:p>
      <text:p text:style-name="Preformatted_20_Text"><text:bookmark text:name="line756"/><text:s text:c="10"/>this.x=x;</text:p>
      <text:p text:style-name="Preformatted_20_Text"><text:bookmark text:name="line847"/><text:s text:c="10"/>this.y=y;</text:p>
      <text:p text:style-name="Preformatted_20_Text"><text:bookmark text:name="line945"/><text:s text:c="10"/>this.z=z;</text:p>
      <text:p text:style-name="Preformatted_20_Text"><text:bookmark text:name="line1040"/><text:s text:c="10"/>this.liida=function(v2){</text:p>
      <text:p text:style-name="Preformatted_20_Text"><text:bookmark text:name="line1157"/><text:s text:c="12"/>return new Vektor3D(this.x+v2.x, this.y+v2.y, this.z+v2.z);</text:p>
      <text:p text:style-name="Preformatted_20_Text"><text:bookmark text:name="line1241"/><text:s text:c="10"/>}</text:p>
      <text:p text:style-name="Preformatted_20_Text"><text:bookmark text:name="line1339"/><text:s text:c="10"/>this.lahuta=function(v2){</text:p>
      <text:p text:style-name="Preformatted_20_Text"><text:bookmark text:name="line1439"/><text:s text:c="12"/>return new Vektor3D(this.x-v2.x, this.y-v2.y, this.z-v2.z);</text:p>
      <text:p text:style-name="Preformatted_20_Text"><text:bookmark text:name="line1539"/><text:s text:c="10"/>}</text:p>
      <text:p text:style-name="Preformatted_20_Text"><text:bookmark text:name="line1639"/><text:s text:c="10"/>this.tekstina=function(){</text:p>
      <text:p text:style-name="Preformatted_20_Text"><text:bookmark text:name="line1739"/><text:s text:c="13"/>return JSON.stringify(this);</text:p>
      <text:p text:style-name="Preformatted_20_Text"><text:bookmark text:name="line1839"/><text:s text:c="10"/>}</text:p>
      <text:p text:style-name="Preformatted_20_Text"><text:bookmark text:name="line1938"/><text:s text:c="7"/>}</text:p>
      <text:p text:style-name="Preformatted_20_Text"><text:bookmark text:name="line2038"/><text:s text:c="7"/>function alusta(){</text:p>
      <text:p text:style-name="Preformatted_20_Text"><text:bookmark text:name="line2154"/><text:s text:c="10"/>var v1=new Vektor3D(2, 4, 6);</text:p>
      <text:p text:style-name="Preformatted_20_Text"><text:bookmark text:name="line2239"/><text:s text:c="10"/>var v2=new Vektor3D(0, 1, 0);</text:p>
      <text:p text:style-name="Preformatted_20_Text"><text:bookmark text:name="line2337"/><text:s text:c="10"/>var v3=v1.liida(v2);</text:p>
      <text:p text:style-name="Preformatted_20_Text"><text:bookmark text:name="line2436"/><text:s text:c="10"/>document.getElementById("kiht1").innerHTML=v3.tekstina();</text:p>
      <text:p text:style-name="Preformatted_20_Text"><text:bookmark text:name="line2536"/><text:s text:c="7"/>}</text:p>
      <text:p text:style-name="Preformatted_20_Text"><text:bookmark text:name="line2636"/><text:s text:c="4"/>&lt;/script&gt;</text:p>
      <text:p text:style-name="Preformatted_20_Text"><text:bookmark text:name="line2736"/><text:s text:c="2"/>&lt;/head&gt;</text:p>
      <text:p text:style-name="Preformatted_20_Text"><text:bookmark text:name="line2835"/><text:s text:c="2"/>&lt;body onload="alusta();"&gt;</text:p>
      <text:p text:style-name="Preformatted_20_Text"><text:bookmark text:name="line2934"/><text:s text:c="4"/>&lt;div id="kiht1"&gt;&lt;/div&gt;</text:p>
      <text:p text:style-name="Preformatted_20_Text"><text:bookmark text:name="line3033"/><text:s text:c="2"/>&lt;/body&gt;</text:p>
      <text:p text:style-name="P2"><text:bookmark text:name="line3149"/>&lt;/html&gt;</text:p>
      <text:p text:style-name="Standard">Töö tulemus kihil: </text:p>
      <text:p text:style-name="Standard"/>
      <text:p text:style-name="kood">{"x":2,"y":5,"z":6}</text:p>
      <text:p text:style-name="kood"/>
      <text:h text:style-name="Heading_20_3" text:outline-level="3">Ülesandeid</text:h>
      <text:list xml:id="list27671829" text:style-name="L30">
        <text:list-item>
          <text:p text:style-name="P53">Pane näide tööle</text:p>
        </text:list-item>
        <text:list-item>
          <text:p text:style-name="P53">Lisa vektorile käsklus korruta(arv), mis väljastab uue vektori, kus kõik esialgse vektori koordinaadid on selle arvuga korrutatud. Veendu, et tulemus toimib.</text:p>
        </text:list-item>
      </text:list>
      <text:p text:style-name="Standard"/>
      <text:h text:style-name="Heading_20_2" text:outline-level="2">Kahest punktist joon</text:h>
      <text:p text:style-name="Standard">Vektor hoiab ühe punkti kolm koordinaati ilusti koos. Kui tahta, et joone andmeid saaks ühe <text:soft-page-break/>tervikuna käsitleda, siis tuleb omakorda joone kaks otspunkti üheks tervikuks siduda. Siin seda ka tehakse. Joonele luuakse punktide jaoks massiiv, kus kohal 0 on üks otspunkt ning kohal 1 teine. </text:p>
      <text:p text:style-name="Standard"/>
      <text:p text:style-name="Standard">Arvestades varasemat näidet vaataja asukoha liigutamise kohta, lisatakse eraldi tüüp ja objekt ka vaataja asukoha meelespidamiseks ning vastavalt sellele Joone joonistuskäskluses ekraanikoordinaatide arvutamiseks. Valemid sarnased kui enne, lihtsalt nüüd on need funktsioonide sisse pandud ja funktsioonid omakorda objektiks kapseldatud, et juhtkoodis tekkida võivat segadust vähemaks saada. Kui tükid olemas, siis nende ühendamine võiks juba üsna lihtsalt minna. Praegu luuakse kõigepealt uus Joon, mille otspunktide koordinaatideks saavad kaks Vektor3D-d oma väärtustega. Muud toimetused pandi alusta-funktsiooni sisse, sest tahvlile pole võimalik lehe päises avanemise ajal ligi saada. Küll aga on tahvel kättesaadav pärast lehe laadimist body onload-sündmuse peale käivitatava funktsiooni alusta() sees. Vaatajale määratakse asukoht (hetkel nullpunkt), joonistamise graafiline kontekst ning koordinaatide nullkoha asukoht ekraanil (hetkel tahvli keskkoht). Pärast joonistuskäsklust võikski joon ekraanil näha olla.</text:p>
      <text:p text:style-name="Standard"/>
      <text:p text:style-name="Preformatted_20_Text"><text:s text:c="7"/>var j1=new Joon(new Vektor3D(-20, 0, 5), new Vektor3D(-20, 40, 5));</text:p>
      <text:p text:style-name="Preformatted_20_Text"><text:bookmark text:name="line50111"/><text:s text:c="7"/>var vaataja;</text:p>
      <text:p text:style-name="Preformatted_20_Text"><text:bookmark text:name="line51161"/><text:s text:c="7"/>function alusta(){</text:p>
      <text:p text:style-name="Preformatted_20_Text"><text:bookmark text:name="line52141"/><text:s text:c="10"/>var tahvel=document.getElementById("tahvel1");</text:p>
      <text:p text:style-name="Preformatted_20_Text"><text:bookmark text:name="line53131"/><text:s text:c="10"/>vaataja=new Vaataja(new Vektor3D(0, 0, 0), </text:p>
      <text:p text:style-name="Preformatted_20_Text"><text:bookmark text:name="line54131"/><text:s text:c="12"/>tahvel.getContext("2d"), tahvel.width/2, tahvel.height/2);</text:p>
      <text:p text:style-name="Preformatted_20_Text"><text:bookmark text:name="line55131"/><text:s text:c="10"/>j1.joonista(vaataja);</text:p>
      <text:p text:style-name="Preformatted_20_Text"><text:bookmark text:name="line56111"/><text:s text:c="7"/>}</text:p>
      <text:p text:style-name="Preformatted_20_Text"/>
      <text:p text:style-name="Standard">Edasi töötav kood tervikuna.</text:p>
      <text:p text:style-name="Standard"/>
      <text:p text:style-name="Preformatted_20_Text"><text:bookmark text:name="line1158"/>&lt;!doctype html&gt;</text:p>
      <text:p text:style-name="Preformatted_20_Text"><text:bookmark text:name="line2155"/>&lt;html&gt;</text:p>
      <text:p text:style-name="Preformatted_20_Text"><text:bookmark text:name="line3150"/><text:s text:c="2"/>&lt;head&gt;</text:p>
      <text:p text:style-name="Preformatted_20_Text"><text:bookmark text:name="line4123"/><text:s text:c="4"/>&lt;title&gt;3D&lt;/title&gt;</text:p>
      <text:p text:style-name="Preformatted_20_Text"><text:bookmark text:name="line599"/><text:s text:c="4"/>&lt;script&gt;</text:p>
      <text:p text:style-name="Preformatted_20_Text"><text:bookmark text:name="line668"/><text:s text:c="7"/>function Vektor3D(x, y, z){</text:p>
      <text:p text:style-name="Preformatted_20_Text"><text:bookmark text:name="line757"/><text:s text:c="10"/>this.x=x;</text:p>
      <text:p text:style-name="Preformatted_20_Text"><text:bookmark text:name="line848"/><text:s text:c="10"/>this.y=y;</text:p>
      <text:p text:style-name="Preformatted_20_Text"><text:bookmark text:name="line946"/><text:s text:c="10"/>this.z=z;</text:p>
      <text:p text:style-name="Preformatted_20_Text"><text:bookmark text:name="line1041"/><text:s text:c="10"/>this.liida=function(v2){</text:p>
      <text:p text:style-name="Preformatted_20_Text"><text:bookmark text:name="line1159"/><text:s text:c="12"/>return new Vektor3D(this.x+v2.x, this.y+v2.y, this.z+v2.z);</text:p>
      <text:p text:style-name="Preformatted_20_Text"><text:bookmark text:name="line1242"/><text:s text:c="10"/>}</text:p>
      <text:p text:style-name="Preformatted_20_Text"><text:bookmark text:name="line1340"/><text:s text:c="10"/>this.lahuta=function(v2){</text:p>
      <text:p text:style-name="Preformatted_20_Text"><text:bookmark text:name="line1440"/><text:s text:c="12"/>return new Vektor3D(this.x-v2.x, this.y-v2.y, this.z-v2.z);</text:p>
      <text:p text:style-name="Preformatted_20_Text"><text:bookmark text:name="line1540"/><text:s text:c="10"/>}</text:p>
      <text:p text:style-name="Preformatted_20_Text"><text:bookmark text:name="line1640"/><text:s text:c="10"/>this.tekstina=function(){</text:p>
      <text:p text:style-name="Preformatted_20_Text"><text:bookmark text:name="line1740"/><text:s text:c="13"/>return JSON.stringify(this);</text:p>
      <text:p text:style-name="Preformatted_20_Text"><text:bookmark text:name="line1840"/><text:s text:c="10"/>}</text:p>
      <text:p text:style-name="Preformatted_20_Text"><text:bookmark text:name="line1939"/><text:s text:c="7"/>}</text:p>
      <text:p text:style-name="Preformatted_20_Text"><text:bookmark text:name="line2039"/><text:s text:c="7"/></text:p>
      <text:p text:style-name="Preformatted_20_Text"><text:bookmark text:name="line2156"/><text:s text:c="7"/>function Joon(v1, v2){</text:p>
      <text:p text:style-name="Preformatted_20_Text"><text:bookmark text:name="line2240"/><text:s text:c="10"/>this.punktid=new Array();</text:p>
      <text:p text:style-name="Preformatted_20_Text"><text:bookmark text:name="line2338"/><text:s text:c="10"/>this.punktid[0]=v1;</text:p>
      <text:p text:style-name="Preformatted_20_Text"><text:bookmark text:name="line2437"/><text:s text:c="10"/>this.punktid[1]=v2;</text:p>
      <text:p text:style-name="Preformatted_20_Text"><text:bookmark text:name="line2537"/><text:s text:c="10"/>this.joonista=function(vaataja){</text:p>
      <text:p text:style-name="Preformatted_20_Text"><text:bookmark text:name="line2637"/><text:s text:c="13"/>vaataja.g.beginPath();</text:p>
      <text:p text:style-name="Preformatted_20_Text"><text:bookmark text:name="line2737"/><text:s text:c="13"/>vaataja.g.moveTo(</text:p>
      <text:p text:style-name="Preformatted_20_Text"><text:s text:c="18"/>vaataja.ex(this.punktid[0]), vaataja.ey(this.punktid[0]));</text:p>
      <text:p text:style-name="Preformatted_20_Text"><text:bookmark text:name="line2836"/><text:s text:c="13"/>vaataja.g.lineTo(</text:p>
      <text:p text:style-name="Preformatted_20_Text"><text:s text:c="18"/>vaataja.ex(this.punktid[1]), vaataja.ey(this.punktid[1]));</text:p>
      <text:p text:style-name="Preformatted_20_Text"><text:bookmark text:name="line2935"/><text:s text:c="13"/>vaataja.g.stroke();</text:p>
      <text:p text:style-name="Preformatted_20_Text"><text:bookmark text:name="line3034"/><text:s text:c="10"/>}</text:p>
      <text:p text:style-name="Preformatted_20_Text"><text:bookmark text:name="line3151"/><text:s text:c="7"/>}</text:p>
      <text:p text:style-name="Preformatted_20_Text"><text:bookmark text:name="line3232"/><text:s text:c="7"/></text:p>
      <text:p text:style-name="Preformatted_20_Text"><text:bookmark text:name="line3328"/><text:soft-page-break/><text:s text:c="7"/>function Vaataja(asukoht, g, keskx, kesky){</text:p>
      <text:p text:style-name="Preformatted_20_Text"><text:bookmark text:name="line3426"/><text:s text:c="10"/>this.asukoht=asukoht;</text:p>
      <text:p text:style-name="Preformatted_20_Text"><text:bookmark text:name="line3526"/><text:s text:c="10"/>this.g=g;</text:p>
      <text:p text:style-name="Preformatted_20_Text"><text:bookmark text:name="line3625"/><text:s text:c="10"/>this.suurendus=10;</text:p>
      <text:p text:style-name="Preformatted_20_Text"><text:bookmark text:name="line3724"/><text:s text:c="10"/>this.keskx=keskx;</text:p>
      <text:p text:style-name="Preformatted_20_Text"><text:bookmark text:name="line3824"/><text:s text:c="10"/>this.kesky=kesky;</text:p>
      <text:p text:style-name="Preformatted_20_Text"><text:bookmark text:name="line3922"/><text:s text:c="10"/>this.ex=function(p){</text:p>
      <text:p text:style-name="Preformatted_20_Text"><text:bookmark text:name="line4018"/><text:s text:c="13"/>var kaugus=p.lahuta(this.asukoht);</text:p>
      <text:p text:style-name="Preformatted_20_Text"><text:bookmark text:name="line4124"/><text:s text:c="13"/>return keskx+this.suurendus*kaugus.x/kaugus.z;</text:p>
      <text:p text:style-name="Preformatted_20_Text"><text:bookmark text:name="line4218"/><text:s text:c="10"/>}</text:p>
      <text:p text:style-name="Preformatted_20_Text"><text:bookmark text:name="line4317"/><text:s text:c="10"/>this.ey=function(p){</text:p>
      <text:p text:style-name="Preformatted_20_Text"><text:bookmark text:name="line4417"/><text:s text:c="13"/>var kaugus=p.lahuta(this.asukoht);</text:p>
      <text:p text:style-name="Preformatted_20_Text"><text:bookmark text:name="line4516"/><text:s text:c="13"/>return kesky-this.suurendus*kaugus.y/kaugus.z;</text:p>
      <text:p text:style-name="Preformatted_20_Text"><text:bookmark text:name="line4615"/><text:s text:c="10"/>}</text:p>
      <text:p text:style-name="Preformatted_20_Text"><text:bookmark text:name="line4714"/><text:s text:c="7"/>}</text:p>
      <text:p text:style-name="Preformatted_20_Text"><text:bookmark text:name="line4814"/><text:s text:c="7"/></text:p>
      <text:p text:style-name="Preformatted_20_Text"><text:bookmark text:name="line4913"/><text:s text:c="7"/>var j1=new Joon(new Vektor3D(-20, 0, 5), new Vektor3D(-20, 40, 5));</text:p>
      <text:p text:style-name="Preformatted_20_Text"><text:bookmark text:name="line5011"/><text:s text:c="7"/>var vaataja;</text:p>
      <text:p text:style-name="Preformatted_20_Text"><text:bookmark text:name="line5116"/><text:s text:c="7"/>function alusta(){</text:p>
      <text:p text:style-name="Preformatted_20_Text"><text:bookmark text:name="line5214"/><text:s text:c="10"/>var tahvel=document.getElementById("tahvel1");</text:p>
      <text:p text:style-name="Preformatted_20_Text"><text:bookmark text:name="line5313"/><text:s text:c="10"/>vaataja=new Vaataja(new Vektor3D(0, 0, 0), </text:p>
      <text:p text:style-name="Preformatted_20_Text"><text:bookmark text:name="line5413"/><text:s text:c="12"/>tahvel.getContext("2d"), tahvel.width/2, tahvel.height/2);</text:p>
      <text:p text:style-name="Preformatted_20_Text"><text:bookmark text:name="line5513"/><text:s text:c="10"/>j1.joonista(vaataja);</text:p>
      <text:p text:style-name="Preformatted_20_Text"><text:bookmark text:name="line5611"/><text:s text:c="7"/>}</text:p>
      <text:p text:style-name="Preformatted_20_Text"><text:bookmark text:name="line5711"/><text:s text:c="4"/>&lt;/script&gt;</text:p>
      <text:p text:style-name="Preformatted_20_Text"><text:bookmark text:name="line5810"/><text:s text:c="2"/>&lt;/head&gt;</text:p>
      <text:p text:style-name="Preformatted_20_Text"><text:bookmark text:name="line5910"/><text:s text:c="2"/>&lt;body onload="alusta();"&gt;</text:p>
      <text:p text:style-name="Preformatted_20_Text"><text:bookmark text:name="line607"/><text:s text:c="5"/>&lt;canvas id="tahvel1" width="400" height="300" </text:p>
      <text:p text:style-name="Preformatted_20_Text"><text:bookmark text:name="line6114"/><text:s text:c="6"/>style="background-color: yellow"/&gt;&lt;/canvas&gt;</text:p>
      <text:p text:style-name="Preformatted_20_Text"><text:bookmark text:name="line6212"/><text:s text:c="3"/>&lt;/body&gt;</text:p>
      <text:p text:style-name="P2"><text:bookmark text:name="line6311"/>&lt;/html&gt;</text:p>
      <text:p text:style-name="Standard"><draw:frame draw:style-name="fr1" draw:name="grafiikka57" text:anchor-type="as-char" svg:width="16.327cm" svg:height="12.358cm" draw:z-index="54"><draw:image xlink:href="Pictures/2000000700003FC600003045278AD2B5.svm" xlink:type="simple" xlink:show="embed" xlink:actuate="onLoad"/></draw:frame></text:p>
      <text:h text:style-name="Heading_20_3" text:outline-level="3"><text:soft-page-break/>Ülesandeid</text:h>
      <text:p text:style-name="Standard"/>
      <text:list xml:id="list27675936" text:style-name="L31">
        <text:list-item>
          <text:p text:style-name="P42">Pane näide tööle</text:p>
        </text:list-item>
        <text:list-item>
          <text:p text:style-name="P42">Joonista nõnda ekraanile kaks Joont</text:p>
        </text:list-item>
        <text:list-item>
          <text:p text:style-name="P42">Lisa Joonele värvi omadus</text:p>
        </text:list-item>
        <text:list-item>
          <text:p text:style-name="P42">Joonista ekraanile kaks eri värvi joont</text:p>
        </text:list-item>
        <text:list-item>
          <text:p text:style-name="P42">Muuda Vaataja asukohta</text:p>
        </text:list-item>
      </text:list>
      <text:p text:style-name="Standard"/>
      <text:h text:style-name="Heading_20_2" text:outline-level="2">Joonte kogum</text:h>
      <text:p text:style-name="Standard"/>
      <text:p text:style-name="Standard">Üksikut joont on tõenäoliselt lihtsam ilma igasuguste objektideta joonistada. Kui mitu joont aga moodustavad uue terviku, siis on see mõistlik uude kesta panna - nii on võimalik seda hiljem korraga joonistada, liigutada või värvida. Kogumi juurde tuleb massiiv millesse andmeid lisada. Kogumile antud joonistuskäsklus käib läbi kõik kogumis olevad jooned ning kutsub välja neist igaühe joonistuskäskluse. Praegu siin juures ka käsklus vaataja tahvli puhastamiseks, aga selle saab mujale panna, kui tekib soov mitu kujundit järjestikku samale tahvlile joonistada. </text:p>
      <text:p text:style-name="Standard"/>
      <text:p text:style-name="Preformatted_20_Text"><text:s text:c="7"/>function KujundiKogum(){</text:p>
      <text:p text:style-name="Preformatted_20_Text"><text:bookmark text:name="line34271"/><text:s text:c="10"/>this.kujundid=new Array();</text:p>
      <text:p text:style-name="Preformatted_20_Text"><text:bookmark text:name="line35271"/><text:s text:c="10"/>this.lisaKujund=function(k){this.kujundid.push(k);}</text:p>
      <text:p text:style-name="Preformatted_20_Text"><text:bookmark text:name="line36261"/><text:s text:c="10"/>this.joonista=function(vaataja){</text:p>
      <text:p text:style-name="Preformatted_20_Text"><text:bookmark text:name="line37251"/><text:s text:c="13"/>vaataja.g.clearRect(0, 0, 400, 300);</text:p>
      <text:p text:style-name="Preformatted_20_Text"><text:bookmark text:name="line38251"/><text:s text:c="13"/>for(var i=0; i&lt;this.kujundid.length; i++){</text:p>
      <text:p text:style-name="Preformatted_20_Text"><text:bookmark text:name="line39231"/><text:s text:c="16"/>this.kujundid[i].joonista(vaataja);</text:p>
      <text:p text:style-name="Preformatted_20_Text"><text:bookmark text:name="line40191"/><text:s text:c="13"/>}</text:p>
      <text:p text:style-name="Preformatted_20_Text"><text:bookmark text:name="line41261"/><text:s text:c="10"/>}</text:p>
      <text:p text:style-name="Preformatted_20_Text"><text:bookmark text:name="line42191"/><text:s text:c="7"/>}</text:p>
      <text:p text:style-name="Preformatted_20_Text"/>
      <text:p text:style-name="Standard">Vaataja juurde sai liikumisoskus. Kõigepealt määrati vaatajale sammu pikkus, et kui palju ta iga korraga liigub. </text:p>
      <text:p text:style-name="Preformatted_20_Text"><text:s text:c="10"/>this.vaatajasamm=5;</text:p>
      <text:p text:style-name="Preformatted_20_Text"/>
      <text:p text:style-name="Standard">Liikumisfunktsiooni juures liidetakse vaataja asukohale sammuvektor.</text:p>
      <text:p text:style-name="Preformatted_20_Text"><text:s text:c="10"/>this.liigu=function(samm){</text:p>
      <text:p text:style-name="Preformatted_20_Text"><text:bookmark text:name="line6081"/><text:s text:c="13"/>this.asukoht=this.asukoht.liida(samm);</text:p>
      <text:p text:style-name="Preformatted_20_Text"><text:bookmark text:name="line61151"/><text:s text:c="10"/>}</text:p>
      <text:p text:style-name="Preformatted_20_Text"/>
      <text:p text:style-name="Standard">Vastavalt liikumissuunale luuakse siis sammuvektor liikumiseks vaatajasammu jagu vastavas suunas.</text:p>
      <text:p text:style-name="Preformatted_20_Text"/>
      <text:p text:style-name="Preformatted_20_Text"><text:bookmark text:name="line62131"/><text:s text:c="10"/>this.paremale=function(){</text:p>
      <text:p text:style-name="Preformatted_20_Text"><text:s text:c="18"/>this.liigu(new Vektor3D(this.vaatajasamm, 0, 0));}</text:p>
      <text:p text:style-name="Preformatted_20_Text"/>
      <text:p text:style-name="Standard">Lehele lisaks nupud vaataja liigutamiseks sobivas suunas. Kuna Vaataja-tüübist tehti vaataja-nimeline globaalmuutuja, siis saab sellele käsklusi andes lehel olevat vaadet muuta.</text:p>
      <text:p text:style-name="Standard"/>
      <text:p text:style-name="Preformatted_20_Text"><text:s text:c="9"/>&lt;input type="button" onclick="vaataja.edasi(); uuenda();" value="+"/&gt;</text:p>
      <text:p text:style-name="Preformatted_20_Text"/>
      <text:p text:style-name="Standard">Edasi juba kood tervikuna. </text:p>
      <text:p text:style-name="Standard"/>
      <text:p text:style-name="Preformatted_20_Text"><text:bookmark text:name="line1160"/>&lt;!doctype html&gt;</text:p>
      <text:p text:style-name="Preformatted_20_Text"><text:bookmark text:name="line2157"/>&lt;html&gt;</text:p>
      <text:p text:style-name="Preformatted_20_Text"><text:bookmark text:name="line3152"/><text:s text:c="2"/>&lt;head&gt;</text:p>
      <text:p text:style-name="Preformatted_20_Text"><text:bookmark text:name="line4125"/><text:s text:c="4"/>&lt;title&gt;3D&lt;/title&gt;</text:p>
      <text:p text:style-name="Preformatted_20_Text"><text:bookmark text:name="line5100"/><text:s text:c="4"/>&lt;script&gt;</text:p>
      <text:p text:style-name="Preformatted_20_Text"><text:bookmark text:name="line669"/><text:soft-page-break/><text:s text:c="7"/>function Vektor3D(x, y, z){</text:p>
      <text:p text:style-name="Preformatted_20_Text"><text:bookmark text:name="line758"/><text:s text:c="10"/>this.x=x;</text:p>
      <text:p text:style-name="Preformatted_20_Text"><text:bookmark text:name="line849"/><text:s text:c="10"/>this.y=y;</text:p>
      <text:p text:style-name="Preformatted_20_Text"><text:bookmark text:name="line947"/><text:s text:c="10"/>this.z=z;</text:p>
      <text:p text:style-name="Preformatted_20_Text"><text:bookmark text:name="line1042"/><text:s text:c="10"/>this.liida=function(v2){</text:p>
      <text:p text:style-name="Preformatted_20_Text"><text:bookmark text:name="line1161"/><text:s text:c="12"/>return new Vektor3D(this.x+v2.x, this.y+v2.y, this.z+v2.z);</text:p>
      <text:p text:style-name="Preformatted_20_Text"><text:bookmark text:name="line1243"/><text:s text:c="10"/>}</text:p>
      <text:p text:style-name="Preformatted_20_Text"><text:bookmark text:name="line1341"/><text:s text:c="10"/>this.lahuta=function(v2){</text:p>
      <text:p text:style-name="Preformatted_20_Text"><text:bookmark text:name="line1441"/><text:s text:c="12"/>return new Vektor3D(this.x-v2.x, this.y-v2.y, this.z-v2.z);</text:p>
      <text:p text:style-name="Preformatted_20_Text"><text:bookmark text:name="line1541"/><text:s text:c="10"/>}</text:p>
      <text:p text:style-name="Preformatted_20_Text"><text:bookmark text:name="line1641"/><text:s text:c="10"/>this.tekstina=function(){</text:p>
      <text:p text:style-name="Preformatted_20_Text"><text:bookmark text:name="line1741"/><text:s text:c="13"/>return JSON.stringify(this);</text:p>
      <text:p text:style-name="Preformatted_20_Text"><text:bookmark text:name="line1841"/><text:s text:c="10"/>}</text:p>
      <text:p text:style-name="Preformatted_20_Text"><text:bookmark text:name="line1940"/><text:s text:c="7"/>}</text:p>
      <text:p text:style-name="Preformatted_20_Text"><text:bookmark text:name="line2040"/><text:s text:c="7"/></text:p>
      <text:p text:style-name="Preformatted_20_Text"><text:bookmark text:name="line2158"/><text:s text:c="7"/>function Joon(v1, v2){</text:p>
      <text:p text:style-name="Preformatted_20_Text"><text:bookmark text:name="line2241"/><text:s text:c="10"/>this.punktid=new Array();</text:p>
      <text:p text:style-name="Preformatted_20_Text"><text:bookmark text:name="line2339"/><text:s text:c="10"/>this.punktid[0]=v1;</text:p>
      <text:p text:style-name="Preformatted_20_Text"><text:bookmark text:name="line2438"/><text:s text:c="10"/>this.punktid[1]=v2;</text:p>
      <text:p text:style-name="Preformatted_20_Text"><text:bookmark text:name="line2538"/><text:s text:c="10"/>this.joonista=function(vaataja){</text:p>
      <text:p text:style-name="Preformatted_20_Text"><text:bookmark text:name="line2638"/><text:s text:c="13"/>vaataja.g.beginPath();</text:p>
      <text:p text:style-name="Preformatted_20_Text"><text:bookmark text:name="line2738"/><text:s text:c="13"/>vaataja.g.moveTo(vaataja.ex(this.punktid[0]),</text:p>
      <text:p text:style-name="Preformatted_20_Text"><text:s text:c="17"/>vaataja.ey(this.punktid[0]));</text:p>
      <text:p text:style-name="Preformatted_20_Text"><text:bookmark text:name="line2837"/><text:s text:c="13"/>vaataja.g.lineTo(vaataja.ex(this.punktid[1]),</text:p>
      <text:p text:style-name="Preformatted_20_Text"><text:s text:c="17"/>vaataja.ey(this.punktid[1]));</text:p>
      <text:p text:style-name="Preformatted_20_Text"><text:bookmark text:name="line2936"/><text:s text:c="13"/>vaataja.g.stroke();</text:p>
      <text:p text:style-name="Preformatted_20_Text"><text:bookmark text:name="line3035"/><text:s text:c="10"/>}</text:p>
      <text:p text:style-name="Preformatted_20_Text"><text:bookmark text:name="line3153"/><text:s text:c="7"/>}</text:p>
      <text:p text:style-name="Preformatted_20_Text"><text:bookmark text:name="line3233"/><text:s text:c="7"/></text:p>
      <text:p text:style-name="Preformatted_20_Text"><text:bookmark text:name="line3329"/><text:s text:c="7"/>function KujundiKogum(){</text:p>
      <text:p text:style-name="Preformatted_20_Text"><text:bookmark text:name="line3427"/><text:s text:c="10"/>this.kujundid=new Array();</text:p>
      <text:p text:style-name="Preformatted_20_Text"><text:bookmark text:name="line3527"/><text:s text:c="10"/>this.lisaKujund=function(k){this.kujundid.push(k);}</text:p>
      <text:p text:style-name="Preformatted_20_Text"><text:bookmark text:name="line3626"/><text:s text:c="10"/>this.joonista=function(vaataja){</text:p>
      <text:p text:style-name="Preformatted_20_Text"><text:bookmark text:name="line3725"/><text:s text:c="13"/>vaataja.g.clearRect(0, 0, 400, 300);</text:p>
      <text:p text:style-name="Preformatted_20_Text"><text:bookmark text:name="line3825"/><text:s text:c="13"/>for(var i=0; i&lt;this.kujundid.length; i++){</text:p>
      <text:p text:style-name="Preformatted_20_Text"><text:bookmark text:name="line3923"/><text:s text:c="16"/>this.kujundid[i].joonista(vaataja);</text:p>
      <text:p text:style-name="Preformatted_20_Text"><text:bookmark text:name="line4019"/><text:s text:c="13"/>}</text:p>
      <text:p text:style-name="Preformatted_20_Text"><text:bookmark text:name="line4126"/><text:s text:c="10"/>}</text:p>
      <text:p text:style-name="Preformatted_20_Text"><text:bookmark text:name="line4219"/><text:s text:c="7"/>}</text:p>
      <text:p text:style-name="Preformatted_20_Text"><text:bookmark text:name="line4318"/><text:s text:c="7"/></text:p>
      <text:p text:style-name="Preformatted_20_Text"><text:bookmark text:name="line4418"/><text:s text:c="7"/>function Vaataja(asukoht, g, keskx, kesky){</text:p>
      <text:p text:style-name="Preformatted_20_Text"><text:bookmark text:name="line4517"/><text:s text:c="10"/>this.asukoht=asukoht;</text:p>
      <text:p text:style-name="Preformatted_20_Text"><text:bookmark text:name="line4616"/><text:s text:c="10"/>this.g=g;</text:p>
      <text:p text:style-name="Preformatted_20_Text"><text:bookmark text:name="line4715"/><text:s text:c="10"/>this.suurendus=10;</text:p>
      <text:p text:style-name="Preformatted_20_Text"><text:bookmark text:name="line4815"/><text:s text:c="10"/>this.keskx=keskx;</text:p>
      <text:p text:style-name="Preformatted_20_Text"><text:bookmark text:name="line4914"/><text:s text:c="10"/>this.kesky=kesky;</text:p>
      <text:p text:style-name="Preformatted_20_Text"><text:bookmark text:name="line5012"/><text:s text:c="10"/>this.vaatajasamm=5;</text:p>
      <text:p text:style-name="Preformatted_20_Text"><text:bookmark text:name="line5117"/><text:s text:c="10"/>this.ex=function(p){</text:p>
      <text:p text:style-name="Preformatted_20_Text"><text:bookmark text:name="line5215"/><text:s text:c="13"/>var kaugus=p.lahuta(this.asukoht);</text:p>
      <text:p text:style-name="Preformatted_20_Text"><text:bookmark text:name="line5314"/><text:s text:c="13"/>return keskx+this.suurendus*kaugus.x/kaugus.z;</text:p>
      <text:p text:style-name="Preformatted_20_Text"><text:bookmark text:name="line5414"/><text:s text:c="10"/>}</text:p>
      <text:p text:style-name="Preformatted_20_Text"><text:bookmark text:name="line5514"/><text:s text:c="10"/>this.ey=function(p){</text:p>
      <text:p text:style-name="Preformatted_20_Text"><text:bookmark text:name="line5612"/><text:s text:c="13"/>var kaugus=p.lahuta(this.asukoht);</text:p>
      <text:p text:style-name="Preformatted_20_Text"><text:bookmark text:name="line5712"/><text:s text:c="13"/>return kesky-this.suurendus*kaugus.y/kaugus.z;</text:p>
      <text:p text:style-name="Preformatted_20_Text"><text:bookmark text:name="line5811"/><text:s text:c="10"/>}</text:p>
      <text:p text:style-name="Preformatted_20_Text"><text:bookmark text:name="line5911"/><text:s text:c="10"/>this.liigu=function(samm){</text:p>
      <text:p text:style-name="Preformatted_20_Text"><text:bookmark text:name="line608"/><text:s text:c="13"/>this.asukoht=this.asukoht.liida(samm);</text:p>
      <text:p text:style-name="Preformatted_20_Text"><text:bookmark text:name="line6115"/><text:s text:c="10"/>}</text:p>
      <text:p text:style-name="Preformatted_20_Text"><text:bookmark text:name="line6213"/><text:s text:c="10"/>this.paremale=function(){</text:p>
      <text:p text:style-name="Preformatted_20_Text"><text:s text:c="16"/>this.liigu(new Vektor3D(this.vaatajasamm, 0, 0));}</text:p>
      <text:p text:style-name="Preformatted_20_Text"><text:bookmark text:name="line6312"/><text:s text:c="10"/>this.vasakule=function(){</text:p>
      <text:p text:style-name="Preformatted_20_Text"><text:s text:c="16"/>this.liigu(new Vektor3D(-this.vaatajasamm, 0, 0));}</text:p>
      <text:p text:style-name="Preformatted_20_Text"><text:bookmark text:name="line6411"/><text:s text:c="10"/>this.yles=function(){</text:p>
      <text:p text:style-name="Preformatted_20_Text"><text:s text:c="16"/>this.liigu(new Vektor3D(0, this.vaatajasamm, 0));}</text:p>
      <text:p text:style-name="Preformatted_20_Text"><text:bookmark text:name="line6510"/><text:soft-page-break/><text:s text:c="10"/>this.alla=function(){</text:p>
      <text:p text:style-name="Preformatted_20_Text"><text:s text:c="16"/>this.liigu(new Vektor3D(0, -this.vaatajasamm, 0));}</text:p>
      <text:p text:style-name="Preformatted_20_Text"><text:bookmark text:name="line6610"/><text:s text:c="10"/>this.edasi=function(){</text:p>
      <text:p text:style-name="Preformatted_20_Text"><text:s text:c="16"/>this.liigu(new Vektor3D(0, 0, this.vaatajasamm));}</text:p>
      <text:p text:style-name="Preformatted_20_Text"><text:bookmark text:name="line677"/><text:s text:c="10"/>this.tagasi=function(){</text:p>
      <text:p text:style-name="Preformatted_20_Text"><text:s text:c="16"/>this.liigu(new Vektor3D(0, 0, -this.vaatajasamm));}</text:p>
      <text:p text:style-name="Preformatted_20_Text"><text:bookmark text:name="line687"/><text:s text:c="7"/>}</text:p>
      <text:p text:style-name="Preformatted_20_Text"><text:bookmark text:name="line697"/><text:s text:c="7"/></text:p>
      <text:p text:style-name="Preformatted_20_Text"><text:bookmark text:name="line706"/><text:s text:c="7"/>var vaataja;</text:p>
      <text:p text:style-name="Preformatted_20_Text"><text:bookmark text:name="line7114"/><text:s text:c="7"/>var kogum;</text:p>
      <text:p text:style-name="Preformatted_20_Text"><text:bookmark text:name="line7211"/><text:s text:c="7"/>function alusta(){</text:p>
      <text:p text:style-name="Preformatted_20_Text"><text:bookmark text:name="line7311"/><text:s text:c="10"/>var tahvel=document.getElementById("tahvel1");</text:p>
      <text:p text:style-name="Preformatted_20_Text"><text:bookmark text:name="line7410"/><text:s text:c="10"/>vaataja=new Vaataja(new Vektor3D(0, 0, 0), </text:p>
      <text:p text:style-name="Preformatted_20_Text"><text:bookmark text:name="line759"/><text:s text:c="12"/>tahvel.getContext("2d"), tahvel.width/2, tahvel.height/2);</text:p>
      <text:p text:style-name="Preformatted_20_Text"><text:bookmark text:name="line764"/><text:s text:c="10"/>kogum=new KujundiKogum(vaataja);</text:p>
      <text:p text:style-name="Preformatted_20_Text"><text:bookmark text:name="line774"/><text:s text:c="10"/>for(var z=5; z&lt;50; z+=5){</text:p>
      <text:p text:style-name="Preformatted_20_Text"><text:bookmark text:name="line784"/><text:s text:c="12"/>kogum.lisaKujund(</text:p>
      <text:p text:style-name="Preformatted_20_Text"><text:bookmark text:name="line794"/><text:s text:c="14"/>new Joon(new Vektor3D(-20, 0, z), new Vektor3D(-20, 40, z)));</text:p>
      <text:p text:style-name="Preformatted_20_Text"><text:bookmark text:name="line803"/><text:s text:c="10"/>}</text:p>
      <text:p text:style-name="Preformatted_20_Text"><text:bookmark text:name="line8112"/><text:s text:c="10"/>kogum.joonista(vaataja);</text:p>
      <text:p text:style-name="Preformatted_20_Text"><text:bookmark text:name="line8211"/><text:s text:c="7"/>}</text:p>
      <text:p text:style-name="Preformatted_20_Text"><text:bookmark text:name="line8311"/><text:s text:c="7"/></text:p>
      <text:p text:style-name="Preformatted_20_Text"><text:bookmark text:name="line8410"/><text:s text:c="7"/>function uuenda(){</text:p>
      <text:p text:style-name="Preformatted_20_Text"><text:bookmark text:name="line854"/><text:s text:c="10"/>kogum.joonista(vaataja);</text:p>
      <text:p text:style-name="Preformatted_20_Text"><text:bookmark text:name="line863"/><text:s text:c="7"/>}</text:p>
      <text:p text:style-name="Preformatted_20_Text"><text:bookmark text:name="line873"/><text:s text:c="4"/>&lt;/script&gt;</text:p>
      <text:p text:style-name="Preformatted_20_Text"><text:bookmark text:name="line883"/><text:s text:c="2"/>&lt;/head&gt;</text:p>
      <text:p text:style-name="Preformatted_20_Text"><text:bookmark text:name="line893"/><text:s text:c="2"/>&lt;body onload="alusta();"&gt;</text:p>
      <text:p text:style-name="Preformatted_20_Text"><text:bookmark text:name="line902"/><text:s text:c="5"/>&lt;canvas id="tahvel1" width="400" height="300" </text:p>
      <text:p text:style-name="Preformatted_20_Text"><text:bookmark text:name="line9111"/><text:s text:c="6"/>style="background-color: yellow"/&gt;&lt;/canvas&gt;&lt;br /&gt;</text:p>
      <text:p text:style-name="Preformatted_20_Text"><text:bookmark text:name="line9211"/><text:s text:c="9"/>&lt;input type="button" onclick="vaataja.edasi(); uuenda();" value="+"/&gt;</text:p>
      <text:p text:style-name="Preformatted_20_Text"><text:bookmark text:name="line9310"/><text:s text:c="5"/>&lt;input type="button" onclick="vaataja.tagasi(); uuenda();" value="-"/&gt;</text:p>
      <text:p text:style-name="Preformatted_20_Text"><text:bookmark text:name="line948"/><text:s text:c="5"/>&lt;input type="button" onclick="vaataja.yles(); uuenda();" value="^"/&gt;</text:p>
      <text:p text:style-name="Preformatted_20_Text"><text:bookmark text:name="line953"/><text:s text:c="5"/>&lt;input type="button" onclick="vaataja.alla(); uuenda();" value="v"/&gt;</text:p>
      <text:p text:style-name="Preformatted_20_Text"><text:bookmark text:name="line962"/><text:s text:c="5"/>&lt;input type="button" onclick="vaataja.vasakule(); uuenda();" </text:p>
      <text:p text:style-name="Preformatted_20_Text"><text:s text:c="15"/>value="&amp;lt;-"/&gt;</text:p>
      <text:p text:style-name="Preformatted_20_Text"><text:bookmark text:name="line972"/><text:s text:c="5"/>&lt;input type="button" onclick="vaataja.paremale(); uuenda();" </text:p>
      <text:p text:style-name="Preformatted_20_Text"><text:s text:c="15"/>value="-&amp;gt;"/&gt;</text:p>
      <text:p text:style-name="Preformatted_20_Text"><text:bookmark text:name="line982"/><text:s text:c="3"/>&lt;/body&gt;</text:p>
      <text:p text:style-name="P2"><text:bookmark text:name="line992"/>&lt;/html&gt;</text:p>
      <text:p text:style-name="Standard">Lehel saab nõnda vaatajaga ringi liikuda.</text:p>
      <text:p text:style-name="Standard"><draw:frame draw:style-name="fr1" draw:name="grafiikka58" text:anchor-type="as-char" svg:width="12.102cm" svg:height="8.165cm" draw:z-index="55"><draw:image xlink:href="Pictures/2000000700003FE00000332A913B31C1.svm" xlink:type="simple" xlink:show="embed" xlink:actuate="onLoad"/></draw:frame></text:p>
      <text:p text:style-name="Standard"/>
      <text:p text:style-name="Standard"><text:soft-page-break/></text:p>
      <text:h text:style-name="Heading_20_3" text:outline-level="3">Ülesandeid</text:h>
      <text:p text:style-name="Standard"/>
      <text:list xml:id="list27652396" text:style-name="L32">
        <text:list-item>
          <text:p text:style-name="P43">Pane näide tööle</text:p>
        </text:list-item>
        <text:list-item>
          <text:p text:style-name="P43">Koosta joontest kaks kogumit: kahest joonest T-täht ning kuuest joonest tetraeeder (kolmnurkne püstprisma). Kuva mõlemad ekraanile. Vaata neid kaamera liigutamise abil mitmelt poolt.</text:p>
        </text:list-item>
        <text:list-item>
          <text:p text:style-name="P43">Lisa kogumile omaduseks toon. Kuva kumbki kogum vastava värviga ekraanile.</text:p>
          <text:p text:style-name="P43"/>
        </text:list-item>
        <text:list-item>
          <text:p text:style-name="P43">Lisa kogumile käsklus teeSamm, mis siis kogumis olevaid kujundeid etteantud vektori jagu edasi liigutab. Lisa lehele nupp ühe ekraanil oleva kogumi liigutamiseks.</text:p>
        </text:list-item>
        <text:list-item>
          <text:p text:style-name="P43">Lisa kogumile muutuja liikumissammu vektorina hoidmiseks. Pane kumbki kujund ühtlase kiirusega tema küljes olevas suunas liikuma.</text:p>
        </text:list-item>
      </text:list>
      <text:p text:style-name="Standard"/>
      <text:h text:style-name="Heading_20_2" text:outline-level="2">Reaalse mõõtkava arvestamine</text:h>
      <text:p text:style-name="Standard"/>
      <text:p text:style-name="Standard">Siiani tehtud näidetes jagati kaugustunnetuse saamiseks x ja y-koordinaat lihtsalt kaugusega läbi ning vajadusel korrutati suurenduskordajaga, et pilt enamvähem sobivas suuruses oleks. Tõsielulise olukorra järele tegemisel aga saab andmed ka täpsemalt näiteks meetrites välja arvestada ning siis vaateaval mõttelisel kaugusel olevale kilele projitseerida. Ning edasi otsustada, millise suurendusega projektsioonikile punktid arvutiekraani piksliteks ümber arvutada. Kolmnurga valemite järgi on vaadeldava punkti ühe (nt. x) mõõtme koordinaadi ja silmast kauguse suhe sama kui selle punktini viiva joone lõikekoha kilel ja kile kauguse suhe. Sellise arvutuse järgi õnnestub leida koht kilel</text:p>
      <text:p text:style-name="Standard"/>
      <text:p text:style-name="kood">(px-vaatajax)*kilekaugus/(pz-vaatajaz)</text:p>
      <text:p text:style-name="Standard"/>
      <text:p text:style-name="Standard">Kuna vaataja ei pruugi olla koordinaatide nullpunktis ning tavajuhul on vaatekile mõõtmed pigem võrreldav ekraanipikslite arvuga sentimeetrites, siis saab kolmemõõtmelised koordinaadid kahemõõtmelisteks arvutada järgnevalt.</text:p>
      <text:p text:style-name="Standard"/>
      <text:p text:style-name="kood"><text:s text:c="7"/>var suurendus=100; //sentimeetrit meetri kohta</text:p>
      <text:p text:style-name="kood"><text:s text:c="7"/>function ex(px, py, pz){ //x ekraanil</text:p>
      <text:p text:style-name="kood"><text:s text:c="10"/>return keskx+suurendus*(px-vaatajax)*kilekaugus/(pz-vaatajaz);</text:p>
      <text:p text:style-name="kood"><text:s text:c="7"/>}</text:p>
      <text:p text:style-name="kood"/>
      <text:p text:style-name="Standard"/>
      <text:p text:style-name="Standard"><draw:frame draw:style-name="fr5" draw:name="Objekti4" text:anchor-type="as-char" svg:width="4.165cm" svg:height="4.152cm" draw:z-index="56"><draw:object-ole xlink:href="./Object 4" xlink:type="simple" xlink:show="embed" xlink:actuate="onLoad"/><draw:image xlink:href="./ObjectReplacements/Object 4" xlink:type="simple" xlink:show="embed" xlink:actuate="onLoad"/></draw:frame></text:p>
      <text:p text:style-name="Standard"/>
      <text:p text:style-name="Standard">Edasi juba programmikood tervikuna</text:p>
      <text:p text:style-name="Standard"/>
      <text:p text:style-name="Standard"/>
      <text:p text:style-name="kood">&lt;!doctype html&gt;</text:p>
      <text:p text:style-name="kood"><text:soft-page-break/>&lt;html&gt;</text:p>
      <text:p text:style-name="kood"><text:s text:c="2"/>&lt;head&gt;</text:p>
      <text:p text:style-name="kood"><text:s text:c="4"/>&lt;title&gt;3D&lt;/title&gt;</text:p>
      <text:p text:style-name="kood"><text:s text:c="4"/>&lt;script&gt; <text:s text:c="6"/></text:p>
      <text:p text:style-name="kood"><text:s text:c="7"/>var keskx=200;</text:p>
      <text:p text:style-name="kood"><text:s text:c="7"/>var kesky=150;</text:p>
      <text:p text:style-name="kood"><text:s text:c="7"/>var suurendus=100; //sentimeetrit meetri kohta</text:p>
      <text:p text:style-name="kood"><text:s text:c="7"/>var vaatajax=0;</text:p>
      <text:p text:style-name="kood"><text:s text:c="7"/>var vaatajay=2;</text:p>
      <text:p text:style-name="kood"><text:s text:c="7"/>var vaatajaz=-25;</text:p>
      <text:p text:style-name="kood"><text:s text:c="7"/>var kilekaugus=8; //meetrit</text:p>
      <text:p text:style-name="kood"><text:s text:c="7"/>var vaatajasamm=2;</text:p>
      <text:p text:style-name="kood"><text:s text:c="7"/>var telkx=0;</text:p>
      <text:p text:style-name="kood"><text:s text:c="7"/>var telkz=0;</text:p>
      <text:p text:style-name="kood"><text:s text:c="7"/>var telgiraadius=3; //meetrit</text:p>
      <text:p text:style-name="kood"><text:s text:c="7"/>var telgikorgus=3; //meetrit</text:p>
      <text:p text:style-name="kood"><text:s text:c="7"/>var tipukorgus=4; //meetrit</text:p>
      <text:p text:style-name="kood"><text:s text:c="7"/>var nurkadearv=8;</text:p>
      <text:p text:style-name="kood"><text:s text:c="7"/>function ex(px, py, pz){ //x ekraanil</text:p>
      <text:p text:style-name="kood"><text:s text:c="10"/>return keskx+suurendus*(px-vaatajax)*kilekaugus/(pz-vaatajaz);</text:p>
      <text:p text:style-name="kood"><text:s text:c="7"/>}</text:p>
      <text:p text:style-name="kood"><text:s text:c="7"/></text:p>
      <text:p text:style-name="kood"><text:s text:c="7"/>function ey(px, py, pz){</text:p>
      <text:p text:style-name="kood"><text:s text:c="10"/>return kesky-suurendus*(py-vaatajay)*kilekaugus/(pz-vaatajaz);</text:p>
      <text:p text:style-name="kood"><text:s text:c="7"/>}</text:p>
      <text:p text:style-name="kood"><text:s text:c="7"/></text:p>
      <text:p text:style-name="kood"><text:s text:c="7"/>function joonista(){</text:p>
      <text:p text:style-name="kood"><text:s text:c="9"/>var g=document.getElementById("tahvel1").getContext("2d");</text:p>
      <text:p text:style-name="kood"><text:s text:c="9"/>g.clearRect(0, 0, 400, 300);</text:p>
      <text:p text:style-name="kood"><text:s text:c="9"/>g.beginPath();</text:p>
      <text:p text:style-name="kood"><text:s text:c="9"/>var nurgavahe=2*Math.PI/nurkadearv;</text:p>
      <text:p text:style-name="kood"><text:s text:c="9"/>var nurk=0;</text:p>
      <text:p text:style-name="kood"><text:s text:c="9"/>for(var i=0; i&lt;nurkadearv; i++, nurk+=nurgavahe){</text:p>
      <text:p text:style-name="kood"><text:s text:c="12"/>var x=telkx+telgiraadius*Math.cos(nurk);</text:p>
      <text:p text:style-name="kood"><text:s text:c="12"/>var z=telkz+telgiraadius*Math.sin(nurk);</text:p>
      <text:p text:style-name="kood"><text:s text:c="12"/>g.moveTo(ex(x, 0, z), ey(x, 0, z));</text:p>
      <text:p text:style-name="kood"><text:s text:c="12"/>g.lineTo(ex(x, telgikorgus, z), ey(x, telgikorgus, z));</text:p>
      <text:p text:style-name="kood"><text:s text:c="12"/>g.lineTo(ex(telkx, tipukorgus, telkz), </text:p>
      <text:p text:style-name="kood"><text:s text:c="15"/>ey(telkx, tipukorgus, telkz));</text:p>
      <text:p text:style-name="kood"><text:s text:c="9"/>}</text:p>
      <text:p text:style-name="kood"><text:s text:c="9"/>g.stroke();</text:p>
      <text:p text:style-name="kood"><text:s text:c="7"/>}</text:p>
      <text:p text:style-name="kood"><text:s text:c="7"/></text:p>
      <text:p text:style-name="kood"><text:s text:c="7"/>function vasakule(){vaatajax-=vaatajasamm; joonista();}</text:p>
      <text:p text:style-name="kood"><text:s text:c="7"/>function paremale(){vaatajax+=vaatajasamm; joonista();}</text:p>
      <text:p text:style-name="kood"><text:s text:c="7"/>function yles(){vaatajay+=vaatajasamm; <text:s text:c="4"/>joonista();}</text:p>
      <text:p text:style-name="kood"><text:s text:c="7"/>function alla(){vaatajay-=vaatajasamm; <text:s text:c="4"/>joonista();}</text:p>
      <text:p text:style-name="kood"><text:s text:c="7"/>function edasi(){vaatajaz+=vaatajasamm; <text:s text:c="3"/>joonista();}</text:p>
      <text:p text:style-name="kood"><text:s text:c="7"/>function tagasi(){vaatajaz-=vaatajasamm; <text:s text:c="2"/>joonista();}</text:p>
      <text:p text:style-name="kood"><text:s text:c="4"/>&lt;/script&gt;</text:p>
      <text:p text:style-name="kood"><text:s text:c="2"/>&lt;/head&gt;</text:p>
      <text:p text:style-name="kood"><text:s text:c="2"/>&lt;body onload="joonista();"&gt;</text:p>
      <text:p text:style-name="kood"><text:s text:c="5"/>&lt;canvas id="tahvel1" width="400" height="300" </text:p>
      <text:p text:style-name="kood"><text:s text:c="6"/>style="background-color: yellow"/&gt;&lt;/canvas&gt;&lt;br /&gt;</text:p>
      <text:p text:style-name="kood"><text:s text:c="5"/>&lt;input type="button" onclick="edasi()" value="+"/&gt;</text:p>
      <text:p text:style-name="kood"><text:s text:c="5"/>&lt;input type="button" onclick="tagasi()" value="-"/&gt;</text:p>
      <text:p text:style-name="kood"><text:s text:c="5"/>&lt;input type="button" onclick="yles()" value="^"/&gt;</text:p>
      <text:p text:style-name="kood"><text:s text:c="5"/>&lt;input type="button" onclick="alla()" value="v"/&gt;</text:p>
      <text:p text:style-name="kood"><text:s text:c="5"/>&lt;input type="button" onclick="vasakule()" value="&amp;lt;-"/&gt;</text:p>
      <text:p text:style-name="kood"><text:s text:c="5"/>&lt;input type="button" onclick="paremale()" value="-&amp;gt;"/&gt; <text:s text:c="4"/></text:p>
      <text:p text:style-name="kood"><text:s text:c="2"/>&lt;/body&gt;</text:p>
      <text:p text:style-name="kood">&lt;/html&gt;</text:p>
      <text:p text:style-name="Standard">Samuti kaheksanurkse telgi vaated mitmest asukohast.</text:p>
      <text:p text:style-name="Standard"><text:soft-page-break/><draw:frame draw:style-name="fr6" draw:name="Objekti2" text:anchor-type="as-char" svg:width="8.098cm" svg:height="6.742cm" draw:z-index="57"><draw:object-ole xlink:href="./Object 2" xlink:type="simple" xlink:show="embed" xlink:actuate="onLoad"/><draw:image xlink:href="./ObjectReplacements/Object 2" xlink:type="simple" xlink:show="embed" xlink:actuate="onLoad"/></draw:frame><draw:frame draw:style-name="fr7" draw:name="Objekti3" text:anchor-type="as-char" svg:y="-6.742cm" svg:width="8.59cm" svg:height="6.555cm" draw:z-index="58"><draw:object-ole xlink:href="./Object 3" xlink:type="simple" xlink:show="embed" xlink:actuate="onLoad"/><draw:image xlink:href="./ObjectReplacements/Object 3" xlink:type="simple" xlink:show="embed" xlink:actuate="onLoad"/></draw:frame></text:p>
      <text:p text:style-name="Standard"/>
      <text:h text:style-name="Heading_20_1" text:outline-level="1">Andmehaldus</text:h>
      <text:h text:style-name="Heading_20_2" text:outline-level="2">Eesnimede loetelu</text:h>
      <text:p text:style-name="Standard"/>
      <text:p text:style-name="Standard">Alustuseks näide, kuidas massiivis lehel andmeid hoida ning nad sobivalt välja kuvada. Nimehalduse objekt nagu varasemateski näidetes seotud lehel oleva kihiga. Lisamisfunktsiooni abil saab objekti massiivile eesnimesid juurde lisada, kuvamiskäskluse peale kuvatakse nad ekraanile. Objekti sees hoolitsetakse, et iga muutuse puhul (praegusel juhul andmete lisamisel) uuendataks ka väljundit.</text:p>
      <text:p text:style-name="Standard"/>
      <text:p text:style-name="Preformatted_20_Text"><text:bookmark text:name="line130"/>&lt;!doctype html&gt;</text:p>
      <text:p text:style-name="Preformatted_20_Text"><text:bookmark text:name="line229"/>&lt;html&gt;</text:p>
      <text:p text:style-name="Preformatted_20_Text"><text:bookmark text:name="line326"/><text:s text:c="2"/>&lt;head&gt;</text:p>
      <text:p text:style-name="Preformatted_20_Text"><text:bookmark text:name="line410"/><text:s text:c="5"/>&lt;title&gt;Eesnimede haldus&lt;/title&gt;</text:p>
      <text:p text:style-name="Preformatted_20_Text"><text:bookmark text:name="line59"/><text:s text:c="9"/>&lt;script&gt;</text:p>
      <text:p text:style-name="Preformatted_20_Text"><text:bookmark text:name="line69"/><text:s text:c="13"/>function Nimehaldus(kihinimi){</text:p>
      <text:p text:style-name="Preformatted_20_Text"><text:bookmark text:name="line79"/><text:s text:c="19"/>this.algus=function(){</text:p>
      <text:p text:style-name="Preformatted_20_Text"><text:bookmark text:name="line89"/><text:s text:c="22"/>this.kiht=document.getElementById(kihinimi);</text:p>
      <text:p text:style-name="Preformatted_20_Text"><text:bookmark text:name="line99"/><text:s text:c="26"/>this.andmed=new Array();</text:p>
      <text:p text:style-name="Preformatted_20_Text"><text:bookmark text:name="line109"/><text:s text:c="19"/>}</text:p>
      <text:p text:style-name="Preformatted_20_Text"><text:bookmark text:name="line1113"/><text:s text:c="19"/>this.kuva=function(){</text:p>
      <text:p text:style-name="Preformatted_20_Text"><text:bookmark text:name="line1211"/><text:s text:c="22"/>var t="&lt;ul&gt;";</text:p>
      <text:p text:style-name="Preformatted_20_Text"><text:bookmark text:name="line139"/><text:s text:c="26"/>for(var i=0; i&lt;this.andmed.length; i++){</text:p>
      <text:p text:style-name="Preformatted_20_Text"><text:bookmark text:name="line149"/><text:s text:c="29"/>t+="&lt;li&gt;"+this.andmed[i]+"&lt;/li&gt;";</text:p>
      <text:p text:style-name="Preformatted_20_Text"><text:bookmark text:name="line159"/><text:s text:c="26"/>}</text:p>
      <text:p text:style-name="Preformatted_20_Text"><text:bookmark text:name="line169"/><text:s text:c="26"/>t+="&lt;/ul&gt;";</text:p>
      <text:p text:style-name="Preformatted_20_Text"><text:bookmark text:name="line179"/><text:s text:c="26"/>this.kiht.innerHTML=t;</text:p>
      <text:p text:style-name="Preformatted_20_Text"><text:bookmark text:name="line189"/><text:s text:c="19"/>}</text:p>
      <text:p text:style-name="Preformatted_20_Text"><text:bookmark text:name="line199"/><text:s text:c="19"/>this.lisaNimi=function(uusnimi){</text:p>
      <text:p text:style-name="Preformatted_20_Text"><text:bookmark text:name="line209"/><text:s text:c="22"/>this.andmed.push(uusnimi);</text:p>
      <text:p text:style-name="Preformatted_20_Text"><text:bookmark text:name="line2112"/><text:s text:c="26"/>this.kuva();</text:p>
      <text:p text:style-name="Preformatted_20_Text"><text:bookmark text:name="line2210"/><text:s text:c="19"/>}</text:p>
      <text:p text:style-name="Preformatted_20_Text"><text:bookmark text:name="line238"/><text:s text:c="19"/>this.algus(); </text:p>
      <text:p text:style-name="Preformatted_20_Text"><text:bookmark text:name="line247"/><text:s text:c="17"/>}</text:p>
      <text:p text:style-name="Preformatted_20_Text"><text:bookmark text:name="line257"/><text:s text:c="17"/>var h1;</text:p>
      <text:p text:style-name="Preformatted_20_Text"><text:bookmark text:name="line267"/><text:s text:c="17"/>function lehealgus(){</text:p>
      <text:p text:style-name="Preformatted_20_Text"><text:bookmark text:name="line277"/><text:s text:c="20"/>h1=new Nimehaldus("kiht1");</text:p>
      <text:p text:style-name="Preformatted_20_Text"><text:bookmark text:name="line287"/><text:s text:c="24"/>h1.lisaNimi("Juku");</text:p>
      <text:p text:style-name="Preformatted_20_Text"><text:bookmark text:name="line296"/><text:s text:c="24"/>h1.lisaNimi("Kati");</text:p>
      <text:p text:style-name="Preformatted_20_Text"><text:bookmark text:name="line306"/><text:s text:c="24"/>h1.lisaNimi("Ants");</text:p>
      <text:p text:style-name="Preformatted_20_Text"><text:bookmark text:name="line3112"/><text:s text:c="17"/>}</text:p>
      <text:p text:style-name="Preformatted_20_Text"><text:bookmark text:name="line327"/><text:soft-page-break/><text:s text:c="9"/>&lt;/script&gt;</text:p>
      <text:p text:style-name="Preformatted_20_Text"><text:bookmark text:name="line336"/><text:s text:c="2"/>&lt;/head&gt;</text:p>
      <text:p text:style-name="Preformatted_20_Text"><text:bookmark text:name="line345"/><text:s text:c="2"/>&lt;body onload="lehealgus();"&gt;</text:p>
      <text:p text:style-name="Preformatted_20_Text"><text:bookmark text:name="line355"/><text:s text:c="5"/>&lt;h1&gt;Nimeharjutused&lt;/h1&gt;</text:p>
      <text:p text:style-name="Preformatted_20_Text"><text:bookmark text:name="line365"/><text:s text:c="9"/>&lt;div id="kiht1"&gt;&lt;/div&gt;</text:p>
      <text:p text:style-name="Preformatted_20_Text"><text:bookmark text:name="line374"/><text:s text:c="2"/>&lt;/body&gt;</text:p>
      <text:p text:style-name="P2"><text:bookmark text:name="line384"/>&lt;/html&gt;</text:p>
      <text:p text:style-name="Standard"/>
      <text:p text:style-name="Standard"><draw:frame draw:style-name="fr1" draw:name="grafiikka15" text:anchor-type="as-char" svg:width="6.511cm" svg:height="3.574cm" draw:z-index="10"><draw:image xlink:href="Pictures/200000070000196E00000DF53452520F.svm" xlink:type="simple" xlink:show="embed" xlink:actuate="onLoad"/></draw:frame></text:p>
      <text:p text:style-name="Standard"/>
      <text:p text:style-name="Standard"/>
      <text:h text:style-name="Heading_20_2" text:outline-level="2">Funktsiooni lisaargumendid</text:h>
      <text:p text:style-name="Standard">Javaskripti funktsiooni <text:s/>omapära on, et sinna sisestatavate argumentide arv pole piiratud. Olemasolevatele võib käivitamisel alati soovitud väärtusi juurde lisada, need saadakse funktsiooni sees kätte muutuja arguments kaudu. Nii siinses näites Nimehalduse loomisel eeldatakse, et antakse ette <text:s/>vähemasti kihi nimi. Edasised parameetrid lisatakse tsükli abil eesnimedena nimeloetellu. Seetõttu hakkab loendur nimega abi ühest, kuna arguments[0] on esimene parameeter ehk kihi nimi.</text:p>
      <text:p text:style-name="Standard"><text:s/></text:p>
      <text:p text:style-name="Preformatted_20_Text"><text:bookmark text:name="line140"/>&lt;!doctype html&gt;</text:p>
      <text:p text:style-name="Preformatted_20_Text"><text:bookmark text:name="line230"/>&lt;html&gt;</text:p>
      <text:p text:style-name="Preformatted_20_Text"><text:bookmark text:name="line328"/><text:s text:c="2"/>&lt;head&gt;</text:p>
      <text:p text:style-name="Preformatted_20_Text"><text:bookmark text:name="line414"/><text:s text:c="5"/>&lt;title&gt;Eesnimede haldus&lt;/title&gt;</text:p>
      <text:p text:style-name="Preformatted_20_Text"><text:bookmark text:name="line510"/><text:s text:c="9"/>&lt;script&gt;</text:p>
      <text:p text:style-name="Preformatted_20_Text"><text:bookmark text:name="line610"/><text:s text:c="13"/>function Nimehaldus(kihinimi){</text:p>
      <text:p text:style-name="Preformatted_20_Text"><text:bookmark text:name="line710"/><text:s text:c="19"/>this.algus=function(){</text:p>
      <text:p text:style-name="Preformatted_20_Text"><text:bookmark text:name="line810"/><text:s text:c="22"/>this.kiht=document.getElementById(kihinimi);</text:p>
      <text:p text:style-name="Preformatted_20_Text"><text:bookmark text:name="line910"/><text:s text:c="26"/>this.andmed=new Array();</text:p>
      <text:p text:style-name="Preformatted_20_Text"><text:bookmark text:name="line1010"/><text:s text:c="19"/>}</text:p>
      <text:p text:style-name="Preformatted_20_Text"><text:bookmark text:name="line1114"/><text:s text:c="19"/>this.kuva=function(){</text:p>
      <text:p text:style-name="Preformatted_20_Text"><text:bookmark text:name="line1212"/><text:s text:c="22"/>var t="&lt;ul&gt;";</text:p>
      <text:p text:style-name="Preformatted_20_Text"><text:bookmark text:name="line1310"/><text:s text:c="26"/>for(var i=0; i&lt;this.andmed.length; i++){</text:p>
      <text:p text:style-name="Preformatted_20_Text"><text:bookmark text:name="line1410"/><text:s text:c="29"/>t+="&lt;li&gt;"+this.andmed[i]+"&lt;/li&gt;";</text:p>
      <text:p text:style-name="Preformatted_20_Text"><text:bookmark text:name="line1510"/><text:s text:c="26"/>}</text:p>
      <text:p text:style-name="Preformatted_20_Text"><text:bookmark text:name="line1610"/><text:s text:c="26"/>t+="&lt;/ul&gt;";</text:p>
      <text:p text:style-name="Preformatted_20_Text"><text:bookmark text:name="line1710"/><text:s text:c="26"/>this.kiht.innerHTML=t;</text:p>
      <text:p text:style-name="Preformatted_20_Text"><text:bookmark text:name="line1810"/><text:s text:c="19"/>}</text:p>
      <text:p text:style-name="Preformatted_20_Text"><text:bookmark text:name="line1910"/><text:s text:c="19"/>this.lisaNimi=function(uusnimi){</text:p>
      <text:p text:style-name="Preformatted_20_Text"><text:bookmark text:name="line2010"/><text:s text:c="22"/>this.andmed.push(uusnimi);</text:p>
      <text:p text:style-name="Preformatted_20_Text"><text:bookmark text:name="line2113"/><text:s text:c="26"/>this.andmed.sort();</text:p>
      <text:p text:style-name="Preformatted_20_Text"><text:bookmark text:name="line2211"/><text:s text:c="26"/>this.kuva();</text:p>
      <text:p text:style-name="Preformatted_20_Text"><text:bookmark text:name="line239"/><text:s text:c="19"/>}</text:p>
      <text:p text:style-name="Preformatted_20_Text"><text:bookmark text:name="line248"/><text:s text:c="19"/>this.algus(); </text:p>
      <text:p text:style-name="Preformatted_20_Text"><text:bookmark text:name="line258"/><text:s text:c="19"/>for(var abi=1; abi&lt;arguments.length; abi++){ </text:p>
      <text:p text:style-name="Preformatted_20_Text"><text:s text:c="24"/>//funktsiooni (ka varjatud) argumendid</text:p>
      <text:p text:style-name="Preformatted_20_Text"><text:bookmark text:name="line268"/><text:s text:c="22"/>this.lisaNimi(arguments[abi]);</text:p>
      <text:p text:style-name="Preformatted_20_Text"><text:bookmark text:name="line278"/><text:s text:c="19"/>}</text:p>
      <text:p text:style-name="Preformatted_20_Text"><text:bookmark text:name="line288"/><text:s text:c="17"/>}</text:p>
      <text:p text:style-name="Preformatted_20_Text"><text:bookmark text:name="line297"/><text:s text:c="17"/>var h1;</text:p>
      <text:p text:style-name="Preformatted_20_Text"><text:bookmark text:name="line307"/><text:s text:c="17"/>function lehealgus(){</text:p>
      <text:p text:style-name="Preformatted_20_Text"><text:bookmark text:name="line3113"/><text:s text:c="20"/>h1=new Nimehaldus("kiht1","Juku","Sass", "Ants");</text:p>
      <text:p text:style-name="Preformatted_20_Text"><text:bookmark text:name="line329"/><text:s text:c="17"/>}</text:p>
      <text:p text:style-name="Preformatted_20_Text"><text:bookmark text:name="line337"/><text:soft-page-break/><text:s text:c="9"/>&lt;/script&gt;</text:p>
      <text:p text:style-name="Preformatted_20_Text"><text:bookmark text:name="line346"/><text:s text:c="2"/>&lt;/head&gt;</text:p>
      <text:p text:style-name="Preformatted_20_Text"><text:bookmark text:name="line356"/><text:s text:c="2"/>&lt;body onload="lehealgus();"&gt;</text:p>
      <text:p text:style-name="Preformatted_20_Text"><text:bookmark text:name="line366"/><text:s text:c="5"/>&lt;h1&gt;Nimeharjutused&lt;/h1&gt;</text:p>
      <text:p text:style-name="Preformatted_20_Text"><text:bookmark text:name="line375"/><text:s text:c="9"/>&lt;div id="kiht1"&gt;&lt;/div&gt;</text:p>
      <text:p text:style-name="Preformatted_20_Text"><text:bookmark text:name="line385"/><text:s text:c="2"/>&lt;/body&gt;</text:p>
      <text:p text:style-name="P2"><text:bookmark text:name="line394"/>&lt;/html&gt;</text:p>
      <text:p text:style-name="Standard"/>
      <text:p text:style-name="Standard"><draw:frame draw:style-name="fr1" draw:name="grafiikka16" text:anchor-type="as-char" svg:width="6.934cm" svg:height="3.759cm" draw:z-index="11"><draw:image xlink:href="Pictures/2000000700001B1500000EAED7AB4DFF.svm" xlink:type="simple" xlink:show="embed" xlink:actuate="onLoad"/></draw:frame></text:p>
      <text:p text:style-name="Standard"/>
      <text:p text:style-name="Standard"/>
      <text:h text:style-name="Heading_20_2" text:outline-level="2">Punktide haldus</text:h>
      <text:p text:style-name="Standard"/>
      <text:p text:style-name="Standard">Esialgu peeti meeles vaid üksikuid väärtusi ehk eesnimesid. Nüüd aga väärtused meeles kirjetena - iga kasutaja juures kirjas ka, et kui palju talle punkte antud on. Andmed ikka massiivis, aga väljastuskujundus loetelu asemel tabelis. Samuti tulemus lisatakse objekti ehk kirjena , väljadeks kasutajanimi ning punkte. </text:p>
      <text:p text:style-name="Standard"/>
      <text:p text:style-name="Preformatted_20_Text"><text:bookmark text:name="line150"/>&lt;!doctype html&gt;</text:p>
      <text:p text:style-name="Preformatted_20_Text"><text:bookmark text:name="line240"/>&lt;html&gt;</text:p>
      <text:p text:style-name="Preformatted_20_Text"><text:bookmark text:name="line330"/><text:s text:c="2"/>&lt;head&gt;</text:p>
      <text:p text:style-name="Preformatted_20_Text"><text:bookmark text:name="line415"/><text:s text:c="5"/>&lt;title&gt;Haldus&lt;/title&gt;</text:p>
      <text:p text:style-name="Preformatted_20_Text"><text:bookmark text:name="line511"/><text:s text:c="9"/>&lt;script&gt;</text:p>
      <text:p text:style-name="Preformatted_20_Text"><text:bookmark text:name="line611"/><text:s text:c="13"/>function Tulemushaldus(kihinimi){</text:p>
      <text:p text:style-name="Preformatted_20_Text"><text:bookmark text:name="line711"/><text:s text:c="19"/>this.algus=function(){</text:p>
      <text:p text:style-name="Preformatted_20_Text"><text:bookmark text:name="line811"/><text:s text:c="22"/>this.kiht=document.getElementById(kihinimi);</text:p>
      <text:p text:style-name="Preformatted_20_Text"><text:bookmark text:name="line911"/><text:s text:c="26"/>this.andmed=new Array();</text:p>
      <text:p text:style-name="Preformatted_20_Text"><text:bookmark text:name="line1011"/><text:s text:c="19"/>}</text:p>
      <text:p text:style-name="Preformatted_20_Text"><text:bookmark text:name="line1115"/><text:s text:c="19"/>this.kuva=function(){</text:p>
      <text:p text:style-name="Preformatted_20_Text"><text:bookmark text:name="line1213"/><text:s text:c="22"/>var t="&lt;table&gt;&lt;tr&gt;&lt;th&gt;Kasutaja&lt;/th&gt;&lt;th&gt;Punktid&lt;/th&gt;&lt;/tr&gt;";</text:p>
      <text:p text:style-name="Preformatted_20_Text"><text:bookmark text:name="line1311"/><text:s text:c="26"/>for(var i=0; i&lt;this.andmed.length; i++){</text:p>
      <text:p text:style-name="Preformatted_20_Text"><text:bookmark text:name="line1411"/><text:s text:c="29"/>t+="&lt;tr&gt;&lt;td&gt;"+this.andmed[i].kasutajanimi+</text:p>
      <text:p text:style-name="Preformatted_20_Text"><text:bookmark text:name="line1511"/><text:s text:c="31"/>"&lt;/td&gt;&lt;td&gt;"+this.andmed[i].punkte+"&lt;/td&gt;&lt;/tr&gt;";</text:p>
      <text:p text:style-name="Preformatted_20_Text"><text:bookmark text:name="line1611"/><text:s text:c="26"/>}</text:p>
      <text:p text:style-name="Preformatted_20_Text"><text:bookmark text:name="line1711"/><text:s text:c="26"/>t+="&lt;/table&gt;";</text:p>
      <text:p text:style-name="Preformatted_20_Text"><text:bookmark text:name="line1811"/><text:s text:c="26"/>this.kiht.innerHTML=t;</text:p>
      <text:p text:style-name="Preformatted_20_Text"><text:bookmark text:name="line1911"/><text:s text:c="19"/>}</text:p>
      <text:p text:style-name="Preformatted_20_Text"><text:bookmark text:name="line2011"/><text:s text:c="19"/>this.lisaTulemus=function(kasutajanimi, punkte){</text:p>
      <text:p text:style-name="Preformatted_20_Text"><text:bookmark text:name="line2114"/><text:s text:c="22"/>this.andmed.push(</text:p>
      <text:p text:style-name="Preformatted_20_Text"><text:s text:c="26"/>{"kasutajanimi": kasutajanimi, "punkte": punkte});</text:p>
      <text:p text:style-name="Preformatted_20_Text"><text:bookmark text:name="line2212"/><text:s text:c="22"/>this.kuva();</text:p>
      <text:p text:style-name="Preformatted_20_Text"><text:bookmark text:name="line2310"/><text:s text:c="19"/>}</text:p>
      <text:p text:style-name="Preformatted_20_Text"><text:bookmark text:name="line249"/><text:s text:c="19"/>this.algus(); </text:p>
      <text:p text:style-name="Preformatted_20_Text"><text:bookmark text:name="line259"/><text:s text:c="17"/>}</text:p>
      <text:p text:style-name="Preformatted_20_Text"><text:bookmark text:name="line269"/><text:s text:c="17"/>var h1;</text:p>
      <text:p text:style-name="Preformatted_20_Text"><text:bookmark text:name="line279"/><text:s text:c="17"/>function lehealgus(){</text:p>
      <text:p text:style-name="Preformatted_20_Text"><text:bookmark text:name="line289"/><text:s text:c="20"/>h1=new Tulemushaldus("kiht1");</text:p>
      <text:p text:style-name="Preformatted_20_Text"><text:bookmark text:name="line298"/><text:s text:c="24"/>h1.lisaTulemus("Juku", 10);</text:p>
      <text:p text:style-name="Preformatted_20_Text"><text:bookmark text:name="line308"/><text:s text:c="24"/>h1.lisaTulemus("Sass", 8);</text:p>
      <text:p text:style-name="Preformatted_20_Text"><text:bookmark text:name="line3114"/><text:s text:c="17"/>}</text:p>
      <text:p text:style-name="Preformatted_20_Text"><text:bookmark text:name="line3210"/><text:soft-page-break/><text:s text:c="9"/>&lt;/script&gt;</text:p>
      <text:p text:style-name="Preformatted_20_Text"><text:bookmark text:name="line338"/><text:s text:c="2"/>&lt;/head&gt;</text:p>
      <text:p text:style-name="Preformatted_20_Text"><text:bookmark text:name="line347"/><text:s text:c="2"/>&lt;body onload="lehealgus();"&gt;</text:p>
      <text:p text:style-name="Preformatted_20_Text"><text:bookmark text:name="line357"/><text:s text:c="5"/>&lt;h1&gt;Nimeharjutused&lt;/h1&gt;</text:p>
      <text:p text:style-name="Preformatted_20_Text"><text:bookmark text:name="line367"/><text:s text:c="9"/>&lt;div id="kiht1"&gt;&lt;/div&gt;</text:p>
      <text:p text:style-name="Preformatted_20_Text"><text:bookmark text:name="line376"/><text:s text:c="2"/>&lt;/body&gt;</text:p>
      <text:p text:style-name="P2"><text:bookmark text:name="line386"/>&lt;/html&gt;</text:p>
      <text:p text:style-name="Standard"><draw:frame draw:style-name="fr1" draw:name="grafiikka17" text:anchor-type="as-char" svg:width="6.616cm" svg:height="4.658cm" draw:z-index="12"><draw:image xlink:href="Pictures/20000007000019D800001232FC254FD5.svm" xlink:type="simple" xlink:show="embed" xlink:actuate="onLoad"/></draw:frame></text:p>
      <text:p text:style-name="Standard"/>
      <text:h text:style-name="Heading_20_2" text:outline-level="2">Sortimine</text:h>
      <text:p text:style-name="Standard">Kui tegemist võistlustulemustega, siis on tähtsus punktide järgi järjestusel. Kuna kirjes mitu välja, siis arvuti omast tarkusest ei tea mille järgi andmed ritta panna. Massiivi elemendis oleva ühe väärtuse korral piisab käsust sort() ning andmed on vastava tunnuse vaikimisi väärtuste järgi ritta pandud - arvud suuruse ning tekstid tähestiku järgi kasvavalt. Mitme tulba puhul tuleb aga öelda, mille järgi järjestada. "Ütlemiseks" on eraldi funktsioon, millele hakatakse sorditavaid andmeridu kahekaupa ette andma. Kui esimene neist peaks olema järjekorras eespool, siis tagastatakse negatiivne arv, kui tagumine eespool, siis positiivne. Kui järjestatava tunnuse järgi pole järjekord tähtis, siis tuleb tagasi anda 0. Kogu selle töö suudab ära teha käsklus</text:p>
      <text:p text:style-name="Standard"/>
      <text:p text:style-name="Preformatted_20_Text"><text:s text:c="8"/>this.andmed.sort(function(k1, k2){return k1.punkte-k2.punkte});</text:p>
      <text:p text:style-name="Preformatted_20_Text"/>
      <text:p text:style-name="Standard">Edasi juba kood tervikuna.</text:p>
      <text:p text:style-name="Standard"/>
      <text:p text:style-name="Preformatted_20_Text"><text:bookmark text:name="line160"/>&lt;!doctype html&gt;</text:p>
      <text:p text:style-name="Preformatted_20_Text"><text:bookmark text:name="line250"/>&lt;html&gt;</text:p>
      <text:p text:style-name="Preformatted_20_Text"><text:bookmark text:name="line339"/><text:s text:c="2"/>&lt;head&gt;</text:p>
      <text:p text:style-name="Preformatted_20_Text"><text:bookmark text:name="line416"/><text:s text:c="5"/>&lt;title&gt;Haldus&lt;/title&gt;</text:p>
      <text:p text:style-name="Preformatted_20_Text"><text:bookmark text:name="line512"/><text:s text:c="9"/>&lt;script&gt;</text:p>
      <text:p text:style-name="Preformatted_20_Text"><text:bookmark text:name="line612"/><text:s text:c="13"/>function Tulemushaldus(kihinimi){</text:p>
      <text:p text:style-name="Preformatted_20_Text"><text:bookmark text:name="line712"/><text:s text:c="19"/>this.algus=function(){</text:p>
      <text:p text:style-name="Preformatted_20_Text"><text:bookmark text:name="line812"/><text:s text:c="22"/>this.kiht=document.getElementById(kihinimi);</text:p>
      <text:p text:style-name="Preformatted_20_Text"><text:bookmark text:name="line912"/><text:s text:c="26"/>this.andmed=new Array();</text:p>
      <text:p text:style-name="Preformatted_20_Text"><text:bookmark text:name="line1012"/><text:s text:c="19"/>}</text:p>
      <text:p text:style-name="Preformatted_20_Text"><text:bookmark text:name="line1116"/><text:s text:c="19"/>this.kuva=function(){</text:p>
      <text:p text:style-name="Preformatted_20_Text"><text:bookmark text:name="line1214"/><text:s text:c="22"/>var t="&lt;table&gt;&lt;tr&gt;&lt;th&gt;Kasutaja&lt;/th&gt;&lt;th&gt;Punktid&lt;/th&gt;&lt;/tr&gt;";</text:p>
      <text:p text:style-name="Preformatted_20_Text"><text:bookmark text:name="line1312"/><text:s text:c="26"/>for(var i=0; i&lt;this.andmed.length; i++){</text:p>
      <text:p text:style-name="Preformatted_20_Text"><text:bookmark text:name="line1412"/><text:s text:c="29"/>t+="&lt;tr&gt;&lt;td&gt;"+this.andmed[i].kasutajanimi+</text:p>
      <text:p text:style-name="Preformatted_20_Text"><text:bookmark text:name="line1512"/><text:s text:c="35"/>"&lt;/td&gt;&lt;td&gt;"+this.andmed[i].punkte+"&lt;/td&gt;&lt;/tr&gt;";</text:p>
      <text:p text:style-name="Preformatted_20_Text"><text:bookmark text:name="line1612"/><text:s text:c="26"/>}</text:p>
      <text:p text:style-name="Preformatted_20_Text"><text:bookmark text:name="line1712"/><text:s text:c="26"/>t+="&lt;/table&gt;";</text:p>
      <text:p text:style-name="Preformatted_20_Text"><text:bookmark text:name="line1812"/><text:s text:c="26"/>this.kiht.innerHTML=t;</text:p>
      <text:p text:style-name="Preformatted_20_Text"><text:bookmark text:name="line1912"/><text:s text:c="19"/>}</text:p>
      <text:p text:style-name="Preformatted_20_Text"><text:bookmark text:name="line2012"/><text:s text:c="19"/>this.lisaTulemus=function(kasutajanimi, punkte){</text:p>
      <text:p text:style-name="Preformatted_20_Text"><text:bookmark text:name="line2115"/><text:s text:c="22"/>this.andmed.push({"kasutajanimi": kasutajanimi, "punkte": parseInt(punkte)});</text:p>
      <text:p text:style-name="Preformatted_20_Text"><text:bookmark text:name="line2213"/><text:s text:c="26"/>this.andmed.sort(function(k1, k2){return k1.punkte-<text:soft-page-break/>k2.punkte});</text:p>
      <text:p text:style-name="Preformatted_20_Text"><text:bookmark text:name="line2311"/><text:s text:c="26"/>this.kuva();</text:p>
      <text:p text:style-name="Preformatted_20_Text"><text:bookmark text:name="line2410"/><text:s text:c="19"/>}</text:p>
      <text:p text:style-name="Preformatted_20_Text"><text:bookmark text:name="line2510"/><text:s text:c="19"/>this.algus(); </text:p>
      <text:p text:style-name="Preformatted_20_Text"><text:bookmark text:name="line2610"/><text:s text:c="17"/>}</text:p>
      <text:p text:style-name="Preformatted_20_Text"><text:bookmark text:name="line2710"/><text:s text:c="17"/>var h1;</text:p>
      <text:p text:style-name="Preformatted_20_Text"><text:bookmark text:name="line2810"/><text:s text:c="17"/>function lehealgus(){</text:p>
      <text:p text:style-name="Preformatted_20_Text"><text:bookmark text:name="line299"/><text:s text:c="20"/>h1=new Tulemushaldus("kiht1");</text:p>
      <text:p text:style-name="Preformatted_20_Text"><text:bookmark text:name="line309"/><text:s text:c="24"/>h1.lisaTulemus("Juku", 10);</text:p>
      <text:p text:style-name="Preformatted_20_Text"><text:bookmark text:name="line3115"/><text:s text:c="24"/>h1.lisaTulemus("Sass", 8);</text:p>
      <text:p text:style-name="Preformatted_20_Text"><text:bookmark text:name="line3211"/><text:s text:c="17"/>}</text:p>
      <text:p text:style-name="Preformatted_20_Text"><text:bookmark text:name="line3310"/><text:s text:c="9"/>&lt;/script&gt;</text:p>
      <text:p text:style-name="Preformatted_20_Text"><text:bookmark text:name="line348"/><text:s text:c="2"/>&lt;/head&gt;</text:p>
      <text:p text:style-name="Preformatted_20_Text"><text:bookmark text:name="line358"/><text:s text:c="2"/>&lt;body onload="lehealgus();"&gt;</text:p>
      <text:p text:style-name="Preformatted_20_Text"><text:bookmark text:name="line368"/><text:s text:c="5"/>&lt;h1&gt;Nimeharjutused&lt;/h1&gt;</text:p>
      <text:p text:style-name="Preformatted_20_Text"><text:bookmark text:name="line377"/><text:s text:c="9"/>&lt;div id="kiht1"&gt;&lt;/div&gt;</text:p>
      <text:p text:style-name="Preformatted_20_Text"><text:bookmark text:name="line387"/><text:s text:c="2"/>&lt;/body&gt;</text:p>
      <text:p text:style-name="P2"><text:bookmark text:name="line395"/>&lt;/html&gt;</text:p>
      <text:p text:style-name="Standard"/>
      <text:p text:style-name="Standard"><draw:frame draw:style-name="fr1" draw:name="grafiikka18" text:anchor-type="as-char" svg:width="6.669cm" svg:height="3.651cm" draw:z-index="19"><draw:image xlink:href="Pictures/2000000700001A0D00000E4422CEE40E.svm" xlink:type="simple" xlink:show="embed" xlink:actuate="onLoad"/></draw:frame></text:p>
      <text:p text:style-name="Standard"/>
      <text:h text:style-name="Heading_20_3" text:outline-level="3">Ülesandeid</text:h>
      <text:p text:style-name="Standard"/>
      <text:list xml:id="list27669016" text:style-name="L33">
        <text:list-item>
          <text:p text:style-name="P44">Pane näited käima</text:p>
        </text:list-item>
        <text:list-item>
          <text:p text:style-name="P44">Koosta lehele üks kiht poiste nimede jaoks, teine tüdrukute nimede jaoks, mõlemad sorditakse lisamisel tähestiku järgi</text:p>
        </text:list-item>
        <text:list-item>
          <text:p text:style-name="P44">Lisaks nimedele on inimeste juures kirjas ka pikkused. Andmed sorditakse kõigepealt pikkuste järgi, sama pikkusega inimesed pannakse ritta tähestiku <text:s/>järjekorras</text:p>
        </text:list-item>
        <text:list-item>
          <text:p text:style-name="P44">Loo eraldi objekt, milles võimalik hoida tantsupaaride andmeid. Väljadena kirjas mõlema tantsija nimed ja pikkused. Loo lehele nupp, millele vajutades võetakse nii poiste kui tüdrukute loetelust esimene inimene ning lisatakse tekkinud paar tantsupaaride loetellu, paariks läinud inimesed eemaldatakse üksinda ootajate loetelust.</text:p>
        </text:list-item>
      </text:list>
      <text:p text:style-name="Standard"/>
      <text:h text:style-name="Heading_20_2" text:outline-level="2">Salvestamine</text:h>
      <text:p text:style-name="Standard">Veebilehe kliendirakendustega kipub enamasti olema, et kui aken kinni pannakse, siis on andmed läinud. Või tuleb eraldi serveri poole mõni kaval tükk kirjutada, et tehtu alles jääks. Mõningaid andmeid sai vanasti salvestada küpsistega, kuid enamasti pidi sealjuures piirduma mõne üksiku arvu või tekstiga, et brauseri mahulimiiti ei ületaks. Alates HTML5st kasutada aga muutujad sessionStorage ning localStorage, mille sees ligi viie megabaidi jagu andmeid hoida saab ning seetõttu ei pea salvestamisega liialt kokkuhoidlik olema. Nagu nimigi ütleb, siis sessionStorage's püsivad andmed sessiooni vältel, ehk senikaua kuni brauser lahti on. Muutuja localStorage aga püüab neid pikemat aega säilitada. Neisse muutujatesse saab parameetrite kaudu omi väärtusi tekstina talletada. Lihtsamal juhul saab lehe avamisel kontrollida, kas on talletatud väärtus võtmega punktiseis. Kui jah,siis saab seda küsida. Nagu näha, siis getItem andmete küsimiseks, sarnaselt hiljem setItem andmete salvestamiseks. </text:p>
      <text:p text:style-name="Standard"><text:soft-page-break/>Javaskriptil andmete tekstina hoidmiseks on mugav kuju nimega JSON ehk JavaScript Object Notation. Nelja kasutaja nimed ja punktid näevad välja näiteks järgnevalt:</text:p>
      <text:p text:style-name="Standard"/>
      <text:p text:style-name="Standard">[{"kasutajanimi":"Sass","punkte":8},{"kasutajanimi":"Ants","punkte":9},{"kasutajanimi":"Mari","punkte":9},{"kasutajanimi":"Juku","punkte":10}]</text:p>
      <text:p text:style-name="Standard"/>
      <text:p text:style-name="Standard">Andmete tekstiks ja tagasi muutmiseks sai tehtud kaks abistavat funktsiooni:</text:p>
      <text:p text:style-name="Standard"/>
      <text:p text:style-name="Preformatted_20_Text"><text:s text:c="19"/>this.andmedTekstina=function(){</text:p>
      <text:p text:style-name="Preformatted_20_Text"><text:bookmark text:name="line32121"/><text:s text:c="22"/>return JSON.stringify(this.andmed);</text:p>
      <text:p text:style-name="Preformatted_20_Text"><text:bookmark text:name="line33111"/><text:s text:c="19"/>}</text:p>
      <text:p text:style-name="Preformatted_20_Text"><text:bookmark text:name="line3491"/><text:s text:c="19"/>this.andmedTekstist=function(tekst){</text:p>
      <text:p text:style-name="Preformatted_20_Text"><text:bookmark text:name="line3591"/><text:s text:c="22"/>this.andmed=JSON.parse(tekst);</text:p>
      <text:p text:style-name="Preformatted_20_Text"><text:bookmark text:name="line3691"/><text:s text:c="26"/>this.kuva();</text:p>
      <text:p text:style-name="Preformatted_20_Text"><text:bookmark text:name="line3781"/><text:s text:c="19"/>}</text:p>
      <text:p text:style-name="Standard">Sealjuures saab mugavasti kasutada brauserisse sisse ehitatud objekti JSON käsklusi parse ning stringify. Edasi saab juba punktid talletada ja vajadusel välja küsida. </text:p>
      <text:p text:style-name="Preformatted_20_Text"/>
      <text:p text:style-name="Preformatted_20_Text"><text:s text:c="17"/>function salvestaPunktid(){</text:p>
      <text:p text:style-name="Preformatted_20_Text"><text:bookmark text:name="line5415"/><text:s text:c="24"/>localStorage.setItem("punktiseis", h1.andmedTekstina());</text:p>
      <text:p text:style-name="Preformatted_20_Text"><text:bookmark text:name="line5515"/><text:s text:c="17"/>}</text:p>
      <text:p text:style-name="Preformatted_20_Text"><text:bookmark text:name="line5613"/><text:s text:c="17"/>function loePunktid(){</text:p>
      <text:p text:style-name="Preformatted_20_Text"><text:bookmark text:name="line5713"/><text:s text:c="20"/>if(localStorage.getItem("punktiseis")){</text:p>
      <text:p text:style-name="Preformatted_20_Text"><text:bookmark text:name="line5812"/><text:s text:c="25"/>h1.andmedTekstist(localStorage.getItem("punktiseis"));</text:p>
      <text:p text:style-name="Preformatted_20_Text"><text:bookmark text:name="line5912"/><text:s text:c="20"/>}</text:p>
      <text:p text:style-name="Preformatted_20_Text"><text:s text:c="17"/>}</text:p>
      <text:p text:style-name="Preformatted_20_Text"/>
      <text:p text:style-name="Standard">Ning edasi juba kood tervikuna</text:p>
      <text:p text:style-name="Standard"/>
      <text:p text:style-name="Preformatted_20_Text"><text:bookmark text:name="line170"/>&lt;!doctype html&gt;</text:p>
      <text:p text:style-name="Preformatted_20_Text"><text:bookmark text:name="line260"/>&lt;html manifest="punktid.appcache"&gt;</text:p>
      <text:p text:style-name="Preformatted_20_Text"><text:bookmark text:name="line340"/><text:s text:c="2"/>&lt;head&gt;</text:p>
      <text:p text:style-name="Preformatted_20_Text"><text:bookmark text:name="line417"/><text:s text:c="5"/>&lt;title&gt;Haldus&lt;/title&gt;</text:p>
      <text:p text:style-name="Preformatted_20_Text"><text:bookmark text:name="line513"/><text:s text:c="9"/>&lt;script&gt;</text:p>
      <text:p text:style-name="Preformatted_20_Text"><text:bookmark text:name="line613"/><text:s text:c="13"/>function Tulemushaldus(kihinimi){</text:p>
      <text:p text:style-name="Preformatted_20_Text"><text:bookmark text:name="line713"/><text:s text:c="19"/>this.algus=function(){</text:p>
      <text:p text:style-name="Preformatted_20_Text"><text:bookmark text:name="line813"/><text:s text:c="22"/>this.kiht=document.getElementById(kihinimi);</text:p>
      <text:p text:style-name="Preformatted_20_Text"><text:bookmark text:name="line913"/><text:s text:c="26"/>this.andmed=new Array();</text:p>
      <text:p text:style-name="Preformatted_20_Text"><text:bookmark text:name="line1013"/><text:s text:c="19"/>}</text:p>
      <text:p text:style-name="Preformatted_20_Text"><text:bookmark text:name="line1117"/><text:s text:c="19"/>this.kuva=function(){</text:p>
      <text:p text:style-name="Preformatted_20_Text"><text:bookmark text:name="line1215"/><text:s text:c="22"/>var t="&lt;table&gt;&lt;tr&gt;&lt;th&gt;Kasutaja&lt;/th&gt;&lt;th&gt;Punktid&lt;/th&gt;&lt;/tr&gt;";</text:p>
      <text:p text:style-name="Preformatted_20_Text"><text:bookmark text:name="line1313"/><text:s text:c="26"/>for(var i=0; i&lt;this.andmed.length; i++){</text:p>
      <text:p text:style-name="Preformatted_20_Text"><text:bookmark text:name="line1413"/><text:s text:c="29"/>t+="&lt;tr&gt;&lt;td&gt;"+this.andmed[i].kasutajanimi+</text:p>
      <text:p text:style-name="Preformatted_20_Text"><text:bookmark text:name="line1513"/><text:s text:c="35"/>"&lt;/td&gt;&lt;td&gt;"+this.andmed[i].punkte+"&lt;/td&gt;&lt;/tr&gt;";</text:p>
      <text:p text:style-name="Preformatted_20_Text"><text:bookmark text:name="line1613"/><text:s text:c="26"/>}</text:p>
      <text:p text:style-name="Preformatted_20_Text"><text:bookmark text:name="line1713"/><text:s text:c="26"/>t+="&lt;/table&gt;";</text:p>
      <text:p text:style-name="Preformatted_20_Text"><text:bookmark text:name="line1813"/><text:s text:c="26"/>this.kiht.innerHTML=t;</text:p>
      <text:p text:style-name="Preformatted_20_Text"><text:bookmark text:name="line1913"/><text:s text:c="19"/>}</text:p>
      <text:p text:style-name="Preformatted_20_Text"><text:bookmark text:name="line2013"/><text:s text:c="19"/>this.nimesort=function(k1, k2){</text:p>
      <text:p text:style-name="Preformatted_20_Text"><text:bookmark text:name="line2116"/><text:s text:c="23"/>if(k1.kasutajanimi&lt;k2.kasutajanimi){return -1;}</text:p>
      <text:p text:style-name="Preformatted_20_Text"><text:bookmark text:name="line2214"/><text:s text:c="27"/>if(k1.kasutajanimi&gt;k2.kasutajanimi){return 1;}</text:p>
      <text:p text:style-name="Preformatted_20_Text"><text:bookmark text:name="line2312"/><text:s text:c="27"/>return 0;</text:p>
      <text:p text:style-name="Preformatted_20_Text"><text:bookmark text:name="line2411"/><text:s text:c="19"/>}</text:p>
      <text:p text:style-name="Preformatted_20_Text"><text:bookmark text:name="line2511"/><text:s text:c="19"/>this.punktisort=function(k1, k2){return k1.punkte-k2.punkte;}</text:p>
      <text:p text:style-name="Preformatted_20_Text"><text:bookmark text:name="line2611"/><text:s text:c="19"/>this.lisaTulemus=function(kasutajanimi, punkte){</text:p>
      <text:p text:style-name="Preformatted_20_Text"><text:bookmark text:name="line2711"/><text:s text:c="22"/>this.andmed.push({"kasutajanimi": kasutajanimi, "punkte": parseInt(punkte)});</text:p>
      <text:p text:style-name="Preformatted_20_Text"><text:bookmark text:name="line2811"/><text:s text:c="26"/>this.andmed.sort(this.sortfunktsioon);</text:p>
      <text:p text:style-name="Preformatted_20_Text"><text:bookmark text:name="line2910"/><text:s text:c="26"/>this.kuva();</text:p>
      <text:p text:style-name="Preformatted_20_Text"><text:bookmark text:name="line3010"/><text:s text:c="19"/>}</text:p>
      <text:p text:style-name="Preformatted_20_Text"><text:bookmark text:name="line3116"/><text:soft-page-break/><text:s text:c="19"/>this.andmedTekstina=function(){</text:p>
      <text:p text:style-name="Preformatted_20_Text"><text:bookmark text:name="line3212"/><text:s text:c="22"/>return JSON.stringify(this.andmed);</text:p>
      <text:p text:style-name="Preformatted_20_Text"><text:bookmark text:name="line3311"/><text:s text:c="19"/>}</text:p>
      <text:p text:style-name="Preformatted_20_Text"><text:bookmark text:name="line349"/><text:s text:c="19"/>this.andmedTekstist=function(tekst){</text:p>
      <text:p text:style-name="Preformatted_20_Text"><text:bookmark text:name="line359"/><text:s text:c="22"/>this.andmed=JSON.parse(tekst);</text:p>
      <text:p text:style-name="Preformatted_20_Text"><text:bookmark text:name="line369"/><text:s text:c="26"/>this.kuva();</text:p>
      <text:p text:style-name="Preformatted_20_Text"><text:bookmark text:name="line378"/><text:s text:c="19"/>}</text:p>
      <text:p text:style-name="Preformatted_20_Text"><text:bookmark text:name="line388"/><text:s text:c="19"/>this.algus(); </text:p>
      <text:p text:style-name="Preformatted_20_Text"><text:bookmark text:name="line396"/>// <text:s text:c="16"/>this.sortfunktsioon=this.nimesort;</text:p>
      <text:p text:style-name="Preformatted_20_Text"><text:bookmark text:name="line403"/><text:s text:c="19"/>this.sortfunktsioon=this.punktisort;</text:p>
      <text:p text:style-name="Preformatted_20_Text"><text:bookmark text:name="line418"/><text:s text:c="17"/>}</text:p>
      <text:p text:style-name="Preformatted_20_Text"><text:bookmark text:name="line423"/><text:s text:c="17"/>var h1;</text:p>
      <text:p text:style-name="Preformatted_20_Text"><text:bookmark text:name="line433"/><text:s text:c="17"/>function lehealgus(){</text:p>
      <text:p text:style-name="Preformatted_20_Text"><text:bookmark text:name="line443"/><text:s text:c="20"/>h1=new Tulemushaldus("kiht1");</text:p>
      <text:p text:style-name="Preformatted_20_Text"><text:bookmark text:name="line452"/><text:s text:c="24"/>h1.lisaTulemus("Juku", 10);</text:p>
      <text:p text:style-name="Preformatted_20_Text"><text:bookmark text:name="line462"/><text:s text:c="24"/>h1.lisaTulemus("Ants", 9);</text:p>
      <text:p text:style-name="Preformatted_20_Text"><text:bookmark text:name="line472"/><text:s text:c="24"/>h1.lisaTulemus("Sass", 8);</text:p>
      <text:p text:style-name="Preformatted_20_Text"><text:bookmark text:name="line482"/><text:s text:c="17"/>}</text:p>
      <text:p text:style-name="Preformatted_20_Text"><text:bookmark text:name="line491"/><text:s text:c="17"/>function lisaPunktid(){</text:p>
      <text:p text:style-name="Preformatted_20_Text"><text:bookmark text:name="line501"/><text:s text:c="20"/>h1.lisaTulemus(document.getElementById("nimekast").value, </text:p>
      <text:p text:style-name="Preformatted_20_Text"><text:bookmark text:name="line514"/><text:s text:c="39"/>document.getElementById("punktikast").value);</text:p>
      <text:p text:style-name="Preformatted_20_Text"><text:bookmark text:name="line521"/><text:s text:c="17"/>}</text:p>
      <text:p text:style-name="Preformatted_20_Text"><text:bookmark text:name="line531"/><text:s text:c="17"/>function salvestaPunktid(){</text:p>
      <text:p text:style-name="Preformatted_20_Text"><text:bookmark text:name="line541"/><text:s text:c="24"/>localStorage.setItem("punktiseis", h1.andmedTekstina());</text:p>
      <text:p text:style-name="Preformatted_20_Text"><text:bookmark text:name="line551"/><text:s text:c="17"/>}</text:p>
      <text:p text:style-name="Preformatted_20_Text"><text:bookmark text:name="line561"/><text:s text:c="17"/>function loePunktid(){</text:p>
      <text:p text:style-name="Preformatted_20_Text"><text:bookmark text:name="line571"/><text:s text:c="20"/>if(localStorage.getItem("punktiseis")){</text:p>
      <text:p text:style-name="Preformatted_20_Text"><text:bookmark text:name="line581"/><text:s text:c="27"/>h1.andmedTekstist(localStorage.getItem("punktiseis"));</text:p>
      <text:p text:style-name="Preformatted_20_Text"><text:bookmark text:name="line591"/><text:s text:c="24"/>}</text:p>
      <text:p text:style-name="Preformatted_20_Text"><text:bookmark text:name="line60"/><text:s text:c="17"/>}</text:p>
      <text:p text:style-name="Preformatted_20_Text"><text:bookmark text:name="line614"/><text:s text:c="9"/>&lt;/script&gt;</text:p>
      <text:p text:style-name="Preformatted_20_Text"><text:bookmark text:name="line621"/><text:s text:c="2"/>&lt;/head&gt;</text:p>
      <text:p text:style-name="Preformatted_20_Text"><text:bookmark text:name="line631"/><text:s text:c="2"/>&lt;body onload="lehealgus();"&gt;</text:p>
      <text:p text:style-name="Preformatted_20_Text"><text:bookmark text:name="line641"/><text:s text:c="5"/>&lt;h1&gt;Nimeharjutused!&lt;/h1&gt;</text:p>
      <text:p text:style-name="Preformatted_20_Text"><text:bookmark text:name="line651"/><text:s text:c="9"/>&lt;div id="kiht1"&gt;&lt;/div&gt;</text:p>
      <text:p text:style-name="Preformatted_20_Text"><text:bookmark text:name="line661"/><text:s text:c="9"/>&lt;input type="text" id="nimekast" placeholder="kasutajanimi" /&gt;</text:p>
      <text:p text:style-name="Preformatted_20_Text"><text:bookmark text:name="line671"/><text:s text:c="9"/>&lt;input type="text" id="punktikast" placeholder="punktid" /&gt;</text:p>
      <text:p text:style-name="Preformatted_20_Text"><text:bookmark text:name="line681"/><text:s text:c="9"/>&lt;input type="button" value="Lisa" onclick="lisaPunktid()" /&gt; &lt;br /&gt;</text:p>
      <text:p text:style-name="Preformatted_20_Text"><text:bookmark text:name="line691"/><text:s text:c="9"/>&lt;input type="button" value="Salvesta" onclick="salvestaPunktid()" /&gt;</text:p>
      <text:p text:style-name="Preformatted_20_Text"><text:bookmark text:name="line70"/><text:s text:c="9"/>&lt;input type="button" value="Loe" onclick="loePunktid()" /&gt;</text:p>
      <text:p text:style-name="Preformatted_20_Text"><text:bookmark text:name="line714"/><text:s text:c="2"/>&lt;/body&gt;</text:p>
      <text:p text:style-name="P2"><text:bookmark text:name="line721"/>&lt;/html&gt;</text:p>
      <text:p text:style-name="Standard"/>
      <text:h text:style-name="Heading_20_3" text:outline-level="3">Ülesandeid</text:h>
      <text:p text:style-name="Standard"/>
      <text:list xml:id="list27668287" text:style-name="L34">
        <text:list-item>
          <text:p text:style-name="P45">Pane näide käima. </text:p>
        </text:list-item>
        <text:list-item>
          <text:p text:style-name="P45">Lisa kolmandaks salvestatavaks tulbaks sugu</text:p>
        </text:list-item>
        <text:list-item>
          <text:p text:style-name="P45">Lisa lehele valik, millega saab näha ainult poiste andmeid, ainult tüdrukute andmeid või mõlemaid koos. </text:p>
        </text:list-item>
      </text:list>
      <text:p text:style-name="Standard"/>
      <text:h text:style-name="Heading_20_2" text:outline-level="2">Veebiühenduseta rakendus</text:h>
      <text:p text:style-name="Text_20_body">Veebilehel töötavat rakendust on mugav brauseris ja veebilehelt avada, kuid sugugi pidevalt ei pruugi ühendus olemas olla. Selle mure leevendamiseks on loodud appcache, mis kord avatud lehe andmed brauserisse meelde jätab, nii et lehte saab kasutada ka ühenduse puudumisel. Koos <text:soft-page-break/>localStorage-ga moodustavad nad hea komplekti, millega teha täiesti töölauarakendustega võrreldavaid lahendusi. Selliseks hoidmiseks tuleb apache-serveri puhul luua eraldi kirjeldusfail, kus CACHE MANIFEST-sektsioonis on failide loetelu, mis palutakse veebilehitsejal meelde jätta. Soovitatavalt on failis ka trellidega välja kommenteeritud real faili muutmisaeg - lahendus töötab nõnda, et html-fail laetakse uuesti alles siis, kui manifesti faili on muudetud. </text:p>
      <text:p text:style-name="Standard"/>
      <text:p text:style-name="Standard">punktid.appcache</text:p>
      <text:p text:style-name="kood">CACHE MANIFEST</text:p>
      <text:p text:style-name="kood"># 11:32</text:p>
      <text:p text:style-name="kood">punktihaldus5.html</text:p>
      <text:p text:style-name="kood"/>
      <text:p text:style-name="Standard">Et server teaks appcache-failidele eraldi tähelepanu pöörata, tuleb vastav rida lisada lehtede kuvamise ja tüüpide jagamise eest hoolitsevase faili .htaccess</text:p>
      <text:p text:style-name="Standard"/>
      <text:p text:style-name="Standard">.htaccess</text:p>
      <text:p text:style-name="kood">AddType text/cache-manifest .appcache</text:p>
      <text:p text:style-name="kood"/>
      <text:p text:style-name="Standard">Esmasel avamisel küsitakse üle, et kas kasutaja ikka tahab lehte oma lehitseja puhvrisse salvestada. Kui jah, siis edasi saab juba ilma <text:s/>ühenduseta toimetada ning <text:s/>lahenduse lahti ka siis, kui parajasti pole võimalik välismaailmaga sidet pidada.</text:p>
      <text:p text:style-name="Standard"/>
      <text:p text:style-name="Standard">Brauseri poolt peab samuti märkima, et lehte puhverdatakse. Selleks piisab html-märgendi juures faili määramisest kus kirjas puhverdatavate lehtede loetelu</text:p>
      <text:p text:style-name="Standard"/>
      <text:p text:style-name="Preformatted_20_Text">&lt;html manifest="punktid.appcache"&gt;</text:p>
      <text:p text:style-name="Preformatted_20_Text"/>
      <text:p text:style-name="Standard"><text:s/><draw:frame draw:style-name="fr2" draw:name="grafiikka19" text:anchor-type="as-char" svg:width="16.999cm" svg:height="1.023cm" draw:z-index="59"><draw:image xlink:href="Pictures/200000070000670C0000063573039CFF.svm" xlink:type="simple" xlink:show="embed" xlink:actuate="onLoad"/></draw:frame></text:p>
      <text:p text:style-name="Standard"/>
      <text:p text:style-name="Standard">Väike läbimäng ka</text:p>
      <text:p text:style-name="Standard"/>
      <text:p text:style-name="Standard">Avatud leht</text:p>
      <text:p text:style-name="Standard"><draw:frame draw:style-name="fr1" draw:name="grafiikka20" text:anchor-type="as-char" svg:width="9.924cm" svg:height="6.191cm" draw:z-index="29"><draw:image xlink:href="Pictures/20000007000026C300001830F4B5C366.svm" xlink:type="simple" xlink:show="embed" xlink:actuate="onLoad"/></draw:frame></text:p>
      <text:p text:style-name="Standard"/>
      <text:p text:style-name="Standard">Andmete lisamine</text:p>
      <text:p text:style-name="Standard"><text:soft-page-break/><draw:frame draw:style-name="fr1" draw:name="grafiikka21" text:anchor-type="as-char" svg:width="10.345cm" svg:height="4.209cm" draw:z-index="30"><draw:image xlink:href="Pictures/200000070000286A000010702F4523DC.svm" xlink:type="simple" xlink:show="embed" xlink:actuate="onLoad"/></draw:frame></text:p>
      <text:p text:style-name="Standard"/>
      <text:p text:style-name="Standard">Salvestusnupule vajutus</text:p>
      <text:p text:style-name="Standard"><draw:frame draw:style-name="fr1" draw:name="grafiikka23" text:anchor-type="as-char" svg:width="9.657cm" svg:height="5.241cm" draw:z-index="60"><draw:image xlink:href="Pictures/20000007000025BA00001478CE981E29.svm" xlink:type="simple" xlink:show="embed" xlink:actuate="onLoad"/></draw:frame> <text:s/>salvesta</text:p>
      <text:p text:style-name="Standard"/>
      <text:p text:style-name="Standard">Uue kasutaja lisamine</text:p>
      <text:p text:style-name="Standard"/>
      <text:p text:style-name="Standard"><draw:frame draw:style-name="fr1" draw:name="grafiikka22" text:anchor-type="as-char" svg:width="10.054cm" svg:height="4.974cm" draw:z-index="61"><draw:image xlink:href="Pictures/20000007000027470000136FA7101CA4.svm" xlink:type="simple" xlink:show="embed" xlink:actuate="onLoad"/></draw:frame></text:p>
      <text:p text:style-name="Standard"/>
      <text:p text:style-name="Standard">Kasutaja olemas</text:p>
      <text:p text:style-name="Standard"><draw:frame draw:style-name="fr1" draw:name="grafiikka24" text:anchor-type="as-char" svg:width="10.001cm" svg:height="6.802cm" draw:z-index="62"><draw:image xlink:href="Pictures/200000070000271200001A91ACFD1774.svm" xlink:type="simple" xlink:show="embed" xlink:actuate="onLoad"/></draw:frame></text:p>
      <text:p text:style-name="Standard"/>
      <text:p text:style-name="Standard">Seis pärast lugemisnupule vajutamist. Kuna Antsu ei salvestatud, siis taastati eelmise salvestuse <text:soft-page-break/>aegne seis.</text:p>
      <text:p text:style-name="Standard"/>
      <text:p text:style-name="Standard"><draw:frame draw:style-name="fr1" draw:name="grafiikka25" text:anchor-type="as-char" svg:width="9.977cm" svg:height="5.212cm" draw:z-index="34"><draw:image xlink:href="Pictures/20000007000026F80000145D846E99F0.svm" xlink:type="simple" xlink:show="embed" xlink:actuate="onLoad"/></draw:frame></text:p>
      <text:p text:style-name="Standard"/>
      <text:h text:style-name="Heading_20_3" text:outline-level="3">Ülesandeid</text:h>
      <text:p text:style-name="Standard"/>
      <text:list xml:id="list27650800" text:style-name="L35">
        <text:list-item>
          <text:p text:style-name="P46">Pane näide tööle.</text:p>
        </text:list-item>
        <text:list-item>
          <text:p text:style-name="P46">Hoia appcache abil salvestatavana lehte, kus lisaks kasutajanimele ja punktidele on salvestatud ka sugu.</text:p>
        </text:list-item>
        <text:list-item>
          <text:p text:style-name="P46">Koosta veebileht, kus kasutaja saab ekraanile tekitada ringe. Ringide koordinaadid talletatakse localStoragesse. Leht puhverdatakse appcache abil</text:p>
        </text:list-item>
      </text:list>
      <text:p text:style-name="Standard"/>
      <text:p text:style-name="Standard"/>
      <text:h text:style-name="Heading_20_1" text:outline-level="1">XMLHttpRequest</text:h>
      <text:p text:style-name="Standard">Javaskripti juures on võime veebilehele taustalt andmeid laadida või neid kasutajale nähtamatult serverisse salvestada. Esialgu kasutati seda üksikute muutuvate uudiste näitamiseks, kuid selle abil luuakse mõnikord ka terveid lehestikke, kus põhilehte vahetamata saab kasutaja palju tarvlikku tehtud. Et andmeid serverist kätte saada, peavad nad kusagil olemas olema. Selleks praeguses näites tekstifail teade.text vajaliku sisuga. </text:p>
      <text:p text:style-name="Standard"/>
      <text:p text:style-name="Standard">teade.txt</text:p>
      <text:p text:style-name="Standard"/>
      <text:p text:style-name="kood">Järgmisel nädalal on koolivaheaeg!!</text:p>
      <text:p text:style-name="kood"/>
      <text:p text:style-name="Standard"/>
      <text:h text:style-name="Heading_20_2" text:outline-level="2">Kohene päring</text:h>
      <text:p text:style-name="P11"/>
      <text:p text:style-name="Standard">Lühim moodus on paluda andmed failist küsida ning nad omale sobivasse kohta pista. Ühenduse jaoks luuaks muutuja tüübist XMLHttpRequest. Käsuga open määratakse, et millise meetodiga, kust ja millisel moel andmed küsida. GET-päring annab serverile vajadusel aadressireal andmed kaasa, siin aga kasutame seda vaid teksti lugemiseks. Teiseks parameetriks on failinimi. Kolmas parameeter false ütleb, et ühendus ei ole asünkroonne. Ehk siis praegusel juhul kui andmeid küsitakse, siis oodatakse ilusti vastus ära ja vahepeal midagi muud ei tehta. Käsklus send() paneb andmeliikluse tööle, tekstifaili sisu saab kätte loodud objekti muutujast nimega responseText. Ning praegusel juhul see kuvatakse lihtsalt lehele.</text:p>
      <text:p text:style-name="P11"/>
      <text:p text:style-name="kood"><text:bookmark text:name="line1166"/>&lt;!doctype html&gt;</text:p>
      <text:p text:style-name="kood"><text:bookmark text:name="line2163"/>&lt;html&gt;</text:p>
      <text:p text:style-name="Preformatted_20_Text"><text:bookmark text:name="line3158"/><text:s text:c="2"/>&lt;head&gt;</text:p>
      <text:p text:style-name="Preformatted_20_Text"><text:bookmark text:name="line4131"/><text:soft-page-break/><text:s text:c="4"/>&lt;title&gt;Veebiühendus&lt;/title&gt;</text:p>
      <text:p text:style-name="Preformatted_20_Text"><text:bookmark text:name="line5103"/><text:s text:c="4"/>&lt;script&gt;</text:p>
      <text:p text:style-name="Preformatted_20_Text"><text:bookmark text:name="line680"/><text:s text:c="7"/>var xhr=new XMLHttpRequest();</text:p>
      <text:p text:style-name="Preformatted_20_Text"><text:bookmark text:name="line767"/><text:s/></text:p>
      <text:p text:style-name="Preformatted_20_Text"><text:bookmark text:name="line857"/><text:s text:c="7"/>function loeVeebist(){</text:p>
      <text:p text:style-name="Preformatted_20_Text"><text:bookmark text:name="line955"/><text:s text:c="10"/>xhr.open("GET", "teade.txt", false);</text:p>
      <text:p text:style-name="Preformatted_20_Text"><text:bookmark text:name="line1045"/><text:s text:c="10"/>xhr.send();</text:p>
      <text:p text:style-name="Preformatted_20_Text"><text:bookmark text:name="line1167"/><text:s text:c="10"/>document.getElementById("kiht1").innerHTML=xhr.responseText;</text:p>
      <text:p text:style-name="Preformatted_20_Text"><text:bookmark text:name="line1246"/><text:s text:c="7"/>}</text:p>
      <text:p text:style-name="Preformatted_20_Text"><text:bookmark text:name="line1344"/><text:s text:c="4"/>&lt;/script&gt;</text:p>
      <text:p text:style-name="Preformatted_20_Text"><text:bookmark text:name="line1444"/><text:s text:c="2"/>&lt;/head&gt;</text:p>
      <text:p text:style-name="Preformatted_20_Text"><text:bookmark text:name="line1544"/><text:s text:c="2"/>&lt;body&gt;</text:p>
      <text:p text:style-name="Preformatted_20_Text"><text:bookmark text:name="line1644"/><text:s text:c="4"/>&lt;div id="kiht1"&gt;&lt;/div&gt;</text:p>
      <text:p text:style-name="Preformatted_20_Text"><text:bookmark text:name="line1744"/><text:s text:c="4"/>&lt;input type="button" value="Loe" onclick="loeVeebist()" /&gt;</text:p>
      <text:p text:style-name="Preformatted_20_Text"><text:bookmark text:name="line1844"/><text:s text:c="2"/>&lt;/body&gt;</text:p>
      <text:p text:style-name="P2"><text:bookmark text:name="line1943"/>&lt;/html&gt;</text:p>
      <text:p text:style-name="Standard">Kiire ühenduse ja väikeste andmete puhul on selline lähenemine mugav. Probleemiks aga, et kogu leht hangub andmete laadimise ajaks. Ning kui ühendus aeglane või muul puhul andmete lugemine rohkem aega võtab, siis see tekitab tüütu seisaku.</text:p>
      <text:p text:style-name="Standard"/>
      <text:h text:style-name="Heading_20_3" text:outline-level="3">Ülesandeid</text:h>
      <text:p text:style-name="Standard"/>
      <text:list xml:id="list27659643" text:style-name="L36">
        <text:list-item>
          <text:p text:style-name="P47">Pane näide tööle</text:p>
        </text:list-item>
        <text:list-item>
          <text:p text:style-name="P47">Pane lehele kaks nuppu. Igale vajutades saab kätte vastavas failis oleva uudise</text:p>
        </text:list-item>
        <text:list-item>
          <text:p text:style-name="P47">Lisa kolmas nupp. See küsib andmeid PHP lehelt, mis näitab kellaaega</text:p>
        </text:list-item>
      </text:list>
      <text:p text:style-name="Standard"/>
      <text:p text:style-name="Standard"/>
      <text:h text:style-name="Heading_20_2" text:outline-level="2">Asünkroonne päring</text:h>
      <text:p text:style-name="Standard">Hangumise vältimiseks soovitatakse väärtuste küsimiseks üldjuhul asünkroonset päringut. See tähendab, et käsu käivitamisel antakse XMLHttpRequestile sooviavaldus. Ning alles siis, kui andmestik kohale saabunud, käivitub koos sellega funktsioon, kus nendega midagi tegema hakata. Loodud objekti välja onreadystatechange väärtuseks antakse funktsioon mil nimeks praegu andmedSaabusid ning mille ülesandeks saabuvad andmed samuti välja näidata. Välja readyState järgi saab kindlaks teha, milline teade saabus - kas ühenduse loomise, ebaõnnestumise või andmete kohale jõudmise kohta. Viimase koodiks on neli ning seejärel võib saabunud andmetega toimetama hakata. </text:p>
      <text:p text:style-name="Standard"/>
      <text:p text:style-name="kood">&lt;!doctype html&gt;</text:p>
      <text:p text:style-name="kood">&lt;html&gt;</text:p>
      <text:p text:style-name="kood"><text:s text:c="2"/>&lt;head&gt;</text:p>
      <text:p text:style-name="kood"><text:s text:c="4"/>&lt;title&gt;Veebiühendus&lt;/title&gt;</text:p>
      <text:p text:style-name="kood"><text:s text:c="4"/>&lt;script&gt;</text:p>
      <text:p text:style-name="kood"><text:s text:c="7"/>var xhr=new XMLHttpRequest();</text:p>
      <text:p text:style-name="kood"><text:s text:c="7"/>xhr.onreadystatechange=andmedSaabusid;</text:p>
      <text:p text:style-name="kood"/>
      <text:p text:style-name="kood"><text:s text:c="7"/>function loeVeebist(){</text:p>
      <text:p text:style-name="kood"><text:s text:c="11"/>//meetod GET, fail teade.txt, asünkroonne (tagaplaanil)=jah</text:p>
      <text:p text:style-name="kood"><text:s text:c="10"/>xhr.open("GET", "teade.txt", true);</text:p>
      <text:p text:style-name="kood"><text:s text:c="10"/>xhr.send();</text:p>
      <text:p text:style-name="kood"><text:s text:c="7"/>}</text:p>
      <text:p text:style-name="kood"><text:s text:c="7"/></text:p>
      <text:p text:style-name="kood"><text:s text:c="7"/>function andmedSaabusid(){</text:p>
      <text:p text:style-name="kood"><text:s text:c="10"/>if(xhr.readyState==4){ <text:s/>//staadium 4, andmed kohal</text:p>
      <text:p text:style-name="kood"><text:s text:c="13"/>document.getElementById("kiht1").innerHTML=xhr.responseText;</text:p>
      <text:p text:style-name="kood"><text:soft-page-break/><text:s text:c="10"/>}</text:p>
      <text:p text:style-name="kood"><text:s text:c="7"/>}</text:p>
      <text:p text:style-name="kood"><text:s text:c="4"/>&lt;/script&gt;</text:p>
      <text:p text:style-name="kood"><text:s text:c="2"/>&lt;/head&gt;</text:p>
      <text:p text:style-name="kood"><text:s text:c="2"/>&lt;body&gt;</text:p>
      <text:p text:style-name="kood"><text:s text:c="4"/>&lt;div id="kiht1"&gt;&lt;/div&gt;</text:p>
      <text:p text:style-name="kood"><text:s text:c="4"/>&lt;input type="button" value="Loe" onclick="loeVeebist()" /&gt;</text:p>
      <text:p text:style-name="kood"><text:s text:c="2"/>&lt;/body&gt;</text:p>
      <text:p text:style-name="kood">&lt;/html&gt;</text:p>
      <text:p text:style-name="kood"/>
      <text:p text:style-name="kood"/>
      <text:p text:style-name="Standard">Tulemus:</text:p>
      <text:p text:style-name="Standard"/>
      <text:p text:style-name="Standard"><draw:frame draw:style-name="fr1" draw:name="grafiikka60" text:anchor-type="as-char" svg:width="9.686cm" svg:height="2.409cm" draw:z-index="31"><draw:image xlink:href="Pictures/20000007000025D500000969CEDE7179.svm" xlink:type="simple" xlink:show="embed" xlink:actuate="onLoad"/></draw:frame></text:p>
      <text:p text:style-name="Standard"/>
      <text:p text:style-name="P8"/>
      <text:h text:style-name="Heading_20_2" text:outline-level="2">Tervitamine serverist</text:h>
      <text:p text:style-name="Text_20_body">Järgmises näites käivitatakse serveris PHP-fail, mis tervitab eesnime-parameetriga kaasa saadetud nimega tegelast. Andmete saatmiseks GET-meetodiga tuleb vajalikud parameetrid ja väärtused kirjutada avatava failinime lõpu pandud küsimärgi järgi. Et täpi- ja muude salapäraste tähtedega nimed samuti edukalt serverisse kohale jõuaksid, selleks aitab teksti sobivaks sättida javaskripti käsklus encodeURI.</text:p>
      <text:p text:style-name="P8"/>
      <text:p text:style-name="kood"><text:bookmark text:name="line1168"/>&lt;!doctype html&gt;</text:p>
      <text:p text:style-name="kood"><text:bookmark text:name="line2164"/>&lt;html&gt;</text:p>
      <text:p text:style-name="Preformatted_20_Text"><text:bookmark text:name="line3159"/><text:s text:c="2"/>&lt;head&gt;</text:p>
      <text:p text:style-name="Preformatted_20_Text"><text:bookmark text:name="line4132"/><text:s text:c="4"/>&lt;title&gt;Veebiühendus&lt;/title&gt;</text:p>
      <text:p text:style-name="Preformatted_20_Text"><text:bookmark text:name="line5104"/><text:s text:c="4"/>&lt;script&gt;</text:p>
      <text:p text:style-name="Preformatted_20_Text"><text:bookmark text:name="line689"/><text:s text:c="7"/>var xhr=new XMLHttpRequest();</text:p>
      <text:p text:style-name="Preformatted_20_Text"><text:bookmark text:name="line768"/><text:s text:c="7"/>xhr.onreadystatechange=andmedSaabusid;</text:p>
      <text:p text:style-name="Preformatted_20_Text"><text:bookmark text:name="line858"/></text:p>
      <text:p text:style-name="Preformatted_20_Text"><text:bookmark text:name="line956"/><text:s text:c="7"/>function loeVeebist(){ <text:s text:c="9"/></text:p>
      <text:p text:style-name="Preformatted_20_Text"><text:bookmark text:name="line1046"/><text:s text:c="10"/>xhr.open("GET", </text:p>
      <text:p text:style-name="Preformatted_20_Text"><text:bookmark text:name="line1169"/><text:s text:c="13"/>"tervitus.php?eesnimi="+</text:p>
      <text:p text:style-name="Preformatted_20_Text"><text:bookmark text:name="line1247"/><text:s text:c="16"/>encodeURI(document.getElementById("eesnimi").value), </text:p>
      <text:p text:style-name="Preformatted_20_Text"><text:bookmark text:name="line1345"/><text:s text:c="13"/>true);</text:p>
      <text:p text:style-name="Preformatted_20_Text"><text:bookmark text:name="line1445"/><text:s text:c="10"/>xhr.send();</text:p>
      <text:p text:style-name="Preformatted_20_Text"><text:bookmark text:name="line1545"/><text:s text:c="7"/>}</text:p>
      <text:p text:style-name="Preformatted_20_Text"><text:bookmark text:name="line1645"/><text:s text:c="7"/></text:p>
      <text:p text:style-name="Preformatted_20_Text"><text:bookmark text:name="line1745"/><text:s text:c="7"/>function andmedSaabusid(){</text:p>
      <text:p text:style-name="Preformatted_20_Text"><text:bookmark text:name="line1845"/><text:s text:c="10"/>if(xhr.readyState==4){</text:p>
      <text:p text:style-name="Preformatted_20_Text"><text:bookmark text:name="line1944"/><text:s text:c="13"/>document.getElementById("kiht1").innerHTML=xhr.responseText;</text:p>
      <text:p text:style-name="Preformatted_20_Text"><text:bookmark text:name="line2043"/><text:s text:c="10"/>}</text:p>
      <text:p text:style-name="Preformatted_20_Text"><text:bookmark text:name="line2165"/><text:s text:c="7"/>}</text:p>
      <text:p text:style-name="Preformatted_20_Text"><text:bookmark text:name="line2244"/><text:s text:c="4"/>&lt;/script&gt;</text:p>
      <text:p text:style-name="Preformatted_20_Text"><text:bookmark text:name="line2342"/><text:s text:c="2"/>&lt;/head&gt;</text:p>
      <text:p text:style-name="Preformatted_20_Text"><text:bookmark text:name="line2441"/><text:s text:c="2"/>&lt;body&gt;</text:p>
      <text:p text:style-name="Preformatted_20_Text"><text:bookmark text:name="line2541"/><text:s text:c="4"/>&lt;div id="kiht1"&gt;&lt;/div&gt;</text:p>
      <text:p text:style-name="Preformatted_20_Text"><text:bookmark text:name="line2641"/><text:s text:c="4"/>Palun eesnimi:</text:p>
      <text:p text:style-name="Preformatted_20_Text"><text:bookmark text:name="line2741"/><text:s text:c="4"/>&lt;input type="text" id="eesnimi" /&gt;</text:p>
      <text:p text:style-name="Preformatted_20_Text"><text:bookmark text:name="line2840"/><text:s text:c="4"/>&lt;input type="button" value="Tervita" onclick="loeVeebist()" /&gt;</text:p>
      <text:p text:style-name="Preformatted_20_Text"><text:bookmark text:name="line2939"/><text:s text:c="2"/>&lt;/body&gt;</text:p>
      <text:p text:style-name="P2"><text:bookmark text:name="line3038"/>&lt;/html&gt;</text:p>
      <text:p text:style-name="P9"><text:soft-page-break/></text:p>
      <text:p text:style-name="P9">tervitus.php</text:p>
      <text:p text:style-name="P9"/>
      <text:p text:style-name="kood">&lt;?php</text:p>
      <text:p text:style-name="kood"><text:s text:c="2"/>echo "Tere, $_REQUEST[eesnimi]!";</text:p>
      <text:p text:style-name="kood"/>
      <text:p text:style-name="Standard"/>
      <text:p text:style-name="Standard"><draw:frame draw:style-name="fr1" draw:name="grafiikka61" text:anchor-type="as-char" svg:width="12.913cm" svg:height="2.275cm" draw:z-index="26"><draw:image xlink:href="Pictures/2000000700003271000008E4E6EEFDB5.svm" xlink:type="simple" xlink:show="embed" xlink:actuate="onLoad"/></draw:frame></text:p>
      <text:p text:style-name="Standard"/>
      <text:p text:style-name="Standard"/>
      <text:h text:style-name="Heading_20_2" text:outline-level="2">Post-meetodiga saatmine</text:h>
      <text:p text:style-name="Text_20_body">GET-käsklust kasutatakse põhiliselt otsingute juures - sellisel juhul hea, kui teele saadetud otsisõnaga päringule juba esimesest puhverserverist vastuse saab. Kui aga soovitakse, et andmed serverisse kindlalt kohale jõuaksid, nende maht võiks suurem olla või ei taheta, et nad logisse salvestuksid (nagu paroolide juures mõistlik), siis sobib päringumeetodiks pigem POST. See tuleb määrata ühenduse avamise ajal. Samuti tuleb sobiva saatmistüübi määramiseks lisada rida</text:p>
      <text:p text:style-name="Preformatted_20_Text"><text:s text:c="4"/>xhr.setRequestHeader("Content-type","application/x-www-form-urlencoded");</text:p>
      <text:p text:style-name="Preformatted_20_Text"/>
      <text:p text:style-name="Text_20_body">ning kaasapandud andmed ei lähe enam failinime järgi nagu ennist, vaid send-käskluse parameetrina. Muu endiselt sarnane.</text:p>
      <text:p text:style-name="Standard"/>
      <text:p text:style-name="Preformatted_20_Text"><text:bookmark text:name="line1170"/>&lt;!doctype html&gt;</text:p>
      <text:p text:style-name="Preformatted_20_Text"><text:bookmark text:name="line2166"/>&lt;html&gt;</text:p>
      <text:p text:style-name="Preformatted_20_Text"><text:bookmark text:name="line3160"/><text:s text:c="2"/>&lt;head&gt;</text:p>
      <text:p text:style-name="Preformatted_20_Text"><text:bookmark text:name="line4133"/><text:s text:c="4"/>&lt;title&gt;Veebiühendus&lt;/title&gt;</text:p>
      <text:p text:style-name="Preformatted_20_Text"><text:bookmark text:name="line5105"/><text:s text:c="4"/>&lt;script&gt;</text:p>
      <text:p text:style-name="Preformatted_20_Text"><text:bookmark text:name="line690"/><text:s text:c="7"/>var xhr=new XMLHttpRequest();</text:p>
      <text:p text:style-name="Preformatted_20_Text"><text:bookmark text:name="line769"/><text:s text:c="7"/>xhr.onreadystatechange=andmedSaabusid;</text:p>
      <text:p text:style-name="Preformatted_20_Text"><text:bookmark text:name="line859"/></text:p>
      <text:p text:style-name="Preformatted_20_Text"><text:bookmark text:name="line957"/><text:s text:c="7"/>function loeVeebist(){ <text:s text:c="9"/></text:p>
      <text:p text:style-name="Preformatted_20_Text"><text:bookmark text:name="line1047"/><text:s text:c="10"/>xhr.open("POST", "tervitus.php", true);</text:p>
      <text:p text:style-name="Preformatted_20_Text"><text:bookmark text:name="line1171"/><text:s text:c="10"/>xhr.setRequestHeader(</text:p>
      <text:p text:style-name="Preformatted_20_Text"><text:s text:c="14"/>"Content-type","application/x-www-form-urlencoded");</text:p>
      <text:p text:style-name="Preformatted_20_Text"><text:bookmark text:name="line1248"/><text:s text:c="10"/>xhr.send(</text:p>
      <text:p text:style-name="Preformatted_20_Text"><text:s text:c="12"/>"eesnimi="+encodeURI(document.getElementById("eesnimi").value));</text:p>
      <text:p text:style-name="Preformatted_20_Text"><text:bookmark text:name="line1346"/><text:s text:c="7"/>}</text:p>
      <text:p text:style-name="Preformatted_20_Text"><text:bookmark text:name="line1446"/><text:s text:c="7"/></text:p>
      <text:p text:style-name="Preformatted_20_Text"><text:bookmark text:name="line1546"/><text:s text:c="7"/>function andmedSaabusid(){</text:p>
      <text:p text:style-name="Preformatted_20_Text"><text:bookmark text:name="line1646"/><text:s text:c="10"/>if(xhr.readyState==4){</text:p>
      <text:p text:style-name="Preformatted_20_Text"><text:bookmark text:name="line1746"/><text:s text:c="13"/>document.getElementById("kiht1").innerHTML=xhr.responseText;</text:p>
      <text:p text:style-name="Preformatted_20_Text"><text:bookmark text:name="line1846"/><text:s text:c="10"/>}</text:p>
      <text:p text:style-name="Preformatted_20_Text"><text:bookmark text:name="line1945"/><text:s text:c="7"/>}</text:p>
      <text:p text:style-name="Preformatted_20_Text"><text:bookmark text:name="line2044"/><text:s text:c="4"/>&lt;/script&gt;</text:p>
      <text:p text:style-name="Preformatted_20_Text"><text:bookmark text:name="line2167"/><text:s text:c="2"/>&lt;/head&gt;</text:p>
      <text:p text:style-name="Preformatted_20_Text"><text:bookmark text:name="line2245"/><text:s text:c="2"/>&lt;body&gt;</text:p>
      <text:p text:style-name="Preformatted_20_Text"><text:bookmark text:name="line2343"/><text:s text:c="4"/>&lt;div id="kiht1"&gt;&lt;/div&gt;</text:p>
      <text:p text:style-name="Preformatted_20_Text"><text:bookmark text:name="line2442"/><text:s text:c="4"/>Palun eesnimi:</text:p>
      <text:p text:style-name="Preformatted_20_Text"><text:bookmark text:name="line2542"/><text:s text:c="4"/>&lt;input type="text" id="eesnimi" /&gt;</text:p>
      <text:p text:style-name="Preformatted_20_Text"><text:bookmark text:name="line2642"/><text:s text:c="4"/>&lt;input type="button" value="Tervita" onclick="loeVeebist()" /&gt;</text:p>
      <text:p text:style-name="Preformatted_20_Text"><text:bookmark text:name="line2742"/><text:s text:c="2"/>&lt;/body&gt;</text:p>
      <text:p text:style-name="P2"><text:bookmark text:name="line2841"/>&lt;/html&gt;</text:p>
      <text:p text:style-name="Standard"><text:soft-page-break/><draw:frame draw:style-name="fr1" draw:name="grafiikka62" text:anchor-type="as-char" svg:width="12.885cm" svg:height="2.434cm" draw:z-index="23"><draw:image xlink:href="Pictures/2000000700003256000009832DEA058C.svm" xlink:type="simple" xlink:show="embed" xlink:actuate="onLoad"/></draw:frame></text:p>
      <text:p text:style-name="Standard"/>
      <text:p text:style-name="Standard"/>
      <text:h text:style-name="Heading_20_2" text:outline-level="2">Mitu parameetrit päringus</text:h>
      <text:p text:style-name="Text_20_body">Eesnime ja perekonnanime mõlema saatmiseks tuleb nad aadressireal &amp;-märgiga eraldada. Mõlemad ilusti ära kodeerida ning jõuavadki kohale. PHP peab muidugi ka mõlema vastuvõtuks valmis olema, et neile reageerida. </text:p>
      <text:p text:style-name="Standard"/>
      <text:p text:style-name="Preformatted_20_Text"><text:bookmark text:name="line1172"/>&lt;!doctype html&gt;</text:p>
      <text:p text:style-name="Preformatted_20_Text"><text:bookmark text:name="line2168"/>&lt;html&gt;</text:p>
      <text:p text:style-name="Preformatted_20_Text"><text:bookmark text:name="line3161"/><text:s text:c="2"/>&lt;head&gt;</text:p>
      <text:p text:style-name="Preformatted_20_Text"><text:bookmark text:name="line4134"/><text:s text:c="4"/>&lt;title&gt;Veebiühendus&lt;/title&gt;</text:p>
      <text:p text:style-name="Preformatted_20_Text"><text:bookmark text:name="line5106"/><text:s text:c="4"/>&lt;script&gt;</text:p>
      <text:p text:style-name="Preformatted_20_Text"><text:bookmark text:name="line699"/><text:s text:c="7"/>var xhr=new XMLHttpRequest();</text:p>
      <text:p text:style-name="Preformatted_20_Text"><text:bookmark text:name="line770"/><text:s text:c="7"/>xhr.onreadystatechange=andmedSaabusid;</text:p>
      <text:p text:style-name="Preformatted_20_Text"><text:bookmark text:name="line860"/></text:p>
      <text:p text:style-name="Preformatted_20_Text"><text:bookmark text:name="line958"/><text:s text:c="7"/>function loeVeebist(){ <text:s text:c="9"/></text:p>
      <text:p text:style-name="Preformatted_20_Text"><text:bookmark text:name="line1048"/><text:s text:c="10"/>xhr.open("POST", "tervitus2.php", true);</text:p>
      <text:p text:style-name="Preformatted_20_Text"><text:bookmark text:name="line1173"/><text:s text:c="10"/>xhr.setRequestHeader(</text:p>
      <text:p text:style-name="Preformatted_20_Text"><text:s text:c="14"/>"Content-type","application/x-www-form-urlencoded");</text:p>
      <text:p text:style-name="Preformatted_20_Text"><text:bookmark text:name="line1249"/><text:s text:c="10"/>xhr.send(</text:p>
      <text:p text:style-name="Preformatted_20_Text"><text:s text:c="12"/>"eesnimi="+encodeURI(document.getElementById("eesnimi").value)+</text:p>
      <text:p text:style-name="Preformatted_20_Text"><text:bookmark text:name="line1347"/><text:s text:c="13"/>"&amp;perekonnanimi="+</text:p>
      <text:p text:style-name="Preformatted_20_Text"><text:bookmark text:name="line1447"/><text:s text:c="15"/>encodeURI(document.getElementById("perekonnanimi").value));</text:p>
      <text:p text:style-name="Preformatted_20_Text"><text:bookmark text:name="line1547"/><text:s text:c="7"/>}</text:p>
      <text:p text:style-name="Preformatted_20_Text"><text:bookmark text:name="line1647"/><text:s text:c="7"/></text:p>
      <text:p text:style-name="Preformatted_20_Text"><text:bookmark text:name="line1747"/><text:s text:c="7"/>function andmedSaabusid(){</text:p>
      <text:p text:style-name="Preformatted_20_Text"><text:bookmark text:name="line1847"/><text:s text:c="10"/>if(xhr.readyState==4){</text:p>
      <text:p text:style-name="Preformatted_20_Text"><text:bookmark text:name="line1946"/><text:s text:c="13"/>document.getElementById("kiht1").innerHTML=xhr.responseText;</text:p>
      <text:p text:style-name="Preformatted_20_Text"><text:bookmark text:name="line2045"/><text:s text:c="10"/>}</text:p>
      <text:p text:style-name="Preformatted_20_Text"><text:bookmark text:name="line2169"/><text:s text:c="7"/>}</text:p>
      <text:p text:style-name="Preformatted_20_Text"><text:bookmark text:name="line2246"/><text:s text:c="4"/>&lt;/script&gt;</text:p>
      <text:p text:style-name="Preformatted_20_Text"><text:bookmark text:name="line2344"/><text:s text:c="2"/>&lt;/head&gt;</text:p>
      <text:p text:style-name="Preformatted_20_Text"><text:bookmark text:name="line2443"/><text:s text:c="2"/>&lt;body&gt;</text:p>
      <text:p text:style-name="Preformatted_20_Text"><text:bookmark text:name="line2543"/><text:s text:c="4"/>&lt;div id="kiht1"&gt;&lt;/div&gt;</text:p>
      <text:p text:style-name="Preformatted_20_Text"><text:bookmark text:name="line2643"/><text:s text:c="4"/>Eesnimi:</text:p>
      <text:p text:style-name="Preformatted_20_Text"><text:bookmark text:name="line2743"/><text:s text:c="4"/>&lt;input type="text" id="eesnimi" /&gt;</text:p>
      <text:p text:style-name="Preformatted_20_Text"><text:bookmark text:name="line2842"/><text:s text:c="4"/>Perekonnanimi:</text:p>
      <text:p text:style-name="Preformatted_20_Text"><text:bookmark text:name="line2940"/><text:s text:c="4"/>&lt;input type="text" id="perekonnanimi" /&gt;</text:p>
      <text:p text:style-name="Preformatted_20_Text"><text:bookmark text:name="line3039"/><text:s text:c="4"/>&lt;input type="button" value="Tervita" onclick="loeVeebist()" /&gt;</text:p>
      <text:p text:style-name="Preformatted_20_Text"><text:bookmark text:name="line3162"/><text:s text:c="2"/>&lt;/body&gt;</text:p>
      <text:p text:style-name="P2"><text:bookmark text:name="line3236"/>&lt;/html&gt;</text:p>
      <text:p text:style-name="Standard">tervitus2.php</text:p>
      <text:p text:style-name="Standard"/>
      <text:p text:style-name="kood">&lt;?php</text:p>
      <text:p text:style-name="kood"><text:s text:c="2"/>echo "$_REQUEST[perekonnanimi], $_REQUEST[eesnimi] - ahoi!";</text:p>
      <text:p text:style-name="kood"/>
      <text:p text:style-name="Standard"/>
      <text:p text:style-name="Standard"><draw:frame draw:style-name="fr3" draw:name="grafiikka63" text:anchor-type="as-char" svg:y="0cm" svg:width="16.999cm" svg:height="1.901cm" draw:z-index="20"><draw:image xlink:href="Pictures/200000070000531A0000094E19A62E05.svm" xlink:type="simple" xlink:show="embed" xlink:actuate="onLoad"/></draw:frame></text:p>
      <text:h text:style-name="Heading_20_3" text:outline-level="3"><text:soft-page-break/>Ülesandeid</text:h>
      <text:p text:style-name="Standard"/>
      <text:list xml:id="list27662665" text:style-name="L37">
        <text:list-item>
          <text:p text:style-name="P48">Pane näited tööle</text:p>
        </text:list-item>
        <text:list-item>
          <text:p text:style-name="P48">Pane leht iga sekundi tagant serverist kella küsima ja veebi näitama</text:p>
        </text:list-item>
        <text:list-item>
          <text:p text:style-name="P48">Serveris on uudised nummerdatud. Kasutaja valib rippmenüüst uudise numbri, selle peale näidatakse talle serverist vastavat uudist</text:p>
        </text:list-item>
      </text:list>
      <text:p text:style-name="Standard"/>
      <text:h text:style-name="Heading_20_2" text:outline-level="2">JSON</text:h>
      <text:p text:style-name="Standard">Algselt Javaskripti andmete hoidmiseks ja ülekandmiseks tekkinud JavaScript Object Notation-vorming on mujalgi populaarseks saanud, PHP juures tema tarbeks eraldi käsklused olemas. Lihtsamaks näiteks massiiv kahe kasutaja <text:s/>ja nende punktidega. PHP käsklus json_encode väljastab tulemused tekstina</text:p>
      <text:p text:style-name="Standard"/>
      <text:p text:style-name="kood">&lt;?php</text:p>
      <text:p text:style-name="kood"><text:s text:c="2"/>$kasutajad=array();</text:p>
      <text:p text:style-name="kood"><text:s text:c="2"/>$kasutajad["juku"]=7;</text:p>
      <text:p text:style-name="kood"><text:s text:c="2"/>$kasutajad["kati"]=8;</text:p>
      <text:p text:style-name="kood"><text:s text:c="2"/>echo json_encode($kasutajad);</text:p>
      <text:p text:style-name="kood"/>
      <text:p text:style-name="Standard">Väljund:</text:p>
      <text:p text:style-name="Standard"/>
      <text:p text:style-name="kood">{"juku":7,"kati":8} </text:p>
      <text:p text:style-name="kood"/>
      <text:p text:style-name="Standard">Andmeid põhjalikumalt struktueerida tahtes hoitakse tulemusi enamasti kirjete/objektidena. Kirjutamist natuke rohkem, kuid tulemus paindlikum. Kui peaks vaja olema rohkem kui kahe tunnuse hoidmist kirjes, siis saab selle hõlpsasti lisada.</text:p>
      <text:p text:style-name="Standard"/>
      <text:p text:style-name="kood">&lt;?php</text:p>
      <text:p text:style-name="kood"><text:s text:c="2"/>$kasutajad=array();</text:p>
      <text:p text:style-name="kood"><text:s text:c="2"/>$k=new stdClass();</text:p>
      <text:p text:style-name="kood"><text:s text:c="2"/>$k-&gt;kasutajanimi="juku";</text:p>
      <text:p text:style-name="kood"><text:s text:c="2"/>$k-&gt;punkte=7;</text:p>
      <text:p text:style-name="kood"><text:s text:c="2"/>$kasutajad[0]=$k;</text:p>
      <text:p text:style-name="kood"><text:s text:c="2"/>$k=new stdClass();</text:p>
      <text:p text:style-name="kood"><text:s text:c="2"/>$k-&gt;kasutajanimi="kati";</text:p>
      <text:p text:style-name="kood"><text:s text:c="2"/>$k-&gt;punkte=8;</text:p>
      <text:p text:style-name="kood"><text:s text:c="2"/>$kasutajad[1]=$k;</text:p>
      <text:p text:style-name="kood"><text:s text:c="2"/>echo json_encode($kasutajad);</text:p>
      <text:p text:style-name="kood"/>
      <text:p text:style-name="Standard">Väljund</text:p>
      <text:p text:style-name="Standard"/>
      <text:p text:style-name="Standard">Väljaspool kõige ümber siis kandilised massiivisulud, edasi iga kirje ümber loogelised sulud.</text:p>
      <text:p text:style-name="Standard"/>
      <text:p text:style-name="kood">[{"kasutajanimi":"juku","punkte":7},{"kasutajanimi":"kati","punkte":8}] </text:p>
      <text:p text:style-name="kood"/>
      <text:p text:style-name="Standard"/>
      <text:h text:style-name="Heading_20_2" text:outline-level="2">Väljund Javaskripti</text:h>
      <text:p text:style-name="Standard"/>
      <text:p text:style-name="Standard">JavaScript Object Notationi nimi sellest tulebki, et tulemusi saab vabalt javaskripti muutujaks panna. Sellega saab hakkama rida</text:p>
      <text:p text:style-name="Standard"/>
      <text:p text:style-name="kood"><text:tab/> <text:s/>var kd=&lt;?php echo json_encode($kasutajad); ?&gt;;</text:p>
      <text:p text:style-name="Standard">Ehk siis eelnevalt nähtud kasutajate loetelu jõuab ühe käsu abil kliendipoolsesse muutujasse. Edasi <text:soft-page-break/>näitekood tervikuna</text:p>
      <text:p text:style-name="Standard"/>
      <text:p text:style-name="kood">&lt;?php</text:p>
      <text:p text:style-name="kood"><text:s text:c="2"/>$kasutajad=array();</text:p>
      <text:p text:style-name="kood"><text:s text:c="2"/>$k=new stdClass();</text:p>
      <text:p text:style-name="kood"><text:s text:c="2"/>$k-&gt;kasutajanimi="juku";</text:p>
      <text:p text:style-name="kood"><text:s text:c="2"/>$k-&gt;punkte=7;</text:p>
      <text:p text:style-name="kood"><text:s text:c="2"/>$kasutajad[0]=$k;</text:p>
      <text:p text:style-name="kood"><text:s text:c="2"/>$k=new stdClass();</text:p>
      <text:p text:style-name="kood"><text:s text:c="2"/>$k-&gt;kasutajanimi="kati";</text:p>
      <text:p text:style-name="kood"><text:s text:c="2"/>$k-&gt;punkte=8;</text:p>
      <text:p text:style-name="kood"><text:s text:c="2"/>$kasutajad[1]=$k;</text:p>
      <text:p text:style-name="kood">?&gt;</text:p>
      <text:p text:style-name="kood">&lt;!doctype html&gt;</text:p>
      <text:p text:style-name="kood">&lt;html&gt;</text:p>
      <text:p text:style-name="kood"><text:s text:c="2"/>&lt;head&gt;</text:p>
      <text:p text:style-name="kood"><text:s text:c="4"/>&lt;title&gt;Andmete lugemine&lt;/title&gt;</text:p>
      <text:p text:style-name="kood"><text:tab/>&lt;script&gt;</text:p>
      <text:p text:style-name="kood"><text:tab/> <text:s/>var kd=&lt;?php echo json_encode($kasutajad); ?&gt;;</text:p>
      <text:p text:style-name="kood"><text:tab/> <text:s/>function kuvaKasutajad(kihinimi){</text:p>
      <text:p text:style-name="kood"><text:tab/> <text:s text:c="3"/>var t="&lt;table&gt;&lt;tr&gt;&lt;th&gt;Kasutajanimi&lt;/th&gt;&lt;th&gt;Tulemus&lt;/th&gt;&lt;/tr&gt;";</text:p>
      <text:p text:style-name="kood"><text:tab/><text:tab/>for(var i=0; i&lt;kd.length; i++){</text:p>
      <text:p text:style-name="kood"><text:tab/><text:tab/> <text:s text:c="2"/>t+="&lt;tr&gt;&lt;td&gt;"+kd[i].kasutajanimi+"&lt;/td&gt;"+</text:p>
      <text:p text:style-name="kood"><text:s text:c="17"/>"&lt;td&gt;"+kd[i].punkte+"&lt;/td&gt;&lt;/tr&gt;\n";</text:p>
      <text:p text:style-name="kood"><text:tab/><text:tab/>}</text:p>
      <text:p text:style-name="kood"><text:tab/><text:tab/>t+="&lt;/table&gt;";</text:p>
      <text:p text:style-name="kood"><text:tab/><text:tab/>document.getElementById(kihinimi).innerHTML=t;</text:p>
      <text:p text:style-name="kood"><text:tab/> <text:s/>}</text:p>
      <text:p text:style-name="kood"><text:tab/>&lt;/script&gt;</text:p>
      <text:p text:style-name="kood"><text:s text:c="2"/>&lt;/head&gt;</text:p>
      <text:p text:style-name="kood"><text:s text:c="2"/>&lt;body onload="kuvaKasutajad('kiht1')"&gt;</text:p>
      <text:p text:style-name="kood"><text:s text:c="4"/>&lt;div id="kiht1"&gt;&lt;/div&gt;</text:p>
      <text:p text:style-name="kood"><text:s text:c="2"/>&lt;/body&gt;</text:p>
      <text:p text:style-name="kood">&lt;/html&gt;</text:p>
      <text:p text:style-name="Standard"/>
      <text:p text:style-name="Standard">Tulemuseks javaskripti ja HTMLi abil kujundatud tabel</text:p>
      <text:p text:style-name="kood"/>
      <text:p text:style-name="Standard"><draw:frame draw:style-name="fr1" draw:name="grafiikka26" text:anchor-type="as-char" svg:width="4.658cm" svg:height="2.357cm" draw:z-index="16"><draw:image xlink:href="Pictures/200000070000123200000934ECE2B73E.svm" xlink:type="simple" xlink:show="embed" xlink:actuate="onLoad"/></draw:frame></text:p>
      <text:p text:style-name="Standard"/>
      <text:h text:style-name="Heading_20_3" text:outline-level="3">Ülesandeid</text:h>
      <text:p text:style-name="Standard"/>
      <text:list xml:id="list28637938" text:style-name="L38">
        <text:list-item>
          <text:p text:style-name="P49">Pane näited tööle</text:p>
        </text:list-item>
        <text:list-item>
          <text:p text:style-name="P49">Koosta PHPs massiiv kataloogis olevate failinimedega (käsklus scandir). Moodusta neist failinimedest JSON-kujul tekst.</text:p>
        </text:list-item>
        <text:list-item>
          <text:p text:style-name="P49">Loe failinimed javaskriptis sisse, moodusta nendest veebilehel loetelu.</text:p>
        </text:list-item>
        <text:list-item>
          <text:p text:style-name="P49">Failinimele vajutamisel küsitakse faili sisu XMLHttpRequesti abil ning näidatakse lehel.</text:p>
        </text:list-item>
      </text:list>
      <text:p text:style-name="Standard"/>
      <text:p text:style-name="Standard"/>
      <text:h text:style-name="Heading_20_2" text:outline-level="2">Andmed SQL-tabelis</text:h>
      <text:p text:style-name="Standard">Järgnevalt veidi pikem näide, kuidas mängurakenduse punkte ja kasutajanimesid serveris asuvas andmetabelis hallata. </text:p>
      <text:p text:style-name="Standard"><text:soft-page-break/>Andmete hoidmiseks kahe tulbaga tabel - üks kasutajanime, teine punktide jaoks</text:p>
      <text:p text:style-name="Standard"/>
      <text:p text:style-name="kood">CREATE TABLE punktihaldus(</text:p>
      <text:p text:style-name="kood"><text:s text:c="2"/>knimi VARCHAR(30) PRIMARY KEY,</text:p>
      <text:p text:style-name="kood"><text:s text:c="2"/>punktidearv INT</text:p>
      <text:p text:style-name="kood">);</text:p>
      <text:p text:style-name="kood"/>
      <text:p text:style-name="Standard">Mõned andmed ka sisse.</text:p>
      <text:p text:style-name="Standard"/>
      <text:p text:style-name="kood">INSERT INTO punktihaldus VALUES ('malle', 13);</text:p>
      <text:p text:style-name="kood">INSERT INTO punktihaldus VALUES ('kalle', 15);</text:p>
      <text:p text:style-name="kood"/>
      <text:p text:style-name="Standard"/>
      <text:p text:style-name="Standard">PHP-fail andmete küsimiseks andmetabelist ning väljastmiseks JSONina</text:p>
      <text:p text:style-name="Standard"/>
      <text:p text:style-name="kood">&lt;?php</text:p>
      <text:p text:style-name="kood"><text:s text:c="2"/>$yhendus=new mysqli("localhost", "juku", "kala", "jukubaas");</text:p>
      <text:p text:style-name="kood"><text:s text:c="2"/>function kysiKasutajad(){</text:p>
      <text:p text:style-name="kood"><text:s text:c="4"/>global $yhendus;</text:p>
      <text:p text:style-name="kood"><text:tab/>$kask=$yhendus-&gt;prepare(</text:p>
      <text:p text:style-name="kood"><text:s text:c="9"/>"SELECT knimi, punktidearv FROM punktihaldus ORDER BY punktidearv");</text:p>
      <text:p text:style-name="kood"><text:tab/>$kask-&gt;bind_result($knimi, $punktidearv);</text:p>
      <text:p text:style-name="kood"><text:tab/>$kask-&gt;execute();</text:p>
      <text:p text:style-name="kood"><text:tab/>$hoidla=array();</text:p>
      <text:p text:style-name="kood"><text:tab/>while($kask-&gt;fetch()){</text:p>
      <text:p text:style-name="kood"><text:tab/> <text:s text:c="2"/>$k=new stdClass();</text:p>
      <text:p text:style-name="kood"><text:tab/> <text:s text:c="2"/>$k-&gt;kasutajanimi=$knimi;</text:p>
      <text:p text:style-name="kood"><text:tab/> <text:s text:c="2"/>$k-&gt;punkte=$punktidearv;</text:p>
      <text:p text:style-name="kood"><text:tab/> <text:s text:c="2"/>array_push($hoidla, $k);<text:tab/> <text:s text:c="2"/></text:p>
      <text:p text:style-name="kood"><text:tab/>}</text:p>
      <text:p text:style-name="kood"><text:tab/>return $hoidla;</text:p>
      <text:p text:style-name="kood"><text:s text:c="2"/>}</text:p>
      <text:p text:style-name="kood"><text:s text:c="2"/></text:p>
      <text:p text:style-name="kood"><text:s text:c="2"/>echo json_encode(kysiKasutajad());</text:p>
      <text:p text:style-name="kood"/>
      <text:p text:style-name="Standard">Tulemus:</text:p>
      <text:p text:style-name="Standard"/>
      <text:p text:style-name="kood">[{"kasutajanimi":"malle","punkte":13},{"kasutajanimi":"kalle","punkte":15}] </text:p>
      <text:p text:style-name="kood"/>
      <text:p text:style-name="Standard">Testimise tulemuse järgi saab kontrollida, et andmed tulevad baasist välja.</text:p>
      <text:p text:style-name="Standard"/>
      <text:p text:style-name="Standard">Edasi näite edasiarendus. Juurde funktsioon uuendaKasutaja, millele antakse kasutajanimi ning uus punktide arv. Kui kasutaja puudub baasist, siis temanimeline rida lisatakse. Kui kasutaja olemas, siis juhul kui uus punktide arv on tal eelmisest suurem, siis tulemus asendatatakse, muul juhul ei tehta midagi. Kasutajate uuendamiseks antakse ette JSON-vormingus tekst kasutajanimede ja punktide kohta. Käsu json_decode abil eraldatakse sealt üksikute kasutajate andmed ning siis igaühega pannakse uuenduskäsklus eraldi käima. </text:p>
      <text:p text:style-name="Standard"/>
      <text:p text:style-name="Standard"/>
      <text:p text:style-name="kood">&lt;?php</text:p>
      <text:p text:style-name="kood"><text:s text:c="2"/>$yhendus=new mysqli("localhost", "juku", "kala", "jukubaas");</text:p>
      <text:p text:style-name="kood"><text:s text:c="2"/>function kysiKasutajad(){</text:p>
      <text:p text:style-name="kood"><text:s text:c="4"/>global $yhendus;</text:p>
      <text:p text:style-name="kood"><text:tab/>$kask=$yhendus-&gt;prepare(</text:p>
      <text:p text:style-name="kood"><text:s text:c="11"/>"SELECT knimi, punktidearv FROM punktihaldus ORDER BY punktidearv");</text:p>
      <text:p text:style-name="kood"><text:tab/>$kask-&gt;bind_result($knimi, $punktidearv);</text:p>
      <text:p text:style-name="kood"><text:tab/>$kask-&gt;execute();</text:p>
      <text:p text:style-name="kood"><text:tab/>$hoidla=array();</text:p>
      <text:p text:style-name="kood"><text:tab/>while($kask-&gt;fetch()){</text:p>
      <text:p text:style-name="kood"><text:tab/> <text:s text:c="2"/>$k=new stdClass();</text:p>
      <text:p text:style-name="kood"><text:soft-page-break/><text:tab/> <text:s text:c="2"/>$k-&gt;kasutajanimi=$knimi;</text:p>
      <text:p text:style-name="kood"><text:tab/> <text:s text:c="2"/>$k-&gt;punkte=$punktidearv;</text:p>
      <text:p text:style-name="kood"><text:tab/> <text:s text:c="2"/>array_push($hoidla, $k);<text:tab/> <text:s text:c="2"/></text:p>
      <text:p text:style-name="kood"><text:tab/>}</text:p>
      <text:p text:style-name="kood"><text:tab/>return $hoidla;</text:p>
      <text:p text:style-name="kood"><text:s text:c="2"/>}</text:p>
      <text:p text:style-name="kood"><text:s text:c="2"/></text:p>
      <text:p text:style-name="kood"><text:s text:c="2"/>function uuendaKasutaja($knimi, $punktidearv){</text:p>
      <text:p text:style-name="kood"><text:s text:c="5"/>global $yhendus;</text:p>
      <text:p text:style-name="kood"><text:tab/> $kask=$yhendus-&gt;prepare(</text:p>
      <text:p text:style-name="kood"><text:s text:c="12"/>"SELECT punktidearv FROM punktihaldus WHERE knimi=?");</text:p>
      <text:p text:style-name="kood"><text:tab/> $kask-&gt;bind_param("s", $knimi);</text:p>
      <text:p text:style-name="kood"><text:tab/> $kask-&gt;bind_result($p);</text:p>
      <text:p text:style-name="kood"><text:tab/> $kask-&gt;execute();</text:p>
      <text:p text:style-name="kood"><text:tab/> if($kask-&gt;fetch()){</text:p>
      <text:p text:style-name="kood"><text:tab/> <text:s text:c="3"/>$kask-&gt;close();</text:p>
      <text:p text:style-name="kood"><text:tab/> <text:s text:c="3"/>if($punktidearv&gt;$p){</text:p>
      <text:p text:style-name="kood"><text:tab/><text:tab/> <text:s text:c="2"/>$kask=$yhendus-&gt;prepare(</text:p>
      <text:p text:style-name="kood"><text:s text:c="22"/>"UPDATE punktihaldus SET punktidearv=? WHERE knimi=?");</text:p>
      <text:p text:style-name="kood"><text:tab/><text:tab/> <text:s text:c="2"/>$kask-&gt;bind_param("is", $punktidearv, $knimi);</text:p>
      <text:p text:style-name="kood"><text:tab/><text:tab/> <text:s text:c="2"/>$kask-&gt;execute();</text:p>
      <text:p text:style-name="kood"><text:tab/><text:tab/>}</text:p>
      <text:p text:style-name="kood"><text:tab/> } else {</text:p>
      <text:p text:style-name="kood"><text:tab/> <text:s text:c="3"/>$kask=$yhendus-&gt;prepare("INSERT INTO punktihaldus VALUES(?, ?)");</text:p>
      <text:p text:style-name="kood"><text:tab/><text:tab/>$kask-&gt;bind_param("ss", $knimi, $punktidearv);</text:p>
      <text:p text:style-name="kood"><text:tab/><text:tab/>$kask-&gt;execute();</text:p>
      <text:p text:style-name="kood"><text:tab/> }</text:p>
      <text:p text:style-name="kood"><text:s text:c="2"/>}</text:p>
      <text:p text:style-name="kood"><text:s text:c="2"/></text:p>
      <text:p text:style-name="kood"><text:s text:c="2"/>function uuendaKasutajad($jsonstr){</text:p>
      <text:p text:style-name="kood"><text:s text:c="5"/>$m=json_decode($jsonstr);</text:p>
      <text:p text:style-name="kood"><text:tab/> foreach($m as $k){</text:p>
      <text:p text:style-name="kood"><text:tab/> <text:s text:c="2"/>uuendaKasutaja($k-&gt;kasutajanimi, $k-&gt;punkte);</text:p>
      <text:p text:style-name="kood"><text:tab/> }</text:p>
      <text:p text:style-name="kood"><text:s text:c="2"/>}</text:p>
      <text:p text:style-name="kood"><text:s text:c="2"/>uuendaKasutajad(</text:p>
      <text:p text:style-name="kood"><text:s text:c="5"/>'[{"kasutajanimi":"palle","punkte":14},</text:p>
      <text:p text:style-name="kood"><text:s text:c="7"/>{"kasutajanimi":"kalle","punkte":15}]');</text:p>
      <text:p text:style-name="kood"><text:s text:c="2"/>echo json_encode(kysiKasutajad());</text:p>
      <text:p text:style-name="kood"/>
      <text:p text:style-name="Standard"/>
      <text:p text:style-name="Standard">Nõnda saab pärast andmete uuenduskäsklust serveris olevat uut tulemust vaadata.</text:p>
      <text:p text:style-name="Standard"/>
      <text:h text:style-name="Heading_20_3" text:outline-level="3">Ülesandeid</text:h>
      <text:list xml:id="list29217215" text:style-name="L39">
        <text:list-item>
          <text:p text:style-name="P50">Pane näide tööle</text:p>
        </text:list-item>
        <text:list-item>
          <text:p text:style-name="P50">Katseta mitmesuguste kasutajate ja punktiarvudega, jälgi tulemust</text:p>
        </text:list-item>
        <text:list-item>
          <text:p text:style-name="P50">Koosta veebileht, kust saab tarvliku JSON-stringi sisestada, hoolitse, et server selle kätt saaks ja tulemusi arvestaks. </text:p>
        </text:list-item>
      </text:list>
      <text:p text:style-name="Standard"/>
      <text:h text:style-name="Heading_20_2" text:outline-level="2">Ajaxi abil lugemine</text:h>
      <text:p text:style-name="Standard">Punktide haldamiseks nüüd eraldi kliendipoolne rakendus koos eraldiseisva objektiga. Kui andmed leiab localStoragest, kasutab neid, eraldi võimalik ka serverist tulemusi küsida. </text:p>
      <text:p text:style-name="Standard"/>
      <text:p text:style-name="Preformatted_20_Text"><text:bookmark text:name="line180"/>&lt;!doctype html&gt;</text:p>
      <text:p text:style-name="Preformatted_20_Text"><text:bookmark text:name="line270"/>&lt;html&gt;</text:p>
      <text:p text:style-name="Preformatted_20_Text"><text:bookmark text:name="line350"/><text:s text:c="2"/>&lt;head&gt;</text:p>
      <text:p text:style-name="Preformatted_20_Text"><text:bookmark text:name="line419"/><text:s text:c="5"/>&lt;title&gt;Haldus&lt;/title&gt;</text:p>
      <text:p text:style-name="Preformatted_20_Text"><text:bookmark text:name="line515"/><text:soft-page-break/><text:s text:c="9"/>&lt;script&gt;</text:p>
      <text:p text:style-name="Preformatted_20_Text"><text:bookmark text:name="line615"/><text:s text:c="13"/>function Tulemushaldus(kihinimi){</text:p>
      <text:p text:style-name="Preformatted_20_Text"><text:bookmark text:name="line715"/><text:s text:c="19"/>this.algus=function(){</text:p>
      <text:p text:style-name="Preformatted_20_Text"><text:bookmark text:name="line814"/><text:s text:c="22"/>this.kiht=document.getElementById(kihinimi);</text:p>
      <text:p text:style-name="Preformatted_20_Text"><text:bookmark text:name="line914"/><text:s text:c="26"/>this.andmed=new Array();</text:p>
      <text:p text:style-name="Preformatted_20_Text"><text:bookmark text:name="line1014"/><text:s text:c="19"/>}</text:p>
      <text:p text:style-name="Preformatted_20_Text"><text:bookmark text:name="line1118"/><text:s text:c="19"/>this.kuva=function(){</text:p>
      <text:p text:style-name="Preformatted_20_Text"><text:bookmark text:name="line1216"/><text:s text:c="22"/>var t="&lt;table&gt;&lt;tr&gt;&lt;th&gt;Kasutaja&lt;/th&gt;&lt;th&gt;Punktid&lt;/th&gt;&lt;/tr&gt;";</text:p>
      <text:p text:style-name="Preformatted_20_Text"><text:bookmark text:name="line1314"/><text:s text:c="26"/>for(var i=0; i&lt;this.andmed.length; i++){</text:p>
      <text:p text:style-name="Preformatted_20_Text"><text:bookmark text:name="line1414"/><text:s text:c="29"/>t+="&lt;tr&gt;&lt;td&gt;"+this.andmed[i].kasutajanimi+</text:p>
      <text:p text:style-name="Preformatted_20_Text"><text:bookmark text:name="line1514"/><text:s text:c="30"/>"&lt;/td&gt;&lt;td&gt;"+this.andmed[i].punkte+"&lt;/td&gt;&lt;/tr&gt;";</text:p>
      <text:p text:style-name="Preformatted_20_Text"><text:bookmark text:name="line1614"/><text:s text:c="26"/>}</text:p>
      <text:p text:style-name="Preformatted_20_Text"><text:bookmark text:name="line1714"/><text:s text:c="26"/>t+="&lt;/table&gt;";</text:p>
      <text:p text:style-name="Preformatted_20_Text"><text:bookmark text:name="line1814"/><text:s text:c="26"/>this.kiht.innerHTML=t;</text:p>
      <text:p text:style-name="Preformatted_20_Text"><text:bookmark text:name="line1914"/><text:s text:c="19"/>}</text:p>
      <text:p text:style-name="Preformatted_20_Text"><text:bookmark text:name="line2014"/><text:s text:c="19"/>this.nimesort=function(k1, k2){</text:p>
      <text:p text:style-name="Preformatted_20_Text"><text:bookmark text:name="line2117"/><text:s text:c="23"/>if(k1.kasutajanimi&lt;k2.kasutajanimi){return -1;}</text:p>
      <text:p text:style-name="Preformatted_20_Text"><text:bookmark text:name="line2215"/><text:s text:c="27"/>if(k1.kasutajanimi&gt;k2.kasutajanimi){return 1;}</text:p>
      <text:p text:style-name="Preformatted_20_Text"><text:bookmark text:name="line2313"/><text:s text:c="27"/>return 0;</text:p>
      <text:p text:style-name="Preformatted_20_Text"><text:bookmark text:name="line2412"/><text:s text:c="19"/>}</text:p>
      <text:p text:style-name="Preformatted_20_Text"><text:bookmark text:name="line2512"/><text:s text:c="19"/>this.punktisort=function(k1, k2){return k1.punkte-k2.punkte;}</text:p>
      <text:p text:style-name="Preformatted_20_Text"><text:bookmark text:name="line2612"/><text:s text:c="19"/>this.lisaTulemus=function(kasutajanimi, punkte){</text:p>
      <text:p text:style-name="Preformatted_20_Text"><text:bookmark text:name="line2712"/><text:s text:c="22"/>this.andmed.push(</text:p>
      <text:p text:style-name="Preformatted_20_Text"><text:s text:c="25"/>{"kasutajanimi": kasutajanimi, </text:p>
      <text:p text:style-name="Preformatted_20_Text"><text:s text:c="28"/>"punkte": parseInt(punkte)});</text:p>
      <text:p text:style-name="Preformatted_20_Text"><text:bookmark text:name="line2812"/><text:s text:c="26"/>this.andmed.sort(this.sortfunktsioon);</text:p>
      <text:p text:style-name="Preformatted_20_Text"><text:bookmark text:name="line2911"/><text:s text:c="26"/>this.kuva();</text:p>
      <text:p text:style-name="Preformatted_20_Text"><text:bookmark text:name="line3011"/><text:s text:c="19"/>}</text:p>
      <text:p text:style-name="Preformatted_20_Text"><text:bookmark text:name="line3117"/><text:s text:c="19"/>this.andmedTekstina=function(){</text:p>
      <text:p text:style-name="Preformatted_20_Text"><text:bookmark text:name="line3213"/><text:s text:c="22"/>return JSON.stringify(this.andmed);</text:p>
      <text:p text:style-name="Preformatted_20_Text"><text:bookmark text:name="line3312"/><text:s text:c="19"/>}</text:p>
      <text:p text:style-name="Preformatted_20_Text"><text:bookmark text:name="line3410"/><text:s text:c="19"/>this.andmedTekstist=function(tekst){</text:p>
      <text:p text:style-name="Preformatted_20_Text"><text:bookmark text:name="line3510"/><text:s text:c="22"/>this.andmed=JSON.parse(tekst);</text:p>
      <text:p text:style-name="Preformatted_20_Text"><text:bookmark text:name="line3610"/><text:s text:c="26"/>this.kuva();</text:p>
      <text:p text:style-name="Preformatted_20_Text"><text:bookmark text:name="line379"/><text:s text:c="19"/>}</text:p>
      <text:p text:style-name="Preformatted_20_Text"><text:bookmark text:name="line389"/><text:s text:c="19"/>this.algus(); </text:p>
      <text:p text:style-name="Preformatted_20_Text"><text:bookmark text:name="line397"/>// <text:s text:c="16"/>this.sortfunktsioon=this.nimesort;</text:p>
      <text:p text:style-name="Preformatted_20_Text"><text:bookmark text:name="line404"/><text:s text:c="19"/>this.sortfunktsioon=this.punktisort;</text:p>
      <text:p text:style-name="Preformatted_20_Text"><text:bookmark text:name="line4110"/><text:s text:c="17"/>}</text:p>
      <text:p text:style-name="Preformatted_20_Text"><text:bookmark text:name="line424"/><text:s text:c="17"/>var h1;</text:p>
      <text:p text:style-name="Preformatted_20_Text"><text:bookmark text:name="line434"/><text:s text:c="17"/>function lehealgus(){</text:p>
      <text:p text:style-name="Preformatted_20_Text"><text:bookmark text:name="line444"/><text:s text:c="20"/>h1=new Tulemushaldus("kiht1");</text:p>
      <text:p text:style-name="Preformatted_20_Text"><text:bookmark text:name="line453"/><text:s text:c="24"/>h1.lisaTulemus("Juku", 10);</text:p>
      <text:p text:style-name="Preformatted_20_Text"><text:bookmark text:name="line463"/><text:s text:c="24"/>h1.lisaTulemus("Ants", 9);</text:p>
      <text:p text:style-name="Preformatted_20_Text"><text:bookmark text:name="line473"/><text:s text:c="24"/>h1.lisaTulemus("Sass", 8);</text:p>
      <text:p text:style-name="Preformatted_20_Text"><text:bookmark text:name="line483"/><text:s text:c="17"/>}</text:p>
      <text:p text:style-name="Preformatted_20_Text"><text:bookmark text:name="line492"/><text:s text:c="17"/>function lisaPunktid(){</text:p>
      <text:p text:style-name="Preformatted_20_Text"><text:bookmark text:name="line502"/><text:s text:c="20"/>h1.lisaTulemus(document.getElementById("nimekast").value, </text:p>
      <text:p text:style-name="Preformatted_20_Text"><text:bookmark text:name="line516"/><text:s text:c="32"/>document.getElementById("punktikast").value);</text:p>
      <text:p text:style-name="Preformatted_20_Text"><text:bookmark text:name="line522"/><text:s text:c="17"/>}</text:p>
      <text:p text:style-name="Preformatted_20_Text"><text:bookmark text:name="line532"/><text:s text:c="17"/>function salvestaPunktid(){</text:p>
      <text:p text:style-name="Preformatted_20_Text"><text:bookmark text:name="line542"/><text:s text:c="24"/>localStorage.setItem("punktiseis", h1.andmedTekstina());</text:p>
      <text:p text:style-name="Preformatted_20_Text"><text:bookmark text:name="line552"/><text:s text:c="17"/>}</text:p>
      <text:p text:style-name="Preformatted_20_Text"><text:bookmark text:name="line562"/><text:s text:c="17"/>function loePunktid(){</text:p>
      <text:p text:style-name="Preformatted_20_Text"><text:bookmark text:name="line572"/><text:s text:c="20"/>if(localStorage.getItem("punktiseis")){</text:p>
      <text:p text:style-name="Preformatted_20_Text"><text:bookmark text:name="line582"/><text:s text:c="24"/>h1.andmedTekstist(localStorage.getItem("punktiseis"));</text:p>
      <text:p text:style-name="Preformatted_20_Text"><text:bookmark text:name="line592"/><text:s text:c="20"/>}</text:p>
      <text:p text:style-name="Preformatted_20_Text"><text:bookmark text:name="line601"/><text:s text:c="17"/>}</text:p>
      <text:p text:style-name="Preformatted_20_Text"><text:bookmark text:name="line616"/><text:s text:c="17"/>var serveriyhendus=new XMLHttpRequest();</text:p>
      <text:p text:style-name="Preformatted_20_Text"><text:bookmark text:name="line622"/><text:s text:c="17"/>serveriyhendus.onreadystatechange=andmedServerist;</text:p>
      <text:p text:style-name="Preformatted_20_Text"><text:bookmark text:name="line632"/><text:s text:c="17"/>function loeServerist(){</text:p>
      <text:p text:style-name="Preformatted_20_Text"><text:bookmark text:name="line642"/><text:s text:c="20"/>serveriyhendus.open("GET", "json4.php", true);</text:p>
      <text:p text:style-name="Preformatted_20_Text"><text:bookmark text:name="line652"/><text:s text:c="24"/>serveriyhendus.send(true);</text:p>
      <text:p text:style-name="Preformatted_20_Text"><text:bookmark text:name="line662"/><text:s text:c="17"/>}</text:p>
      <text:p text:style-name="Preformatted_20_Text"><text:bookmark text:name="line672"/><text:soft-page-break/><text:s text:c="17"/>function andmedServerist(){</text:p>
      <text:p text:style-name="Preformatted_20_Text"><text:bookmark text:name="line682"/><text:s text:c="19"/>if(serveriyhendus.readyState==4){</text:p>
      <text:p text:style-name="Preformatted_20_Text"><text:bookmark text:name="line692"/><text:s text:c="22"/>alert(serveriyhendus.responseText)</text:p>
      <text:p text:style-name="Preformatted_20_Text"><text:bookmark text:name="line701"/><text:s text:c="25"/>h1.andmedTekstist(serveriyhendus.responseText);</text:p>
      <text:p text:style-name="Preformatted_20_Text"><text:bookmark text:name="line716"/><text:s text:c="19"/>}</text:p>
      <text:p text:style-name="Preformatted_20_Text"><text:bookmark text:name="line722"/><text:s text:c="17"/>}</text:p>
      <text:p text:style-name="Preformatted_20_Text"><text:bookmark text:name="line731"/><text:s text:c="9"/>&lt;/script&gt;</text:p>
      <text:p text:style-name="Preformatted_20_Text"><text:bookmark text:name="line741"/><text:s text:c="2"/>&lt;/head&gt;</text:p>
      <text:p text:style-name="Preformatted_20_Text"><text:bookmark text:name="line751"/><text:s text:c="2"/>&lt;body onload="lehealgus();"&gt;</text:p>
      <text:p text:style-name="Preformatted_20_Text"><text:bookmark text:name="line761"/><text:s text:c="5"/>&lt;h1&gt;Nimeharjutused&lt;/h1&gt;</text:p>
      <text:p text:style-name="Preformatted_20_Text"><text:bookmark text:name="line771"/><text:s text:c="9"/>&lt;div id="kiht1"&gt;&lt;/div&gt;</text:p>
      <text:p text:style-name="Preformatted_20_Text"><text:bookmark text:name="line781"/><text:s text:c="9"/>&lt;input type="text" id="nimekast" placeholder="kasutajanimi" /&gt;</text:p>
      <text:p text:style-name="Preformatted_20_Text"><text:bookmark text:name="line791"/><text:s text:c="9"/>&lt;input type="text" id="punktikast" placeholder="punktid" /&gt;</text:p>
      <text:p text:style-name="Preformatted_20_Text"><text:bookmark text:name="line80"/><text:s text:c="9"/>&lt;input type="button" value="Lisa" onclick="lisaPunktid()" /&gt; &lt;br /&gt;</text:p>
      <text:p text:style-name="Preformatted_20_Text"><text:bookmark text:name="line815"/><text:s text:c="9"/>&lt;input type="button" value="Salvesta" onclick="salvestaPunktid()" /&gt;</text:p>
      <text:p text:style-name="Preformatted_20_Text"><text:bookmark text:name="line821"/><text:s text:c="9"/>&lt;input type="button" value="Loe" onclick="loePunktid()" /&gt;</text:p>
      <text:p text:style-name="Preformatted_20_Text"><text:bookmark text:name="line831"/><text:s text:c="9"/>&lt;input type="button" value="Loe serverist" onclick="loeServerist()" /&gt;</text:p>
      <text:p text:style-name="Preformatted_20_Text"><text:bookmark text:name="line841"/><text:s text:c="2"/>&lt;/body&gt;</text:p>
      <text:p text:style-name="P2"><text:bookmark text:name="line851"/>&lt;/html&gt;</text:p>
      <text:h text:style-name="Heading_20_3" text:outline-level="3">Ülesandeid</text:h>
      <text:list xml:id="list29275473" text:style-name="L40">
        <text:list-item>
          <text:p text:style-name="P51">Pane näide tööle</text:p>
        </text:list-item>
        <text:list-item>
          <text:p text:style-name="P51">Pane lehele samaaegselt tööle kaks punktiarvestusobjekti - üks poiste, teine tüdrukute tarbeks</text:p>
        </text:list-item>
        <text:list-item>
          <text:p text:style-name="P51">Koosta ka andmebaasipool nõnda, et kummagi andmeid arvestatakse eraldi</text:p>
        </text:list-item>
      </text:list>
      <text:p text:style-name="Standard"/>
      <text:h text:style-name="Heading_20_2" text:outline-level="2">AJAX ka salvestamiseks</text:h>
      <text:p text:style-name="Standard">PHP poolde juurde täiendus, et kui saabuvad ühe kasutaja andmed, siis vastav kasutaja kas lisatakse baasitabelisse või uuendatakse ta punktiseisu juhul, kui uusi punkte piisavalt palju oli.</text:p>
      <text:p text:style-name="Standard"/>
      <text:p text:style-name="Standard">edetabel4.php</text:p>
      <text:p text:style-name="kood">&lt;?php</text:p>
      <text:p text:style-name="kood"><text:s text:c="2"/>$yhendus=new mysqli("localhost", "juku", "kala", "jukubaas");</text:p>
      <text:p text:style-name="kood"><text:s text:c="2"/>function kysiKasutajad(){</text:p>
      <text:p text:style-name="kood"><text:s text:c="5"/>global $yhendus;</text:p>
      <text:p text:style-name="kood"><text:s text:c="5"/>$kask=$yhendus-&gt;prepare("SELECT knimi, punktidearv FROM punktihaldus</text:p>
      <text:p text:style-name="kood"><text:s text:c="14"/>ORDER BY punktidearv");</text:p>
      <text:p text:style-name="kood"><text:s text:c="5"/>$kask-&gt;bind_result($knimi, $punktidearv);</text:p>
      <text:p text:style-name="kood"><text:s text:c="5"/>$kask-&gt;execute();</text:p>
      <text:p text:style-name="kood"><text:s text:c="5"/>$hoidla=array();</text:p>
      <text:p text:style-name="kood"><text:s text:c="5"/>while($kask-&gt;fetch()){</text:p>
      <text:p text:style-name="kood"><text:s text:c="7"/>$k=new stdClass();</text:p>
      <text:p text:style-name="kood"><text:s text:c="7"/>$k-&gt;kasutajanimi=$knimi;</text:p>
      <text:p text:style-name="kood"><text:s text:c="7"/>$k-&gt;punkte=$punktidearv;</text:p>
      <text:p text:style-name="kood"><text:s text:c="7"/>array_push($hoidla, $k);</text:p>
      <text:p text:style-name="kood"><text:s text:c="5"/>}</text:p>
      <text:p text:style-name="kood"><text:s text:c="5"/>return $hoidla;</text:p>
      <text:p text:style-name="kood"><text:s text:c="2"/>}</text:p>
      <text:p text:style-name="kood"><text:s text:c="2"/></text:p>
      <text:p text:style-name="kood"><text:s text:c="2"/>function uuendaKasutaja($knimi, $punktidearv){</text:p>
      <text:p text:style-name="kood"><text:s text:c="5"/>global $yhendus;</text:p>
      <text:p text:style-name="kood"><text:s text:c="5"/>$kask=$yhendus-&gt;prepare("SELECT punktidearv FROM punktihaldus WHERE knimi=?");</text:p>
      <text:p text:style-name="kood"><text:s text:c="5"/>$kask-&gt;bind_param("s", $knimi);</text:p>
      <text:p text:style-name="kood"><text:s text:c="5"/>$kask-&gt;bind_result($p); //vana punktide arv</text:p>
      <text:p text:style-name="kood"><text:s text:c="5"/>$kask-&gt;execute();</text:p>
      <text:p text:style-name="kood"><text:s text:c="5"/>if($kask-&gt;fetch()){</text:p>
      <text:p text:style-name="kood"><text:soft-page-break/><text:s text:c="8"/>$kask-&gt;close();</text:p>
      <text:p text:style-name="kood"><text:s text:c="8"/>if($punktidearv&gt;$p){</text:p>
      <text:p text:style-name="kood"><text:s text:c="11"/>$kask=$yhendus-&gt;prepare(</text:p>
      <text:p text:style-name="kood"><text:s text:c="14"/>"UPDATE punktihaldus SET punktidearv=? WHERE knimi=?");</text:p>
      <text:p text:style-name="kood"><text:s text:c="11"/>$kask-&gt;bind_param("is", $punktidearv, $knimi);</text:p>
      <text:p text:style-name="kood"><text:s text:c="11"/>$kask-&gt;execute();</text:p>
      <text:p text:style-name="kood"><text:s text:c="8"/>}</text:p>
      <text:p text:style-name="kood"><text:s text:c="5"/>} else {</text:p>
      <text:p text:style-name="kood"><text:s text:c="7"/>$kask=$yhendus-&gt;prepare("INSERT INTO punktihaldus VALUES(?, ?)");</text:p>
      <text:p text:style-name="kood"><text:s text:c="7"/>$kask-&gt;bind_param("si", $knimi, $punktidearv);</text:p>
      <text:p text:style-name="kood"><text:s text:c="7"/>$kask-&gt;execute();</text:p>
      <text:p text:style-name="kood"><text:s text:c="5"/>}</text:p>
      <text:p text:style-name="kood"><text:s text:c="2"/>}</text:p>
      <text:p text:style-name="kood"><text:s text:c="2"/></text:p>
      <text:p text:style-name="kood"><text:s text:c="2"/>if(isSet($_REQUEST["knimi"])){</text:p>
      <text:p text:style-name="kood"><text:s text:c="5"/>uuendaKasutaja($_REQUEST["knimi"], $_REQUEST["punktidearv"]);</text:p>
      <text:p text:style-name="kood"><text:s text:c="2"/>}</text:p>
      <text:p text:style-name="kood"><text:s text:c="2"/>echo json_encode(kysiKasutajad());</text:p>
      <text:p text:style-name="kood"/>
      <text:p text:style-name="Standard"/>
      <text:p text:style-name="Standard">Javaskriptile juurde täiendus, kus sisestatud andmed saadetakse taustal serverisse, nii et need saab PHP lisada andmebaasi. Samas käivitatakse setInterval'i abil loeVeebist käsklust viie sekundi tagant, et kui peaks mõne teise kliendi kaudu serveris andmeid uuendatama, siis on varsti ka siin uus tulemus näha. </text:p>
      <text:p text:style-name="Standard"/>
      <text:p text:style-name="Standard">kuvamine4.html</text:p>
      <text:p text:style-name="Standard"/>
      <text:p text:style-name="Preformatted_20_Text"><text:bookmark text:name="line1164"/>&lt;!doctype html&gt;</text:p>
      <text:p text:style-name="Preformatted_20_Text"><text:bookmark text:name="line2161"/>&lt;html&gt;</text:p>
      <text:p text:style-name="Preformatted_20_Text"><text:bookmark text:name="line3156"/><text:s text:c="2"/>&lt;head&gt;</text:p>
      <text:p text:style-name="Preformatted_20_Text"><text:bookmark text:name="line4129"/><text:s text:c="4"/>&lt;title&gt;Andmete kuvamine&lt;/title&gt;</text:p>
      <text:p text:style-name="Preformatted_20_Text"><text:bookmark text:name="line5102"/><text:s text:c="4"/>&lt;script&gt;</text:p>
      <text:p text:style-name="Preformatted_20_Text"><text:bookmark text:name="line679"/><text:s text:c="7"/>var xhr=new XMLHttpRequest();</text:p>
      <text:p text:style-name="Preformatted_20_Text"><text:bookmark text:name="line766"/><text:s text:c="7"/>xhr.onreadystatechange=andmedSaabusid;</text:p>
      <text:p text:style-name="Preformatted_20_Text"><text:bookmark text:name="line856"/></text:p>
      <text:p text:style-name="Preformatted_20_Text"><text:bookmark text:name="line950"/><text:s text:c="7"/>function loeVeebist(){</text:p>
      <text:p text:style-name="Preformatted_20_Text"><text:bookmark text:name="line1044"/><text:s text:c="10"/>xhr.open("GET", "edetabel4.php", true);</text:p>
      <text:p text:style-name="Preformatted_20_Text"><text:bookmark text:name="line1165"/><text:s text:c="10"/>xhr.send();</text:p>
      <text:p text:style-name="Preformatted_20_Text"><text:bookmark text:name="line1245"/><text:s text:c="7"/>}</text:p>
      <text:p text:style-name="Preformatted_20_Text"><text:bookmark text:name="line1343"/><text:s text:c="7"/></text:p>
      <text:p text:style-name="Preformatted_20_Text"><text:bookmark text:name="line1443"/><text:s text:c="7"/>function andmedSaabusid(){</text:p>
      <text:p text:style-name="Preformatted_20_Text"><text:bookmark text:name="line1543"/><text:s text:c="10"/>if(xhr.readyState==4){</text:p>
      <text:p text:style-name="Preformatted_20_Text"><text:bookmark text:name="line1643"/><text:s text:c="13"/>kd=JSON.parse(xhr.responseText);</text:p>
      <text:p text:style-name="Preformatted_20_Text"><text:bookmark text:name="line1743"/><text:s text:c="13"/>kuvaKasutajad();</text:p>
      <text:p text:style-name="Preformatted_20_Text"><text:bookmark text:name="line1843"/><text:s text:c="10"/>}</text:p>
      <text:p text:style-name="Preformatted_20_Text"><text:bookmark text:name="line1942"/><text:s text:c="7"/>}</text:p>
      <text:p text:style-name="Preformatted_20_Text"><text:bookmark text:name="line2042"/><text:s text:c="7"/></text:p>
      <text:p text:style-name="Preformatted_20_Text"><text:bookmark text:name="line2162"/><text:s text:c="7"/>function saadaTulemus(){</text:p>
      <text:p text:style-name="Preformatted_20_Text"><text:bookmark text:name="line2243"/><text:s text:c="10"/>xhr.open("POST", "edetabel4.php", true);</text:p>
      <text:p text:style-name="Preformatted_20_Text"><text:bookmark text:name="line2341"/><text:s text:c="10"/>xhr.setRequestHeader(</text:p>
      <text:p text:style-name="Preformatted_20_Text"><text:s text:c="13"/>"Content-type","application/x-www-form-urlencoded");</text:p>
      <text:p text:style-name="Preformatted_20_Text"><text:bookmark text:name="line2440"/><text:s text:c="10"/>xhr.send("knimi="+</text:p>
      <text:p text:style-name="Preformatted_20_Text"><text:s text:c="17"/>encodeURI(document.getElementById("txtknimi").value)+</text:p>
      <text:p text:style-name="Preformatted_20_Text"><text:bookmark text:name="line2540"/><text:s text:c="19"/>"&amp;punktidearv="+</text:p>
      <text:p text:style-name="Preformatted_20_Text"><text:bookmark text:name="line2640"/><text:s text:c="22"/>encodeURI(document.getElementById("txtpunkte").value));</text:p>
      <text:p text:style-name="Preformatted_20_Text"><text:bookmark text:name="line2740"/><text:s text:c="7"/>}</text:p>
      <text:p text:style-name="Preformatted_20_Text"><text:bookmark text:name="line2839"/></text:p>
      <text:p text:style-name="Preformatted_20_Text"><text:bookmark text:name="line2938"/><text:s text:c="6"/>var kd={};</text:p>
      <text:p text:style-name="Preformatted_20_Text"><text:bookmark text:name="line3037"/><text:s text:c="6"/>function kuvaKasutajad(){</text:p>
      <text:p text:style-name="Preformatted_20_Text"><text:bookmark text:name="line3157"/><text:s text:c="9"/>var t="&lt;table&gt;&lt;tr&gt;&lt;th&gt;Kasutajanimi&lt;/th&gt;&lt;th&gt;Tulemus&lt;/th&gt;&lt;/tr&gt;";</text:p>
      <text:p text:style-name="Preformatted_20_Text"><text:bookmark text:name="line3235"/><text:s text:c="9"/>for(var i=0; i&lt;kd.length; i++){</text:p>
      <text:p text:style-name="Preformatted_20_Text"><text:bookmark text:name="line3331"/><text:s text:c="12"/>t+="&lt;tr&gt;&lt;td&gt;"+kd[i].kasutajanimi+"&lt;/td&gt;"+</text:p>
      <text:p text:style-name="Preformatted_20_Text"><text:soft-page-break/><text:s text:c="16"/>"&lt;td&gt;"+kd[i].punkte+"&lt;/td&gt;&lt;/tr&gt;";</text:p>
      <text:p text:style-name="Preformatted_20_Text"><text:bookmark text:name="line3429"/><text:s text:c="9"/>}</text:p>
      <text:p text:style-name="Preformatted_20_Text"><text:bookmark text:name="line3529"/><text:s text:c="9"/>t+="&lt;/table&gt;";</text:p>
      <text:p text:style-name="Preformatted_20_Text"><text:bookmark text:name="line3628"/><text:s text:c="9"/>document.getElementById("kiht1").innerHTML=t;</text:p>
      <text:p text:style-name="Preformatted_20_Text"><text:bookmark text:name="line3727"/><text:s text:c="6"/>}</text:p>
      <text:p text:style-name="Preformatted_20_Text"><text:bookmark text:name="line3827"/><text:s text:c="4"/>&lt;/script&gt;</text:p>
      <text:p text:style-name="Preformatted_20_Text"><text:bookmark text:name="line3925"/><text:s text:c="2"/>&lt;/head&gt;</text:p>
      <text:p text:style-name="Preformatted_20_Text"><text:bookmark text:name="line4021"/><text:s text:c="2"/>&lt;body onload="loeVeebist();setInterval('loeVeebist()', 5000)"&gt;</text:p>
      <text:p text:style-name="Preformatted_20_Text"><text:bookmark text:name="line4130"/><text:s text:c="4"/>&lt;div id="kiht1"&gt;&lt;/div&gt;</text:p>
      <text:p text:style-name="Preformatted_20_Text"><text:bookmark text:name="line4221"/><text:s text:c="4"/>Kasutajanimi: &lt;input type="text" id="txtknimi" /&gt;</text:p>
      <text:p text:style-name="Preformatted_20_Text"><text:bookmark text:name="line4320"/><text:s text:c="4"/>Punkte: &lt;input type="text" id="txtpunkte" /&gt;</text:p>
      <text:p text:style-name="Preformatted_20_Text"><text:bookmark text:name="line4420"/><text:s text:c="4"/>&lt;input type="button" value="Saada" onclick="saadaTulemus()" /&gt;</text:p>
      <text:p text:style-name="Preformatted_20_Text"><text:bookmark text:name="line4519"/><text:s text:c="4"/>&lt;input type="button" value="Loe" onclick="loeVeebist()" /&gt;</text:p>
      <text:p text:style-name="Preformatted_20_Text"><text:bookmark text:name="line4618"/><text:s text:c="2"/>&lt;/body&gt;</text:p>
      <text:p text:style-name="P2"><text:bookmark text:name="line4717"/>&lt;/html&gt;</text:p>
      <text:h text:style-name="Heading_20_3" text:outline-level="3">Ülesandeid</text:h>
      <text:list xml:id="list29675991" text:style-name="L41">
        <text:list-item>
          <text:p text:style-name="P52">Pane näited käima</text:p>
        </text:list-item>
        <text:list-item>
          <text:p text:style-name="P52">Vaata toimimist mitmest aknast ning veendu, et ühes tehtud uuendused kajastuvad ka teises.</text:p>
        </text:list-item>
        <text:list-item>
          <text:p text:style-name="P52">Koosta rakendus kasutaja reageerimisaja mõõtmiseks. Mida kiirem tulemus, seda parem. Lehele sisenedes sisestab kasutaja oma kasutajanime. Ta peab vajutama lehele ilmunud kujundile. Aeg salvestatakse baasi. Samaaegselt on näha ka teiste kasutajate parimad ajad. Serveri poolt lisa võimalus tabeli tühjendamiseks uue võistluse tarbeks.</text:p>
        </text:list-item>
      </text:list>
      <text:p text:style-name="Standard"/>
      <text:p text:style-name="Standard"/>
      <text:p text:style-name="Standard"/>
      <text:p text:style-name="Standard">Lahendusi ja täiendusi</text:p>
      <text:p text:style-name="Standard"/>
      <text:p text:style-name="Standard">Kahemõõtmelised kujundid</text:p>
      <text:p text:style-name="Standard"/>
      <text:p text:style-name="Standard">http://tigu.hk.tlu.ee/~jaagup/13/veebiraamistikud/jsklassid/kujund5.html</text:p>
      <text:p text:style-name="Standard"/>
      <text:p text:style-name="Standard">Kaks postirida</text:p>
      <text:p text:style-name="Standard"/>
      <text:p text:style-name="Preformatted_20_Text"><text:bookmark text:name="line1152"/>&lt;!doctype html&gt;</text:p>
      <text:p text:style-name="Preformatted_20_Text"><text:bookmark text:name="line2149"/>&lt;html&gt;</text:p>
      <text:p text:style-name="Preformatted_20_Text"><text:bookmark text:name="line3144"/><text:s text:c="2"/>&lt;head&gt;</text:p>
      <text:p text:style-name="Preformatted_20_Text"><text:bookmark text:name="line4107"/><text:s text:c="4"/>&lt;title&gt;3D&lt;/title&gt;</text:p>
      <text:p text:style-name="Preformatted_20_Text"><text:bookmark text:name="line579"/><text:s text:c="4"/>&lt;script&gt; <text:s text:c="6"/></text:p>
      <text:p text:style-name="Preformatted_20_Text"><text:bookmark text:name="line659"/><text:s text:c="7"/>var keskx=200;</text:p>
      <text:p text:style-name="Preformatted_20_Text"><text:bookmark text:name="line750"/><text:s text:c="7"/>var kesky=150;</text:p>
      <text:p text:style-name="Preformatted_20_Text"><text:bookmark text:name="line845"/><text:s text:c="7"/>var suurendus=10;</text:p>
      <text:p text:style-name="Preformatted_20_Text"><text:bookmark text:name="line943"/><text:s text:c="7"/>function ex(px, py, pz){ //x ekraanil</text:p>
      <text:p text:style-name="Preformatted_20_Text"><text:bookmark text:name="line1038"/><text:s text:c="10"/>return keskx+suurendus*px/pz;</text:p>
      <text:p text:style-name="Preformatted_20_Text"><text:bookmark text:name="line1153"/><text:s text:c="7"/>}</text:p>
      <text:p text:style-name="Preformatted_20_Text"><text:bookmark text:name="line1239"/><text:s text:c="7"/></text:p>
      <text:p text:style-name="Preformatted_20_Text"><text:bookmark text:name="line1337"/><text:s text:c="7"/>function ey(px, py, pz){</text:p>
      <text:p text:style-name="Preformatted_20_Text"><text:bookmark text:name="line1437"/><text:s text:c="10"/>return kesky-suurendus*py/pz;</text:p>
      <text:p text:style-name="Preformatted_20_Text"><text:bookmark text:name="line1537"/><text:s text:c="7"/>}</text:p>
      <text:p text:style-name="Preformatted_20_Text"><text:bookmark text:name="line1637"/><text:s text:c="7"/></text:p>
      <text:p text:style-name="Preformatted_20_Text"><text:bookmark text:name="line1737"/><text:s text:c="7"/>function joonista(){</text:p>
      <text:p text:style-name="Preformatted_20_Text"><text:bookmark text:name="line1837"/><text:s text:c="9"/>var g=document.getElementById("tahvel1").getContext("2d");</text:p>
      <text:p text:style-name="Preformatted_20_Text"><text:bookmark text:name="line1936"/><text:s text:c="9"/>g.beginPath();</text:p>
      <text:p text:style-name="Preformatted_20_Text"><text:bookmark text:name="line2036"/><text:s text:c="9"/>var x=-20;</text:p>
      <text:p text:style-name="Preformatted_20_Text"><text:bookmark text:name="line2150"/><text:s text:c="9"/>var y=40;</text:p>
      <text:p text:style-name="Preformatted_20_Text"><text:bookmark text:name="line2237"/><text:s text:c="9"/>for(var z=5; z&lt;50; z+=5){</text:p>
      <text:p text:style-name="Preformatted_20_Text"><text:bookmark text:name="line2335"/><text:s text:c="12"/>g.moveTo(ex(x, 0, z), ey(x, 0, z));</text:p>
      <text:p text:style-name="Preformatted_20_Text"><text:bookmark text:name="line2434"/><text:soft-page-break/><text:s text:c="12"/>g.lineTo(ex(x, y, z), ey(x, y, z));</text:p>
      <text:p text:style-name="Preformatted_20_Text"><text:bookmark text:name="line2534"/><text:s text:c="9"/>}</text:p>
      <text:p text:style-name="Preformatted_20_Text"><text:bookmark text:name="line2634"/><text:s text:c="9"/>//Lisage ka paremale poole postid</text:p>
      <text:p text:style-name="Preformatted_20_Text"><text:bookmark text:name="line2734"/><text:s text:c="9"/>x=20;</text:p>
      <text:p text:style-name="Preformatted_20_Text"><text:bookmark text:name="line2833"/><text:s text:c="9"/>for(var z=5; z&lt;50; z+=5){</text:p>
      <text:p text:style-name="Preformatted_20_Text"><text:bookmark text:name="line2932"/><text:s text:c="12"/>g.moveTo(ex(x, 0, z), ey(x, 0, z));</text:p>
      <text:p text:style-name="Preformatted_20_Text"><text:bookmark text:name="line3031"/><text:s text:c="12"/>g.lineTo(ex(x, y, z), ey(x, y, z));</text:p>
      <text:p text:style-name="Preformatted_20_Text"><text:bookmark text:name="line3145"/><text:s text:c="9"/>}</text:p>
      <text:p text:style-name="Preformatted_20_Text"><text:bookmark text:name="line3230"/><text:s text:c="9"/>g.stroke();</text:p>
      <text:p text:style-name="Preformatted_20_Text"><text:bookmark text:name="line3326"/><text:s text:c="7"/>}</text:p>
      <text:p text:style-name="Preformatted_20_Text"><text:bookmark text:name="line3424"/><text:s text:c="4"/>&lt;/script&gt;</text:p>
      <text:p text:style-name="Preformatted_20_Text"><text:bookmark text:name="line3524"/><text:s text:c="2"/>&lt;/head&gt;</text:p>
      <text:p text:style-name="Preformatted_20_Text"><text:bookmark text:name="line3623"/><text:s text:c="2"/>&lt;body onload="joonista();"&gt;</text:p>
      <text:p text:style-name="Preformatted_20_Text"><text:bookmark text:name="line3722"/><text:s text:c="5"/>&lt;canvas id="tahvel1" width="400" height="300" </text:p>
      <text:p text:style-name="Preformatted_20_Text"><text:bookmark text:name="line3822"/><text:s text:c="6"/>style="background-color: yellow"/&gt;&lt;/canvas&gt;</text:p>
      <text:p text:style-name="Preformatted_20_Text"><text:bookmark text:name="line3920"/><text:s text:c="2"/>&lt;/body&gt;</text:p>
      <text:p text:style-name="P2"><text:bookmark text:name="line4016"/>&lt;/html&gt;</text:p>
      <text:p text:style-name="Standard"/>
      <text:p text:style-name="Standard"><draw:frame draw:style-name="fr1" draw:name="grafiikka54" text:anchor-type="as-char" svg:width="16.141cm" svg:height="12.226cm" draw:z-index="14"><draw:image xlink:href="Pictures/2000000700003F0D00002FC1710AFD90.svm" xlink:type="simple" xlink:show="embed" xlink:actuate="onLoad"/></draw:fram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Courier New1" svg:font-family="'Courier New'" style:font-adornments="Tavalline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kood" style:family="paragraph" style:parent-style-name="Preformatted_20_Text" style:class="text"/>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3-08T08:38:51.62</meta:creation-date>
    <dc:date>2014-04-17T09:53:39.89</dc:date>
    <meta:editing-duration>PT82H48M08S</meta:editing-duration>
    <meta:editing-cycles>59</meta:editing-cycles>
    <meta:generator>OpenOffice.org/3.0$Win32 OpenOffice.org_project/300m15$Build-9379</meta:generator>
    <meta:document-statistic meta:table-count="0" meta:image-count="59" meta:object-count="4" meta:page-count="83" meta:paragraph-count="3032" meta:word-count="11086" meta:character-count="12952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qrt>
      <math:mrow>
        <math:msup>
          <math:mi>x</math:mi>
          <math:mn>2</math:mn>
        </math:msup>
        <math:mo math:stretchy="false">+</math:mo>
        <math:msup>
          <math:mi>y</math:mi>
          <math:mn>2</math:mn>
        </math:msup>
      </math:mrow>
    </math:msqrt>
    <math:annotation math:encoding="StarMath 5.0">sqrt{x^{2}+y^{2}} </math:annotation>
  </math:semantics>
</math:math>
</file>